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530000064064503C06.png" manifest:media-type="image/png"/>
  <manifest:file-entry manifest:full-path="Pictures/1000000100000412000006407EBC248C.png" manifest:media-type="image/png"/>
  <manifest:file-entry manifest:full-path="Pictures/10000001000008CE0000061C766F668B.png" manifest:media-type="image/png"/>
  <manifest:file-entry manifest:full-path="Pictures/1000000100000377000006408874F0AD.png" manifest:media-type="image/png"/>
  <manifest:file-entry manifest:full-path="Pictures/10000001000004040000064074212E02.png" manifest:media-type="image/png"/>
  <manifest:file-entry manifest:full-path="Pictures/1000000100000299000006408375B371.png" manifest:media-type="image/png"/>
  <manifest:file-entry manifest:full-path="Pictures/100000010000030600000640CD727E38.png" manifest:media-type="image/png"/>
  <manifest:file-entry manifest:full-path="Pictures/10000001000002A5000006403A5086B8.png" manifest:media-type="image/png"/>
  <manifest:file-entry manifest:full-path="Pictures/1000000100000560000004601FCBA0CC.png" manifest:media-type="image/png"/>
  <manifest:file-entry manifest:full-path="Pictures/10000001000001A20000029AE1C0543B.png" manifest:media-type="image/png"/>
  <manifest:file-entry manifest:full-path="Pictures/10000001000000650000003513152199.png" manifest:media-type="image/png"/>
  <manifest:file-entry manifest:full-path="Pictures/10000001000003F8000001ECB9A517DF.png" manifest:media-type="image/png"/>
  <manifest:file-entry manifest:full-path="Pictures/10000001000000280000002A1CBF1A1A.png" manifest:media-type="image/png"/>
  <manifest:file-entry manifest:full-path="Pictures/10000001000005DD0000032F7C4F492E.png" manifest:media-type="image/png"/>
  <manifest:file-entry manifest:full-path="Pictures/10000001000003DA0000017AE6A77958.png" manifest:media-type="image/png"/>
  <manifest:file-entry manifest:full-path="Pictures/10000001000005F6000003368857D435.png" manifest:media-type="image/png"/>
  <manifest:file-entry manifest:full-path="Pictures/10000001000005E000000364466D44D0.png" manifest:media-type="image/png"/>
  <manifest:file-entry manifest:full-path="Pictures/100000010000052E000004220CA87549.png" manifest:media-type="image/png"/>
  <manifest:file-entry manifest:full-path="Pictures/10000001000004480000049870D316E0.png" manifest:media-type="image/png"/>
  <manifest:file-entry manifest:full-path="Pictures/10000000000006400000037B1DE37905.png" manifest:media-type="image/png"/>
  <manifest:file-entry manifest:full-path="Pictures/100000010000040A000002481667B2D3.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2CA000001EE236409C8.png" manifest:media-type="image/png"/>
  <manifest:file-entry manifest:full-path="Pictures/10000001000001D2000003681F109CA6.png" manifest:media-type="image/png"/>
  <manifest:file-entry manifest:full-path="Pictures/10000001000002B800000142799276E9.png" manifest:media-type="image/png"/>
  <manifest:file-entry manifest:full-path="Pictures/100000010000040A0000030CC55BBF7E.png" manifest:media-type="image/png"/>
  <manifest:file-entry manifest:full-path="Pictures/10000001000008F80000062EBA9297DC.png" manifest:media-type="image/png"/>
  <manifest:file-entry manifest:full-path="Pictures/100000010000016E000003060AB22748.png" manifest:media-type="image/png"/>
  <manifest:file-entry manifest:full-path="Pictures/1000000100000154000003CC9A5EF46F.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automatic-styles>
    <style:style style:name="P1"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rsid="001b6a6c" officeooo:paragraph-rsid="001b6a6c" style:text-blinking="false" fo:background-color="transparent"/>
    </style:style>
    <style:style style:name="P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paragraph-rsid="001b6a6c" style:text-blinking="false" fo:background-color="transparent"/>
    </style:style>
    <style:style style:name="P3"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left="1.25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5"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6"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0cb9" style:text-blinking="false" fo:background-color="transparent" style:font-size-asian="12pt" style:font-size-complex="12pt"/>
    </style:style>
    <style:style style:name="P7"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8"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9"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1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11"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2"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504bf3" style:text-blinking="false" fo:background-color="transparent" style:font-size-asian="10.5pt" style:font-size-complex="12pt"/>
    </style:style>
    <style:style style:name="P1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4cdd26" style:text-blinking="false" fo:background-color="transparent" style:font-size-asian="10.5pt" style:font-size-complex="12pt"/>
    </style:style>
    <style:style style:name="P1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520330" officeooo:paragraph-rsid="00520330" style:text-blinking="false" fo:background-color="transparent" style:font-size-asian="10.5pt" style:font-size-complex="12pt"/>
    </style:style>
    <style:style style:name="P1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17"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18"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19" style:family="paragraph" style:parent-style-name="Text_20_body">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7cc79" officeooo:paragraph-rsid="00297d59" style:text-blinking="false" fo:background-color="transparent" style:font-size-asian="12.25pt" style:font-weight-asian="bold" style:font-size-complex="14pt" style:font-weight-complex="bold"/>
    </style:style>
    <style:style style:name="P2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1"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793b7" officeooo:paragraph-rsid="00504bf3" style:text-blinking="false" fo:background-color="transparent" style:font-size-asian="12.25pt" style:font-size-complex="14pt"/>
    </style:style>
    <style:style style:name="P2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fbc62" officeooo:paragraph-rsid="004fbc62" style:text-blinking="false" fo:background-color="transparent" style:font-size-asian="12.25pt" style:font-size-complex="14pt"/>
    </style:style>
    <style:style style:name="P2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25"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26"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27" style:family="paragraph" style:parent-style-name="Heading_20_3">
      <style:text-properties style:font-name="Arial7" officeooo:paragraph-rsid="001bcd68"/>
    </style:style>
    <style:style style:name="P28" style:family="paragraph" style:parent-style-name="Text_20_body">
      <style:text-properties style:font-name="Arial7"/>
    </style:style>
    <style:style style:name="P29" style:family="paragraph" style:parent-style-name="Standard">
      <style:paragraph-properties fo:margin-left="0cm" fo:margin-right="0cm" fo:text-indent="0cm" style:auto-text-indent="false"/>
      <style:text-properties style:font-name="Arial7" fo:font-size="12pt" style:font-size-asian="12pt" style:font-size-complex="12pt"/>
    </style:style>
    <style:style style:name="P30" style:family="paragraph" style:parent-style-name="Text_20_body">
      <style:text-properties style:font-name="Arial7" fo:font-size="12pt" style:font-size-asian="12pt" style:font-size-complex="12pt"/>
    </style:style>
    <style:style style:name="P31"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2pt" officeooo:rsid="002e2cd4" officeooo:paragraph-rsid="002e2cd4" style:font-size-asian="12pt" style:font-size-complex="12pt"/>
    </style:style>
    <style:style style:name="P32" style:family="paragraph" style:parent-style-name="Text_20_body">
      <style:text-properties style:font-name="Arial7" fo:font-size="12pt" officeooo:rsid="0038b368" officeooo:paragraph-rsid="0038b368" style:font-size-asian="12pt" style:font-size-complex="12pt"/>
    </style:style>
    <style:style style:name="P33" style:family="paragraph" style:parent-style-name="Text_20_body">
      <style:text-properties style:font-name="Arial7" fo:font-size="12pt" officeooo:rsid="0039fcdc" officeooo:paragraph-rsid="0039fcdc" style:font-size-asian="12pt" style:font-size-complex="12pt"/>
    </style:style>
    <style:style style:name="P34" style:family="paragraph" style:parent-style-name="Standard">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0.5pt" style:font-size-complex="12pt"/>
    </style:style>
    <style:style style:name="P35" style:family="paragraph" style:parent-style-name="Text_20_body">
      <style:text-properties style:font-name="Arial7" officeooo:rsid="0027cc79" officeooo:paragraph-rsid="0027cc79"/>
    </style:style>
    <style:style style:name="P36"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37"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38" style:family="paragraph" style:parent-style-name="Standard">
      <style:paragraph-properties fo:margin-top="0cm" fo:margin-bottom="0.106cm" style:contextual-spacing="false" fo:line-height="138%" style:writing-mode="lr-tb"/>
      <style:text-properties style:font-name="Arial7" officeooo:paragraph-rsid="003d9e49"/>
    </style:style>
    <style:style style:name="P39" style:family="paragraph" style:parent-style-name="Heading">
      <style:text-properties style:font-name="Arial7"/>
    </style:style>
    <style:style style:name="P40" style:family="paragraph" style:parent-style-name="Standard">
      <style:paragraph-properties fo:margin-top="0cm" fo:margin-bottom="0.106cm" style:contextual-spacing="false" fo:line-height="138%" style:writing-mode="lr-tb"/>
      <style:text-properties style:font-name="Arial7" officeooo:rsid="004b5d62" officeooo:paragraph-rsid="004b5d62"/>
    </style:style>
    <style:style style:name="P41" style:family="paragraph" style:parent-style-name="Standard">
      <style:paragraph-properties fo:margin-top="0cm" fo:margin-bottom="0.106cm" style:contextual-spacing="false" fo:line-height="138%" style:writing-mode="lr-tb"/>
      <style:text-properties style:font-name="Arial7" officeooo:rsid="004c5f2f" officeooo:paragraph-rsid="004c5f2f"/>
    </style:style>
    <style:style style:name="P42"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4pt" officeooo:paragraph-rsid="002e2cd4" style:font-size-asian="14pt" style:font-size-complex="14pt"/>
    </style:style>
    <style:style style:name="P43" style:family="paragraph" style:parent-style-name="Text_20_body">
      <style:text-properties style:font-name="Arial7" officeooo:rsid="00ac7a96" officeooo:paragraph-rsid="00ac7a96"/>
    </style:style>
    <style:style style:name="P44" style:family="paragraph" style:parent-style-name="Text_20_body">
      <style:text-properties style:font-name="Arial2" fo:font-weight="bold" style:font-weight-asian="bold" style:font-weight-complex="bold"/>
    </style:style>
    <style:style style:name="P45" style:family="paragraph" style:parent-style-name="Text_20_body">
      <style:paragraph-properties fo:margin-top="0cm" fo:margin-bottom="0cm" style:contextual-spacing="false"/>
      <style:text-properties style:font-name="Arial2" fo:font-weight="bold" officeooo:rsid="00a1739b" officeooo:paragraph-rsid="00a2374c" style:font-weight-asian="bold" style:font-weight-complex="bold"/>
    </style:style>
    <style:style style:name="P46" style:family="paragraph" style:parent-style-name="Text_20_body">
      <style:paragraph-properties fo:margin-top="0cm" fo:margin-bottom="0cm" style:contextual-spacing="false"/>
      <style:text-properties style:font-name="Arial2" fo:font-size="14pt" fo:font-weight="bold" officeooo:rsid="0068857f" officeooo:paragraph-rsid="0068857f" style:font-size-asian="12.25pt" style:font-weight-asian="bold" style:font-size-complex="14pt" style:font-weight-complex="bold"/>
    </style:style>
    <style:style style:name="P47" style:family="paragraph" style:parent-style-name="Text_20_body">
      <style:text-properties style:font-name="Arial2" fo:font-size="14pt" fo:font-weight="bold" officeooo:rsid="006a461e" officeooo:paragraph-rsid="006a461e" style:font-size-asian="12.25pt" style:font-weight-asian="bold" style:font-size-complex="14pt" style:font-weight-complex="bold"/>
    </style:style>
    <style:style style:name="P48" style:family="paragraph" style:parent-style-name="Preformatted_20_Text">
      <style:text-properties style:font-name="Arial2" fo:font-size="14pt" fo:font-weight="bold" officeooo:rsid="006a461e" officeooo:paragraph-rsid="006a461e" style:font-size-asian="12.25pt" style:font-weight-asian="bold" style:font-size-complex="14pt" style:font-weight-complex="bold"/>
    </style:style>
    <style:style style:name="P49" style:family="paragraph" style:parent-style-name="Text_20_body">
      <style:text-properties style:font-name="Arial2" fo:font-size="12pt" fo:font-weight="normal" officeooo:rsid="0068857f" officeooo:paragraph-rsid="0068857f" style:font-size-asian="12pt" style:font-weight-asian="normal" style:font-size-complex="12pt" style:font-weight-complex="normal"/>
    </style:style>
    <style:style style:name="P50" style:family="paragraph" style:parent-style-name="Text_20_body">
      <style:text-properties style:font-name="Arial2" fo:font-size="12pt" officeooo:rsid="006b5079" officeooo:paragraph-rsid="006b5079" style:font-size-asian="12pt" style:font-size-complex="12pt"/>
    </style:style>
    <style:style style:name="P51" style:family="paragraph" style:parent-style-name="Text_20_body">
      <style:text-properties style:font-name="Arial2" officeooo:rsid="007a1a22" officeooo:paragraph-rsid="007a1a22"/>
    </style:style>
    <style:style style:name="P52" style:family="paragraph" style:parent-style-name="Text_20_body">
      <style:text-properties style:font-name="Arial2" officeooo:rsid="007eaa1b" officeooo:paragraph-rsid="007eaa1b"/>
    </style:style>
    <style:style style:name="P53" style:family="paragraph" style:parent-style-name="Text_20_body">
      <style:paragraph-properties fo:margin-top="0cm" fo:margin-bottom="0.046cm" style:contextual-spacing="false"/>
      <style:text-properties style:font-name="Arial2" officeooo:rsid="007f39f0" officeooo:paragraph-rsid="007f39f0"/>
    </style:style>
    <style:style style:name="P54" style:family="paragraph" style:parent-style-name="Text_20_body">
      <style:text-properties style:font-name="Arial2" officeooo:rsid="00819aee" officeooo:paragraph-rsid="00819aee"/>
    </style:style>
    <style:style style:name="P55" style:family="paragraph" style:parent-style-name="Text_20_body">
      <style:paragraph-properties fo:margin-top="0cm" fo:margin-bottom="0cm" style:contextual-spacing="false"/>
      <style:text-properties style:font-name="Arial2" officeooo:rsid="008ad45b" officeooo:paragraph-rsid="008ad45b"/>
    </style:style>
    <style:style style:name="P56" style:family="paragraph" style:parent-style-name="Text_20_body">
      <style:text-properties officeooo:paragraph-rsid="001db3a9"/>
    </style:style>
    <style:style style:name="P57" style:family="paragraph" style:parent-style-name="Standard">
      <style:paragraph-properties fo:margin-left="2.501cm" fo:text-indent="0cm" style:auto-text-indent="false"/>
      <style:text-properties officeooo:paragraph-rsid="001ec6d5"/>
    </style:style>
    <style:style style:name="P58" style:family="paragraph" style:parent-style-name="Text_20_body">
      <style:paragraph-properties fo:margin-left="2.501cm" fo:text-indent="0cm" style:auto-text-indent="false"/>
      <style:text-properties officeooo:paragraph-rsid="001ec6d5"/>
    </style:style>
    <style:style style:name="P59" style:family="paragraph" style:parent-style-name="Text_20_body">
      <style:paragraph-properties fo:margin-left="0cm" fo:text-indent="0cm" style:auto-text-indent="false"/>
      <style:text-properties officeooo:paragraph-rsid="001ec6d5"/>
    </style:style>
    <style:style style:name="P60" style:family="paragraph" style:parent-style-name="Text_20_body">
      <style:paragraph-properties fo:margin-left="2.501cm" fo:text-indent="0cm" style:auto-text-indent="false"/>
      <style:text-properties officeooo:paragraph-rsid="0020311f"/>
    </style:style>
    <style:style style:name="P61" style:family="paragraph" style:parent-style-name="Text_20_body">
      <style:paragraph-properties fo:margin-left="0cm" fo:text-indent="0cm" style:auto-text-indent="false"/>
      <style:text-properties officeooo:paragraph-rsid="0020311f"/>
    </style:style>
    <style:style style:name="P62" style:family="paragraph" style:parent-style-name="Text_20_body">
      <style:text-properties officeooo:paragraph-rsid="0070afff"/>
    </style:style>
    <style:style style:name="P63" style:family="paragraph" style:parent-style-name="Text_20_body">
      <style:paragraph-properties fo:margin-top="0cm" fo:margin-bottom="0cm" style:contextual-spacing="false"/>
    </style:style>
    <style:style style:name="P64" style:family="paragraph" style:parent-style-name="Standard">
      <style:paragraph-properties fo:margin-left="0cm" fo:margin-right="0cm" style:line-height-at-least="0.503cm" fo:text-indent="0cm" style:auto-text-indent="false"/>
      <style:text-properties fo:color="#000000" loext:opacity="100%" fo:background-color="transparent"/>
    </style:style>
    <style:style style:name="P65" style:family="paragraph" style:parent-style-name="Standard">
      <style:paragraph-properties style:line-height-at-least="0.503cm"/>
      <style:text-properties fo:color="#000000" loext:opacity="100%" fo:background-color="transparent"/>
    </style:style>
    <style:style style:name="P66" style:family="paragraph" style:parent-style-name="Standard">
      <style:paragraph-properties fo:margin-left="0cm" fo:margin-right="0cm" style:line-height-at-least="0.503cm" fo:text-indent="0cm" style:auto-text-indent="false"/>
      <style:text-properties fo:color="#000000" loext:opacity="100%" officeooo:paragraph-rsid="0061982d" fo:background-color="transparent"/>
    </style:style>
    <style:style style:name="P67" style:family="paragraph" style:parent-style-name="Standard">
      <style:paragraph-properties fo:margin-left="0cm" fo:margin-right="0cm" style:line-height-at-least="0.503cm" fo:text-indent="0cm" style:auto-text-indent="false"/>
      <style:text-properties fo:color="#000000" loext:opacity="100%" style:font-name="Arial2" fo:font-size="10.5pt" fo:font-weight="normal" officeooo:paragraph-rsid="0061982d" fo:background-color="transparent"/>
    </style:style>
    <style:style style:name="P68"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fo:background-color="transparent" style:font-size-asian="12pt" style:font-size-complex="12pt"/>
    </style:style>
    <style:style style:name="P69" style:family="paragraph" style:parent-style-name="Text_20_body">
      <style:paragraph-properties fo:margin-top="0cm" fo:margin-bottom="0cm" style:contextual-spacing="false"/>
      <style:text-properties fo:color="#000000" loext:opacity="100%" style:font-name="Arial2" fo:font-size="12pt" fo:font-weight="normal" officeooo:rsid="006a461e" officeooo:paragraph-rsid="006a461e" style:font-size-asian="10.5pt" style:font-weight-asian="normal" style:font-size-complex="12pt" style:font-weight-complex="normal"/>
    </style:style>
    <style:style style:name="P70" style:family="paragraph" style:parent-style-name="Standard">
      <style:paragraph-properties fo:margin-left="0cm" fo:margin-right="0cm" style:line-height-at-least="0.503cm" fo:text-indent="0cm" style:auto-text-indent="false"/>
      <style:text-properties fo:color="#000000" loext:opacity="100%" style:font-name="Arial2" fo:font-size="12pt" fo:background-color="transparent" style:font-size-asian="12pt" style:font-size-complex="12pt"/>
    </style:style>
    <style:style style:name="P71" style:family="paragraph" style:parent-style-name="Text_20_body">
      <style:paragraph-properties fo:margin-top="0cm" fo:margin-bottom="0.046cm" style:contextual-spacing="false"/>
      <style:text-properties fo:color="#000000" loext:opacity="100%" style:font-name="Arial2" fo:font-size="12pt" officeooo:rsid="007509af" officeooo:paragraph-rsid="007509af" style:font-size-asian="10.5pt" style:font-size-complex="12pt"/>
    </style:style>
    <style:style style:name="P72" style:family="paragraph" style:parent-style-name="Text_20_body">
      <style:paragraph-properties fo:margin-top="0cm" fo:margin-bottom="0.046cm" style:contextual-spacing="false"/>
      <style:text-properties fo:color="#000000" loext:opacity="100%" style:font-name="Arial2" fo:font-size="12pt" officeooo:rsid="00756e7e" officeooo:paragraph-rsid="00756e7e" style:font-size-asian="10.5pt" style:font-size-complex="12pt"/>
    </style:style>
    <style:style style:name="P73" style:family="paragraph" style:parent-style-name="Text_20_body">
      <style:paragraph-properties fo:margin-top="0cm" fo:margin-bottom="0.046cm" style:contextual-spacing="false"/>
      <style:text-properties fo:color="#000000" loext:opacity="100%" style:font-name="Arial2" fo:font-size="12pt" officeooo:rsid="00763654" officeooo:paragraph-rsid="00763654" style:font-size-asian="10.5pt" style:font-size-complex="12pt"/>
    </style:style>
    <style:style style:name="P74" style:family="paragraph" style:parent-style-name="Text_20_body">
      <style:paragraph-properties fo:margin-top="0cm" fo:margin-bottom="0.046cm" style:contextual-spacing="false"/>
      <style:text-properties fo:color="#000000" loext:opacity="100%" style:font-name="Arial2" fo:font-size="12pt" officeooo:rsid="007ba9b8" officeooo:paragraph-rsid="007ba9b8" style:font-size-asian="10.5pt" style:font-size-complex="12pt"/>
    </style:style>
    <style:style style:name="P75" style:family="paragraph" style:parent-style-name="Text_20_body">
      <style:paragraph-properties fo:margin-top="0cm" fo:margin-bottom="0.046cm" style:contextual-spacing="false"/>
      <style:text-properties fo:color="#000000" loext:opacity="100%" style:font-name="Arial2" fo:font-size="12pt" officeooo:rsid="007f39f0" officeooo:paragraph-rsid="007f39f0" style:font-size-asian="12pt" style:font-size-complex="12pt"/>
    </style:style>
    <style:style style:name="P76" style:family="paragraph" style:parent-style-name="Text_20_body">
      <style:text-properties fo:color="#000000" loext:opacity="100%" style:font-name="Arial2"/>
    </style:style>
    <style:style style:name="P77" style:family="paragraph" style:parent-style-name="Text_20_body">
      <style:text-properties fo:color="#000000" loext:opacity="100%" style:font-name="Arial2" officeooo:rsid="007a1a22" officeooo:paragraph-rsid="007a1a22"/>
    </style:style>
    <style:style style:name="P78" style:family="paragraph" style:parent-style-name="Text_20_body">
      <style:text-properties fo:color="#000000" loext:opacity="100%" style:font-name="Arial2" officeooo:rsid="007ace1e" officeooo:paragraph-rsid="007ace1e"/>
    </style:style>
    <style:style style:name="P79" style:family="paragraph" style:parent-style-name="Text_20_body">
      <style:text-properties fo:color="#000000" loext:opacity="100%" style:font-name="Arial2" officeooo:rsid="007ba9b8" officeooo:paragraph-rsid="007ba9b8"/>
    </style:style>
    <style:style style:name="P80"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61982d" fo:background-color="transparent"/>
    </style:style>
    <style:style style:name="P81"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fo:background-color="transparent"/>
    </style:style>
    <style:style style:name="P82" style:family="paragraph" style:parent-style-name="Text_20_body">
      <style:text-properties fo:color="#000000" loext:opacity="100%" officeooo:rsid="00820dc6" officeooo:paragraph-rsid="00820dc6"/>
    </style:style>
    <style:style style:name="P83"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61982d" fo:background-color="transparent"/>
    </style:style>
    <style:style style:name="P84"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fo:background-color="transparent"/>
    </style:style>
    <style:style style:name="P85" style:family="paragraph" style:parent-style-name="Standard">
      <style:paragraph-properties fo:margin-left="0cm" fo:margin-right="0cm" style:line-height-at-least="0.503cm" fo:text-indent="0cm" style:auto-text-indent="false"/>
      <style:text-properties fo:color="#666666" loext:opacity="100%" fo:background-color="transparent"/>
    </style:style>
    <style:style style:name="P86" style:family="paragraph" style:parent-style-name="Standard">
      <style:paragraph-properties fo:margin-left="0cm" style:line-height-at-least="0.503cm" fo:text-indent="0cm" style:auto-text-indent="false"/>
      <style:text-properties fo:color="#666666" loext:opacity="100%" fo:background-color="transparent"/>
    </style:style>
    <style:style style:name="P87" style:family="paragraph" style:parent-style-name="Standard">
      <style:paragraph-properties style:line-height-at-least="0.503cm"/>
      <style:text-properties fo:color="#666666" loext:opacity="100%" fo:background-color="transparent"/>
    </style:style>
    <style:style style:name="P88" style:family="paragraph" style:parent-style-name="Text_20_body">
      <style:paragraph-properties fo:margin-top="0cm" fo:margin-bottom="0.046cm" style:contextual-spacing="false"/>
      <style:text-properties fo:color="#666666" loext:opacity="100%" style:font-name="Consolas" fo:font-size="10.5pt" officeooo:rsid="00756e7e" officeooo:paragraph-rsid="00756e7e" style:font-size-asian="10.5pt" style:font-size-complex="10.5pt"/>
    </style:style>
    <style:style style:name="P89" style:family="paragraph" style:parent-style-name="Text_20_body">
      <style:paragraph-properties fo:margin-top="0cm" fo:margin-bottom="0.046cm" style:contextual-spacing="false"/>
      <style:text-properties fo:color="#666666" loext:opacity="100%" style:font-name="Consolas" fo:font-size="10.5pt" officeooo:rsid="007ace1e" officeooo:paragraph-rsid="007ace1e" style:font-size-asian="10.5pt" style:font-size-complex="10.5pt"/>
    </style:style>
    <style:style style:name="P90" style:family="paragraph" style:parent-style-name="Text_20_body">
      <style:text-properties officeooo:rsid="006773c2" officeooo:paragraph-rsid="006773c2"/>
    </style:style>
    <style:style style:name="P91" style:family="paragraph" style:parent-style-name="Text_20_body">
      <style:text-properties officeooo:rsid="00669794" officeooo:paragraph-rsid="006773c2"/>
    </style:style>
    <style:style style:name="P92" style:family="paragraph" style:parent-style-name="Text_20_body">
      <style:text-properties officeooo:rsid="00669794" officeooo:paragraph-rsid="0068857f"/>
    </style:style>
    <style:style style:name="P93" style:family="paragraph" style:parent-style-name="Standard">
      <style:text-properties officeooo:rsid="00669794" officeooo:paragraph-rsid="0068857f"/>
    </style:style>
    <style:style style:name="P94" style:family="paragraph" style:parent-style-name="Text_20_body">
      <style:text-properties officeooo:rsid="00669794" officeooo:paragraph-rsid="007a1a22"/>
    </style:style>
    <style:style style:name="P95" style:family="paragraph" style:parent-style-name="Preformatted_20_Text">
      <style:text-properties officeooo:paragraph-rsid="0068857f"/>
    </style:style>
    <style:style style:name="P96" style:family="paragraph" style:parent-style-name="Preformatted_20_Text">
      <style:paragraph-properties fo:margin-top="0cm" fo:margin-bottom="0.499cm" style:contextual-spacing="false"/>
      <style:text-properties officeooo:paragraph-rsid="0068857f"/>
    </style:style>
    <style:style style:name="P97" style:family="paragraph" style:parent-style-name="Text_20_body">
      <style:text-properties officeooo:paragraph-rsid="0068857f"/>
    </style:style>
    <style:style style:name="P98" style:family="paragraph" style:parent-style-name="Preformatted_20_Text">
      <style:text-properties fo:color="#808080" loext:opacity="100%" style:font-name="Consolas" fo:font-size="10.5pt" officeooo:paragraph-rsid="0068857f" style:font-size-asian="10.5pt" style:font-size-complex="10.5pt"/>
    </style:style>
    <style:style style:name="P99" style:family="paragraph" style:parent-style-name="Preformatted_20_Text">
      <style:text-properties fo:color="#808080" loext:opacity="100%" style:font-name="Consolas" fo:font-size="10.5pt" style:font-size-asian="10.5pt" style:font-size-complex="10.5pt"/>
    </style:style>
    <style:style style:name="P100" style:family="paragraph" style:parent-style-name="Text_20_body">
      <style:paragraph-properties fo:margin-top="0cm" fo:margin-bottom="0.046cm" style:contextual-spacing="false"/>
      <style:text-properties fo:color="#808080" loext:opacity="100%" style:font-name="Consolas" fo:font-size="10.5pt" officeooo:paragraph-rsid="006c5455" style:font-size-asian="10.5pt" style:font-size-complex="10.5pt"/>
    </style:style>
    <style:style style:name="P101" style:family="paragraph" style:parent-style-name="Text_20_body">
      <style:paragraph-properties fo:margin-top="0cm" fo:margin-bottom="0.046cm" style:contextual-spacing="false"/>
      <style:text-properties fo:color="#808080" loext:opacity="100%" style:font-name="Consolas" fo:font-size="10.5pt" officeooo:paragraph-rsid="006c7d36" style:font-size-asian="10.5pt" style:font-size-complex="10.5pt"/>
    </style:style>
    <style:style style:name="P102" style:family="paragraph" style:parent-style-name="Text_20_body">
      <style:paragraph-properties fo:margin-top="0cm" fo:margin-bottom="0cm" style:contextual-spacing="false"/>
      <style:text-properties fo:color="#808080" loext:opacity="100%" style:font-name="Consolas" fo:font-size="10.5pt" officeooo:paragraph-rsid="006c7d36" style:font-size-asian="10.5pt" style:font-size-complex="10.5pt"/>
    </style:style>
    <style:style style:name="P103" style:family="paragraph" style:parent-style-name="Text_20_body">
      <style:paragraph-properties fo:margin-top="0cm" fo:margin-bottom="0cm" style:contextual-spacing="false"/>
      <style:text-properties fo:color="#808080" loext:opacity="100%" style:font-name="Consolas" fo:font-size="10.5pt" officeooo:paragraph-rsid="006d5b88" style:font-size-asian="10.5pt" style:font-size-complex="10.5pt"/>
    </style:style>
    <style:style style:name="P104" style:family="paragraph" style:parent-style-name="Text_20_body">
      <style:paragraph-properties fo:margin-top="0cm" fo:margin-bottom="0.046cm" style:contextual-spacing="false"/>
      <style:text-properties fo:color="#808080" loext:opacity="100%" style:font-name="Consolas" fo:font-size="10.5pt" officeooo:paragraph-rsid="006d5b88" style:font-size-asian="10.5pt" style:font-size-complex="10.5pt"/>
    </style:style>
    <style:style style:name="P105"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06" style:family="paragraph" style:parent-style-name="Text_20_body">
      <style:paragraph-properties fo:margin-top="0cm" fo:margin-bottom="0.046cm" style:contextual-spacing="false"/>
      <style:text-properties fo:color="#808080" loext:opacity="100%" style:font-name="Consolas" fo:font-size="10.5pt" officeooo:rsid="00763654" officeooo:paragraph-rsid="007a1a22" style:font-size-asian="10.5pt" style:font-size-complex="10.5pt"/>
    </style:style>
    <style:style style:name="P107" style:family="paragraph" style:parent-style-name="Text_20_body">
      <style:paragraph-properties fo:margin-top="0cm" fo:margin-bottom="0.046cm" style:contextual-spacing="false"/>
      <style:text-properties fo:color="#808080" loext:opacity="100%" style:font-name="Consolas" fo:font-size="10.5pt" officeooo:rsid="007a1a22" officeooo:paragraph-rsid="007a1a22" style:font-size-asian="10.5pt" style:font-size-complex="10.5pt"/>
    </style:style>
    <style:style style:name="P108" style:family="paragraph" style:parent-style-name="Text_20_body">
      <style:paragraph-properties fo:margin-top="0cm" fo:margin-bottom="0.046cm" style:contextual-spacing="false"/>
      <style:text-properties fo:color="#808080" loext:opacity="100%" style:font-name="Consolas" fo:font-size="10.5pt" officeooo:rsid="007ace1e" officeooo:paragraph-rsid="007ace1e" style:font-size-asian="10.5pt" style:font-size-complex="10.5pt"/>
    </style:style>
    <style:style style:name="P109" style:family="paragraph" style:parent-style-name="Text_20_body">
      <style:paragraph-properties fo:margin-top="0cm" fo:margin-bottom="0.046cm" style:contextual-spacing="false"/>
      <style:text-properties fo:color="#808080" loext:opacity="100%" style:font-name="Consolas" fo:font-size="10.5pt" officeooo:rsid="007f39f0" officeooo:paragraph-rsid="007f39f0" style:font-size-asian="10.5pt" style:font-size-complex="10.5pt"/>
    </style:style>
    <style:style style:name="P110" style:family="paragraph" style:parent-style-name="Text_20_body">
      <style:paragraph-properties fo:margin-top="0cm" fo:margin-bottom="0cm" style:contextual-spacing="false"/>
      <style:text-properties fo:color="#808080" loext:opacity="100%" style:font-name="Consolas" fo:font-size="10.5pt" style:font-size-asian="10.5pt" style:font-size-complex="10.5pt"/>
    </style:style>
    <style:style style:name="P111" style:family="paragraph" style:parent-style-name="Text_20_body">
      <style:paragraph-properties fo:margin-top="0cm" fo:margin-bottom="0cm" style:contextual-spacing="false"/>
      <style:text-properties fo:color="#808080" loext:opacity="100%" style:font-name="Consolas" fo:font-size="10.5pt" officeooo:rsid="00894260" officeooo:paragraph-rsid="00894260" style:font-size-asian="10.5pt" style:font-size-complex="10.5pt"/>
    </style:style>
    <style:style style:name="P112" style:family="paragraph" style:parent-style-name="Text_20_body">
      <style:paragraph-properties fo:margin-top="0cm" fo:margin-bottom="0cm" style:contextual-spacing="false"/>
      <style:text-properties fo:color="#808080" loext:opacity="100%" style:font-name="Consolas" fo:font-size="10.5pt" officeooo:rsid="00902999" officeooo:paragraph-rsid="00902999" style:font-size-asian="10.5pt" style:font-size-complex="10.5pt"/>
    </style:style>
    <style:style style:name="P113" style:family="paragraph" style:parent-style-name="Text_20_body">
      <style:paragraph-properties fo:margin-top="0cm" fo:margin-bottom="0cm" style:contextual-spacing="false"/>
      <style:text-properties fo:color="#808080" loext:opacity="100%" style:font-name="Consolas" fo:font-size="10.5pt" fo:font-weight="normal" officeooo:rsid="0068857f" officeooo:paragraph-rsid="0068857f" style:font-size-asian="10.5pt" style:font-weight-asian="normal" style:font-size-complex="10.5pt" style:font-weight-complex="normal"/>
    </style:style>
    <style:style style:name="P114" style:family="paragraph" style:parent-style-name="Text_20_body">
      <style:paragraph-properties fo:margin-top="0cm" fo:margin-bottom="0cm" style:contextual-spacing="false"/>
      <style:text-properties fo:color="#808080" loext:opacity="100%" style:font-name="Consolas" fo:font-size="10.5pt" fo:font-weight="normal" officeooo:rsid="006a461e" officeooo:paragraph-rsid="006a461e" style:font-size-asian="10.5pt" style:font-weight-asian="normal" style:font-size-complex="10.5pt" style:font-weight-complex="normal"/>
    </style:style>
    <style:style style:name="P115" style:family="paragraph" style:parent-style-name="Text_20_body">
      <style:paragraph-properties fo:margin-top="0cm" fo:margin-bottom="0cm" style:contextual-spacing="false"/>
      <style:text-properties fo:color="#808080" loext:opacity="100%" style:font-name="Consolas" fo:font-size="10.5pt" officeooo:rsid="00819aee" officeooo:paragraph-rsid="00819aee" style:font-size-asian="9.14999961853027pt" style:font-size-complex="10.5pt"/>
    </style:style>
    <style:style style:name="P116" style:family="paragraph" style:parent-style-name="Text_20_body">
      <style:paragraph-properties fo:margin-left="0cm" fo:margin-top="0cm" fo:margin-bottom="0cm" style:contextual-spacing="false" fo:text-indent="0cm" style:auto-text-indent="false"/>
      <style:text-properties fo:color="#808080" loext:opacity="100%" style:font-name="Consolas" fo:font-size="10.5pt" officeooo:paragraph-rsid="0092977d" fo:background-color="transparent" style:font-size-asian="10.5pt" style:font-size-complex="10.5pt"/>
    </style:style>
    <style:style style:name="P117" style:family="paragraph" style:parent-style-name="Text_20_body">
      <style:text-properties fo:color="#808080" loext:opacity="100%" style:font-name="Arial2" fo:font-size="10.5pt" fo:font-weight="normal" officeooo:rsid="0068857f" officeooo:paragraph-rsid="0068857f" style:font-size-asian="10.5pt" style:font-weight-asian="normal" style:font-size-complex="10.5pt" style:font-weight-complex="normal"/>
    </style:style>
    <style:style style:name="P118" style:family="paragraph" style:parent-style-name="Text_20_body">
      <style:paragraph-properties fo:margin-top="0cm" fo:margin-bottom="0.046cm" style:contextual-spacing="false"/>
      <style:text-properties fo:color="#808080" loext:opacity="100%" style:font-name="Arial2" fo:font-size="10.5pt" officeooo:rsid="007509af" officeooo:paragraph-rsid="007509af" style:font-size-asian="10.5pt" style:font-size-complex="10.5pt"/>
    </style:style>
    <style:style style:name="P119" style:family="paragraph" style:parent-style-name="Text_20_body">
      <style:paragraph-properties fo:margin-top="0cm" fo:margin-bottom="0.046cm" style:contextual-spacing="false"/>
      <style:text-properties fo:color="#808080" loext:opacity="100%" style:font-name="Arial2" fo:font-size="12pt" officeooo:paragraph-rsid="006d5b88" style:font-size-asian="12pt" style:font-size-complex="12pt"/>
    </style:style>
    <style:style style:name="P120" style:family="paragraph" style:parent-style-name="Text_20_body">
      <style:paragraph-properties fo:margin-top="0cm" fo:margin-bottom="0.046cm" style:contextual-spacing="false"/>
      <style:text-properties fo:color="#808080" loext:opacity="100%" style:font-name="Arial2" officeooo:rsid="007f39f0" officeooo:paragraph-rsid="007f39f0"/>
    </style:style>
    <style:style style:name="P121"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22" style:family="paragraph" style:parent-style-name="Text_20_body">
      <style:paragraph-properties fo:margin-top="0cm" fo:margin-bottom="0.046cm" style:contextual-spacing="false"/>
      <style:text-properties fo:color="#808080" loext:opacity="100%" officeooo:rsid="007509af" officeooo:paragraph-rsid="007509af"/>
    </style:style>
    <style:style style:name="P123" style:family="paragraph" style:parent-style-name="Preformatted_20_Text">
      <style:paragraph-properties fo:margin-top="0cm" fo:margin-bottom="0.499cm" style:contextual-spacing="false"/>
    </style:style>
    <style:style style:name="P124" style:family="paragraph" style:parent-style-name="Text_20_body">
      <style:paragraph-properties fo:margin-top="0cm" fo:margin-bottom="0cm" style:contextual-spacing="false"/>
      <style:text-properties officeooo:paragraph-rsid="006b5079"/>
    </style:style>
    <style:style style:name="P125" style:family="paragraph" style:parent-style-name="Text_20_body">
      <style:text-properties officeooo:paragraph-rsid="006c5455"/>
    </style:style>
    <style:style style:name="P126" style:family="paragraph" style:parent-style-name="Text_20_body">
      <style:paragraph-properties fo:margin-top="0cm" fo:margin-bottom="0.046cm" style:contextual-spacing="false"/>
      <style:text-properties officeooo:paragraph-rsid="006c5455"/>
    </style:style>
    <style:style style:name="P127" style:family="paragraph" style:parent-style-name="Text_20_body">
      <style:paragraph-properties fo:margin-top="0cm" fo:margin-bottom="0cm" style:contextual-spacing="false" fo:line-height="115%"/>
      <style:text-properties officeooo:paragraph-rsid="006c5455"/>
    </style:style>
    <style:style style:name="P128" style:family="paragraph" style:parent-style-name="Text_20_body">
      <style:paragraph-properties fo:margin-top="0cm" fo:margin-bottom="0cm" style:contextual-spacing="false" fo:line-height="115%"/>
      <style:text-properties officeooo:paragraph-rsid="0074b2d3"/>
    </style:style>
    <style:style style:name="P129" style:family="paragraph" style:parent-style-name="Text_20_body">
      <style:text-properties officeooo:rsid="006c5455"/>
    </style:style>
    <style:style style:name="P130" style:family="paragraph" style:parent-style-name="Text_20_body">
      <style:text-properties officeooo:paragraph-rsid="006c7d36"/>
    </style:style>
    <style:style style:name="P131" style:family="paragraph" style:parent-style-name="Text_20_body">
      <style:text-properties officeooo:paragraph-rsid="006d5b88"/>
    </style:style>
    <style:style style:name="P132" style:family="paragraph" style:parent-style-name="Text_20_body">
      <style:text-properties style:font-name="arial" officeooo:rsid="0072f670" officeooo:paragraph-rsid="0072f670"/>
    </style:style>
    <style:style style:name="P133" style:family="paragraph" style:parent-style-name="Text_20_body">
      <style:paragraph-properties fo:margin-top="0cm" fo:margin-bottom="0.146cm" style:contextual-spacing="false"/>
      <style:text-properties officeooo:paragraph-rsid="007a1a22"/>
    </style:style>
    <style:style style:name="P134" style:family="paragraph" style:parent-style-name="Text_20_body">
      <style:text-properties officeooo:rsid="00838684" officeooo:paragraph-rsid="00838684"/>
    </style:style>
    <style:style style:name="P135" style:family="paragraph" style:parent-style-name="Text_20_body">
      <style:text-properties officeooo:rsid="00819aee" officeooo:paragraph-rsid="00819aee"/>
    </style:style>
    <style:style style:name="P136" style:family="paragraph" style:parent-style-name="Text_20_body">
      <style:text-properties officeooo:rsid="00820dc6" officeooo:paragraph-rsid="00820dc6"/>
    </style:style>
    <style:style style:name="P137" style:family="paragraph" style:parent-style-name="Text_20_body">
      <style:text-properties officeooo:rsid="008c8b17" officeooo:paragraph-rsid="008c8b17"/>
    </style:style>
    <style:style style:name="P138" style:family="paragraph" style:parent-style-name="Standard">
      <style:text-properties officeooo:rsid="008c8b17" officeooo:paragraph-rsid="008daaad"/>
    </style:style>
    <style:style style:name="P139" style:family="paragraph" style:parent-style-name="Text_20_body">
      <style:paragraph-properties fo:margin-top="0cm" fo:margin-bottom="0cm" style:contextual-spacing="false"/>
      <style:text-properties officeooo:rsid="008c8b17"/>
    </style:style>
    <style:style style:name="P140" style:family="paragraph" style:parent-style-name="Text_20_body">
      <style:text-properties officeooo:rsid="008c8b17" officeooo:paragraph-rsid="008eef61"/>
    </style:style>
    <style:style style:name="P141" style:family="paragraph" style:parent-style-name="Text_20_body">
      <style:text-properties officeooo:rsid="008daaad" officeooo:paragraph-rsid="008daaad"/>
    </style:style>
    <style:style style:name="P142" style:family="paragraph" style:parent-style-name="Text_20_body">
      <style:text-properties officeooo:rsid="008eef61" officeooo:paragraph-rsid="008eef61"/>
    </style:style>
    <style:style style:name="P143" style:family="paragraph" style:parent-style-name="Standard">
      <style:paragraph-properties fo:margin-top="0cm" fo:margin-bottom="0cm" style:contextual-spacing="false"/>
      <style:text-properties officeooo:paragraph-rsid="008daaad"/>
    </style:style>
    <style:style style:name="P144" style:family="paragraph" style:parent-style-name="Text_20_body">
      <style:paragraph-properties fo:margin-top="0cm" fo:margin-bottom="0cm" style:contextual-spacing="false"/>
      <style:text-properties officeooo:paragraph-rsid="008daaad"/>
    </style:style>
    <style:style style:name="P145" style:family="paragraph" style:parent-style-name="Standard">
      <style:paragraph-properties fo:margin-top="0cm" fo:margin-bottom="0cm" style:contextual-spacing="false"/>
      <style:text-properties officeooo:paragraph-rsid="008eef61"/>
    </style:style>
    <style:style style:name="P146" style:family="paragraph" style:parent-style-name="Text_20_body">
      <style:paragraph-properties fo:margin-top="0cm" fo:margin-bottom="0cm" style:contextual-spacing="false"/>
      <style:text-properties officeooo:paragraph-rsid="008eef61"/>
    </style:style>
    <style:style style:name="P147" style:family="paragraph" style:parent-style-name="Text_20_body">
      <style:text-properties officeooo:rsid="008ad45b" officeooo:paragraph-rsid="008ad45b"/>
    </style:style>
    <style:style style:name="P148" style:family="paragraph" style:parent-style-name="Text_20_body">
      <style:paragraph-properties fo:margin-top="0cm" fo:margin-bottom="0cm" style:contextual-spacing="false"/>
      <style:text-properties officeooo:paragraph-rsid="008c8b17"/>
    </style:style>
    <style:style style:name="P149" style:family="paragraph" style:parent-style-name="Text_20_body">
      <style:text-properties officeooo:rsid="0090dfa5" officeooo:paragraph-rsid="0090dfa5"/>
    </style:style>
    <style:style style:name="P150" style:family="paragraph" style:parent-style-name="Code">
      <style:text-properties fo:font-size="10.5pt" style:font-size-asian="10.5pt" style:font-size-complex="10.5pt"/>
    </style:style>
    <style:style style:name="P151" style:family="paragraph" style:parent-style-name="Text_20_body">
      <style:text-properties officeooo:rsid="009108ef" officeooo:paragraph-rsid="009108ef"/>
    </style:style>
    <style:style style:name="P152" style:family="paragraph" style:parent-style-name="Standard">
      <style:text-properties officeooo:rsid="009108ef" officeooo:paragraph-rsid="0092977d"/>
    </style:style>
    <style:style style:name="P153" style:family="paragraph" style:parent-style-name="Standard">
      <style:text-properties officeooo:rsid="009108ef" officeooo:paragraph-rsid="0093e5b8"/>
    </style:style>
    <style:style style:name="P154" style:family="paragraph" style:parent-style-name="Text_20_body">
      <style:text-properties officeooo:rsid="0092977d" officeooo:paragraph-rsid="0092977d"/>
    </style:style>
    <style:style style:name="P155" style:family="paragraph" style:parent-style-name="Text_20_body">
      <style:text-properties officeooo:rsid="0093e5b8" officeooo:paragraph-rsid="0093e5b8"/>
    </style:style>
    <style:style style:name="P156" style:family="paragraph" style:parent-style-name="Text_20_body">
      <style:text-properties officeooo:rsid="0094b700" officeooo:paragraph-rsid="0095937a"/>
    </style:style>
    <style:style style:name="P157" style:family="paragraph" style:parent-style-name="Text_20_body">
      <style:paragraph-properties fo:margin-left="0cm" fo:margin-top="0cm" fo:margin-bottom="0cm" style:contextual-spacing="false" fo:text-indent="0cm" style:auto-text-indent="false"/>
      <style:text-properties officeooo:paragraph-rsid="0092977d"/>
    </style:style>
    <style:style style:name="P158" style:family="paragraph" style:parent-style-name="Code">
      <style:text-properties fo:font-weight="normal" style:font-weight-asian="normal" style:font-weight-complex="normal"/>
    </style:style>
    <style:style style:name="P159" style:family="paragraph" style:parent-style-name="Text_20_body">
      <style:text-properties officeooo:paragraph-rsid="00995056"/>
    </style:style>
    <style:style style:name="P160" style:family="paragraph" style:parent-style-name="Standard">
      <style:text-properties officeooo:rsid="00962dd0" officeooo:paragraph-rsid="00986b60"/>
    </style:style>
    <style:style style:name="P161" style:family="paragraph" style:parent-style-name="Text_20_body">
      <style:text-properties officeooo:rsid="00962dd0" officeooo:paragraph-rsid="00962dd0"/>
    </style:style>
    <style:style style:name="P162" style:family="paragraph" style:parent-style-name="Text_20_body">
      <style:text-properties officeooo:paragraph-rsid="00978089"/>
    </style:style>
    <style:style style:name="P163" style:family="paragraph" style:parent-style-name="Text_20_body">
      <style:text-properties officeooo:rsid="00986b60" officeooo:paragraph-rsid="00986b60"/>
    </style:style>
    <style:style style:name="P164" style:family="paragraph" style:parent-style-name="Text_20_body">
      <style:text-properties officeooo:paragraph-rsid="009a8e91"/>
    </style:style>
    <style:style style:name="P165" style:family="paragraph" style:parent-style-name="Code">
      <style:text-properties officeooo:paragraph-rsid="00a2374c"/>
    </style:style>
    <style:style style:name="P166" style:family="paragraph" style:parent-style-name="Standard">
      <style:paragraph-properties fo:margin-top="0.201cm" fo:margin-bottom="0.201cm" style:contextual-spacing="false"/>
      <style:text-properties officeooo:paragraph-rsid="00a2374c"/>
    </style:style>
    <style:style style:name="P167" style:family="paragraph" style:parent-style-name="Text_20_body">
      <style:paragraph-properties fo:margin-top="0cm" fo:margin-bottom="0cm" style:contextual-spacing="false"/>
      <style:text-properties officeooo:paragraph-rsid="00a2374c"/>
    </style:style>
    <style:style style:name="P168" style:family="paragraph" style:parent-style-name="Text_20_body">
      <style:text-properties officeooo:paragraph-rsid="00a2374c"/>
    </style:style>
    <style:style style:name="P169" style:family="paragraph" style:parent-style-name="Text_20_body">
      <style:text-properties officeooo:rsid="00a2374c" officeooo:paragraph-rsid="00a2374c"/>
    </style:style>
    <style:style style:name="P170" style:family="paragraph" style:parent-style-name="Text_20_body">
      <style:text-properties officeooo:paragraph-rsid="009dd141"/>
    </style:style>
    <style:style style:name="P171" style:family="paragraph" style:parent-style-name="Text_20_body">
      <style:text-properties officeooo:paragraph-rsid="009fc113"/>
    </style:style>
    <style:style style:name="P172" style:family="paragraph" style:parent-style-name="Code">
      <style:text-properties officeooo:paragraph-rsid="00a48947"/>
    </style:style>
    <style:style style:name="P173" style:family="paragraph" style:parent-style-name="Code">
      <style:text-properties officeooo:paragraph-rsid="00a5cd8e"/>
    </style:style>
    <style:style style:name="P174" style:family="paragraph" style:parent-style-name="Text_20_body">
      <style:text-properties officeooo:paragraph-rsid="00a5cd8e"/>
    </style:style>
    <style:style style:name="P175" style:family="paragraph" style:parent-style-name="Code">
      <style:text-properties officeooo:paragraph-rsid="00abe724"/>
    </style:style>
    <style:style style:name="P176" style:family="paragraph" style:parent-style-name="Text_20_body">
      <style:text-properties officeooo:paragraph-rsid="00abe724"/>
    </style:style>
    <style:style style:name="P177" style:family="paragraph" style:parent-style-name="Text_20_body">
      <style:text-properties officeooo:rsid="00a245eb" officeooo:paragraph-rsid="00a245eb"/>
    </style:style>
    <style:style style:name="P178" style:family="paragraph" style:parent-style-name="Text_20_body">
      <style:text-properties officeooo:rsid="00a8ee17" officeooo:paragraph-rsid="00a8ee17"/>
    </style:style>
    <style:style style:name="P179" style:family="paragraph" style:parent-style-name="Text_20_body">
      <style:text-properties officeooo:rsid="00abe724" officeooo:paragraph-rsid="00abe724"/>
    </style:style>
    <style:style style:name="P180" style:family="paragraph" style:parent-style-name="Standard">
      <style:text-properties officeooo:rsid="00a3351b" officeooo:paragraph-rsid="00a7b1a9"/>
    </style:style>
    <style:style style:name="P181" style:family="paragraph" style:parent-style-name="Text_20_body">
      <style:text-properties officeooo:rsid="00a3351b" officeooo:paragraph-rsid="00a3351b"/>
    </style:style>
    <style:style style:name="P182" style:family="paragraph" style:parent-style-name="Text_20_body">
      <style:text-properties officeooo:rsid="00a48947" officeooo:paragraph-rsid="00a48947"/>
    </style:style>
    <style:style style:name="P183" style:family="paragraph" style:parent-style-name="Text_20_body">
      <style:text-properties officeooo:rsid="00a601ac" officeooo:paragraph-rsid="00a601ac"/>
    </style:style>
    <style:style style:name="P184" style:family="paragraph" style:parent-style-name="Text_20_body">
      <style:text-properties officeooo:rsid="00a7a535" officeooo:paragraph-rsid="00a7a535"/>
    </style:style>
    <style:style style:name="P185" style:family="paragraph" style:parent-style-name="Text_20_body">
      <style:text-properties officeooo:paragraph-rsid="00a7b1a9"/>
    </style:style>
    <style:style style:name="P186" style:family="paragraph" style:parent-style-name="Text_20_body">
      <style:text-properties officeooo:paragraph-rsid="00a91ca4"/>
    </style:style>
    <style:style style:name="P187" style:family="paragraph" style:parent-style-name="Text_20_body">
      <style:text-properties officeooo:rsid="00a95d35" officeooo:paragraph-rsid="00a95d35"/>
    </style:style>
    <style:style style:name="P188" style:family="paragraph" style:parent-style-name="Text_20_body">
      <style:text-properties officeooo:rsid="00ac8cf1" officeooo:paragraph-rsid="00ac8cf1"/>
    </style:style>
    <style:style style:name="P189" style:family="paragraph" style:parent-style-name="Text_20_body">
      <style:text-properties officeooo:rsid="00b3b8f4" officeooo:paragraph-rsid="00b3b8f4"/>
    </style:style>
    <style:style style:name="P190" style:family="paragraph" style:parent-style-name="Text_20_body">
      <style:text-properties officeooo:rsid="00b4f4f1" officeooo:paragraph-rsid="00b4f4f1"/>
    </style:style>
    <style:style style:name="P191" style:family="paragraph" style:parent-style-name="Standard">
      <style:text-properties officeooo:paragraph-rsid="00b4f4f1"/>
    </style:style>
    <style:style style:name="P192" style:family="paragraph" style:parent-style-name="Text_20_body">
      <style:text-properties officeooo:rsid="00ae4c6d" officeooo:paragraph-rsid="00ae4c6d"/>
    </style:style>
    <style:style style:name="P193" style:family="paragraph" style:parent-style-name="Text_20_body">
      <style:text-properties officeooo:paragraph-rsid="00b1e968"/>
    </style:style>
    <style:style style:name="P194" style:family="paragraph" style:parent-style-name="Contents_20_10">
      <style:paragraph-properties>
        <style:tab-stops>
          <style:tab-stop style:position="12.501cm" style:type="right" style:leader-style="dotted" style:leader-text="."/>
        </style:tab-stops>
      </style:paragraph-properties>
    </style:style>
    <style:style style:name="P195" style:family="paragraph" style:parent-style-name="Footer">
      <style:text-properties officeooo:rsid="00b88cc7" officeooo:paragraph-rsid="00b88cc7"/>
    </style:style>
    <style:style style:name="P196" style:family="paragraph" style:parent-style-name="Heading" style:list-style-name="L1"/>
    <style:style style:name="P197" style:family="paragraph" style:parent-style-name="Heading" style:list-style-name="L1">
      <style:paragraph-properties fo:break-before="page"/>
    </style:style>
    <style:style style:name="P198" style:family="paragraph" style:parent-style-name="Heading" style:list-style-name="L1">
      <style:text-properties officeooo:paragraph-rsid="0070afff"/>
    </style:style>
    <style:style style:name="P199" style:family="paragraph" style:parent-style-name="Heading" style:list-style-name="L1">
      <style:text-properties officeooo:paragraph-rsid="00986b60"/>
    </style:style>
    <style:style style:name="P200" style:family="paragraph" style:parent-style-name="Heading" style:list-style-name="L1">
      <style:text-properties officeooo:paragraph-rsid="00995056"/>
    </style:style>
    <style:style style:name="P201" style:family="paragraph" style:parent-style-name="Heading" style:list-style-name="L1">
      <style:text-properties officeooo:paragraph-rsid="009c22f8"/>
    </style:style>
    <style:style style:name="P202" style:family="paragraph" style:parent-style-name="Heading" style:list-style-name="L1">
      <style:text-properties officeooo:paragraph-rsid="00bdfe77"/>
    </style:style>
    <style:style style:name="P203" style:family="paragraph" style:parent-style-name="Heading" style:list-style-name="L1">
      <style:text-properties style:font-name="Arial7"/>
    </style:style>
    <style:style style:name="P204" style:family="paragraph" style:parent-style-name="Heading" style:list-style-name="L1">
      <style:text-properties style:font-name="Arial7" officeooo:paragraph-rsid="00ac7a96"/>
    </style:style>
    <style:style style:name="P205" style:family="paragraph" style:parent-style-name="Heading" style:list-style-name="L1">
      <style:text-properties style:font-name="Arial7" officeooo:rsid="00ac7a96" officeooo:paragraph-rsid="00ac7a96"/>
    </style:style>
    <style:style style:name="P206" style:family="paragraph" style:parent-style-name="Heading" style:list-style-name="L1">
      <style:text-properties style:font-name="Arial7" officeooo:rsid="00555e35" officeooo:paragraph-rsid="00555e35"/>
    </style:style>
    <style:style style:name="P207" style:family="paragraph" style:parent-style-name="Heading" style:list-style-name="L1">
      <style:text-properties officeooo:rsid="005fbd44" officeooo:paragraph-rsid="00717724"/>
    </style:style>
    <style:style style:name="P208" style:family="paragraph" style:parent-style-name="Heading" style:list-style-name="L1">
      <style:text-properties officeooo:rsid="005fbd44" officeooo:paragraph-rsid="00669794"/>
    </style:style>
    <style:style style:name="P209" style:family="paragraph" style:parent-style-name="Heading" style:list-style-name="L1">
      <style:text-properties fo:color="#000000" loext:opacity="100%" officeooo:paragraph-rsid="00669794" fo:background-color="transparent"/>
    </style:style>
    <style:style style:name="P210" style:family="paragraph" style:parent-style-name="Heading" style:list-style-name="L1">
      <style:text-properties officeooo:rsid="006c5455" officeooo:paragraph-rsid="006c5455"/>
    </style:style>
    <style:style style:name="P211" style:family="paragraph" style:parent-style-name="Heading" style:list-style-name="L1">
      <style:text-properties officeooo:rsid="0072f670" officeooo:paragraph-rsid="0072f670"/>
    </style:style>
    <style:style style:name="P212" style:family="paragraph" style:parent-style-name="Heading" style:list-style-name="L1">
      <style:text-properties officeooo:rsid="007509af" officeooo:paragraph-rsid="007509af"/>
    </style:style>
    <style:style style:name="P213" style:family="paragraph" style:parent-style-name="Heading" style:list-style-name="L1">
      <style:text-properties officeooo:rsid="00763654" officeooo:paragraph-rsid="00763654"/>
    </style:style>
    <style:style style:name="P214" style:family="paragraph" style:parent-style-name="Heading" style:list-style-name="L1">
      <style:text-properties officeooo:rsid="007a1a22" officeooo:paragraph-rsid="007a1a22"/>
    </style:style>
    <style:style style:name="P215" style:family="paragraph" style:parent-style-name="Heading" style:list-style-name="L1">
      <style:text-properties officeooo:rsid="007ace1e" officeooo:paragraph-rsid="007ace1e"/>
    </style:style>
    <style:style style:name="P216" style:family="paragraph" style:parent-style-name="Heading" style:list-style-name="L1">
      <style:text-properties officeooo:rsid="007eaa1b" officeooo:paragraph-rsid="007eaa1b"/>
    </style:style>
    <style:style style:name="P217" style:family="paragraph" style:parent-style-name="Heading" style:list-style-name="L1">
      <style:text-properties officeooo:rsid="0085673f" officeooo:paragraph-rsid="0085673f"/>
    </style:style>
    <style:style style:name="P218" style:family="paragraph" style:parent-style-name="Heading" style:list-style-name="L1">
      <style:text-properties officeooo:rsid="00838684" officeooo:paragraph-rsid="00838684"/>
    </style:style>
    <style:style style:name="P219" style:family="paragraph" style:parent-style-name="Heading" style:list-style-name="L1">
      <style:text-properties officeooo:rsid="00894260" officeooo:paragraph-rsid="00894260"/>
    </style:style>
    <style:style style:name="P220" style:family="paragraph" style:parent-style-name="Heading" style:list-style-name="L1">
      <style:text-properties officeooo:rsid="008c8b17" officeooo:paragraph-rsid="008c8b17"/>
    </style:style>
    <style:style style:name="P221" style:family="paragraph" style:parent-style-name="Heading" style:list-style-name="L1">
      <style:text-properties officeooo:rsid="008daaad" officeooo:paragraph-rsid="008daaad"/>
    </style:style>
    <style:style style:name="P222" style:family="paragraph" style:parent-style-name="Heading" style:list-style-name="L1">
      <style:text-properties officeooo:rsid="008eef61" officeooo:paragraph-rsid="008eef61"/>
    </style:style>
    <style:style style:name="P223" style:family="paragraph" style:parent-style-name="Heading" style:list-style-name="L1">
      <style:text-properties officeooo:rsid="00902999" officeooo:paragraph-rsid="00902999"/>
    </style:style>
    <style:style style:name="P224" style:family="paragraph" style:parent-style-name="Heading" style:list-style-name="L1">
      <style:text-properties officeooo:rsid="009108ef" officeooo:paragraph-rsid="009108ef"/>
    </style:style>
    <style:style style:name="P225" style:family="paragraph" style:parent-style-name="Heading" style:list-style-name="L1">
      <style:text-properties officeooo:rsid="0092977d" officeooo:paragraph-rsid="0092977d"/>
    </style:style>
    <style:style style:name="P226" style:family="paragraph" style:parent-style-name="Heading" style:list-style-name="L1">
      <style:text-properties fo:font-weight="bold" officeooo:rsid="0093e5b8" officeooo:paragraph-rsid="0093e5b8" style:font-weight-asian="bold" style:font-weight-complex="bold"/>
    </style:style>
    <style:style style:name="P227" style:family="paragraph" style:parent-style-name="Heading" style:list-style-name="L1">
      <style:text-properties fo:font-weight="bold" officeooo:rsid="0094b700" officeooo:paragraph-rsid="0094b700" style:font-weight-asian="bold" style:font-weight-complex="bold"/>
    </style:style>
    <style:style style:name="P228" style:family="paragraph" style:parent-style-name="Heading" style:list-style-name="L1">
      <style:text-properties officeooo:rsid="00869725" officeooo:paragraph-rsid="00869725"/>
    </style:style>
    <style:style style:name="P229" style:family="paragraph" style:parent-style-name="Heading" style:list-style-name="L1">
      <style:text-properties officeooo:rsid="00978089" officeooo:paragraph-rsid="00978089"/>
    </style:style>
    <style:style style:name="P230" style:family="paragraph" style:parent-style-name="Heading" style:list-style-name="L1">
      <style:text-properties officeooo:rsid="00a11a89" officeooo:paragraph-rsid="00a11a89"/>
    </style:style>
    <style:style style:name="P231" style:family="paragraph" style:parent-style-name="Heading" style:list-style-name="L1">
      <style:text-properties officeooo:rsid="00a2374c" officeooo:paragraph-rsid="00a2374c"/>
    </style:style>
    <style:style style:name="P232" style:family="paragraph" style:parent-style-name="Heading" style:list-style-name="L1">
      <style:text-properties officeooo:rsid="00a245eb" officeooo:paragraph-rsid="00a245eb"/>
    </style:style>
    <style:style style:name="P233" style:family="paragraph" style:parent-style-name="Heading" style:list-style-name="L1">
      <style:text-properties officeooo:rsid="00a7b1a9" officeooo:paragraph-rsid="00a7b1a9"/>
    </style:style>
    <style:style style:name="P234" style:family="paragraph" style:parent-style-name="Heading" style:list-style-name="L1">
      <style:text-properties officeooo:rsid="00a8ee17" officeooo:paragraph-rsid="00a8ee17"/>
    </style:style>
    <style:style style:name="P235" style:family="paragraph" style:parent-style-name="Heading" style:list-style-name="L1">
      <style:text-properties officeooo:rsid="00a91ca4" officeooo:paragraph-rsid="00a91ca4"/>
    </style:style>
    <style:style style:name="P236" style:family="paragraph" style:parent-style-name="Heading" style:list-style-name="L1">
      <style:text-properties officeooo:rsid="00abe724" officeooo:paragraph-rsid="00abe724"/>
    </style:style>
    <style:style style:name="P237" style:family="paragraph" style:parent-style-name="Heading" style:list-style-name="L1">
      <style:text-properties officeooo:rsid="00ac8cf1" officeooo:paragraph-rsid="00ac8cf1"/>
    </style:style>
    <style:style style:name="P238" style:family="paragraph" style:parent-style-name="Heading" style:list-style-name="L1">
      <style:text-properties officeooo:rsid="00b3b8f4" officeooo:paragraph-rsid="00b3b8f4"/>
    </style:style>
    <style:style style:name="P239" style:family="paragraph" style:parent-style-name="Heading" style:list-style-name="L1">
      <style:text-properties officeooo:rsid="00b4f4f1" officeooo:paragraph-rsid="00b4f4f1"/>
    </style:style>
    <style:style style:name="P240" style:family="paragraph" style:parent-style-name="Heading" style:list-style-name="L1">
      <style:text-properties officeooo:rsid="00b4f4f1" officeooo:paragraph-rsid="00ba0b1c"/>
    </style:style>
    <style:style style:name="P241" style:family="paragraph" style:parent-style-name="Heading" style:list-style-name="L1">
      <style:text-properties officeooo:rsid="00ba0b1c" officeooo:paragraph-rsid="00ba0b1c"/>
    </style:style>
    <style:style style:name="P242" style:family="paragraph" style:parent-style-name="Heading" style:list-style-name="L1">
      <style:text-properties officeooo:rsid="00ba0b1c" officeooo:paragraph-rsid="00ba561d"/>
    </style:style>
    <style:style style:name="P243" style:family="paragraph" style:parent-style-name="Heading" style:list-style-name="L1">
      <style:text-properties officeooo:rsid="00bc2545" officeooo:paragraph-rsid="00bc2545"/>
    </style:style>
    <style:style style:name="P244" style:family="paragraph" style:parent-style-name="Heading" style:list-style-name="L1">
      <style:text-properties officeooo:rsid="00bc2545" officeooo:paragraph-rsid="00bdfe77"/>
    </style:style>
    <style:style style:name="P245" style:family="paragraph" style:parent-style-name="Index">
      <style:text-properties officeooo:paragraph-rsid="00ba0b1c"/>
    </style:style>
    <style:style style:name="P246" style:family="paragraph" style:parent-style-name="Index">
      <style:text-properties officeooo:paragraph-rsid="00bdfe77"/>
    </style:style>
    <style:style style:name="P247" style:family="paragraph" style:parent-style-name="Index">
      <style:text-properties fo:color="#666666" loext:opacity="100%" style:font-name="Consolas2" fo:font-size="10.5pt" fo:font-weight="normal" officeooo:rsid="005aa4e5" officeooo:paragraph-rsid="00bdfe77" fo:background-color="transparent"/>
    </style:style>
    <style:style style:name="P24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24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498be3"/>
    </style:style>
    <style:style style:name="P250"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251"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252" style:family="paragraph" style:parent-style-name="Standard" style:list-style-name="L21">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253"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25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25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256"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257"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277f" style:text-blinking="false" fo:background-color="transparent" style:font-size-asian="12pt" style:font-size-complex="12pt"/>
    </style:style>
    <style:style style:name="P25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25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64bea6" officeooo:paragraph-rsid="0064bea6" style:text-blinking="false" fo:background-color="transparent" style:font-size-asian="12pt" style:font-size-complex="12pt"/>
    </style:style>
    <style:style style:name="P26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26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26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4cdd26" style:text-blinking="false" fo:background-color="transparent" style:font-size-asian="12pt" style:font-size-complex="12pt"/>
    </style:style>
    <style:style style:name="P26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504bf3" style:text-blinking="false" fo:background-color="transparent" style:font-size-asian="12pt" style:font-size-complex="12pt"/>
    </style:style>
    <style:style style:name="P26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504bf3" style:text-blinking="false" fo:background-color="transparent" style:font-size-asian="12pt" style:font-size-complex="12pt"/>
    </style:style>
    <style:style style:name="P26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4cdd26" style:text-blinking="false" fo:background-color="transparent" style:font-size-asian="12pt" style:font-size-complex="12pt"/>
    </style:style>
    <style:style style:name="P26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2f4638" style:text-blinking="false" fo:background-color="transparent" style:font-size-asian="12pt" style:font-size-complex="12pt"/>
    </style:style>
    <style:style style:name="P26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30967f" style:text-blinking="false" fo:background-color="transparent" style:font-size-asian="12pt" style:font-size-complex="12pt"/>
    </style:style>
    <style:style style:name="P26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style:style>
    <style:style style:name="P26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1b24b" style:text-blinking="false" fo:background-color="transparent" style:font-size-asian="12pt" style:font-size-complex="12pt"/>
    </style:style>
    <style:style style:name="P27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loext:padding="0cm" loext:border="none"/>
    </style:style>
    <style:style style:name="P271" style:family="paragraph" style:parent-style-name="Standard" style:list-style-name="L20">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272" style:family="paragraph" style:parent-style-name="Standard" style:list-style-name="L23">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27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27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275"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276"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27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7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2.25pt" style:font-size-complex="14pt"/>
    </style:style>
    <style:style style:name="P27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28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30967f" officeooo:paragraph-rsid="0030967f" style:text-blinking="false" fo:background-color="transparent" style:font-size-asian="12.25pt" style:font-size-complex="14pt"/>
    </style:style>
    <style:style style:name="P281"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ize="14pt" fo:font-style="normal" style:text-underline-style="none" fo:font-weight="normal" officeooo:rsid="002e2cd4" style:text-blinking="false" fo:background-color="transparent" style:font-size-asian="14pt" style:font-size-complex="14pt"/>
    </style:style>
    <style:style style:name="P28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28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tyle="normal" style:text-underline-style="none" fo:font-weight="bold" officeooo:paragraph-rsid="00498be3" style:text-blinking="false" style:font-style-asian="normal" style:font-weight-asian="bold" style:font-size-complex="12pt" style:font-weight-complex="bold"/>
    </style:style>
    <style:style style:name="P284"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285"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286" style:family="paragraph" style:parent-style-name="Standard">
      <style:paragraph-properties fo:margin-left="0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287"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28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style:text-underline-style="none" officeooo:paragraph-rsid="0030967f" style:text-blinking="false" fo:background-color="transparent" loext:padding="0cm" loext:border="none"/>
    </style:style>
    <style:style style:name="P289" style:family="paragraph" style:parent-style-name="Standard">
      <style:paragraph-properties fo:margin-left="1.27cm" fo:margin-right="0cm" fo:margin-top="0cm" fo:margin-bottom="0.106cm" style:contextual-spacing="false" fo:line-height="137%" fo:text-indent="0cm" style:auto-text-indent="false"/>
      <style:text-properties style:font-name="Arial7" officeooo:paragraph-rsid="00498be3"/>
    </style:style>
    <style:style style:name="P290" style:family="paragraph" style:parent-style-name="Standard">
      <style:paragraph-properties fo:margin-left="2.54cm" fo:margin-right="0cm" fo:margin-top="0cm" fo:margin-bottom="0.106cm" style:contextual-spacing="false" fo:line-height="137%" fo:text-indent="0cm" style:auto-text-indent="false"/>
      <style:text-properties style:font-name="Arial7"/>
    </style:style>
    <style:style style:name="P291" style:family="paragraph" style:parent-style-name="Standard">
      <style:paragraph-properties fo:margin-left="1.27cm" fo:margin-right="0cm" fo:margin-top="0cm" fo:margin-bottom="0.106cm" style:contextual-spacing="false" fo:line-height="137%" fo:text-indent="0cm" style:auto-text-indent="false"/>
      <style:text-properties style:font-name="Arial7"/>
    </style:style>
    <style:style style:name="P29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paragraph-rsid="0030967f"/>
    </style:style>
    <style:style style:name="P293" style:family="paragraph" style:parent-style-name="Standard" style:list-style-name="L29">
      <style:paragraph-properties fo:margin-left="0cm" fo:margin-right="0cm" fo:margin-top="0cm" fo:margin-bottom="0.106cm" style:contextual-spacing="false" fo:line-height="138%" fo:text-indent="0cm" style:auto-text-indent="false" style:writing-mode="lr-tb"/>
      <style:text-properties style:font-name="Arial7" officeooo:paragraph-rsid="0036eedf"/>
    </style:style>
    <style:style style:name="P294" style:family="paragraph" style:parent-style-name="Standard" style:list-style-name="L30">
      <style:paragraph-properties fo:margin-top="0cm" fo:margin-bottom="0.106cm" style:contextual-spacing="false" fo:line-height="138%" style:writing-mode="lr-tb"/>
      <style:text-properties style:font-name="Arial7" officeooo:paragraph-rsid="003d9e49"/>
    </style:style>
    <style:style style:name="P29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rsid="0030967f" officeooo:paragraph-rsid="0030967f"/>
    </style:style>
    <style:style style:name="P29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0967f" style:font-size-asian="12pt" style:font-size-complex="12pt"/>
    </style:style>
    <style:style style:name="P29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1b24b" style:font-size-asian="12pt" style:font-size-complex="12pt"/>
    </style:style>
    <style:style style:name="P29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2pt" style:font-size-complex="12pt"/>
    </style:style>
    <style:style style:name="P29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bf33f" officeooo:paragraph-rsid="003bf33f" style:font-size-asian="12pt" style:font-size-complex="12pt"/>
    </style:style>
    <style:style style:name="P300" style:family="paragraph" style:parent-style-name="Standard" style:list-style-name="L30">
      <style:paragraph-properties fo:margin-top="0cm" fo:margin-bottom="0.106cm" style:contextual-spacing="false" fo:line-height="138%" style:writing-mode="lr-tb"/>
      <style:text-properties style:font-name="Arial7" fo:font-size="12pt" officeooo:rsid="003bf33f" officeooo:paragraph-rsid="003d9e49" style:font-size-asian="12pt" style:font-size-complex="12pt"/>
    </style:style>
    <style:style style:name="P30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2pt" style:font-size-complex="12pt"/>
    </style:style>
    <style:style style:name="P30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0.5pt" style:font-size-complex="12pt"/>
    </style:style>
    <style:style style:name="P303" style:family="paragraph" style:parent-style-name="Standard">
      <style:text-properties officeooo:rsid="00b4f4f1" officeooo:paragraph-rsid="00ba0b1c"/>
    </style:style>
    <style:style style:name="P304"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officeooo:rsid="005882f3" officeooo:paragraph-rsid="00bc2545" fo:background-color="transparent" style:font-size-asian="10.5pt" style:font-size-complex="12pt"/>
    </style:style>
    <style:style style:name="P305"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officeooo:rsid="005882f3" officeooo:paragraph-rsid="00bdfe77" fo:background-color="transparent" style:font-size-asian="10.5pt" style:font-size-complex="12pt"/>
    </style:style>
    <style:style style:name="P306" style:family="paragraph" style:parent-style-name="Standard">
      <style:paragraph-properties style:line-height-at-least="0.503cm"/>
      <style:text-properties fo:color="#000000" loext:opacity="100%" style:font-name="Arial2" fo:font-size="12pt" fo:font-weight="normal" officeooo:paragraph-rsid="00bdfe77" fo:background-color="transparent" style:font-size-asian="10.5pt" style:font-size-complex="12pt"/>
    </style:style>
    <style:style style:name="P307"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bc2545" fo:background-color="transparent"/>
    </style:style>
    <style:style style:name="P308"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bdfe77" fo:background-color="transparent"/>
    </style:style>
    <style:style style:name="P309" style:family="paragraph" style:parent-style-name="Standard">
      <style:text-properties fo:color="#666666" loext:opacity="100%" style:font-name="Consolas2" fo:font-size="10.5pt" fo:font-weight="normal" officeooo:rsid="0056c63c" officeooo:paragraph-rsid="00bdfe77" fo:background-color="transparent"/>
    </style:style>
    <style:style style:name="P310"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rsid="005882f3" officeooo:paragraph-rsid="00bdfe77"/>
    </style:style>
    <style:style style:name="P311" style:family="paragraph" style:parent-style-name="Standard">
      <style:paragraph-properties fo:margin-left="0cm" fo:margin-right="0cm" style:line-height-at-least="0.503cm" fo:text-indent="0cm" style:auto-text-indent="false"/>
      <style:text-properties fo:color="#666666" loext:opacity="100%" style:font-name="Consolas2" fo:font-size="10.5pt" fo:font-style="italic" fo:font-weight="normal" officeooo:paragraph-rsid="00bc2545" fo:background-color="transparent"/>
    </style:style>
    <style:style style:name="P312" style:family="paragraph" style:parent-style-name="Standard">
      <style:paragraph-properties style:line-height-at-least="0.503cm"/>
      <style:text-properties fo:color="#666666" loext:opacity="100%" officeooo:paragraph-rsid="00bc2545" fo:background-color="transparent"/>
    </style:style>
    <style:style style:name="P313" style:family="paragraph" style:parent-style-name="Standard">
      <style:paragraph-properties fo:margin-left="0cm" fo:margin-right="0cm" style:line-height-at-least="0.503cm" fo:text-indent="0cm" style:auto-text-indent="false"/>
      <style:text-properties fo:color="#666666" loext:opacity="100%" officeooo:paragraph-rsid="00bc2545" fo:background-color="transparent"/>
    </style:style>
    <style:style style:name="P314" style:family="paragraph" style:parent-style-name="Standard">
      <style:paragraph-properties style:line-height-at-least="0.503cm"/>
      <style:text-properties fo:color="#666666" loext:opacity="100%" officeooo:paragraph-rsid="00bdfe77" fo:background-color="transparent"/>
    </style:style>
    <style:style style:name="P315" style:family="paragraph" style:parent-style-name="Standard">
      <style:paragraph-properties fo:margin-left="0cm" fo:margin-right="0cm" style:line-height-at-least="0.503cm" fo:text-indent="0cm" style:auto-text-indent="false"/>
      <style:text-properties fo:color="#666666" loext:opacity="100%" officeooo:paragraph-rsid="00bdfe77" fo:background-color="transparent"/>
    </style:style>
    <style:style style:name="P316" style:family="paragraph" style:parent-style-name="Text_20_body" style:list-style-name="L1"/>
    <style:style style:name="P31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style:font-name="Arial7" fo:font-weight="normal" officeooo:paragraph-rsid="001bcd68" style:font-weight-asian="normal" style:font-weight-complex="normal"/>
    </style:style>
    <style:style style:name="P318" style:family="paragraph" style:parent-style-name="Text_20_body" style:list-style-name="L2">
      <style:paragraph-properties fo:margin-top="0cm" fo:margin-bottom="0.106cm" style:contextual-spacing="false" fo:line-height="138%" style:writing-mode="lr-tb"/>
      <style:text-properties style:font-name="Arial7" fo:font-weight="normal" officeooo:paragraph-rsid="001bcd68" style:font-weight-asian="normal" style:font-weight-complex="normal"/>
    </style:style>
    <style:style style:name="P319" style:family="paragraph" style:parent-style-name="Text_20_body" style:list-style-name="L2">
      <style:text-properties style:font-name="Arial7" officeooo:paragraph-rsid="001bcd68"/>
    </style:style>
    <style:style style:name="P320" style:family="paragraph" style:parent-style-name="Text_20_body" style:list-style-name="L3">
      <style:text-properties style:font-name="Arial7"/>
    </style:style>
    <style:style style:name="P321" style:family="paragraph" style:parent-style-name="Text_20_body" style:list-style-name="L3">
      <style:text-properties style:font-name="Arial7" officeooo:paragraph-rsid="001bcd68"/>
    </style:style>
    <style:style style:name="P322" style:family="paragraph" style:parent-style-name="Text_20_body" style:list-style-name="L5">
      <style:text-properties style:font-name="Arial7"/>
    </style:style>
    <style:style style:name="P323" style:family="paragraph" style:parent-style-name="Text_20_body" style:list-style-name="L9">
      <style:text-properties style:font-name="Arial7" fo:font-size="12pt" officeooo:paragraph-rsid="001ec6d5" style:font-size-asian="12pt" style:font-size-complex="12pt"/>
    </style:style>
    <style:style style:name="P324" style:family="paragraph" style:parent-style-name="Text_20_body" style:list-style-name="L10">
      <style:text-properties style:font-name="Arial7" fo:font-size="12pt" officeooo:paragraph-rsid="001ec6d5" style:font-size-asian="12pt" style:font-size-complex="12pt"/>
    </style:style>
    <style:style style:name="P325" style:family="paragraph" style:parent-style-name="Text_20_body" style:list-style-name="L11">
      <style:text-properties style:font-name="Arial7" fo:font-size="12pt" officeooo:paragraph-rsid="001ec6d5" style:font-size-asian="12pt" style:font-size-complex="12pt"/>
    </style:style>
    <style:style style:name="P326" style:family="paragraph" style:parent-style-name="Text_20_body" style:list-style-name="L12">
      <style:text-properties style:font-name="Arial7" fo:font-size="12pt" officeooo:paragraph-rsid="001ec6d5" style:font-size-asian="12pt" style:font-size-complex="12pt"/>
    </style:style>
    <style:style style:name="P327" style:family="paragraph" style:parent-style-name="Text_20_body" style:list-style-name="L13">
      <style:text-properties style:font-name="Arial7" fo:font-size="12pt" officeooo:paragraph-rsid="0020311f" style:font-size-asian="12pt" style:font-size-complex="12pt"/>
    </style:style>
    <style:style style:name="P328" style:family="paragraph" style:parent-style-name="Text_20_body" style:list-style-name="L14">
      <style:text-properties style:font-name="Arial7" fo:font-size="12pt" officeooo:paragraph-rsid="0020311f" style:font-size-asian="12pt" style:font-size-complex="12pt"/>
    </style:style>
    <style:style style:name="P329" style:family="paragraph" style:parent-style-name="Text_20_body" style:list-style-name="L18">
      <style:paragraph-properties fo:margin-top="0cm" fo:margin-bottom="0.106cm" style:contextual-spacing="false" fo:line-height="138%" style:writing-mode="lr-tb"/>
      <style:text-properties style:font-name="Arial7" officeooo:paragraph-rsid="00297d59"/>
    </style:style>
    <style:style style:name="P330" style:family="paragraph" style:parent-style-name="Text_20_body" style:list-style-name="L18">
      <style:paragraph-properties fo:margin-top="0cm" fo:margin-bottom="0.106cm" style:contextual-spacing="false" fo:line-height="138%" style:writing-mode="lr-tb"/>
      <style:text-properties style:font-name="Arial7" officeooo:paragraph-rsid="0029ad33"/>
    </style:style>
    <style:style style:name="P331" style:family="paragraph" style:parent-style-name="Text_20_body" style:list-style-name="L18">
      <style:paragraph-properties fo:margin-top="0cm" fo:margin-bottom="0.106cm" style:contextual-spacing="false" fo:line-height="138%" style:writing-mode="lr-tb"/>
      <style:text-properties style:font-name="Arial7" officeooo:paragraph-rsid="002accc5"/>
    </style:style>
    <style:style style:name="P332" style:family="paragraph" style:parent-style-name="Text_20_body" style:list-style-name="L18">
      <style:paragraph-properties fo:margin-top="0cm" fo:margin-bottom="0.106cm" style:contextual-spacing="false" fo:line-height="138%" style:writing-mode="lr-tb"/>
      <style:text-properties style:font-name="Arial7" officeooo:rsid="0029ad33" officeooo:paragraph-rsid="0029ad33"/>
    </style:style>
    <style:style style:name="P333" style:family="paragraph" style:parent-style-name="Text_20_body">
      <style:text-properties style:font-name="Arial7" officeooo:rsid="0056c63c" officeooo:paragraph-rsid="00ba0b1c"/>
    </style:style>
    <style:style style:name="P334" style:family="paragraph" style:parent-style-name="Text_20_body" style:list-style-name="L4"/>
    <style:style style:name="P335" style:family="paragraph" style:parent-style-name="Text_20_body" style:list-style-name="L4">
      <style:text-properties officeooo:paragraph-rsid="001bcd68"/>
    </style:style>
    <style:style style:name="P336" style:family="paragraph" style:parent-style-name="Text_20_body" style:list-style-name="L5"/>
    <style:style style:name="P337" style:family="paragraph" style:parent-style-name="Text_20_body" style:list-style-name="L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338" style:family="paragraph" style:parent-style-name="Text_20_body" style:list-style-name="L7">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339" style:family="paragraph" style:parent-style-name="Text_20_body" style:list-style-name="L8">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34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277f" style:text-blinking="false" fo:background-color="transparent" style:font-size-asian="12pt" style:font-size-complex="12pt"/>
    </style:style>
    <style:style style:name="P341"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e2cd4" style:text-blinking="false" fo:background-color="transparent" style:font-size-asian="12pt" style:font-size-complex="12pt"/>
    </style:style>
    <style:style style:name="P34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34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34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345"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346"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347"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348"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349"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350"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351"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352"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353"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35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b03a2" officeooo:paragraph-rsid="002b03a2" style:text-blinking="false" fo:background-color="transparent" style:font-size-asian="10.5pt" style:font-weight-asian="normal" style:font-size-complex="12pt" style:font-weight-complex="normal"/>
    </style:style>
    <style:style style:name="P35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356" style:family="paragraph" style:parent-style-name="Text_20_body" style:list-style-name="L26">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357" style:family="paragraph" style:parent-style-name="Text_20_body" style:list-style-name="L2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358"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officeooo:paragraph-rsid="002e2cd4" style:text-blinking="false" fo:background-color="transparent" style:font-size-asian="12pt" style:font-size-complex="12pt"/>
    </style:style>
    <style:style style:name="P35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36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loext:padding="0cm" loext:border="none"/>
    </style:style>
    <style:style style:name="P36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36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36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377fc" style:text-blinking="false" fo:background-color="transparent" style:font-size-asian="12pt" style:font-size-complex="12pt"/>
    </style:style>
    <style:style style:name="P36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36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2eb38"/>
    </style:style>
    <style:style style:name="P36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377fc"/>
    </style:style>
    <style:style style:name="P367" style:family="paragraph" style:parent-style-name="Text_20_body" style:list-style-name="L15"/>
    <style:style style:name="P368" style:family="paragraph" style:parent-style-name="Text_20_body" style:list-style-name="L24"/>
    <style:style style:name="P369" style:family="paragraph" style:parent-style-name="Text_20_body" style:list-style-name="L27">
      <style:paragraph-properties fo:margin-top="0cm" fo:margin-bottom="0cm" style:contextual-spacing="false"/>
      <style:text-properties officeooo:paragraph-rsid="0038b368"/>
    </style:style>
    <style:style style:name="P370" style:family="paragraph" style:parent-style-name="Text_20_body" style:list-style-name="L27">
      <style:text-properties officeooo:paragraph-rsid="0038b368"/>
    </style:style>
    <style:style style:name="P371" style:family="paragraph" style:parent-style-name="Text_20_body" style:list-style-name="L28"/>
    <style:style style:name="P372" style:family="paragraph" style:parent-style-name="Text_20_body" style:list-style-name="L28">
      <style:paragraph-properties fo:margin-top="0cm" fo:margin-bottom="0cm" style:contextual-spacing="false"/>
    </style:style>
    <style:style style:name="P373" style:family="paragraph" style:parent-style-name="Text_20_body" style:list-style-name="L1">
      <style:text-properties style:font-name="Arial2" fo:font-size="14pt" fo:font-weight="bold" officeooo:rsid="006a461e" officeooo:paragraph-rsid="006a461e" style:font-size-asian="12.25pt" style:font-weight-asian="bold" style:font-size-complex="14pt" style:font-weight-complex="bold"/>
    </style:style>
    <style:style style:name="P374" style:family="paragraph" style:parent-style-name="Text_20_body" style:list-style-name="L31">
      <style:text-properties style:font-name="Arial2" fo:font-size="10.5pt" style:font-size-asian="10.5pt" style:font-size-complex="10.5pt"/>
    </style:style>
    <style:style style:name="P375" style:family="paragraph" style:parent-style-name="Text_20_body" style:list-style-name="L34">
      <style:text-properties style:font-name="Arial2"/>
    </style:style>
    <style:style style:name="P376" style:family="paragraph" style:parent-style-name="Text_20_body" style:list-style-name="L35">
      <style:text-properties style:font-name="Arial2"/>
    </style:style>
    <style:style style:name="P377" style:family="paragraph" style:parent-style-name="Text_20_body" style:list-style-name="L41">
      <style:paragraph-properties fo:margin-top="0cm" fo:margin-bottom="0cm" style:contextual-spacing="false"/>
      <style:text-properties style:font-name="Arial2" officeooo:paragraph-rsid="00a2374c"/>
    </style:style>
    <style:style style:name="P378" style:family="paragraph" style:parent-style-name="Text_20_body" style:list-style-name="L42">
      <style:paragraph-properties fo:margin-top="0cm" fo:margin-bottom="0cm" style:contextual-spacing="false"/>
      <style:text-properties style:font-name="Arial2" officeooo:paragraph-rsid="00a2374c"/>
    </style:style>
    <style:style style:name="P379" style:family="paragraph" style:parent-style-name="Text_20_body" style:list-style-name="L44">
      <style:paragraph-properties fo:margin-top="0cm" fo:margin-bottom="0cm" style:contextual-spacing="false"/>
      <style:text-properties style:font-name="Arial2"/>
    </style:style>
    <style:style style:name="P380" style:family="paragraph" style:parent-style-name="Text_20_body">
      <style:text-properties style:font-name="Arial2" officeooo:rsid="005882f3" officeooo:paragraph-rsid="00bc2545"/>
    </style:style>
    <style:style style:name="P381" style:family="paragraph" style:parent-style-name="Text_20_body">
      <style:text-properties style:font-name="Arial2" officeooo:rsid="0058bfa5" officeooo:paragraph-rsid="00bdfe77"/>
    </style:style>
    <style:style style:name="P382" style:family="paragraph" style:parent-style-name="Text_20_body" style:list-style-name="L31">
      <style:text-properties officeooo:paragraph-rsid="006b5079"/>
    </style:style>
    <style:style style:name="P383" style:family="paragraph" style:parent-style-name="Text_20_body" style:list-style-name="L32"/>
    <style:style style:name="P384" style:family="paragraph" style:parent-style-name="Text_20_body" style:list-style-name="L1">
      <style:text-properties officeooo:rsid="007509af" officeooo:paragraph-rsid="007a1a22"/>
    </style:style>
    <style:style style:name="P385" style:family="paragraph" style:parent-style-name="Text_20_body" style:list-style-name="L33"/>
    <style:style style:name="P386" style:family="paragraph" style:parent-style-name="Text_20_body" style:list-style-name="L33">
      <style:paragraph-properties fo:margin-top="0cm" fo:margin-bottom="0cm" style:contextual-spacing="false"/>
    </style:style>
    <style:style style:name="P387" style:family="paragraph" style:parent-style-name="Text_20_body" style:list-style-name="L1">
      <style:text-properties officeooo:rsid="007eaa1b" officeooo:paragraph-rsid="007eaa1b"/>
    </style:style>
    <style:style style:name="P388" style:family="paragraph" style:parent-style-name="Text_20_body" style:list-style-name="L36"/>
    <style:style style:name="P389" style:family="paragraph" style:parent-style-name="Text_20_body" style:list-style-name="L37"/>
    <style:style style:name="P390" style:family="paragraph" style:parent-style-name="Text_20_body" style:list-style-name="L38"/>
    <style:style style:name="P391" style:family="paragraph" style:parent-style-name="Text_20_body" style:list-style-name="L39">
      <style:paragraph-properties fo:margin-top="0cm" fo:margin-bottom="0cm" style:contextual-spacing="false"/>
      <style:text-properties officeooo:paragraph-rsid="00a2374c"/>
    </style:style>
    <style:style style:name="P392" style:family="paragraph" style:parent-style-name="Text_20_body" style:list-style-name="L40">
      <style:paragraph-properties fo:margin-top="0cm" fo:margin-bottom="0cm" style:contextual-spacing="false"/>
      <style:text-properties officeooo:paragraph-rsid="00a2374c"/>
    </style:style>
    <style:style style:name="P393" style:family="paragraph" style:parent-style-name="Text_20_body" style:list-style-name="L41">
      <style:paragraph-properties fo:margin-top="0cm" fo:margin-bottom="0cm" style:contextual-spacing="false"/>
      <style:text-properties officeooo:paragraph-rsid="00a2374c"/>
    </style:style>
    <style:style style:name="P394" style:family="paragraph" style:parent-style-name="Text_20_body" style:list-style-name="L42">
      <style:paragraph-properties fo:margin-top="0cm" fo:margin-bottom="0cm" style:contextual-spacing="false"/>
      <style:text-properties officeooo:paragraph-rsid="00a2374c"/>
    </style:style>
    <style:style style:name="P395" style:family="paragraph" style:parent-style-name="Text_20_body" style:list-style-name="L43">
      <style:paragraph-properties fo:margin-top="0cm" fo:margin-bottom="0cm" style:contextual-spacing="false"/>
      <style:text-properties officeooo:paragraph-rsid="00a2374c"/>
    </style:style>
    <style:style style:name="P396" style:family="paragraph" style:parent-style-name="Text_20_body" style:list-style-name="L43">
      <style:text-properties officeooo:paragraph-rsid="00a2374c"/>
    </style:style>
    <style:style style:name="P397" style:family="paragraph" style:parent-style-name="Text_20_body" style:list-style-name="L44">
      <style:text-properties officeooo:paragraph-rsid="00a7b1a9"/>
    </style:style>
    <style:style style:name="P398" style:family="paragraph" style:parent-style-name="Text_20_body" style:list-style-name="L44">
      <style:paragraph-properties fo:margin-top="0cm" fo:margin-bottom="0cm" style:contextual-spacing="false"/>
    </style:style>
    <style:style style:name="P399" style:family="paragraph" style:parent-style-name="Text_20_body">
      <style:text-properties officeooo:rsid="00b4f4f1" officeooo:paragraph-rsid="00ba0b1c"/>
    </style:style>
    <style:style style:name="P400" style:family="paragraph" style:parent-style-name="Text_20_body">
      <style:text-properties officeooo:rsid="00b74187" officeooo:paragraph-rsid="00b74187"/>
    </style:style>
    <style:style style:name="P401" style:family="paragraph" style:parent-style-name="Text_20_body">
      <style:paragraph-properties fo:margin-left="1.251cm" fo:text-indent="0cm" style:auto-text-indent="false"/>
      <style:text-properties officeooo:rsid="00b88cc7" officeooo:paragraph-rsid="00b88cc7"/>
    </style:style>
    <style:style style:name="P402" style:family="paragraph" style:parent-style-name="Text_20_body">
      <style:text-properties fo:color="#88898f" loext:opacity="100%" style:font-name="Consolas2" fo:font-size="10.5pt" fo:font-weight="normal" officeooo:paragraph-rsid="00ba0b1c" fo:background-color="transparent"/>
    </style:style>
    <style:style style:name="P403" style:family="paragraph" style:parent-style-name="Text_20_body">
      <style:text-properties fo:color="#d7d7d7" loext:opacity="100%" style:font-name="Consolas2" fo:font-size="10.5pt" fo:font-weight="normal" officeooo:paragraph-rsid="00ba0b1c" fo:background-color="transparent"/>
    </style:style>
    <style:style style:name="P404" style:family="paragraph" style:parent-style-name="Text_20_body">
      <style:text-properties officeooo:rsid="00ba0b1c" officeooo:paragraph-rsid="00ba0b1c"/>
    </style:style>
    <style:style style:name="P405" style:family="paragraph" style:parent-style-name="Text_20_body" style:list-style-name="L46">
      <style:text-properties officeooo:rsid="00ba0b1c" officeooo:paragraph-rsid="00ba0b1c"/>
    </style:style>
    <style:style style:name="P406" style:family="paragraph" style:parent-style-name="Text_20_body" style:list-style-name="L46"/>
    <style:style style:name="P407" style:family="paragraph" style:parent-style-name="Text_20_body" style:list-style-name="L46">
      <style:text-properties officeooo:paragraph-rsid="00ba0b1c"/>
    </style:style>
    <style:style style:name="P408" style:family="paragraph" style:parent-style-name="Text_20_body" style:list-style-name="L46">
      <style:text-properties officeooo:paragraph-rsid="00ba561d"/>
    </style:style>
    <style:style style:name="P409" style:family="paragraph" style:parent-style-name="Text_20_body">
      <style:text-properties officeooo:paragraph-rsid="00bc2545"/>
    </style:style>
    <style:style style:name="P410" style:family="paragraph" style:parent-style-name="Text_20_body">
      <style:text-properties fo:color="#000000" loext:opacity="100%" style:font-name="Arial2" officeooo:rsid="0058bfa5" officeooo:paragraph-rsid="00bdfe77" fo:background-color="transparent"/>
    </style:style>
    <style:style style:name="P411" style:family="paragraph" style:parent-style-name="Text_20_body" style:list-style-name="L45">
      <style:text-properties officeooo:rsid="005882f3" officeooo:paragraph-rsid="00bdfe77"/>
    </style:style>
    <style:style style:name="P412" style:family="paragraph" style:parent-style-name="Text_20_body">
      <style:text-properties fo:color="#666666" loext:opacity="100%" style:font-name="Consolas2" fo:font-size="10.5pt" fo:font-weight="normal" officeooo:paragraph-rsid="00bdfe77" fo:background-color="transparent"/>
    </style:style>
    <style:style style:name="P413" style:family="paragraph" style:parent-style-name="Text_20_body">
      <style:text-properties officeooo:paragraph-rsid="00bdfe77"/>
    </style:style>
    <style:style style:name="T1"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4"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cm" loext:border="none"/>
    </style:style>
    <style:style style:name="T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cm" loext:border="none"/>
    </style:style>
    <style:style style:name="T7"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8"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9"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10"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11"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12"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15" style:family="text">
      <style:text-properties fo:font-variant="normal" fo:text-transform="none" fo:color="#000000" loext:opacity="100%" style:text-line-through-style="none" style:text-line-through-type="none" style:font-name="Arial7"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16" style:family="text">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T1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22"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23"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cm" loext:border="none"/>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25"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27"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28"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29"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30"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1" style:family="text">
      <style:text-properties style:font-name="Arial7"/>
    </style:style>
    <style:style style:name="T32" style:family="text">
      <style:text-properties style:font-name="Arial7" fo:font-size="12pt" style:font-size-asian="12pt" style:font-size-complex="12pt"/>
    </style:style>
    <style:style style:name="T33" style:family="text">
      <style:text-properties style:font-name="Arial7" fo:font-size="12pt" officeooo:rsid="0025f136" style:font-size-asian="12pt" style:font-size-complex="12pt"/>
    </style:style>
    <style:style style:name="T34" style:family="text">
      <style:text-properties style:font-name="Arial7" fo:font-size="12pt" officeooo:rsid="0038b368" style:font-size-asian="12pt" style:font-size-complex="12pt"/>
    </style:style>
    <style:style style:name="T35" style:family="text">
      <style:text-properties style:font-name="Arial7" fo:font-size="12pt" officeooo:rsid="0039fcdc" style:font-size-asian="12pt" style:font-size-complex="12pt"/>
    </style:style>
    <style:style style:name="T36" style:family="text">
      <style:text-properties style:font-name="Arial7" fo:font-size="14pt" officeooo:rsid="0020311f" style:font-size-asian="14pt" style:font-size-complex="14pt"/>
    </style:style>
    <style:style style:name="T37" style:family="text">
      <style:text-properties style:font-name="Arial7" fo:font-size="14pt" officeooo:rsid="002377fc" style:font-size-asian="14pt" style:font-size-complex="14pt"/>
    </style:style>
    <style:style style:name="T38" style:family="text">
      <style:text-properties style:font-name="Arial7" fo:font-weight="normal" officeooo:rsid="0020311f" style:font-weight-asian="normal" style:font-weight-complex="normal"/>
    </style:style>
    <style:style style:name="T39" style:family="text">
      <style:text-properties style:font-name="Arial7" fo:font-weight="normal" officeooo:rsid="0022eb38" style:font-weight-asian="normal" style:font-weight-complex="normal"/>
    </style:style>
    <style:style style:name="T40" style:family="text">
      <style:text-properties style:font-name="Arial7" fo:font-weight="normal" officeooo:rsid="002377fc" style:font-weight-asian="normal" style:font-weight-complex="normal"/>
    </style:style>
    <style:style style:name="T41" style:family="text">
      <style:text-properties style:font-name="Arial7" officeooo:rsid="00520330"/>
    </style:style>
    <style:style style:name="T42" style:family="text">
      <style:text-properties style:font-name="Arial7" officeooo:rsid="00358369"/>
    </style:style>
    <style:style style:name="T43" style:family="text">
      <style:text-properties style:font-name="Arial7" fo:font-weight="bold" officeooo:rsid="00358369" style:font-weight-asian="bold" style:font-weight-complex="bold"/>
    </style:style>
    <style:style style:name="T44" style:family="text">
      <style:text-properties style:font-name="Arial7" officeooo:rsid="00359118"/>
    </style:style>
    <style:style style:name="T45" style:family="text">
      <style:text-properties fo:font-weight="normal"/>
    </style:style>
    <style:style style:name="T46" style:family="text">
      <style:text-properties fo:font-weight="normal" style:font-weight-asian="normal" style:font-weight-complex="normal"/>
    </style:style>
    <style:style style:name="T47" style:family="text">
      <style:text-properties fo:font-weight="normal" officeooo:rsid="001db3a9" style:font-weight-asian="normal" style:font-weight-complex="normal"/>
    </style:style>
    <style:style style:name="T48" style:family="text">
      <style:text-properties fo:font-weight="normal" officeooo:rsid="001ec6d5" style:font-weight-asian="normal" style:font-weight-complex="normal"/>
    </style:style>
    <style:style style:name="T49" style:family="text">
      <style:text-properties fo:font-weight="normal" officeooo:rsid="008eef61" style:font-weight-asian="normal" style:font-weight-complex="normal"/>
    </style:style>
    <style:style style:name="T50" style:family="text">
      <style:text-properties fo:font-weight="normal" officeooo:rsid="00978089" style:font-weight-asian="normal" style:font-weight-complex="normal"/>
    </style:style>
    <style:style style:name="T51" style:family="text">
      <style:text-properties fo:font-weight="normal" officeooo:rsid="00995056" style:font-weight-asian="normal" style:font-weight-complex="normal"/>
    </style:style>
    <style:style style:name="T52" style:family="text">
      <style:text-properties fo:font-weight="normal" officeooo:rsid="009a8e91" style:font-weight-asian="normal" style:font-weight-complex="normal"/>
    </style:style>
    <style:style style:name="T53" style:family="text">
      <style:text-properties fo:font-weight="normal" officeooo:rsid="009dd141" style:font-weight-asian="normal" style:font-weight-complex="normal"/>
    </style:style>
    <style:style style:name="T54" style:family="text">
      <style:text-properties fo:font-weight="normal" officeooo:rsid="009fc113" style:font-weight-asian="normal" style:font-weight-complex="normal"/>
    </style:style>
    <style:style style:name="T55" style:family="text">
      <style:text-properties fo:font-weight="normal" officeooo:rsid="00a11a89" style:font-weight-asian="normal" style:font-weight-complex="normal"/>
    </style:style>
    <style:style style:name="T56" style:family="text">
      <style:text-properties fo:font-weight="normal" officeooo:rsid="00ae2fbe" style:font-weight-asian="normal" style:font-weight-complex="normal"/>
    </style:style>
    <style:style style:name="T57" style:family="text">
      <style:text-properties fo:font-weight="normal" officeooo:rsid="0061982d"/>
    </style:style>
    <style:style style:name="T58" style:family="text">
      <style:text-properties fo:font-weight="normal" officeooo:rsid="00669794"/>
    </style:style>
    <style:style style:name="T59" style:family="text">
      <style:text-properties officeooo:rsid="0070afff"/>
    </style:style>
    <style:style style:name="T60" style:family="text">
      <style:text-properties style:font-name="arial" fo:font-weight="normal" style:font-weight-asian="normal" style:font-weight-complex="normal"/>
    </style:style>
    <style:style style:name="T61" style:family="text">
      <style:text-properties officeooo:rsid="002accc5"/>
    </style:style>
    <style:style style:name="T62" style:family="text">
      <style:text-properties officeooo:rsid="0027cc79"/>
    </style:style>
    <style:style style:name="T63" style:family="text">
      <style:text-properties officeooo:rsid="0029ad33"/>
    </style:style>
    <style:style style:name="T64" style:family="text">
      <style:text-properties officeooo:rsid="003d9e49"/>
    </style:style>
    <style:style style:name="T65" style:family="text">
      <style:text-properties loext:padding="0cm" loext:border="none"/>
    </style:style>
    <style:style style:name="T66" style:family="text">
      <style:text-properties style:font-name="Liberation Serif"/>
    </style:style>
    <style:style style:name="T67" style:family="text">
      <style:text-properties officeooo:rsid="004cdd26"/>
    </style:style>
    <style:style style:name="T68" style:family="text">
      <style:text-properties officeooo:rsid="004d936f"/>
    </style:style>
    <style:style style:name="T69" style:family="text">
      <style:text-properties officeooo:rsid="004fbc62"/>
    </style:style>
    <style:style style:name="T70" style:family="text">
      <style:text-properties officeooo:rsid="00520330"/>
    </style:style>
    <style:style style:name="T71" style:family="text">
      <style:text-properties officeooo:rsid="0035d522"/>
    </style:style>
    <style:style style:name="T72" style:family="text">
      <style:text-properties officeooo:rsid="00358369"/>
    </style:style>
    <style:style style:name="T73" style:family="text">
      <style:text-properties officeooo:rsid="004793b7"/>
    </style:style>
    <style:style style:name="T74" style:family="text">
      <style:text-properties officeooo:rsid="00498be3"/>
    </style:style>
    <style:style style:name="T75" style:family="text">
      <style:text-properties officeooo:rsid="0042b483"/>
    </style:style>
    <style:style style:name="T76" style:family="text">
      <style:text-properties officeooo:rsid="004442c5"/>
    </style:style>
    <style:style style:name="T77" style:family="text">
      <style:text-properties officeooo:rsid="004b5d62"/>
    </style:style>
    <style:style style:name="T78" style:family="text">
      <style:text-properties fo:font-size="12pt" style:font-size-asian="12pt" style:font-size-complex="12pt"/>
    </style:style>
    <style:style style:name="T79" style:family="text">
      <style:text-properties fo:font-size="12pt" officeooo:rsid="003bf33f" style:font-size-asian="12pt" style:font-size-complex="12pt"/>
    </style:style>
    <style:style style:name="T80" style:family="text">
      <style:text-properties fo:font-size="12pt" officeooo:rsid="003d9e49" style:font-size-asian="12pt" style:font-size-complex="12pt"/>
    </style:style>
    <style:style style:name="T81" style:family="text">
      <style:text-properties fo:font-size="12pt" officeooo:rsid="003bf33f" style:font-size-asian="10.5pt" style:font-size-complex="12pt"/>
    </style:style>
    <style:style style:name="T82" style:family="text">
      <style:text-properties fo:font-size="12pt" officeooo:rsid="0036eedf" style:font-size-asian="10.5pt" style:font-size-complex="12pt"/>
    </style:style>
    <style:style style:name="T83" style:family="text">
      <style:text-properties fo:font-size="11pt"/>
    </style:style>
    <style:style style:name="T84" style:family="text">
      <style:text-properties fo:font-size="11pt" fo:font-weight="normal" style:font-size-asian="11pt" style:font-weight-asian="normal" style:font-size-complex="11pt" style:font-weight-complex="normal"/>
    </style:style>
    <style:style style:name="T85" style:family="text">
      <style:text-properties officeooo:rsid="003bf33f"/>
    </style:style>
    <style:style style:name="T86" style:family="text">
      <style:text-properties officeooo:rsid="0040abc1"/>
    </style:style>
    <style:style style:name="T87" style:family="text">
      <style:text-properties fo:color="#000000" loext:opacity="100%" style:font-name="Arial2" fo:font-size="12pt" fo:font-weight="normal" fo:background-color="transparent" loext:char-shading-value="0" style:font-size-asian="12pt" style:font-size-complex="12pt"/>
    </style:style>
    <style:style style:name="T88" style:family="text">
      <style:text-properties fo:color="#000000" loext:opacity="100%" style:font-name="Arial2" fo:font-size="12pt" fo:font-weight="normal" officeooo:rsid="006a461e" style:font-size-asian="10.5pt" style:font-weight-asian="normal" style:font-size-complex="12pt" style:font-weight-complex="normal"/>
    </style:style>
    <style:style style:name="T89" style:family="text">
      <style:text-properties fo:color="#000000" loext:opacity="100%" style:font-name="Arial2" fo:font-size="12pt" fo:font-weight="normal" officeooo:rsid="006b5079" style:font-size-asian="10.5pt" style:font-weight-asian="normal" style:font-size-complex="12pt" style:font-weight-complex="normal"/>
    </style:style>
    <style:style style:name="T90" style:family="text">
      <style:text-properties style:font-name="Consolas2" fo:font-size="10.5pt" fo:font-weight="normal"/>
    </style:style>
    <style:style style:name="T91" style:family="text">
      <style:text-properties style:font-name="Consolas2" fo:font-size="10.5pt" fo:font-weight="normal" style:font-size-asian="12pt" style:font-size-complex="12pt"/>
    </style:style>
    <style:style style:name="T92" style:family="text">
      <style:text-properties style:font-name="Consolas2" fo:font-size="10.5pt" fo:font-style="italic" fo:font-weight="normal"/>
    </style:style>
    <style:style style:name="T93" style:family="text">
      <style:text-properties style:font-name="Consolas2" officeooo:rsid="00bdfe77"/>
    </style:style>
    <style:style style:name="T94" style:family="text">
      <style:text-properties style:font-name="Arial2"/>
    </style:style>
    <style:style style:name="T95" style:family="text">
      <style:text-properties style:font-name="Arial2" fo:font-size="12pt" fo:font-weight="normal" style:font-size-asian="12pt" style:font-size-complex="12pt"/>
    </style:style>
    <style:style style:name="T96" style:family="text">
      <style:text-properties style:font-name="Arial2" fo:font-size="12pt" fo:font-weight="normal" officeooo:rsid="0061982d" style:font-size-asian="12pt" style:font-size-complex="12pt"/>
    </style:style>
    <style:style style:name="T97" style:family="text">
      <style:text-properties style:font-name="Arial2" fo:font-size="12pt" fo:font-weight="normal" style:font-size-asian="12pt" style:font-weight-asian="normal" style:font-size-complex="12pt" style:font-weight-complex="normal"/>
    </style:style>
    <style:style style:name="T98" style:family="text">
      <style:text-properties style:font-name="Arial2" fo:font-size="12pt" fo:font-weight="normal" officeooo:rsid="00669794" style:font-size-asian="12pt" style:font-weight-asian="normal" style:font-size-complex="12pt" style:font-weight-complex="normal"/>
    </style:style>
    <style:style style:name="T99" style:family="text">
      <style:text-properties style:font-name="Arial2" fo:font-size="12pt" fo:font-weight="normal" officeooo:rsid="006773c2" style:font-size-asian="12pt" style:font-weight-asian="normal" style:font-size-complex="12pt" style:font-weight-complex="normal"/>
    </style:style>
    <style:style style:name="T100" style:family="text">
      <style:text-properties style:font-name="Arial2" fo:font-size="12pt" fo:font-weight="normal" officeooo:rsid="006b5079" style:font-size-asian="12pt" style:font-weight-asian="normal" style:font-size-complex="12pt" style:font-weight-complex="normal"/>
    </style:style>
    <style:style style:name="T101" style:family="text">
      <style:text-properties style:font-name="Arial2" fo:font-size="12pt" fo:font-weight="normal" officeooo:rsid="006c5455" style:font-size-asian="12pt" style:font-weight-asian="normal" style:font-size-complex="12pt" style:font-weight-complex="normal"/>
    </style:style>
    <style:style style:name="T102" style:family="text">
      <style:text-properties style:font-name="Arial2" fo:font-size="12pt" fo:font-weight="normal" officeooo:rsid="0074b2d3" style:font-size-asian="12pt" style:font-weight-asian="normal" style:font-size-complex="12pt" style:font-weight-complex="normal"/>
    </style:style>
    <style:style style:name="T103" style:family="text">
      <style:text-properties style:font-name="Arial2" fo:font-size="12pt" fo:font-weight="normal" officeooo:rsid="006c7d36" style:font-size-asian="12pt" style:font-weight-asian="normal" style:font-size-complex="12pt" style:font-weight-complex="normal"/>
    </style:style>
    <style:style style:name="T104" style:family="text">
      <style:text-properties style:font-name="Arial2" fo:font-size="12pt" fo:font-weight="normal" officeooo:rsid="00763654" style:font-size-asian="12pt" style:font-weight-asian="normal" style:font-size-complex="12pt" style:font-weight-complex="normal"/>
    </style:style>
    <style:style style:name="T105" style:family="text">
      <style:text-properties style:font-name="Arial2" fo:font-size="12pt" fo:font-weight="normal" officeooo:rsid="00787306" style:font-size-asian="12pt" style:font-weight-asian="normal" style:font-size-complex="12pt" style:font-weight-complex="normal"/>
    </style:style>
    <style:style style:name="T106" style:family="text">
      <style:text-properties style:font-name="Arial2" fo:font-size="12pt" fo:font-weight="normal" officeooo:rsid="006b5079" style:font-size-asian="10.5pt" style:font-weight-asian="normal" style:font-size-complex="12pt" style:font-weight-complex="normal"/>
    </style:style>
    <style:style style:name="T107" style:family="text">
      <style:text-properties style:font-name="Arial2" fo:font-size="12pt" fo:font-weight="normal" officeooo:rsid="00787306" style:font-size-asian="10.5pt" style:font-weight-asian="normal" style:font-size-complex="12pt" style:font-weight-complex="normal"/>
    </style:style>
    <style:style style:name="T108" style:family="text">
      <style:text-properties style:font-name="Arial2" fo:font-size="12pt" style:font-size-asian="12pt" style:font-size-complex="12pt"/>
    </style:style>
    <style:style style:name="T109" style:family="text">
      <style:text-properties style:font-name="Arial2" fo:font-size="12pt" officeooo:rsid="006c5455" style:font-size-asian="12pt" style:font-size-complex="12pt"/>
    </style:style>
    <style:style style:name="T110" style:family="text">
      <style:text-properties style:font-name="Arial2" fo:font-size="12pt" officeooo:rsid="006c7d36" style:font-size-asian="12pt" style:font-size-complex="12pt"/>
    </style:style>
    <style:style style:name="T111" style:family="text">
      <style:text-properties style:font-name="Arial2" fo:font-size="11pt" fo:font-weight="normal" style:font-size-asian="11pt" style:font-weight-asian="normal" style:font-size-complex="11pt" style:font-weight-complex="normal"/>
    </style:style>
    <style:style style:name="T112" style:family="text">
      <style:text-properties style:font-name="Arial2" fo:font-size="11pt" fo:font-weight="normal" officeooo:rsid="00669794" style:font-size-asian="11pt" style:font-weight-asian="normal" style:font-size-complex="11pt" style:font-weight-complex="normal"/>
    </style:style>
    <style:style style:name="T113" style:family="text">
      <style:text-properties style:font-name="Arial2" fo:font-size="11pt" fo:font-weight="normal" officeooo:rsid="0068857f" style:font-size-asian="11pt" style:font-weight-asian="normal" style:font-size-complex="11pt" style:font-weight-complex="normal"/>
    </style:style>
    <style:style style:name="T114" style:family="text">
      <style:text-properties style:font-name="Arial2" fo:font-size="11pt" fo:font-weight="normal" officeooo:rsid="006b5079" style:font-size-asian="11pt" style:font-weight-asian="normal" style:font-size-complex="11pt" style:font-weight-complex="normal"/>
    </style:style>
    <style:style style:name="T115" style:family="text">
      <style:text-properties style:font-name="Arial2" fo:font-size="11pt" fo:font-weight="normal" officeooo:rsid="00787306" style:font-size-asian="11pt" style:font-weight-asian="normal" style:font-size-complex="11pt" style:font-weight-complex="normal"/>
    </style:style>
    <style:style style:name="T116" style:family="text">
      <style:text-properties style:font-name="Arial2" officeooo:rsid="0068857f"/>
    </style:style>
    <style:style style:name="T117" style:family="text">
      <style:text-properties style:font-name="Arial2" officeooo:rsid="006a461e"/>
    </style:style>
    <style:style style:name="T118" style:family="text">
      <style:text-properties style:font-name="Arial2" fo:font-size="10.5pt" style:font-size-asian="10.5pt" style:font-size-complex="10.5pt"/>
    </style:style>
    <style:style style:name="T119" style:family="text">
      <style:text-properties style:font-name="Arial2" fo:font-size="10.5pt" fo:font-weight="bold" style:font-size-asian="10.5pt" style:font-weight-asian="bold" style:font-size-complex="10.5pt" style:font-weight-complex="bold"/>
    </style:style>
    <style:style style:name="T120" style:family="text">
      <style:text-properties style:font-name="Arial2" fo:font-size="10.5pt" fo:font-style="normal" style:font-size-asian="10.5pt" style:font-style-asian="normal" style:font-size-complex="10.5pt" style:font-style-complex="normal"/>
    </style:style>
    <style:style style:name="T121" style:family="text">
      <style:text-properties style:font-name="Arial2" officeooo:rsid="008ad45b"/>
    </style:style>
    <style:style style:name="T122" style:family="text">
      <style:text-properties style:font-name="Arial2" officeooo:rsid="008b89ab"/>
    </style:style>
    <style:style style:name="T123" style:family="text">
      <style:text-properties style:font-name="Arial2" fo:font-weight="bold" style:font-weight-asian="bold" style:font-weight-complex="bold"/>
    </style:style>
    <style:style style:name="T124" style:family="text">
      <style:text-properties style:font-name="Arial2" fo:font-weight="bold" officeooo:rsid="008b89ab" style:font-weight-asian="bold" style:font-weight-complex="bold"/>
    </style:style>
    <style:style style:name="T125" style:family="text">
      <style:text-properties style:font-name="Arial2" officeooo:rsid="00a11a89"/>
    </style:style>
    <style:style style:name="T126" style:family="text">
      <style:text-properties style:font-name="Arial2" fo:font-weight="normal" officeooo:rsid="00a11a89" style:font-weight-asian="normal" style:font-weight-complex="normal"/>
    </style:style>
    <style:style style:name="T127" style:family="text">
      <style:text-properties style:font-name="Arial2" fo:font-weight="normal" officeooo:rsid="00a1739b" style:font-weight-asian="normal" style:font-weight-complex="normal"/>
    </style:style>
    <style:style style:name="T128" style:family="text">
      <style:text-properties style:font-name="Arial2" officeooo:rsid="00a1739b"/>
    </style:style>
    <style:style style:name="T129" style:family="text">
      <style:text-properties style:font-name="Arial2" officeooo:rsid="00a7b1a9"/>
    </style:style>
    <style:style style:name="T130" style:family="text">
      <style:text-properties style:font-name="Arial2" officeooo:rsid="00a245eb"/>
    </style:style>
    <style:style style:name="T131" style:family="text">
      <style:text-properties style:font-name="Arial2" officeooo:rsid="00a91ca4"/>
    </style:style>
    <style:style style:name="T132" style:family="text">
      <style:text-properties style:font-name="Arial2" officeooo:rsid="00abe724"/>
    </style:style>
    <style:style style:name="T133" style:family="text">
      <style:text-properties style:font-name="Arial2" officeooo:rsid="0056c63c"/>
    </style:style>
    <style:style style:name="T134" style:family="text">
      <style:text-properties style:font-name="Arial2" officeooo:rsid="005882f3"/>
    </style:style>
    <style:style style:name="T135" style:family="text">
      <style:text-properties style:font-name="Arial2" officeooo:rsid="00bad0d3"/>
    </style:style>
    <style:style style:name="T136" style:family="text">
      <style:text-properties style:font-name="Arial2" officeooo:rsid="0058bfa5"/>
    </style:style>
    <style:style style:name="T137" style:family="text">
      <style:text-properties style:font-name="Arial2" officeooo:rsid="00bdfe77"/>
    </style:style>
    <style:style style:name="T138" style:family="text">
      <style:text-properties style:font-name="Arial2" officeooo:rsid="005aa4e5"/>
    </style:style>
    <style:style style:name="T139" style:family="text">
      <style:text-properties officeooo:rsid="006773c2"/>
    </style:style>
    <style:style style:name="T140" style:family="text">
      <style:text-properties fo:color="#808080" loext:opacity="100%" style:font-name="Consolas3" fo:font-size="10.5pt" fo:font-weight="normal" officeooo:rsid="00669794" style:font-size-asian="10.5pt" style:font-weight-asian="normal" style:font-size-complex="10.5pt" style:font-weight-complex="normal"/>
    </style:style>
    <style:style style:name="T141" style:family="text">
      <style:text-properties fo:color="#808080" loext:opacity="100%" style:font-name="Consolas" fo:font-size="10.5pt" fo:font-weight="normal" style:font-size-asian="10.5pt" style:font-weight-asian="normal" style:font-size-complex="10.5pt" style:font-weight-complex="normal"/>
    </style:style>
    <style:style style:name="T142" style:family="text">
      <style:text-properties fo:color="#808080" loext:opacity="100%" style:font-name="Consolas" fo:font-size="10.5pt" fo:font-weight="normal" officeooo:rsid="00669794" style:font-size-asian="10.5pt" style:font-weight-asian="normal" style:font-size-complex="10.5pt" style:font-weight-complex="normal"/>
    </style:style>
    <style:style style:name="T143" style:family="text">
      <style:text-properties fo:color="#808080" loext:opacity="100%" style:font-name="Consolas" fo:font-size="10.5pt" fo:font-weight="normal" officeooo:rsid="00787306" style:font-size-asian="10.5pt" style:font-weight-asian="normal" style:font-size-complex="10.5pt" style:font-weight-complex="normal"/>
    </style:style>
    <style:style style:name="T144" style:family="text">
      <style:text-properties fo:color="#808080" loext:opacity="100%" style:font-name="Consolas" fo:font-size="10.5pt" style:font-size-asian="10.5pt" style:font-size-complex="10.5pt"/>
    </style:style>
    <style:style style:name="T145" style:family="text">
      <style:text-properties fo:color="#808080" loext:opacity="100%" style:font-name="Consolas" fo:font-size="10.5pt" officeooo:rsid="008ad45b" style:font-size-asian="10.5pt" style:font-size-complex="10.5pt"/>
    </style:style>
    <style:style style:name="T146" style:family="text">
      <style:text-properties fo:color="#808080" loext:opacity="100%" style:font-name="Consolas" fo:font-size="10.5pt" fo:background-color="transparent" loext:char-shading-value="0" style:font-size-asian="10.5pt" style:font-size-complex="10.5pt"/>
    </style:style>
    <style:style style:name="T147" style:family="text">
      <style:text-properties fo:color="#808080" loext:opacity="100%" style:font-name="Consolas" fo:font-weight="normal" style:font-weight-asian="normal" style:font-weight-complex="normal"/>
    </style:style>
    <style:style style:name="T148" style:family="text">
      <style:text-properties fo:color="#808080" loext:opacity="100%" style:font-name="Consolas1" fo:font-size="10.5pt" fo:font-weight="normal" officeooo:rsid="0074b2d3" style:font-size-asian="10.5pt" style:font-weight-asian="normal" style:font-size-complex="10.5pt" style:font-weight-complex="normal"/>
    </style:style>
    <style:style style:name="T149" style:family="text">
      <style:text-properties style:font-name="Consolas" fo:font-size="10.5pt" style:font-size-asian="10.5pt" style:font-size-complex="10.5pt"/>
    </style:style>
    <style:style style:name="T150" style:family="text">
      <style:text-properties officeooo:rsid="006a461e"/>
    </style:style>
    <style:style style:name="T151" style:family="text">
      <style:text-properties fo:font-weight="bold" style:font-weight-asian="bold" style:font-weight-complex="bold"/>
    </style:style>
    <style:style style:name="T152" style:family="text">
      <style:text-properties fo:font-weight="bold" officeooo:rsid="0093e5b8" style:font-weight-asian="bold" style:font-weight-complex="bold"/>
    </style:style>
    <style:style style:name="T153" style:family="text">
      <style:text-properties fo:font-weight="bold" officeooo:rsid="00a11a89" style:font-weight-asian="bold" style:font-weight-complex="bold"/>
    </style:style>
    <style:style style:name="T154" style:family="text">
      <style:text-properties fo:font-weight="bold" officeooo:rsid="00ae2fbe" style:font-weight-asian="bold" style:font-weight-complex="bold"/>
    </style:style>
    <style:style style:name="T155" style:family="text">
      <style:text-properties fo:color="#666666" loext:opacity="100%" style:font-name="Consolas" fo:font-size="10.5pt" style:font-size-complex="10.5pt"/>
    </style:style>
    <style:style style:name="T156" style:family="text">
      <style:text-properties fo:color="#666666" loext:opacity="100%" style:font-name="Consolas2" fo:font-size="10.5pt" fo:font-weight="normal" fo:background-color="transparent" loext:char-shading-value="0"/>
    </style:style>
    <style:style style:name="T157" style:family="text">
      <style:text-properties fo:color="#666666" loext:opacity="100%" style:font-name="Arial2" fo:font-size="10.5pt" fo:font-weight="normal" officeooo:rsid="00bad0d3" fo:background-color="transparent" loext:char-shading-value="0"/>
    </style:style>
    <style:style style:name="T158" style:family="text">
      <style:text-properties fo:color="#666666" loext:opacity="100%" officeooo:rsid="0058bfa5" fo:background-color="transparent" loext:char-shading-value="0"/>
    </style:style>
    <style:style style:name="T159" style:family="text">
      <style:text-properties officeooo:rsid="007ba9b8"/>
    </style:style>
    <style:style style:name="T160" style:family="text">
      <style:text-properties officeooo:rsid="007f39f0"/>
    </style:style>
    <style:style style:name="T161" style:family="text">
      <style:text-properties officeooo:rsid="008ad45b"/>
    </style:style>
    <style:style style:name="T162" style:family="text">
      <style:text-properties officeooo:rsid="008c8b17"/>
    </style:style>
    <style:style style:name="T163" style:family="text">
      <style:text-properties officeooo:rsid="008daaad"/>
    </style:style>
    <style:style style:name="T164" style:family="text">
      <style:text-properties officeooo:rsid="008eef61"/>
    </style:style>
    <style:style style:name="T165" style:family="text">
      <style:text-properties officeooo:rsid="0092977d"/>
    </style:style>
    <style:style style:name="T166" style:family="text">
      <style:text-properties officeooo:rsid="0093e5b8"/>
    </style:style>
    <style:style style:name="T167" style:family="text">
      <style:text-properties officeooo:rsid="0095937a"/>
    </style:style>
    <style:style style:name="T168" style:family="text">
      <style:text-properties officeooo:rsid="0095d864"/>
    </style:style>
    <style:style style:name="T169" style:family="text">
      <style:text-properties officeooo:rsid="00962dd0"/>
    </style:style>
    <style:style style:name="T170" style:family="text">
      <style:text-properties officeooo:rsid="00978089"/>
    </style:style>
    <style:style style:name="T171" style:family="text">
      <style:text-properties officeooo:rsid="00986b60"/>
    </style:style>
    <style:style style:name="T172" style:family="text">
      <style:text-properties officeooo:rsid="00995056"/>
    </style:style>
    <style:style style:name="T173" style:family="text">
      <style:text-properties officeooo:rsid="009c22f8"/>
    </style:style>
    <style:style style:name="T174" style:family="text">
      <style:text-properties officeooo:rsid="009dd141"/>
    </style:style>
    <style:style style:name="T175" style:family="text">
      <style:text-properties officeooo:rsid="00a11a89"/>
    </style:style>
    <style:style style:name="T176" style:family="text">
      <style:text-properties officeooo:rsid="00a1739b"/>
    </style:style>
    <style:style style:name="T177" style:family="text">
      <style:text-properties officeooo:rsid="00a3351b"/>
    </style:style>
    <style:style style:name="T178" style:family="text">
      <style:text-properties officeooo:rsid="00a48947"/>
    </style:style>
    <style:style style:name="T179" style:family="text">
      <style:text-properties officeooo:rsid="00a5cd8e"/>
    </style:style>
    <style:style style:name="T180" style:family="text">
      <style:text-properties officeooo:rsid="00a601ac"/>
    </style:style>
    <style:style style:name="T181" style:family="text">
      <style:text-properties officeooo:rsid="00a7a535"/>
    </style:style>
    <style:style style:name="T182" style:family="text">
      <style:text-properties officeooo:rsid="00a91ca4"/>
    </style:style>
    <style:style style:name="T183" style:family="text">
      <style:text-properties officeooo:rsid="00a95d35"/>
    </style:style>
    <style:style style:name="T184" style:family="text">
      <style:text-properties officeooo:rsid="00abe724"/>
    </style:style>
    <style:style style:name="T185" style:family="text">
      <style:text-properties officeooo:rsid="00ae2fbe"/>
    </style:style>
    <style:style style:name="T186" style:family="text">
      <style:text-properties officeooo:rsid="00b1e968"/>
    </style:style>
    <style:style style:name="T187" style:family="text">
      <style:text-properties officeooo:rsid="00b3b8f4"/>
    </style:style>
    <style:style style:name="T188" style:family="text">
      <style:text-properties officeooo:rsid="00b3f49c"/>
    </style:style>
    <style:style style:name="T189" style:family="text">
      <style:text-properties fo:color="#88898f" loext:opacity="100%"/>
    </style:style>
    <style:style style:name="T190" style:family="text">
      <style:text-properties officeooo:rsid="00ba0b1c"/>
    </style:style>
    <style:style style:name="T191" style:family="text">
      <style:text-properties fo:font-style="italic"/>
    </style:style>
    <style:style style:name="T192" style:family="text">
      <style:text-properties fo:color="#5983b0" loext:opacity="100%" officeooo:rsid="00ba561d"/>
    </style:style>
    <style:style style:name="T193" style:family="text">
      <style:text-properties style:font-name="Arial2" officeooo:rsid="00ba0b1c"/>
    </style:style>
    <style:style style:name="T194" style:family="text">
      <style:text-properties style:font-name="Arial2" fo:font-style="normal" style:font-style-asian="normal" style:font-style-complex="normal"/>
    </style:style>
    <style:style style:name="T195" style:family="text">
      <style:text-properties style:font-name="Arial2" fo:font-style="normal" officeooo:rsid="00ba0b1c" style:font-style-asian="normal" style:font-style-complex="normal"/>
    </style:style>
    <style:style style:name="T196" style:family="text">
      <style:text-properties style:font-name="Arial2" fo:font-style="normal" officeooo:rsid="00ba561d" style:font-style-asian="normal" style:font-style-complex="normal"/>
    </style:style>
    <style:style style:name="T197" style:family="text">
      <style:text-properties style:font-name="Arial2" officeooo:rsid="00bad0d3"/>
    </style:style>
    <style:style style:name="T198" style:family="text">
      <style:text-properties style:font-name="Arial2" officeooo:rsid="00bc2545"/>
    </style:style>
    <style:style style:name="T199" style:family="text">
      <style:text-properties style:font-name="Arial2" officeooo:rsid="00bdfe77"/>
    </style:style>
    <style:style style:name="T200" style:family="text">
      <style:text-properties style:font-name="Arial2" officeooo:rsid="0058bfa5"/>
    </style:style>
    <style:style style:name="T201" style:family="text">
      <style:text-properties officeooo:rsid="00bad0d3"/>
    </style:style>
    <style:style style:name="T202" style:family="text">
      <style:text-properties officeooo:rsid="0058bfa5"/>
    </style:style>
    <style:style style:name="T203" style:family="text">
      <style:text-properties officeooo:rsid="00bdfe77"/>
    </style:style>
    <style:style style:name="T204" style:family="text">
      <style:text-properties officeooo:rsid="005aa4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use-outline-level="false" text:use-index-source-styles="true">
          <text:index-title-template text:style-name="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rotected="true">
            <text:p text:style-name="Heading">Table of Contents</text:p>
          </text:index-title>
          <text:p text:style-name="P194"><text:a xlink:type="simple" xlink:href="#__RefHeading___Toc3731_117426026" text:style-name="Index_20_Link" text:visited-style-name="Index_20_Link">1 Analysis<text:tab/>5</text:a></text:p>
          <text:p text:style-name="P194"><text:a xlink:type="simple" xlink:href="#__RefHeading___Toc3729_117426026" text:style-name="Index_20_Link" text:visited-style-name="Index_20_Link">1.1 Identifying the Problem<text:tab/>5</text:a></text:p>
          <text:p text:style-name="P194"><text:a xlink:type="simple" xlink:href="#__RefHeading___Toc3727_117426026" text:style-name="Index_20_Link" text:visited-style-name="Index_20_Link">1.1.1. Background:<text:tab/>5</text:a></text:p>
          <text:p text:style-name="P194"><text:a xlink:type="simple" xlink:href="#__RefHeading___Toc3725_117426026" text:style-name="Index_20_Link" text:visited-style-name="Index_20_Link">1.1.2. Identification<text:tab/>5</text:a></text:p>
          <text:p text:style-name="P194"><text:a xlink:type="simple" xlink:href="#__RefHeading___Toc3723_117426026" text:style-name="Index_20_Link" text:visited-style-name="Index_20_Link">1.2 Identifying the End Users<text:tab/>5</text:a></text:p>
          <text:p text:style-name="P194"><text:a xlink:type="simple" xlink:href="#__RefHeading___Toc3721_117426026" text:style-name="Index_20_Link" text:visited-style-name="Index_20_Link">1.3 Research<text:tab/>6</text:a></text:p>
          <text:p text:style-name="P194"><text:a xlink:type="simple" xlink:href="#__RefHeading___Toc3719_117426026" text:style-name="Index_20_Link" text:visited-style-name="Index_20_Link">1.3.1. Key Insights from Research<text:tab/>6</text:a></text:p>
          <text:p text:style-name="P194"><text:a xlink:type="simple" xlink:href="#__RefHeading___Toc3717_117426026" text:style-name="Index_20_Link" text:visited-style-name="Index_20_Link">1.3.1.1 Books<text:tab/>6</text:a></text:p>
          <text:p text:style-name="P194"><text:a xlink:type="simple" xlink:href="#__RefHeading___Toc3715_117426026" text:style-name="Index_20_Link" text:visited-style-name="Index_20_Link">1.3.1.1.1 Building a Second Brain<text:tab/>6</text:a></text:p>
          <text:p text:style-name="P194"><text:a xlink:type="simple" xlink:href="#__RefHeading___Toc3713_117426026" text:style-name="Index_20_Link" text:visited-style-name="Index_20_Link">1.3.1.1.1.1 The CODE Method<text:tab/>6</text:a></text:p>
          <text:p text:style-name="P194"><text:a xlink:type="simple" xlink:href="#__RefHeading___Toc3711_117426026" text:style-name="Index_20_Link" text:visited-style-name="Index_20_Link">1.3.1.1.1.2 The PARA Method<text:tab/>7</text:a></text:p>
          <text:p text:style-name="P194"><text:a xlink:type="simple" xlink:href="#__RefHeading___Toc3709_117426026" text:style-name="Index_20_Link" text:visited-style-name="Index_20_Link">1.3.1.1.2 The Bullet Journal Method<text:tab/>7</text:a></text:p>
          <text:p text:style-name="P194"><text:a xlink:type="simple" xlink:href="#__RefHeading___Toc3707_117426026" text:style-name="Index_20_Link" text:visited-style-name="Index_20_Link">1.3.1.2 In-depth analysis of existing software<text:tab/>7</text:a></text:p>
          <text:p text:style-name="P194"><text:a xlink:type="simple" xlink:href="#__RefHeading___Toc3705_117426026" text:style-name="Index_20_Link" text:visited-style-name="Index_20_Link">1.3.1.2.1 Notion<text:tab/>7</text:a></text:p>
          <text:p text:style-name="P194"><text:a xlink:type="simple" xlink:href="#__RefHeading___Toc3703_117426026" text:style-name="Index_20_Link" text:visited-style-name="Index_20_Link">1.3.1.2.2 Google Keep:<text:tab/>8</text:a></text:p>
          <text:p text:style-name="P194"><text:a xlink:type="simple" xlink:href="#__RefHeading___Toc3701_117426026" text:style-name="Index_20_Link" text:visited-style-name="Index_20_Link">1.3.1.2.3 Evernote:<text:tab/>8</text:a></text:p>
          <text:p text:style-name="P194"><text:a xlink:type="simple" xlink:href="#__RefHeading___Toc3699_117426026" text:style-name="Index_20_Link" text:visited-style-name="Index_20_Link">1.3.1.2.4 Apple Notes:<text:tab/>9</text:a></text:p>
          <text:p text:style-name="P194"><text:a xlink:type="simple" xlink:href="#__RefHeading___Toc3697_117426026" text:style-name="Index_20_Link" text:visited-style-name="Index_20_Link">1.3.2. Survey results<text:tab/>9</text:a></text:p>
          <text:p text:style-name="P194"><text:a xlink:type="simple" xlink:href="#__RefHeading___Toc3695_117426026" text:style-name="Index_20_Link" text:visited-style-name="Index_20_Link">1.3.2.1 How do you currently organise your tasks and notes?<text:tab/>10</text:a></text:p>
          <text:p text:style-name="P194"><text:a xlink:type="simple" xlink:href="#__RefHeading___Toc3693_117426026" text:style-name="Index_20_Link" text:visited-style-name="Index_20_Link">1.3.2.2 What features do you value most in a notetaking app? (Multiple choices allowed)<text:tab/>10</text:a></text:p>
          <text:p text:style-name="P194"><text:a xlink:type="simple" xlink:href="#__RefHeading___Toc3691_117426026" text:style-name="Index_20_Link" text:visited-style-name="Index_20_Link">1.3.2.3 What are the biggest challenges with your current notetaking method?<text:tab/>11</text:a></text:p>
          <text:p text:style-name="P194"><text:a xlink:type="simple" xlink:href="#__RefHeading___Toc3689_117426026" text:style-name="Index_20_Link" text:visited-style-name="Index_20_Link">1.3.2.4 How likely are you to use an app that combines notetaking and statistics?<text:tab/>11</text:a></text:p>
          <text:p text:style-name="P194"><text:a xlink:type="simple" xlink:href="#__RefHeading___Toc3687_117426026" text:style-name="Index_20_Link" text:visited-style-name="Index_20_Link">1.3.2.5 Conclusion<text:tab/>12</text:a></text:p>
          <text:p text:style-name="P194"><text:a xlink:type="simple" xlink:href="#__RefHeading___Toc3685_117426026" text:style-name="Index_20_Link" text:visited-style-name="Index_20_Link">1.4 Interview with Anton Kogun<text:tab/>12</text:a></text:p>
          <text:p text:style-name="P194"><text:a xlink:type="simple" xlink:href="#__RefHeading___Toc7343_3908388459" text:style-name="Index_20_Link" text:visited-style-name="Index_20_Link">1.5 Modelling the problem<text:tab/>13</text:a></text:p>
          <text:p text:style-name="P194"><text:a xlink:type="simple" xlink:href="#__RefHeading___Toc3869_117426026" text:style-name="Index_20_Link" text:visited-style-name="Index_20_Link">1.6 Coding objectives<text:tab/>14</text:a></text:p>
          <text:p text:style-name="P194"><text:a xlink:type="simple" xlink:href="#__RefHeading___Toc3867_117426026" text:style-name="Index_20_Link" text:visited-style-name="Index_20_Link">1.6.1. Database<text:tab/>14</text:a></text:p>
          <text:p text:style-name="P194"><text:a xlink:type="simple" xlink:href="#__RefHeading___Toc3865_117426026" text:style-name="Index_20_Link" text:visited-style-name="Index_20_Link">1.6.1.1 Configuration and Security<text:tab/>14</text:a></text:p>
          <text:p text:style-name="P194"><text:a xlink:type="simple" xlink:href="#__RefHeading___Toc3863_117426026" text:style-name="Index_20_Link" text:visited-style-name="Index_20_Link">1.6.1.2 Create tables for:<text:tab/>15</text:a></text:p>
          <text:p text:style-name="P194"><text:a xlink:type="simple" xlink:href="#__RefHeading___Toc3861_117426026" text:style-name="Index_20_Link" text:visited-style-name="Index_20_Link">1.6.2. Design the backend functionality:<text:tab/>15</text:a></text:p>
          <text:p text:style-name="P194"><text:a xlink:type="simple" xlink:href="#__RefHeading___Toc3859_117426026" text:style-name="Index_20_Link" text:visited-style-name="Index_20_Link">1.6.3. User Interface<text:tab/>15</text:a></text:p>
          <text:p text:style-name="P194"><text:a xlink:type="simple" xlink:href="#__RefHeading___Toc3857_117426026" text:style-name="Index_20_Link" text:visited-style-name="Index_20_Link">1.6.4. Validation<text:tab/>16</text:a></text:p>
          <text:p text:style-name="P194"><text:a xlink:type="simple" xlink:href="#__RefHeading___Toc3855_117426026" text:style-name="Index_20_Link" text:visited-style-name="Index_20_Link">1.6.4.1 Frontend Validation<text:tab/>16</text:a></text:p>
          <text:p text:style-name="P194"><text:a xlink:type="simple" xlink:href="#__RefHeading___Toc3853_117426026" text:style-name="Index_20_Link" text:visited-style-name="Index_20_Link">1.6.4.2 Backend Validation<text:tab/>16</text:a></text:p>
          <text:p text:style-name="P194"><text:a xlink:type="simple" xlink:href="#__RefHeading___Toc3851_117426026" text:style-name="Index_20_Link" text:visited-style-name="Index_20_Link">1.7 Proposed solution<text:tab/>16</text:a></text:p>
          <text:p text:style-name="P194"><text:a xlink:type="simple" xlink:href="#__RefHeading___Toc3849_117426026" text:style-name="Index_20_Link" text:visited-style-name="Index_20_Link">2 Documented Design<text:tab/>17</text:a></text:p>
          <text:p text:style-name="P194"><text:a xlink:type="simple" xlink:href="#__RefHeading___Toc3847_117426026" text:style-name="Index_20_Link" text:visited-style-name="Index_20_Link">2.1 User data flow<text:tab/>17</text:a></text:p>
          <text:p text:style-name="P194"><text:a xlink:type="simple" xlink:href="#__RefHeading___Toc3845_117426026" text:style-name="Index_20_Link" text:visited-style-name="Index_20_Link">2.1.1. Determining frontend-backend communication<text:tab/>17</text:a></text:p>
          <text:p text:style-name="P194"><text:a xlink:type="simple" xlink:href="#__RefHeading___Toc3843_117426026" text:style-name="Index_20_Link" text:visited-style-name="Index_20_Link">2.1.1.1 Optimistic updating<text:tab/>17</text:a></text:p>
          <text:p text:style-name="P194"><text:a xlink:type="simple" xlink:href="#__RefHeading___Toc3841_117426026" text:style-name="Index_20_Link" text:visited-style-name="Index_20_Link">2.1.1.2 Pessimistic updating<text:tab/>17</text:a></text:p>
          <text:p text:style-name="P194"><text:a xlink:type="simple" xlink:href="#__RefHeading___Toc3839_117426026" text:style-name="Index_20_Link" text:visited-style-name="Index_20_Link">2.1.1.3 Why I chose optimistic updating<text:tab/>17</text:a></text:p>
          <text:p text:style-name="P194"><text:a xlink:type="simple" xlink:href="#__RefHeading___Toc3837_117426026" text:style-name="Index_20_Link" text:visited-style-name="Index_20_Link">2.1.2. Creating data flow diagrams<text:tab/>18</text:a></text:p>
          <text:p text:style-name="P194"><text:a xlink:type="simple" xlink:href="#__RefHeading___Toc3835_117426026" text:style-name="Index_20_Link" text:visited-style-name="Index_20_Link">2.1.2.1 Note creation<text:tab/>18</text:a></text:p>
          <text:p text:style-name="P194"><text:a xlink:type="simple" xlink:href="#__RefHeading___Toc3833_117426026" text:style-name="Index_20_Link" text:visited-style-name="Index_20_Link">2.1.2.2 Editing a note<text:tab/>19</text:a></text:p>
          <text:p text:style-name="P194"><text:a xlink:type="simple" xlink:href="#__RefHeading___Toc3831_117426026" text:style-name="Index_20_Link" text:visited-style-name="Index_20_Link">2.1.2.3 Fetch all notes of a specific type<text:tab/>20</text:a></text:p>
          <text:p text:style-name="P194"><text:a xlink:type="simple" xlink:href="#__RefHeading___Toc3829_117426026" text:style-name="Index_20_Link" text:visited-style-name="Index_20_Link">2.1.2.4 Fetch one note<text:tab/>21</text:a></text:p>
          <text:p text:style-name="P194"><text:a xlink:type="simple" xlink:href="#__RefHeading___Toc3827_117426026" text:style-name="Index_20_Link" text:visited-style-name="Index_20_Link"><text:soft-page-break/>2.1.2.5 Delete a note<text:tab/>22</text:a></text:p>
          <text:p text:style-name="P194"><text:a xlink:type="simple" xlink:href="#__RefHeading___Toc3825_117426026" text:style-name="Index_20_Link" text:visited-style-name="Index_20_Link">2.1.2.6 Searching for a note<text:tab/>23</text:a></text:p>
          <text:p text:style-name="P194"><text:a xlink:type="simple" xlink:href="#__RefHeading___Toc3823_117426026" text:style-name="Index_20_Link" text:visited-style-name="Index_20_Link">2.1.2.7 Tag workflow<text:tab/>25</text:a></text:p>
          <text:p text:style-name="P194"><text:a xlink:type="simple" xlink:href="#__RefHeading___Toc3821_117426026" text:style-name="Index_20_Link" text:visited-style-name="Index_20_Link">2.1.2.8 Registering and logging users in<text:tab/>26</text:a></text:p>
          <text:p text:style-name="P194"><text:a xlink:type="simple" xlink:href="#__RefHeading___Toc3819_117426026" text:style-name="Index_20_Link" text:visited-style-name="Index_20_Link">2.2 Backend<text:tab/>26</text:a></text:p>
          <text:p text:style-name="P194"><text:a xlink:type="simple" xlink:href="#__RefHeading___Toc3817_117426026" text:style-name="Index_20_Link" text:visited-style-name="Index_20_Link">2.2.1. Designing the database<text:tab/>26</text:a></text:p>
          <text:p text:style-name="P194"><text:a xlink:type="simple" xlink:href="#__RefHeading___Toc3815_117426026" text:style-name="Index_20_Link" text:visited-style-name="Index_20_Link">2.2.1.1 Detecting patterns in data representation<text:tab/>26</text:a></text:p>
          <text:p text:style-name="P194"><text:a xlink:type="simple" xlink:href="#__RefHeading___Toc3813_117426026" text:style-name="Index_20_Link" text:visited-style-name="Index_20_Link">2.2.1.2 Choosing the database<text:tab/>26</text:a></text:p>
          <text:p text:style-name="P194"><text:a xlink:type="simple" xlink:href="#__RefHeading___Toc3811_117426026" text:style-name="Index_20_Link" text:visited-style-name="Index_20_Link">2.2.1.3 Efficiency<text:tab/>26</text:a></text:p>
          <text:p text:style-name="P194"><text:a xlink:type="simple" xlink:href="#__RefHeading___Toc3809_117426026" text:style-name="Index_20_Link" text:visited-style-name="Index_20_Link">2.2.1.4 Data Types and Functions:<text:tab/>27</text:a></text:p>
          <text:p text:style-name="P194"><text:a xlink:type="simple" xlink:href="#__RefHeading___Toc3807_117426026" text:style-name="Index_20_Link" text:visited-style-name="Index_20_Link">2.2.1.5 Why use UUID?<text:tab/>27</text:a></text:p>
          <text:p text:style-name="P194"><text:a xlink:type="simple" xlink:href="#__RefHeading___Toc3805_117426026" text:style-name="Index_20_Link" text:visited-style-name="Index_20_Link">2.2.1.6 Performance:<text:tab/>27</text:a></text:p>
          <text:p text:style-name="P194"><text:a xlink:type="simple" xlink:href="#__RefHeading___Toc3803_117426026" text:style-name="Index_20_Link" text:visited-style-name="Index_20_Link">2.2.1.7 Security:<text:tab/>27</text:a></text:p>
          <text:p text:style-name="P194"><text:a xlink:type="simple" xlink:href="#__RefHeading___Toc3801_117426026" text:style-name="Index_20_Link" text:visited-style-name="Index_20_Link">2.2.2. Database relationships<text:tab/>27</text:a></text:p>
          <text:p text:style-name="P194"><text:a xlink:type="simple" xlink:href="#__RefHeading___Toc3799_117426026" text:style-name="Index_20_Link" text:visited-style-name="Index_20_Link">2.2.2.1 User data<text:tab/>27</text:a></text:p>
          <text:p text:style-name="P194"><text:a xlink:type="simple" xlink:href="#__RefHeading___Toc3797_117426026" text:style-name="Index_20_Link" text:visited-style-name="Index_20_Link">2.2.2.2 Notes<text:tab/>28</text:a></text:p>
          <text:p text:style-name="P194"><text:a xlink:type="simple" xlink:href="#__RefHeading___Toc3795_117426026" text:style-name="Index_20_Link" text:visited-style-name="Index_20_Link">2.2.2.3 Tagging<text:tab/>30</text:a></text:p>
          <text:p text:style-name="P194"><text:a xlink:type="simple" xlink:href="#__RefHeading___Toc3793_117426026" text:style-name="Index_20_Link" text:visited-style-name="Index_20_Link">2.2.2.4 Statistics<text:tab/>31</text:a></text:p>
          <text:p text:style-name="P194"><text:a xlink:type="simple" xlink:href="#__RefHeading___Toc3791_117426026" text:style-name="Index_20_Link" text:visited-style-name="Index_20_Link">2.2.2.5 Widgets<text:tab/>32</text:a></text:p>
          <text:p text:style-name="P194"><text:a xlink:type="simple" xlink:href="#__RefHeading___Toc3791_117426026%20Copy%201" text:style-name="Index_20_Link" text:visited-style-name="Index_20_Link">2.2.2.6 Conclusion<text:tab/>32</text:a></text:p>
          <text:p text:style-name="P194"><text:a xlink:type="simple" xlink:href="#__RefHeading___Toc3789_117426026" text:style-name="Index_20_Link" text:visited-style-name="Index_20_Link">2.2.3. Backend file structure<text:tab/>32</text:a></text:p>
          <text:p text:style-name="P194"><text:a xlink:type="simple" xlink:href="#__RefHeading___Toc3787_117426026" text:style-name="Index_20_Link" text:visited-style-name="Index_20_Link">2.2.4. OOP<text:tab/>33</text:a></text:p>
          <text:p text:style-name="P194"><text:a xlink:type="simple" xlink:href="#__RefHeading___Toc3785_117426026" text:style-name="Index_20_Link" text:visited-style-name="Index_20_Link">2.2.4.1 Constructing note processing code<text:tab/>33</text:a></text:p>
          <text:p text:style-name="P194"><text:a xlink:type="simple" xlink:href="#__RefHeading___Toc3783_117426026" text:style-name="Index_20_Link" text:visited-style-name="Index_20_Link">2.2.4.2 Simplifying validation schemas<text:tab/>34</text:a></text:p>
          <text:p text:style-name="P194"><text:a xlink:type="simple" xlink:href="#__RefHeading___Toc3781_117426026" text:style-name="Index_20_Link" text:visited-style-name="Index_20_Link">2.3 Frontend<text:tab/>35</text:a></text:p>
          <text:p text:style-name="P194"><text:a xlink:type="simple" xlink:href="#__RefHeading___Toc3779_117426026" text:style-name="Index_20_Link" text:visited-style-name="Index_20_Link">2.3.1. User data on the frontend<text:tab/>35</text:a></text:p>
          <text:p text:style-name="P194"><text:a xlink:type="simple" xlink:href="#__RefHeading___Toc3777_117426026" text:style-name="Index_20_Link" text:visited-style-name="Index_20_Link">2.3.2. Frontend file structure<text:tab/>36</text:a></text:p>
          <text:p text:style-name="P194"><text:a xlink:type="simple" xlink:href="#__RefHeading___Toc3775_117426026" text:style-name="Index_20_Link" text:visited-style-name="Index_20_Link">2.4 User Interface<text:tab/>38</text:a></text:p>
          <text:p text:style-name="P194"><text:a xlink:type="simple" xlink:href="#__RefHeading___Toc3773_117426026" text:style-name="Index_20_Link" text:visited-style-name="Index_20_Link">2.4.1. The 10 principles of good design<text:tab/>38</text:a></text:p>
          <text:p text:style-name="P194"><text:a xlink:type="simple" xlink:href="#__RefHeading___Toc3771_117426026" text:style-name="Index_20_Link" text:visited-style-name="Index_20_Link">2.4.2. Design as an iterative process<text:tab/>38</text:a></text:p>
          <text:p text:style-name="P194"><text:a xlink:type="simple" xlink:href="#__RefHeading___Toc3769_117426026" text:style-name="Index_20_Link" text:visited-style-name="Index_20_Link">2.4.3. Creating wireframes<text:tab/>38</text:a></text:p>
          <text:p text:style-name="P194"><text:a xlink:type="simple" xlink:href="#__RefHeading___Toc3767_117426026" text:style-name="Index_20_Link" text:visited-style-name="Index_20_Link">2.4.3.1 A generic note viewing and editing page, which supports organization by tagging, additional form fields and timestamps.<text:tab/>40</text:a></text:p>
          <text:p text:style-name="P194"><text:a xlink:type="simple" xlink:href="#__RefHeading___Toc3765_117426026" text:style-name="Index_20_Link" text:visited-style-name="Index_20_Link">2.4.3.1.1 Viewing all notes<text:tab/>40</text:a></text:p>
          <text:p text:style-name="P194"><text:a xlink:type="simple" xlink:href="#__RefHeading___Toc3763_117426026" text:style-name="Index_20_Link" text:visited-style-name="Index_20_Link">2.4.3.1.2 Editing a note<text:tab/>40</text:a></text:p>
          <text:p text:style-name="P194"><text:a xlink:type="simple" xlink:href="#__RefHeading___Toc3761_117426026" text:style-name="Index_20_Link" text:visited-style-name="Index_20_Link">2.4.3.2 An account page where the user can edit their details<text:tab/>41</text:a></text:p>
          <text:p text:style-name="P194"><text:a xlink:type="simple" xlink:href="#__RefHeading___Toc3759_117426026" text:style-name="Index_20_Link" text:visited-style-name="Index_20_Link">2.4.3.3 A sidebar and other popups, such as alerts or search widgets<text:tab/>42</text:a></text:p>
          <text:p text:style-name="P194"><text:a xlink:type="simple" xlink:href="#__RefHeading___Toc3757_117426026" text:style-name="Index_20_Link" text:visited-style-name="Index_20_Link">2.4.3.4 A note statistics page<text:tab/>42</text:a></text:p>
          <text:p text:style-name="P194"><text:a xlink:type="simple" xlink:href="#__RefHeading___Toc3755_117426026" text:style-name="Index_20_Link" text:visited-style-name="Index_20_Link">2.4.3.4.1 Charts<text:tab/>43</text:a></text:p>
          <text:p text:style-name="P194"><text:a xlink:type="simple" xlink:href="#__RefHeading___Toc3753_117426026" text:style-name="Index_20_Link" text:visited-style-name="Index_20_Link">2.4.3.4.2 Numbers<text:tab/>44</text:a></text:p>
          <text:p text:style-name="P194"><text:a xlink:type="simple" xlink:href="#__RefHeading___Toc3751_117426026" text:style-name="Index_20_Link" text:visited-style-name="Index_20_Link">2.4.3.4.3 Progress Bars<text:tab/>44</text:a></text:p>
          <text:p text:style-name="P194"><text:a xlink:type="simple" xlink:href="#__RefHeading___Toc3749_117426026" text:style-name="Index_20_Link" text:visited-style-name="Index_20_Link">2.4.3.4.4 Streaks<text:tab/>45</text:a></text:p>
          <text:p text:style-name="P194"><text:a xlink:type="simple" xlink:href="#__RefHeading___Toc3747_117426026" text:style-name="Index_20_Link" text:visited-style-name="Index_20_Link">2.4.3.4.5 Mobile design<text:tab/>45</text:a></text:p>
          <text:p text:style-name="P194"><text:a xlink:type="simple" xlink:href="#__RefHeading___Toc3745_117426026" text:style-name="Index_20_Link" text:visited-style-name="Index_20_Link">2.4.4. Choosing the color and fonts<text:tab/>48</text:a></text:p>
          <text:p text:style-name="P194"><text:a xlink:type="simple" xlink:href="#__RefHeading___Toc3743_117426026" text:style-name="Index_20_Link" text:visited-style-name="Index_20_Link">2.4.4.1 Core color palette<text:tab/>48</text:a></text:p>
          <text:p text:style-name="P194"><text:a xlink:type="simple" xlink:href="#__RefHeading___Toc3741_117426026" text:style-name="Index_20_Link" text:visited-style-name="Index_20_Link">2.4.4.2 Typeface: Open Sans<text:tab/>50</text:a></text:p>
          <text:p text:style-name="P194"><text:a xlink:type="simple" xlink:href="#__RefHeading___Toc3739_117426026" text:style-name="Index_20_Link" text:visited-style-name="Index_20_Link">2.4.4.2.1 Introduction<text:tab/>50</text:a></text:p>
          <text:p text:style-name="P194"><text:a xlink:type="simple" xlink:href="#__RefHeading___Toc3737_117426026" text:style-name="Index_20_Link" text:visited-style-name="Index_20_Link">2.4.4.2.2 Character set support<text:tab/>50</text:a></text:p>
          <text:p text:style-name="P194"><text:a xlink:type="simple" xlink:href="#__RefHeading___Toc3735_117426026" text:style-name="Index_20_Link" text:visited-style-name="Index_20_Link">2.4.4.2.3 Licensing<text:tab/>50</text:a></text:p>
          <text:p text:style-name="P194"><text:a xlink:type="simple" xlink:href="#__RefHeading___Toc3733_117426026" text:style-name="Index_20_Link" text:visited-style-name="Index_20_Link">2.4.4.2.4 Performance<text:tab/>50</text:a></text:p>
          <text:p text:style-name="P194"><text:a xlink:type="simple" xlink:href="#__RefHeading___Toc5720_2740364088" text:style-name="Index_20_Link" text:visited-style-name="Index_20_Link">2.4.4.2.5 A<text:tab/>51</text:a></text:p>
          <text:p text:style-name="P194"><text:a xlink:type="simple" xlink:href="#__RefHeading___Toc5718_2740364088" text:style-name="Index_20_Link" text:visited-style-name="Index_20_Link"><text:soft-page-break/>3 Technical solution<text:tab/>51</text:a></text:p>
          <text:p text:style-name="P194"><text:a xlink:type="simple" xlink:href="#__RefHeading___Toc7341_3908388459" text:style-name="Index_20_Link" text:visited-style-name="Index_20_Link">3.1 Backend<text:tab/>51</text:a></text:p>
          <text:p text:style-name="P194"><text:a xlink:type="simple" xlink:href="#__RefHeading___Toc11544_1229836567" text:style-name="Index_20_Link" text:visited-style-name="Index_20_Link">3.1.1. app.py<text:tab/>51</text:a></text:p>
          <text:p text:style-name="P194"><text:a xlink:type="simple" xlink:href="#__RefHeading___Toc11542_1229836567" text:style-name="Index_20_Link" text:visited-style-name="Index_20_Link">3.1.1. modules/universal.py<text:tab/>52</text:a></text:p>
          <text:p text:style-name="P194"><text:a xlink:type="simple" xlink:href="#__RefHeading___Toc11540_1229836567" text:style-name="Index_20_Link" text:visited-style-name="Index_20_Link">3.1.1.1 BaseNote class<text:tab/>53</text:a></text:p>
          <text:p text:style-name="P194"><text:a xlink:type="simple" xlink:href="#__RefHeading___Toc11538_1229836567" text:style-name="Index_20_Link" text:visited-style-name="Index_20_Link">3.1.1.2 Universal note functionality<text:tab/>54</text:a></text:p>
          <text:p text:style-name="P194"><text:a xlink:type="simple" xlink:href="#__RefHeading___Toc11536_1229836567" text:style-name="Index_20_Link" text:visited-style-name="Index_20_Link">3.1.1.3 Searching<text:tab/>55</text:a></text:p>
          <text:p text:style-name="P194"><text:a xlink:type="simple" xlink:href="#__RefHeading___Toc11534_1229836567" text:style-name="Index_20_Link" text:visited-style-name="Index_20_Link">3.1.1.4 Recents<text:tab/>57</text:a></text:p>
          <text:p text:style-name="P194"><text:a xlink:type="simple" xlink:href="#__RefHeading___Toc11532_1229836567" text:style-name="Index_20_Link" text:visited-style-name="Index_20_Link">3.1.2. modules/notes.py<text:tab/>60</text:a></text:p>
          <text:p text:style-name="P194"><text:a xlink:type="simple" xlink:href="#__RefHeading___Toc11530_1229836567" text:style-name="Index_20_Link" text:visited-style-name="Index_20_Link">3.1.2.1 Create Note<text:tab/>62</text:a></text:p>
          <text:p text:style-name="P194"><text:a xlink:type="simple" xlink:href="#__RefHeading___Toc11528_1229836567" text:style-name="Index_20_Link" text:visited-style-name="Index_20_Link">3.1.2.2 Update Note<text:tab/>63</text:a></text:p>
          <text:p text:style-name="P194"><text:a xlink:type="simple" xlink:href="#__RefHeading___Toc11526_1229836567" text:style-name="Index_20_Link" text:visited-style-name="Index_20_Link">3.1.2.3 Delete Note<text:tab/>64</text:a></text:p>
          <text:p text:style-name="P194"><text:a xlink:type="simple" xlink:href="#__RefHeading___Toc11524_1229836567" text:style-name="Index_20_Link" text:visited-style-name="Index_20_Link">3.1.2.4 Get a specific note<text:tab/>64</text:a></text:p>
          <text:p text:style-name="P194"><text:a xlink:type="simple" xlink:href="#__RefHeading___Toc11522_1229836567" text:style-name="Index_20_Link" text:visited-style-name="Index_20_Link">3.1.2.5 Get Note previews<text:tab/>65</text:a></text:p>
          <text:p text:style-name="P194"><text:a xlink:type="simple" xlink:href="#__RefHeading___Toc7339_3908388459" text:style-name="Index_20_Link" text:visited-style-name="Index_20_Link">3.1.3. modules/tasks.py<text:tab/>67</text:a></text:p>
          <text:p text:style-name="P194"><text:a xlink:type="simple" xlink:href="#__RefHeading___Toc8726_529430363" text:style-name="Index_20_Link" text:visited-style-name="Index_20_Link">3.1.3.1 Initialization<text:tab/>67</text:a></text:p>
          <text:p text:style-name="P194"><text:a xlink:type="simple" xlink:href="#__RefHeading___Toc8724_529430363" text:style-name="Index_20_Link" text:visited-style-name="Index_20_Link">3.1.3.2 Task creation<text:tab/>68</text:a></text:p>
          <text:p text:style-name="P194"><text:a xlink:type="simple" xlink:href="#__RefHeading___Toc8722_529430363" text:style-name="Index_20_Link" text:visited-style-name="Index_20_Link">3.1.3.3 Updating tasks<text:tab/>70</text:a></text:p>
          <text:p text:style-name="P194"><text:a xlink:type="simple" xlink:href="#__RefHeading___Toc8720_529430363" text:style-name="Index_20_Link" text:visited-style-name="Index_20_Link">3.1.3.4 Deleting a task<text:tab/>72</text:a></text:p>
          <text:p text:style-name="P194"><text:a xlink:type="simple" xlink:href="#__RefHeading___Toc8718_529430363" text:style-name="Index_20_Link" text:visited-style-name="Index_20_Link">3.1.3.5 Toggling task fields<text:tab/>73</text:a></text:p>
          <text:p text:style-name="P194"><text:a xlink:type="simple" xlink:href="#__RefHeading___Toc8716_529430363" text:style-name="Index_20_Link" text:visited-style-name="Index_20_Link">3.1.3.6 Task Previews<text:tab/>75</text:a></text:p>
          <text:p text:style-name="P194"><text:a xlink:type="simple" xlink:href="#__RefHeading___Toc8714_529430363" text:style-name="Index_20_Link" text:visited-style-name="Index_20_Link">3.1.3.7 Retrieving a single task<text:tab/>77</text:a></text:p>
          <text:p text:style-name="P194"><text:a xlink:type="simple" xlink:href="#__RefHeading___Toc8712_529430363" text:style-name="Index_20_Link" text:visited-style-name="Index_20_Link">3.1.4. modules/archive.py<text:tab/>78</text:a></text:p>
          <text:p text:style-name="P194"><text:a xlink:type="simple" xlink:href="#__RefHeading___Toc8710_529430363" text:style-name="Index_20_Link" text:visited-style-name="Index_20_Link">3.1.4.1 Archive and Restore<text:tab/>79</text:a></text:p>
          <text:p text:style-name="P194"><text:a xlink:type="simple" xlink:href="#__RefHeading___Toc8708_529430363" text:style-name="Index_20_Link" text:visited-style-name="Index_20_Link">3.1.4.2 GetAll<text:tab/>80</text:a></text:p>
          <text:p text:style-name="P194"><text:a xlink:type="simple" xlink:href="#__RefHeading___Toc8706_529430363" text:style-name="Index_20_Link" text:visited-style-name="Index_20_Link">3.1.5. modules/tags.py<text:tab/>81</text:a></text:p>
          <text:p text:style-name="P194"><text:a xlink:type="simple" xlink:href="#__RefHeading___Toc8734_529430363" text:style-name="Index_20_Link" text:visited-style-name="Index_20_Link">3.1.5.1 CRUD tags<text:tab/>82</text:a></text:p>
          <text:p text:style-name="P194"><text:a xlink:type="simple" xlink:href="#__RefHeading___Toc8732_529430363" text:style-name="Index_20_Link" text:visited-style-name="Index_20_Link">3.1.5.2 Linking Tags<text:tab/>85</text:a></text:p>
          <text:p text:style-name="P194"><text:a xlink:type="simple" xlink:href="#__RefHeading___Toc8730_529430363" text:style-name="Index_20_Link" text:visited-style-name="Index_20_Link">3.1.6. Widget-related modules<text:tab/>86</text:a></text:p>
          <text:p text:style-name="P194"><text:a xlink:type="simple" xlink:href="#__RefHeading___Toc11647_2646048504" text:style-name="Index_20_Link" text:visited-style-name="Index_20_Link">3.1.6.1 models/widget.py<text:tab/>86</text:a></text:p>
          <text:p text:style-name="P194"><text:a xlink:type="simple" xlink:href="#__RefHeading___Toc11645_2646048504" text:style-name="Index_20_Link" text:visited-style-name="Index_20_Link">3.1.6.2 repositories/widget_repo.py<text:tab/>89</text:a></text:p>
          <text:p text:style-name="P194"><text:a xlink:type="simple" xlink:href="#__RefHeading___Toc11643_2646048504" text:style-name="Index_20_Link" text:visited-style-name="Index_20_Link">3.1.6.2.1 WidgetRepository initialisation cache<text:tab/>90</text:a></text:p>
          <text:p text:style-name="P194"><text:a xlink:type="simple" xlink:href="#__RefHeading___Toc11641_2646048504" text:style-name="Index_20_Link" text:visited-style-name="Index_20_Link">3.1.6.2.2 Getting user widgets<text:tab/>90</text:a></text:p>
          <text:p text:style-name="P194"><text:a xlink:type="simple" xlink:href="#__RefHeading___Toc11639_2646048504" text:style-name="Index_20_Link" text:visited-style-name="Index_20_Link">3.1.6.2.3 Other CRUD functions<text:tab/>91</text:a></text:p>
          <text:p text:style-name="P194"><text:a xlink:type="simple" xlink:href="#__RefHeading___Toc11637_2646048504" text:style-name="Index_20_Link" text:visited-style-name="Index_20_Link">3.1.6.2.4 Widget data sources<text:tab/>92</text:a></text:p>
          <text:p text:style-name="P194"><text:a xlink:type="simple" xlink:href="#__RefHeading___Toc11635_2646048504" text:style-name="Index_20_Link" text:visited-style-name="Index_20_Link">3.1.6.3 modules/widgets.py<text:tab/>93</text:a></text:p>
          <text:p text:style-name="P194"><text:a xlink:type="simple" xlink:href="#__RefHeading___Toc8728_529430363" text:style-name="Index_20_Link" text:visited-style-name="Index_20_Link">3.1.7. modules/users.py<text:tab/>95</text:a></text:p>
          <text:p text:style-name="P194"><text:a xlink:type="simple" xlink:href="#__RefHeading___Toc11658_2646048504" text:style-name="Index_20_Link" text:visited-style-name="Index_20_Link">3.1.7.1 Registration<text:tab/>95</text:a></text:p>
          <text:p text:style-name="P194"><text:a xlink:type="simple" xlink:href="#__RefHeading___Toc11660_2646048504" text:style-name="Index_20_Link" text:visited-style-name="Index_20_Link">3.1.7.2 Login<text:tab/>96</text:a></text:p>
          <text:p text:style-name="P194"><text:a xlink:type="simple" xlink:href="#__RefHeading___Toc11656_2646048504" text:style-name="Index_20_Link" text:visited-style-name="Index_20_Link">3.1.7.3 Updating user data<text:tab/>97</text:a></text:p>
          <text:p text:style-name="P194"><text:a xlink:type="simple" xlink:href="#__RefHeading___Toc11654_2646048504" text:style-name="Index_20_Link" text:visited-style-name="Index_20_Link">3.1.7.4 Update user password<text:tab/>98</text:a></text:p>
          <text:p text:style-name="P194"><text:a xlink:type="simple" xlink:href="#__RefHeading___Toc11652_2646048504" text:style-name="Index_20_Link" text:visited-style-name="Index_20_Link">3.1.7.5 Delete user<text:tab/>99</text:a></text:p>
          <text:p text:style-name="P194"><text:a xlink:type="simple" xlink:href="#__RefHeading___Toc11633_2646048504" text:style-name="Index_20_Link" text:visited-style-name="Index_20_Link">3.1.8. modules/ honorable mentions<text:tab/>99</text:a></text:p>
          <text:p text:style-name="P194"><text:a xlink:type="simple" xlink:href="#__RefHeading___Toc11631_2646048504" text:style-name="Index_20_Link" text:visited-style-name="Index_20_Link">3.1.9. utils/utils.py<text:tab/>99</text:a></text:p>
          <text:p text:style-name="P194"><text:a xlink:type="simple" xlink:href="#__RefHeading___Toc14429_324869431" text:style-name="Index_20_Link" text:visited-style-name="Index_20_Link">3.1.9.1 Security<text:tab/>100</text:a></text:p>
          <text:p text:style-name="P194"><text:a xlink:type="simple" xlink:href="#__RefHeading___Toc14427_324869431" text:style-name="Index_20_Link" text:visited-style-name="Index_20_Link">3.1.9.2 Note ownership<text:tab/>101</text:a></text:p>
          <text:p text:style-name="P194"><text:a xlink:type="simple" xlink:href="#__RefHeading___Toc14425_324869431" text:style-name="Index_20_Link" text:visited-style-name="Index_20_Link">3.1.9.3 Universal utilities<text:tab/>102</text:a></text:p>
          <text:p text:style-name="P194"><text:a xlink:type="simple" xlink:href="#__RefHeading___Toc15319_1186778378" text:style-name="Index_20_Link" text:visited-style-name="Index_20_Link">3.1.9.4 utils/word2vec.py<text:tab/>105</text:a></text:p>
          <text:p text:style-name="P194"><text:a xlink:type="simple" xlink:href="#__RefHeading___Toc15317_1186778378" text:style-name="Index_20_Link" text:visited-style-name="Index_20_Link">3.1.9.5 Training the model<text:tab/>105</text:a></text:p>
          <text:p text:style-name="P194"><text:a xlink:type="simple" xlink:href="#__RefHeading___Toc15315_1186778378" text:style-name="Index_20_Link" text:visited-style-name="Index_20_Link">3.1.9.6 Text tokenization<text:tab/>106</text:a></text:p>
          <text:p text:style-name="P194"><text:a xlink:type="simple" xlink:href="#__RefHeading___Toc15313_1186778378" text:style-name="Index_20_Link" text:visited-style-name="Index_20_Link">3.1.9.7 Processing tokens with the model<text:tab/>107</text:a></text:p>
          <text:p text:style-name="P194"><text:a xlink:type="simple" xlink:href="#__RefHeading___Toc15311_1186778378" text:style-name="Index_20_Link" text:visited-style-name="Index_20_Link"><text:soft-page-break/>3.1.10. utils/priorityqueue.py<text:tab/>108</text:a></text:p>
          <text:p text:style-name="P194"><text:a xlink:type="simple" xlink:href="#__RefHeading___Toc15311_1186778378%20Copy%201" text:style-name="Index_20_Link" text:visited-style-name="Index_20_Link">3.1.10.1 What is Heap?<text:tab/>109</text:a></text:p>
          <text:p text:style-name="P194"><text:a xlink:type="simple" xlink:href="#__RefHeading___Toc15327_1186778378" text:style-name="Index_20_Link" text:visited-style-name="Index_20_Link">3.1.10.2 Implementation<text:tab/>109</text:a></text:p>
          <text:p text:style-name="P194"><text:a xlink:type="simple" xlink:href="#__RefHeading___Toc16213_2644037813" text:style-name="Index_20_Link" text:visited-style-name="Index_20_Link">3.1.11. utils/recentsList.py<text:tab/>112</text:a></text:p>
          <text:p text:style-name="P194"><text:a xlink:type="simple" xlink:href="#__RefHeading___Toc16211_2644037813" text:style-name="Index_20_Link" text:visited-style-name="Index_20_Link">3.1.11.1 Implementing a doubly linked list<text:tab/>112</text:a></text:p>
          <text:p text:style-name="P194"><text:a xlink:type="simple" xlink:href="#__RefHeading___Toc16209_2644037813" text:style-name="Index_20_Link" text:visited-style-name="Index_20_Link">3.1.11.2 Implementing the recent notes manager<text:tab/>114</text:a></text:p>
          <text:p text:style-name="P194"><text:a xlink:type="simple" xlink:href="#__RefHeading___Toc16207_2644037813" text:style-name="Index_20_Link" text:visited-style-name="Index_20_Link">3.1.12. utils/userDeleteGraph.py<text:tab/>115</text:a></text:p>
          <text:p text:style-name="P194"><text:a xlink:type="simple" xlink:href="#__RefHeading___Toc16258_2817214564" text:style-name="Index_20_Link" text:visited-style-name="Index_20_Link">3.1.12.1 Setup<text:tab/>115</text:a></text:p>
          <text:p text:style-name="P194"><text:a xlink:type="simple" xlink:href="#__RefHeading___Toc16256_2817214564" text:style-name="Index_20_Link" text:visited-style-name="Index_20_Link">3.1.12.2 DFS<text:tab/>118</text:a></text:p>
          <text:p text:style-name="P194"><text:a xlink:type="simple" xlink:href="#__RefHeading___Toc16254_2817214564" text:style-name="Index_20_Link" text:visited-style-name="Index_20_Link">3.1.12.3 Deleting data with backoff<text:tab/>119</text:a></text:p>
          <text:p text:style-name="P194"><text:a xlink:type="simple" xlink:href="#__RefHeading___Toc16263_2817214564" text:style-name="Index_20_Link" text:visited-style-name="Index_20_Link">3.1.13. Conclusion<text:tab/>121</text:a></text:p>
          <text:p text:style-name="P194"><text:a xlink:type="simple" xlink:href="#__RefHeading___Toc16254_2817214564%20Copy%201" text:style-name="Index_20_Link" text:visited-style-name="Index_20_Link">3.2 Frontend<text:tab/>121</text:a></text:p>
          <text:p text:style-name="P194"><text:a xlink:type="simple" xlink:href="#__RefHeading___Toc16254_2817214564%20Copy%201%20Copy%201" text:style-name="Index_20_Link" text:visited-style-name="Index_20_Link">3.2.1. Setup and configuration<text:tab/>122</text:a></text:p>
          <text:p text:style-name="P194"><text:a xlink:type="simple" xlink:href="#__RefHeading___Toc18700_3724262089" text:style-name="Index_20_Link" text:visited-style-name="Index_20_Link">3.2.1.1 ./index.html<text:tab/>122</text:a></text:p>
          <text:p text:style-name="P194"><text:a xlink:type="simple" xlink:href="#__RefHeading___Toc16254_2817214564%20Copy%201%20Copy%202" text:style-name="Index_20_Link" text:visited-style-name="Index_20_Link">3.2.1.2 ./package.json<text:tab/>123</text:a></text:p>
          <text:p text:style-name="P194"><text:a xlink:type="simple" xlink:href="#__RefHeading___Toc18698_3724262089" text:style-name="Index_20_Link" text:visited-style-name="Index_20_Link">3.2.1.2.1 Libraries used<text:tab/>125</text:a></text:p>
          <text:p text:style-name="P194"><text:a xlink:type="simple" xlink:href="#__RefHeading___Toc18696_3724262089" text:style-name="Index_20_Link" text:visited-style-name="Index_20_Link">3.2.2. ./src<text:tab/>126</text:a></text:p>
          <text:p text:style-name="P194"><text:a xlink:type="simple" xlink:href="#__RefHeading___Toc18694_3724262089" text:style-name="Index_20_Link" text:visited-style-name="Index_20_Link">3.2.2.1 /src/main<text:tab/>126</text:a></text:p>
        </text:index-body>
      </text:table-of-content>
      <text:p text:style-name="P1"/>
      <text:list xml:id="list666054005" text:style-name="L1">
        <text:list-item>
          <text:p text:style-name="P197"><text:bookmark-start text:name="__RefHeading___Toc3731_117426026"/>Analysis<text:bookmark-end text:name="__RefHeading___Toc3731_117426026"/></text:p>
          <text:list>
            <text:list-item>
              <text:p text:style-name="P196"><text:bookmark-start text:name="__RefHeading___Toc3729_117426026"/>Identifying the Problem<text:bookmark-end text:name="__RefHeading___Toc3729_117426026"/></text:p>
              <text:list>
                <text:list-item>
                  <text:p text:style-name="P196"><text:bookmark-start text:name="__RefHeading___Toc3727_117426026"/>Background: <text:bookmark-end text:name="__RefHeading___Toc3727_117426026"/></text:p>
                  <text:p text:style-name="P317">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319">Centralise and organise his tasks, goals, and habits in one place.</text:p>
        </text:list-item>
        <text:list-item>
          <text:p text:style-name="P319">Visualise his progress towards short-term and long-term objectives.</text:p>
        </text:list-item>
        <text:list-item>
          <text:p text:style-name="P319">Stay motivated by tracking his habits and achievements.</text:p>
        </text:list-item>
        <text:list-item>
          <text:p text:style-name="P318">Access his information across different devices (e.g., laptop, smartphone).</text:p>
        </text:list-item>
      </text:list>
      <text:list xml:id="list194038263335671" text:continue-list="list666054005" text:style-name="L1">
        <text:list-item>
          <text:list>
            <text:list-item>
              <text:list>
                <text:list-item>
                  <text:p text:style-name="P196"><text:bookmark-start text:name="__RefHeading___Toc3725_117426026"/>Identification<text:bookmark-end text:name="__RefHeading___Toc3725_117426026"/></text:p>
                </text:list-item>
              </text:list>
            </text:list-item>
          </text:list>
        </text:list-item>
      </text:list>
      <text:p text:style-name="P28">Anton’s requirements for a notetaking app include:</text:p>
      <text:list text:style-name="L3">
        <text:list-item>
          <text:p text:style-name="P320">An all-in-one solution for both short-term and long-term tasks and goals.</text:p>
        </text:list-item>
        <text:list-item>
          <text:p text:style-name="P320">Easy organisation and accessibility of notes.</text:p>
        </text:list-item>
        <text:list-item>
          <text:p text:style-name="P320">Features to motivate and track progress, such as habit tracking.</text:p>
        </text:list-item>
        <text:list-item>
          <text:p text:style-name="P321">A user-friendly, cross-platform experience.</text:p>
        </text:list-item>
      </text:list>
      <text:list xml:id="list194039170263696" text:continue-list="list194038263335671" text:style-name="L1">
        <text:list-item>
          <text:list>
            <text:list-item>
              <text:p text:style-name="P196"><text:bookmark-start text:name="__RefHeading___Toc3723_117426026"/><text:span text:style-name="T1">Id</text:span><text:span text:style-name="T2">entifying the </text:span><text:span text:style-name="T1">End Users</text:span><text:bookmark-end text:name="__RefHeading___Toc3723_117426026"/></text:p>
            </text:list-item>
          </text:list>
        </text:list-item>
      </text:list>
      <text:p text:style-name="P28">The primary end users of this notetaking app include:</text:p>
      <text:list text:style-name="L4">
        <text:list-item>
          <text:p text:style-name="P334"><text:span text:style-name="Strong_20_Emphasis"><text:span text:style-name="T31">Students</text:span></text:span><text:span text:style-name="T31">: Students like Anton who juggle multiple tasks, assignments, and projects can use the app to organise their workload, set goals, maintain habits, and track progress.</text:span></text:p>
        </text:list-item>
        <text:list-item>
          <text:p text:style-name="P334"><text:span text:style-name="Strong_20_Emphasis"><text:span text:style-name="T31">Professionals</text:span></text:span><text:span text:style-name="T31">: Busy professionals can benefit from managing their tasks, projects, and goals to improve productivity.</text:span></text:p>
        </text:list-item>
        <text:list-item>
          <text:p text:style-name="P334"><text:span text:style-name="Strong_20_Emphasis"><text:span text:style-name="T31">Individuals Seeking Personal Organisation</text:span></text:span><text:span text:style-name="T31">: People aiming to enhance their daily routines and achieve personal goals can utilise features like habit tracking and progress visualisation.</text:span></text:p>
        </text:list-item>
        <text:list-item>
          <text:p text:style-name="P335"><text:span text:style-name="Strong_20_Emphasis"><text:span text:style-name="T31">Individuals with Specific Needs</text:span></text:span><text:span text:style-name="T31">: Those with conditions like ADHD or difficulties with time management can use the app’s features (e.g., summarisation, advanced lookup, and sorting) to stay productive.</text:span></text:p>
        </text:list-item>
      </text:list>
      <text:h text:style-name="P27" text:outline-level="3"><text:soft-page-break/></text:h>
      <text:list xml:id="list194038603428305" text:continue-list="list194039170263696" text:style-name="L1">
        <text:list-item>
          <text:list>
            <text:list-item>
              <text:p text:style-name="P196"><text:bookmark-start text:name="__RefHeading___Toc3721_117426026"/>Research<text:bookmark-end text:name="__RefHeading___Toc3721_117426026"/></text:p>
            </text:list-item>
          </text:list>
        </text:list-item>
      </text:list>
      <text:p text:style-name="P44"><text:bookmark-start text:name="__RefHeading___Toc3181_117426026"/>Research Methodology:<text:bookmark-end text:name="__RefHeading___Toc3181_117426026"/></text:p>
      <text:p text:style-name="P28">To thoroughly understand the problem and design a suitable solution, I:</text:p>
      <text:list text:style-name="L5">
        <text:list-item>
          <text:p text:style-name="P322">Explored existing notetaking apps (e.g., Notion, Obsidian, Evernote, Google Keep) to identify their strengths and weaknesses.</text:p>
        </text:list-item>
        <text:list-item>
          <text:p text:style-name="P336"><text:span text:style-name="T31">Read notable books on notetaking systems, such as </text:span><text:span text:style-name="Emphasis"><text:span text:style-name="T31">Building a Second Brain</text:span></text:span><text:span text:style-name="T31"> by Tiago Forte and </text:span><text:span text:style-name="Emphasis"><text:span text:style-name="T31">The Bullet Journal Method</text:span></text:span><text:span text:style-name="T31"> by Ryder Carroll.</text:span></text:p>
        </text:list-item>
        <text:list-item>
          <text:p text:style-name="P322">Conducted interviews with potential users, including Anton and other students, to gather insights into their preferences and pain points.</text:p>
        </text:list-item>
        <text:list-item>
          <text:p text:style-name="P322">Analysed feedback from online communities and forums discussing productivity tools.</text:p>
        </text:list-item>
        <text:list-item>
          <text:p text:style-name="P322">Created prototypes and tested them with users to refine the app’s features.</text:p>
        </text:list-item>
      </text:list>
      <text:p text:style-name="P29"><text:bookmark text:name="docs-internal-guid-9caa9442-7fff-c145-d0c2-948190b5fdf9"/><text:span text:style-name="T5">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p text:style-name="P28"/>
      <text:p text:style-name="Heading"/>
      <text:list xml:id="list194039638315213" text:continue-list="list194038603428305" text:style-name="L1">
        <text:list-item>
          <text:list>
            <text:list-item>
              <text:list>
                <text:list-item>
                  <text:p text:style-name="P196"><text:bookmark-start text:name="__RefHeading___Toc3719_117426026"/>Key Insights from Research<text:bookmark-end text:name="__RefHeading___Toc3719_117426026"/></text:p>
                  <text:list>
                    <text:list-item>
                      <text:p text:style-name="P196"><text:bookmark-start text:name="__RefHeading___Toc3717_117426026"/><text:span text:style-name="Strong_20_Emphasis">Books</text:span><text:bookmark-end text:name="__RefHeading___Toc3717_117426026"/></text:p>
                      <text:list>
                        <text:list-item>
                          <text:p text:style-name="P196"><text:bookmark-start text:name="__RefHeading___Toc3715_117426026"/><text:span text:style-name="Strong_20_Emphasis">Building a Second Brain</text:span><text:bookmark-end text:name="__RefHeading___Toc3715_117426026"/></text:p>
                          <text:list>
                            <text:list-item>
                              <text:p text:style-name="P196"><text:bookmark-start text:name="__RefHeading___Toc3713_117426026"/><text:span text:style-name="Strong_20_Emphasis">The CODE Method</text:span><text:bookmark-end text:name="__RefHeading___Toc3713_117426026"/></text:p>
                            </text:list-item>
                          </text:list>
                        </text:list-item>
                      </text:list>
                    </text:list-item>
                  </text:list>
                </text:list-item>
              </text:list>
            </text:list-item>
          </text:list>
        </text:list-item>
      </text:list>
      <text:p text:style-name="P3">One of the concepts in this book is the four-step CODE method, which is an acronym for Capture, Organise, Distill, Express. </text:p>
      <text:list text:style-name="L6">
        <text:list-item>
          <text:p text:style-name="P337">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337">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text:soft-page-break/>Finally, adding tags such as “Active” or “Inactive” would help organise projects by their urgency.</text:p>
        </text:list-item>
        <text:list-item>
          <text:p text:style-name="P337">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337">Highlight key terms</text:p>
            </text:list-item>
            <text:list-item>
              <text:p text:style-name="P337">Retain links to websites</text:p>
            </text:list-item>
            <text:list-item>
              <text:p text:style-name="P337">Insert placeholders if the initial note is incomplete</text:p>
            </text:list-item>
          </text:list>
        </text:list-item>
      </text:list>
      <text:p text:style-name="P4">By using the following summarization feature, the notes can be readable for the user even in a long time</text:p>
      <text:p text:style-name="P4"/>
      <text:list text:continue-list="list194039638315213" text:style-name="L1">
        <text:list-item>
          <text:list>
            <text:list-item>
              <text:list>
                <text:list-item>
                  <text:list>
                    <text:list-item>
                      <text:list>
                        <text:list-item>
                          <text:list>
                            <text:list-item>
                              <text:p text:style-name="P196"><text:bookmark-start text:name="__RefHeading___Toc3711_117426026"/><text:span text:style-name="Strong_20_Emphasis">The PARA Method</text:span><text:bookmark-end text:name="__RefHeading___Toc3711_117426026"/></text:p>
                            </text:list-item>
                          </text:list>
                        </text:list-item>
                      </text:list>
                    </text:list-item>
                  </text:list>
                </text:list-item>
              </text:list>
            </text:list-item>
          </text:list>
        </text:list-item>
      </text:list>
      <text:p text:style-name="P3">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194039330672558" text:continue-numbering="true" text:style-name="L1">
        <text:list-item>
          <text:list>
            <text:list-item>
              <text:list>
                <text:list-item>
                  <text:list>
                    <text:list-item>
                      <text:list>
                        <text:list-item>
                          <text:p text:style-name="P196"><text:bookmark-start text:name="__RefHeading___Toc3709_117426026"/><text:span text:style-name="Strong_20_Emphasis">The Bullet Journal Method</text:span><text:bookmark-end text:name="__RefHeading___Toc3709_117426026"/></text:p>
                          <text:p text:style-name="P248"><text:bookmark text:name="docs-internal-guid-21801a52-7fff-20a6-e222-67d3f9d9f727"/><text:span text:style-name="Strong_20_Emphasis"><text:span text:style-name="T10">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15"> </text:span></text:span></text:p>
                          <text:p text:style-name="P248"><text:span text:style-name="Strong_20_Emphasis"><text:span text:style-name="T15"/></text:span></text:p>
                        </text:list-item>
                      </text:list>
                    </text:list-item>
                    <text:list-item>
                      <text:p text:style-name="P196"><text:bookmark-start text:name="__RefHeading___Toc3707_117426026"/><text:span text:style-name="Strong_20_Emphasis">In-depth analysis of existing software</text:span><text:bookmark-end text:name="__RefHeading___Toc3707_117426026"/></text:p>
                      <text:list>
                        <text:list-item>
                          <text:p text:style-name="P196"><text:bookmark-start text:name="__RefHeading___Toc3705_117426026"/><text:span text:style-name="Strong_20_Emphasis">Notion</text:span><text:bookmark-end text:name="__RefHeading___Toc3705_117426026"/></text:p>
                          <text:p text:style-name="P364"><text:bookmark text:name="docs-internal-guid-868862d6-7fff-9696-53ab-393a27481cb0"/><text:span text:style-name="Strong_20_Emphasis"><text:span text:style-name="T11">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item>
                      </text:list>
                    </text:list-item>
                  </text:list>
                </text:list-item>
              </text:list>
            </text:list-item>
          </text:list>
        </text:list-item>
      </text:list>
      <text:p text:style-name="P56"><text:span text:style-name="T31"><text:tab/><text:tab/></text:span><text:span text:style-name="Strong_20_Emphasis"><text:span text:style-name="T31">Advantages</text:span></text:span><text:span text:style-name="T31">:</text:span></text:p>
      <text:list text:style-name="L7">
        <text:list-item>
          <text:p text:style-name="P338">Notion is customizable</text:p>
        </text:list-item>
        <text:list-item>
          <text:p text:style-name="P338"><text:soft-page-break/>Has AI tools to summarise notes and generate text</text:p>
        </text:list-item>
        <text:list-item>
          <text:p text:style-name="P338">Has support for organising entries in tables by tags</text:p>
        </text:list-item>
        <text:list-item>
          <text:p text:style-name="P338">Is cross platform</text:p>
        </text:list-item>
      </text:list>
      <text:p text:style-name="P56"><text:span text:style-name="Strong_20_Emphasis"><text:span text:style-name="T32"/></text:span></text:p>
      <text:p text:style-name="P56"><text:span text:style-name="Strong_20_Emphasis"><text:span text:style-name="T32"><text:tab/><text:tab/>Disadvantages</text:span></text:span><text:span text:style-name="T32">:</text:span></text:p>
      <text:list text:style-name="L8">
        <text:list-item>
          <text:p text:style-name="P339">Notion is very complicated to set up, so base users cannot use most of these features fully. Customization is very time consuming, so most users rely on paid templates to get any advanced functionality.</text:p>
        </text:list-item>
        <text:list-item>
          <text:p text:style-name="P339">From my experience, and experience of other Notion users I interviewed, the cross-platform experience is mediocre. The app is not optimised for touchscreens.</text:p>
        </text:list-item>
        <text:list-item>
          <text:p text:style-name="P339">The AI features are a paid subscription. Some users may underutilize the features and overpay for services they never use.</text:p>
          <text:p text:style-name="P339"/>
        </text:list-item>
      </text:list>
      <text:list xml:id="list194039599868478" text:continue-list="list194039330672558" text:style-name="L1">
        <text:list-item>
          <text:list>
            <text:list-item>
              <text:list>
                <text:list-item>
                  <text:list>
                    <text:list-item>
                      <text:list>
                        <text:list-item>
                          <text:p text:style-name="P196"><text:bookmark-start text:name="__RefHeading___Toc3703_117426026"/><text:span text:style-name="Strong_20_Emphasis">Google Keep:</text:span><text:bookmark-end text:name="__RefHeading___Toc3703_117426026"/></text:p>
                        </text:list-item>
                      </text:list>
                    </text:list-item>
                  </text:list>
                </text:list-item>
              </text:list>
            </text:list-item>
          </text:list>
        </text:list-item>
      </text:list>
      <text:p text:style-name="P57"><text:span text:style-name="Strong_20_Emphasis"><text:span text:style-name="T32">Advantages</text:span></text:span><text:span text:style-name="T32">:</text:span></text:p>
      <text:list text:style-name="L9">
        <text:list-item>
          <text:p text:style-name="P323">Simple and intuitive to use, making it accessible to users of all technical levels.</text:p>
        </text:list-item>
        <text:list-item>
          <text:p text:style-name="P323">Well-integrated with Google’s ecosystem, allowing seamless synchronisation across devices.</text:p>
        </text:list-item>
        <text:list-item>
          <text:p text:style-name="P323">Offers dedicated apps for Android, iOS, and WearOS, ensuring availability on most platforms.</text:p>
        </text:list-item>
      </text:list>
      <text:p text:style-name="P59"><text:span text:style-name="Strong_20_Emphasis"><text:span text:style-name="T32"><text:tab/><text:tab/>Disadvantages</text:span></text:span><text:span text:style-name="T32">:</text:span></text:p>
      <text:list text:style-name="L10">
        <text:list-item>
          <text:p text:style-name="P324">Limited to basic note types, which restricts functionality for advanced users.</text:p>
        </text:list-item>
        <text:list-item>
          <text:p text:style-name="P324">Lacks features for tracking statistics, such as task completion or habit trends.</text:p>
        </text:list-item>
        <text:list-item>
          <text:p text:style-name="P324">Minimal options for customisation or organisation, making it less suitable for complex workflows.</text:p>
        </text:list-item>
      </text:list>
      <text:list xml:id="list194037850666402" text:continue-list="list194039599868478" text:style-name="L1">
        <text:list-item>
          <text:list>
            <text:list-item>
              <text:list>
                <text:list-item>
                  <text:list>
                    <text:list-item>
                      <text:list>
                        <text:list-item>
                          <text:p text:style-name="P196"><text:bookmark-start text:name="__RefHeading___Toc3701_117426026"/><text:span text:style-name="Strong_20_Emphasis">Evernote:</text:span><text:bookmark-end text:name="__RefHeading___Toc3701_117426026"/></text:p>
                        </text:list-item>
                      </text:list>
                    </text:list-item>
                  </text:list>
                </text:list-item>
              </text:list>
            </text:list-item>
          </text:list>
        </text:list-item>
      </text:list>
      <text:p text:style-name="P58"><text:span text:style-name="Strong_20_Emphasis"><text:span text:style-name="T32">Advantages</text:span></text:span><text:span text:style-name="T32">:</text:span></text:p>
      <text:list text:style-name="L11">
        <text:list-item>
          <text:p text:style-name="P325">Offers robust organisational tools, including notebooks, tags, and advanced search capabilities.</text:p>
        </text:list-item>
        <text:list-item>
          <text:p text:style-name="P325">Supports multimedia notes, allowing users to attach images, audio, and files.</text:p>
        </text:list-item>
        <text:list-item>
          <text:p text:style-name="P325"><text:soft-page-break/>Cross-platform support with apps for desktop, mobile, and web.</text:p>
        </text:list-item>
        <text:list-item>
          <text:p text:style-name="P325">Allows integration with third-party apps and services, enhancing functionality.</text:p>
        </text:list-item>
      </text:list>
      <text:p text:style-name="P58"><text:span text:style-name="Strong_20_Emphasis"><text:span text:style-name="T32">Disadvantages</text:span></text:span><text:span text:style-name="T32">:</text:span></text:p>
      <text:list text:style-name="L12">
        <text:list-item>
          <text:p text:style-name="P326">Free version has significant limitations, such as device restrictions and reduced storage capacity.</text:p>
        </text:list-item>
        <text:list-item>
          <text:p text:style-name="P326">Interface can feel cluttered and overwhelming for new users.</text:p>
        </text:list-item>
        <text:list-item>
          <text:p text:style-name="P326"><text:span text:style-name="Strong_20_Emphasis"><text:span text:style-name="T47">Fe</text:span></text:span><text:span text:style-name="Strong_20_Emphasis"><text:span text:style-name="T48">a</text:span></text:span><text:span text:style-name="Strong_20_Emphasis"><text:span text:style-name="T47">tures, like AI tools and offline access, are locked behind a premium subscription.</text:span></text:span></text:p>
        </text:list-item>
      </text:list>
      <text:list xml:id="list194039561069737" text:continue-list="list194037850666402" text:style-name="L1">
        <text:list-item>
          <text:list>
            <text:list-item>
              <text:list>
                <text:list-item>
                  <text:list>
                    <text:list-item>
                      <text:list>
                        <text:list-item>
                          <text:p text:style-name="P196"><text:bookmark-start text:name="__RefHeading___Toc3699_117426026"/><text:span text:style-name="Strong_20_Emphasis">Apple Notes:</text:span><text:bookmark-end text:name="__RefHeading___Toc3699_117426026"/></text:p>
                        </text:list-item>
                      </text:list>
                    </text:list-item>
                  </text:list>
                </text:list-item>
              </text:list>
            </text:list-item>
          </text:list>
        </text:list-item>
      </text:list>
      <text:p text:style-name="P60"><text:span text:style-name="Strong_20_Emphasis"><text:span text:style-name="T32">Advantages</text:span></text:span><text:span text:style-name="T32">:</text:span></text:p>
      <text:list text:style-name="L13">
        <text:list-item>
          <text:p text:style-name="P327">Seamlessly integrated into Apple’s ecosystem, providing excellent synchronisation across iPhone, iPad, and Mac devices.</text:p>
        </text:list-item>
        <text:list-item>
          <text:p text:style-name="P327">Simple and straightforward interface, ideal for quick note-taking.</text:p>
        </text:list-item>
        <text:list-item>
          <text:p text:style-name="P327">Supports rich text formatting, drawing tools, and file attachments.</text:p>
        </text:list-item>
        <text:list-item>
          <text:p text:style-name="P327">Includes collaborative features, allowing multiple users to edit notes in real time.</text:p>
        </text:list-item>
      </text:list>
      <text:p text:style-name="P60"><text:span text:style-name="Strong_20_Emphasis"><text:span text:style-name="T32">Disadvantages</text:span></text:span><text:span text:style-name="T32">:</text:span></text:p>
      <text:list text:style-name="L14">
        <text:list-item>
          <text:p text:style-name="P328">Limited to Apple devices, restricting cross-platform usability.</text:p>
        </text:list-item>
        <text:list-item>
          <text:p text:style-name="P328">Organisation features are basic compared to competitors like Notion or Evernote.</text:p>
        </text:list-item>
        <text:list-item>
          <text:p text:style-name="P328"><text:span text:style-name="Strong_20_Emphasis"><text:span text:style-name="T48">Lacks advanced capabilities, such as tagging or detailed analytics for tracking progress.</text:span></text:span></text:p>
        </text:list-item>
      </text:list>
      <text:list text:continue-list="list194039561069737" text:style-name="L1">
        <text:list-item>
          <text:list>
            <text:list-item>
              <text:list>
                <text:list-item>
                  <text:p text:style-name="P196"><text:bookmark-start text:name="__RefHeading___Toc3697_117426026"/><text:span text:style-name="Strong_20_Emphasis"><text:span text:style-name="T36">Survey </text:span></text:span><text:span text:style-name="Strong_20_Emphasis"><text:span text:style-name="T37">results</text:span></text:span><text:bookmark-end text:name="__RefHeading___Toc3697_117426026"/></text:p>
                </text:list-item>
              </text:list>
            </text:list-item>
          </text:list>
        </text:list-item>
      </text:list>
      <text:p text:style-name="P61"><text:span text:style-name="Strong_20_Emphasis"><text:span text:style-name="T38">To gather direct input from end users, I conducted a survey with </text:span></text:span><text:span text:style-name="Strong_20_Emphasis"><text:span text:style-name="T39">around</text:span></text:span><text:span text:style-name="Strong_20_Emphasis"><text:span text:style-name="T38">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196"><text:bookmark-start text:name="__RefHeading___Toc3695_117426026"/><text:soft-page-break/><text:span text:style-name="Strong_20_Emphasis">How do you currently organise your tasks and notes?</text:span><text:bookmark-end text:name="__RefHeading___Toc3695_117426026"/></text:p>
                      <text:p text:style-name="P361"><draw:frame draw:style-name="fr7" draw:name="Object1" text:anchor-type="char" svg:x="3.309cm" svg:y="-0.018cm" svg:width="13.331cm" svg:height="7.502cm" draw:z-index="0"><draw:object xlink:href="./Object 1" xlink:type="simple" xlink:show="embed" xlink:actuate="onLoad"/><draw:image xlink:href="./ObjectReplacements/Object 1" xlink:type="simple" xlink:show="embed" xlink:actuate="onLoad"/></draw:frame><text:span text:style-name="Strong_20_Emphasis"><text:span text:style-name="T36"/></text:span></text:p>
                    </text:list-item>
                  </text:list>
                </text:list-item>
              </text:list>
            </text:list-item>
          </text:list>
        </text:list-item>
      </text:list>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list text:continue-numbering="true" text:style-name="L1">
        <text:list-item>
          <text:list>
            <text:list-item>
              <text:list>
                <text:list-item>
                  <text:list>
                    <text:list-item>
                      <text:p text:style-name="P196"><text:bookmark-start text:name="__RefHeading___Toc3693_117426026"/><text:span text:style-name="Strong_20_Emphasis">What features do you value most in a notetaking app? (Multiple choices allowed)</text:span><text:bookmark-end text:name="__RefHeading___Toc3693_117426026"/></text:p>
                      <text:p text:style-name="P361"><text:span text:style-name="Strong_20_Emphasis"><text:span text:style-name="T36"/></text:span></text:p>
                    </text:list-item>
                    <text:list-item>
                      <text:p text:style-name="P196"><text:bookmark-start text:name="__RefHeading___Toc3691_117426026"/><draw:frame draw:style-name="fr8" draw:name="Object2" text:anchor-type="char" svg:width="15.998cm" svg:height="8.999cm" draw:z-index="1"><draw:object xlink:href="./Object 2" xlink:type="simple" xlink:show="embed" xlink:actuate="onLoad"/><draw:image xlink:href="./ObjectReplacements/Object 2" xlink:type="simple" xlink:show="embed" xlink:actuate="onLoad"/></draw:frame><text:soft-page-break/><text:span text:style-name="Strong_20_Emphasis">What are the biggest challenges with your current notetaking method?</text:span><text:bookmark-end text:name="__RefHeading___Toc3691_117426026"/></text:p>
                      <text:p text:style-name="P362"><draw:frame draw:style-name="fr7" draw:name="Object3" text:anchor-type="char" svg:x="0.143cm" svg:y="0.256cm" svg:width="15.998cm" svg:height="8.999cm" draw:z-index="2"><draw:object xlink:href="./Object 3" xlink:type="simple" xlink:show="embed" xlink:actuate="onLoad"/><draw:image xlink:href="./ObjectReplacements/Object 3" xlink:type="simple" xlink:show="embed" xlink:actuate="onLoad"/></draw:frame><text:span text:style-name="Strong_20_Emphasis"><text:span text:style-name="T36"/></text:span></text:p>
                    </text:list-item>
                  </text:list>
                </text:list-item>
              </text:list>
            </text:list-item>
          </text:list>
        </text:list-item>
      </text:list>
      <text:p text:style-name="P26"><text:span text:style-name="Strong_20_Emphasis"><text:span text:style-name="T36"/></text:span></text:p>
      <text:list text:continue-numbering="true" text:style-name="L1">
        <text:list-item>
          <text:list>
            <text:list-item>
              <text:list>
                <text:list-item>
                  <text:list>
                    <text:list-item>
                      <text:p text:style-name="P196"><text:bookmark-start text:name="__RefHeading___Toc3689_117426026"/><text:span text:style-name="Strong_20_Emphasis">How likely are you to use an app that combines notetaking and statistics?</text:span><text:bookmark-end text:name="__RefHeading___Toc3689_117426026"/></text:p>
                      <text:p text:style-name="P361"><text:span text:style-name="Strong_20_Emphasis"><text:span text:style-name="T36"/></text:span></text:p>
                    </text:list-item>
                    <text:list-item>
                      <text:p text:style-name="P196"><text:bookmark-start text:name="__RefHeading___Toc3687_117426026"/><draw:frame draw:style-name="fr6" draw:name="Object4" text:anchor-type="char" svg:width="15.998cm" svg:height="8.999cm" draw:z-index="3"><draw:object xlink:href="./Object 4" xlink:type="simple" xlink:show="embed" xlink:actuate="onLoad"/><draw:image xlink:href="./ObjectReplacements/Object 4" xlink:type="simple" xlink:show="embed" xlink:actuate="onLoad"/></draw:frame><text:soft-page-break/><text:span text:style-name="Strong_20_Emphasis">Conclusion</text:span><text:bookmark-end text:name="__RefHeading___Toc3687_117426026"/></text:p>
                      <text:p text:style-name="P365"><text:span text:style-name="Strong_20_Emphasis"><text:span text:style-name="T12">T</text:span></text:span><text:span text:style-name="Strong_20_Emphasis"><text:span text:style-name="T13">his small survey reveals key insights into users current task and note organization habits, </text:span></text:span><text:span text:style-name="Strong_20_Emphasis"><text:span text:style-name="T12">and favourite features in notetaking tools.</text:span></text:span><text:span text:style-name="Strong_20_Emphasis"><text:span text:style-name="T13"> The data suggests a strong preference for digital solutions, with 50% of respondents utilizing digital tools, compared to 40% relying on paper-based methods and only 10% employing a hybrid approach. </text:span></text:span><text:span text:style-name="Strong_20_Emphasis"><text:span text:style-name="T12">The findings of the survey confirmed my ideas regarding</text:span></text:span><text:span text:style-name="Strong_20_Emphasis"><text:span text:style-name="T39"> t</text:span></text:span><text:span text:style-name="Strong_20_Emphasis"><text:span text:style-name="T40">he importance of usability and efficiency for modern-day users.</text:span></text:span><text:span text:style-name="Strong_20_Emphasis"><text:span text:style-name="T39"> The most valued feature among respondents was a simple and intuitive interface (85%), indicating a </text:span></text:span><text:span text:style-name="Strong_20_Emphasis"><text:span text:style-name="T40">search</text:span></text:span><text:span text:style-name="Strong_20_Emphasis"><text:span text:style-name="T39"> for user-friendly tools that minimize friction and maximize productivity. </text:span></text:span><text:span text:style-name="Strong_20_Emphasis"><text:span text:style-name="T40">Finally, a combined 90% of respondents expressed at least some level of likelihood (70% very likely, 20% somewhat likely) to use an app that combines notetaking and progress tracking in a simple way. This response suggests a significant market opportunity for such a tool. </text:span></text:span></text:p>
                      <text:p text:style-name="P366"><text:span text:style-name="Strong_20_Emphasis"><text:span text:style-name="T40">To sum up, the survey results point to a clear demand for efficient, user-friendly, and digitally accessible notetaking solutions. Users prioritize easy organization, cross-platform accessibility, and intuitive interfaces. </text:span></text:span></text:p>
                    </text:list-item>
                  </text:list>
                  <text:p text:style-name="P363"><text:span text:style-name="Strong_20_Emphasis"><text:span text:style-name="T36"/></text:span></text:p>
                </text:list-item>
              </text:list>
            </text:list-item>
            <text:list-item>
              <text:p text:style-name="P198"><text:bookmark-start text:name="__RefHeading___Toc3685_117426026"/><text:span text:style-name="Strong_20_Emphasis"><text:span text:style-name="T59">Interview with Anton Kogun</text:span></text:span><text:bookmark-end text:name="__RefHeading___Toc3685_117426026"/></text:p>
            </text:list-item>
          </text:list>
        </text:list-item>
      </text:list>
      <text:p text:style-name="P62"><text:span text:style-name="Strong_20_Emphasis"><text:span text:style-name="T60">Having concluded the survey on a wider potential customer base, I decided to probe deeper into the wants of potential users, so I conducted a short interview with the A-level student, Anton Kogun, from 1.1. <text:s/>Below, will be the results of this interview in a question-answer format:</text:span></text:span></text:p>
      <text:p text:style-name="P62"><text:span text:style-name="Strong_20_Emphasis"><text:span text:style-name="T60"/></text:span></text:p>
      <text:p text:style-name="P62"><text:span text:style-name="Strong_20_Emphasis"><text:span text:style-name="T60">What's the biggest problem you face with managing your schoolwork digitally?</text:span></text:span></text:p>
      <text:p text:style-name="P62"><text:soft-page-break/><text:span text:style-name="Strong_20_Emphasis"><text:span text:style-name="T60"/></text:span></text:p>
      <text:p text:style-name="P62"><text:span text:style-name="Strong_20_Emphasis"><text:span text:style-name="T60">Definitely the organization. I have notes scattered everywhere – some in Word docs, some in Google Docs, others in random note-taking apps. <text:s/>Plus, I use different task management apps, so <text:s/>I end up forgetting deadlines and losing track of what I've actually done.</text:span></text:span></text:p>
      <text:p text:style-name="P62"><text:span text:style-name="Strong_20_Emphasis"><text:span text:style-name="T60"/></text:span></text:p>
      <text:p text:style-name="P62"><text:span text:style-name="Strong_20_Emphasis"><text:span text:style-name="T60">If you had a magic wand and could create the perfect app for yourself, what's the one feature it absolutely must have?</text:span></text:span></text:p>
      <text:p text:style-name="P62"><text:span text:style-name="Strong_20_Emphasis"><text:span text:style-name="T60"/></text:span></text:p>
      <text:p text:style-name="P62"><text:span text:style-name="Strong_20_Emphasis"><text:span text:style-name="T60">A way to bring it all together. Notes, assignments, to-do lists, even my habit tracker – all in one place. <text:s/>And it needs to be easy to find what I need, fast.</text:span></text:span></text:p>
      <text:p text:style-name="P62"><text:span text:style-name="Strong_20_Emphasis"><text:span text:style-name="T60"/></text:span></text:p>
      <text:p text:style-name="P62"><text:span text:style-name="Strong_20_Emphasis"><text:span text:style-name="T60">And what about accessing your notes and assignments? Do you use multiple devices?</text:span></text:span></text:p>
      <text:p text:style-name="P62"><text:span text:style-name="Strong_20_Emphasis"><text:span text:style-name="T60"/></text:span></text:p>
      <text:p text:style-name="P62"><text:span text:style-name="Strong_20_Emphasis"><text:span text:style-name="T60"><text:s/>All the time! I use my laptop at home, my tablet at school, and sometimes even my phone. <text:s/>It needs to work seamlessly across all of them, without any ssues or syncing problems.</text:span></text:span></text:p>
      <text:p text:style-name="P62"><text:span text:style-name="Strong_20_Emphasis"><text:span text:style-name="T60"/></text:span></text:p>
      <text:p text:style-name="P62"><text:span text:style-name="Strong_20_Emphasis"><text:span text:style-name="T60">What would be your preferred way of accessing the application?</text:span></text:span></text:p>
      <text:p text:style-name="P62"><text:span text:style-name="Strong_20_Emphasis"><text:span text:style-name="T60"/></text:span></text:p>
      <text:p text:style-name="P62"><text:span text:style-name="Strong_20_Emphasis"><text:span text:style-name="T60">On PC, it would probably be a website. Web apps are fast and I can use my browser plugins to customize them to my liking. It is also to switche between tabs than multiple screens if I need to jor something down quickly. On the other hand, on my phone I would rather have an app, since some websites are not optimized for the smaller phone screens.</text:span></text:span></text:p>
      <text:p text:style-name="P62"><text:span text:style-name="Strong_20_Emphasis"><text:span text:style-name="T60"/></text:span></text:p>
      <text:p text:style-name="P62"><text:span text:style-name="Strong_20_Emphasis"><text:span text:style-name="T60">Imagine you've got hundreds of notes and tasks in this app. How would you quickly find the one you need?</text:span></text:span></text:p>
      <text:p text:style-name="P62"><text:span text:style-name="Strong_20_Emphasis"><text:span text:style-name="T60"/></text:span></text:p>
      <text:p text:style-name="P62"><text:span text:style-name="Strong_20_Emphasis"><text:span text:style-name="T60">Search is crucial, of course. But it needs to be smart. <text:s/>Searching by keywords is good, but what if I can't remember the exact words? <text:s/>Maybe something that understands the context of my notes. That would be amazing.</text:span></text:span></text:p>
      <text:list xml:id="list194038998756197" text:continue-numbering="true" text:style-name="L1">
        <text:list-item>
          <text:list>
            <text:list-item>
              <text:p text:style-name="P198"><text:bookmark-start text:name="__RefHeading___Toc7343_3908388459"/><text:span text:style-name="Strong_20_Emphasis"><text:span text:style-name="T59">Modelling the problem</text:span></text:span><text:bookmark-end text:name="__RefHeading___Toc7343_3908388459"/></text:p>
            </text:list-item>
          </text:list>
        </text:list-item>
      </text:list>
      <text:p text:style-name="P30">Here's how each objective addresses specific issues and integrates research findings:</text:p>
      <text:list text:style-name="L15">
        <text:list-item>
          <text:p text:style-name="P367"><text:span text:style-name="Strong_20_Emphasis"><text:span text:style-name="T32">Provide a tagging system to categorise notes flexibly:</text:span></text:span><text:span text:style-name="T32"> </text:span><text:span text:style-name="T33">Helps users with</text:span><text:span text:style-name="T32"> easy organization (80% in the survey) and aligns with the "Building a Second Brain" emphasis on tags over folders. This also addresses Anton's need for centralization.</text:span></text:p>
        </text:list-item>
        <text:list-item>
          <text:p text:style-name="P367"><text:soft-page-break/><text:span text:style-name="Strong_20_Emphasis"><text:span text:style-name="T32">Support multiple note types (e.g., text notes, checklists, habit trackers):</text:span></text:span><text:span text:style-name="T32"> Addresses the need for an all-in-one solution for tasks, goals, and habits (Anton's requirement) and directly responds to the 90% survey interest in combined habit tracking and notetaking.</text:span></text:p>
        </text:list-item>
        <text:list-item>
          <text:p text:style-name="P367"><text:span text:style-name="Strong_20_Emphasis"><text:span text:style-name="T32">Record and display metadata (e.g., creation dates, due dates):</text:span></text:span><text:span text:style-name="T32"> Supports task management and progress tracking, addressing the challenges identified in the survey (40% difficulty tracking progress) and the Bullet Journal concept of migration (managing tasks over time).</text:span></text:p>
        </text:list-item>
        <text:list-item>
          <text:p text:style-name="P367"><text:span text:style-name="Strong_20_Emphasis"><text:span text:style-name="T32">Allow summarisation of notes using AI to highlight key information:</text:span></text:span><text:span text:style-name="T32"> </text:span><text:span text:style-name="T33">Helps users perform the</text:span><text:span text:style-name="T32"> "Distill" step of the CODE method from "Building a Second Brain" and helps with quick lookup and long-term readability of notes.</text:span></text:p>
        </text:list-item>
        <text:list-item>
          <text:p text:style-name="P367"><text:span text:style-name="Strong_20_Emphasis"><text:span text:style-name="T32">Enable quick and advanced note lookup based on context and keywords:</text:span></text:span><text:span text:style-name="T32"> Addresses the need for easy accessibility of notes (Anton's requirement) and improves upon the limitations of basic search in some existing apps.</text:span></text:p>
        </text:list-item>
        <text:list-item>
          <text:p text:style-name="P367"><text:span text:style-name="Strong_20_Emphasis"><text:span text:style-name="T32">Ensure cross-platform compatibility with automatic interface adjustments:</text:span></text:span><text:span text:style-name="T32"> </text:span><text:span text:style-name="T33">From the surveys conducted, </text:span><text:span text:style-name="T32">(70% value cross-platform accessibility, 35% cite poor cross-device support as a challenge) and Anton's need for access across devices.</text:span></text:p>
        </text:list-item>
        <text:list-item>
          <text:p text:style-name="P367"><text:span text:style-name="Strong_20_Emphasis"><text:span text:style-name="T32">Display user statistics, such as note completion rates and habit trends:</text:span></text:span><text:span text:style-name="T32"> Directly addresses the need for progress visualization (Anton's requirement) and the survey results (40% difficulty tracking progress, 60% desire habit tracking/goal visualization).</text:span></text:p>
        </text:list-item>
        <text:list-item>
          <text:p text:style-name="P367"><text:span text:style-name="Strong_20_Emphasis"><text:span text:style-name="T32">Allow users to customise the app’s appearance and preferences:</text:span></text:span><text:span text:style-name="T32"> While not a primary pain point, this improves user experience </text:span><text:span text:style-name="T33">and lets users</text:span></text:p>
        </text:list-item>
        <text:list-item>
          <text:p text:style-name="P367"><text:span text:style-name="Strong_20_Emphasis"><text:span text:style-name="T32">Include an archive feature to manage unused or outdated notes:</text:span></text:span><text:span text:style-name="T32"> Directly addresses the "Archive" component of the PARA method from "Building a Second Brain" .</text:span></text:p>
        </text:list-item>
        <text:list-item>
          <text:p text:style-name="P367"><text:span text:style-name="Strong_20_Emphasis"><text:span text:style-name="T32">Implement security measures to protect user data:</text:span></text:span><text:span text:style-name="T32"> </text:span><text:span text:style-name="T33">Users will have an expectation of privacy while using the app to store their personal data</text:span></text:p>
        </text:list-item>
      </text:list>
      <text:p text:style-name="P35">Keeping these 10 main objectives in mind, I formulated a list of tasks that I will need to complete in order to successfully implement this application.</text:p>
      <text:list xml:id="list194038886764369" text:continue-list="list194038998756197" text:style-name="L1">
        <text:list-item>
          <text:list>
            <text:list-item>
              <text:p text:style-name="P196"><text:bookmark-start text:name="__RefHeading___Toc3869_117426026"/>Coding objectives<text:bookmark-end text:name="__RefHeading___Toc3869_117426026"/></text:p>
              <text:list>
                <text:list-item>
                  <text:p text:style-name="P196"><text:bookmark-start text:name="__RefHeading___Toc3867_117426026"/>Database<text:bookmark-end text:name="__RefHeading___Toc3867_117426026"/></text:p>
                  <text:list>
                    <text:list-item>
                      <text:p text:style-name="P196"><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345">Create algorithms to generate unique IDs.</text:p>
                </text:list-item>
                <text:list-item>
                  <text:p text:style-name="P345">Configure usage access by limiting permissions of clients that will be used with the databases.</text:p>
                </text:list-item>
                <text:list-item>
                  <text:p text:style-name="P345"><text:soft-page-break/>Ensure that the database is encrypted and adheres to modern security standards.</text:p>
                </text:list-item>
                <text:list-item>
                  <text:p text:style-name="P348">Have a hashing algorithm to further encrypt user passwords.</text:p>
                </text:list-item>
                <text:list-item>
                  <text:p text:style-name="P348">Implement input sanitization to prevent attacks, such as SQL injection.</text:p>
                </text:list-item>
                <text:list-item>
                  <text:p text:style-name="P348">Use HTTPS for all communication.</text:p>
                </text:list-item>
                <text:list-item>
                  <text:p text:style-name="P351">Upon login, provide users with an identity token to keep them logged in.</text:p>
                </text:list-item>
                <text:list-item>
                  <text:p text:style-name="P353">Create functions to search notes by their vector representation instead of text.</text:p>
                </text:list-item>
              </text:list>
            </text:list-item>
          </text:list>
        </text:list-item>
      </text:list>
      <text:list xml:id="list194039626585581" text:continue-list="list194038886764369" text:style-name="L1">
        <text:list-item>
          <text:list>
            <text:list-item>
              <text:list>
                <text:list-item>
                  <text:list>
                    <text:list-item>
                      <text:p text:style-name="P196"><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346">Users</text:p>
                </text:list-item>
                <text:list-item>
                  <text:p text:style-name="P346">Notes</text:p>
                </text:list-item>
                <text:list-item>
                  <text:p text:style-name="P346">Tags</text:p>
                </text:list-item>
                <text:list-item>
                  <text:p text:style-name="P346">Habits</text:p>
                </text:list-item>
                <text:list-item>
                  <text:p text:style-name="P346">Statistics</text:p>
                </text:list-item>
                <text:list-item>
                  <text:p text:style-name="P346">Goals</text:p>
                </text:list-item>
                <text:list-item>
                  <text:p text:style-name="P346">Tasks</text:p>
                </text:list-item>
              </text:list>
            </text:list-item>
          </text:list>
        </text:list-item>
      </text:list>
      <text:list xml:id="list194039483587432" text:continue-list="list194039626585581" text:style-name="L1">
        <text:list-item>
          <text:list>
            <text:list-item>
              <text:list>
                <text:list-item>
                  <text:p text:style-name="P196"><text:bookmark-start text:name="__RefHeading___Toc3861_117426026"/>Design <text:span text:style-name="T61">the backend functionality</text:span>:<text:bookmark-end text:name="__RefHeading___Toc3861_117426026"/></text:p>
                </text:list-item>
              </text:list>
            </text:list-item>
          </text:list>
        </text:list-item>
      </text:list>
      <text:list text:style-name="L18">
        <text:list-item>
          <text:list>
            <text:list-item>
              <text:list>
                <text:list-item>
                  <text:p text:style-name="P329"><text:span text:style-name="T18">Have functionality to retrieve, create, update and delete various note types and tags, </text:span><text:span text:style-name="T19">using filters and pagination where needed.</text:span></text:p>
                </text:list-item>
                <text:list-item>
                  <text:p text:style-name="P332"><text:span text:style-name="T18">B</text:span><text:span text:style-name="T17">e able to authentify and register new users.</text:span></text:p>
                </text:list-item>
                <text:list-item>
                  <text:p text:style-name="P347">Link and unlink tags to and from notes.</text:p>
                </text:list-item>
                <text:list-item>
                  <text:p text:style-name="P347">Complete/uncomplete tasks.</text:p>
                </text:list-item>
                <text:list-item>
                  <text:p text:style-name="P330"><text:span text:style-name="T18">Retrieve user statistics </text:span><text:span text:style-name="T19">for several note types.</text:span></text:p>
                </text:list-item>
                <text:list-item>
                  <text:p text:style-name="P349">Be able to save user preferences.</text:p>
                </text:list-item>
                <text:list-item>
                  <text:p text:style-name="P350">Communicate with other APIs, such as one from Google or OpenAI to be able to pass submitted notes for AI summarization and return the result to the user.</text:p>
                </text:list-item>
                <text:list-item>
                  <text:p text:style-name="P352">Implement an archiving function.</text:p>
                </text:list-item>
                <text:list-item>
                  <text:p text:style-name="P331"><text:span text:style-name="T20">Create algorithms to vectorize notes for context-based searches</text:span><text:span text:style-name="T21"><text:line-break/></text:span></text:p>
                </text:list-item>
              </text:list>
            </text:list-item>
          </text:list>
        </text:list-item>
      </text:list>
      <text:list xml:id="list194038311602316" text:continue-list="list194039483587432" text:style-name="L1">
        <text:list-item>
          <text:list>
            <text:list-item>
              <text:list>
                <text:list-item>
                  <text:p text:style-name="P196"><text:bookmark-start text:name="__RefHeading___Toc3859_117426026"/>User Interface<text:bookmark-end text:name="__RefHeading___Toc3859_117426026"/></text:p>
                </text:list-item>
              </text:list>
            </text:list-item>
          </text:list>
        </text:list-item>
      </text:list>
      <text:list text:style-name="L19">
        <text:list-item>
          <text:list>
            <text:list-item>
              <text:list>
                <text:list-item>
                  <text:p text:style-name="P250">Design the overall layout of the app.</text:p>
                </text:list-item>
                <text:list-item>
                  <text:p text:style-name="P251"><text:soft-page-break/>Have a screen to view all notes for a selected note type with pagination and filter controls, along with the titles and tags of the notes displayed</text:p>
                </text:list-item>
                <text:list-item>
                  <text:p text:style-name="P251">Have a<text:span text:style-name="T62"> rich text editor for creating and editing notes (support for checklists and habit trackers).</text:span></text:p>
                </text:list-item>
                <text:list-item>
                  <text:p text:style-name="P250">Design a navigation bar, searching screens and alerts.</text:p>
                </text:list-item>
                <text:list-item>
                  <text:p text:style-name="P250">Have an account page where the user can edit their <text:span text:style-name="T63">d</text:span>etails.</text:p>
                </text:list-item>
                <text:list-item>
                  <text:p text:style-name="P251">Design the statistics page and unique widgets with information for each note type.</text:p>
                </text:list-item>
                <text:list-item>
                  <text:p text:style-name="P251">Ensure that the designs will adhere to accessibility standards.</text:p>
                </text:list-item>
                <text:list-item>
                  <text:p text:style-name="P253">Make the application cross-platform compatible by choosing a technology that supports such development natively, such as React.</text:p>
                </text:list-item>
                <text:list-item>
                  <text:p text:style-name="P253">Have error handling in place to prevent the app from crashing and communicate any errors to the user.</text:p>
                  <text:p text:style-name="P251"/>
                </text:list-item>
              </text:list>
            </text:list-item>
          </text:list>
        </text:list-item>
      </text:list>
      <text:list xml:id="list194039723622574" text:continue-list="list194038311602316" text:style-name="L1">
        <text:list-item>
          <text:list>
            <text:list-item>
              <text:list>
                <text:list-item>
                  <text:p text:style-name="P196"><text:bookmark-start text:name="__RefHeading___Toc3857_117426026"/>Validation<text:bookmark-end text:name="__RefHeading___Toc3857_117426026"/></text:p>
                  <text:list>
                    <text:list-item>
                      <text:p text:style-name="P196"><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271">Form validation on the UI to provide immediate feedback to users if data was incorrectly entered.</text:p>
                </text:list-item>
                <text:list-item>
                  <text:p text:style-name="P271">Validate passwords and emails to avoid unnecessary requests.</text:p>
                </text:list-item>
              </text:list>
            </text:list-item>
          </text:list>
        </text:list-item>
      </text:list>
      <text:list xml:id="list194039262905476" text:continue-list="list194039723622574" text:style-name="L1">
        <text:list-item>
          <text:list>
            <text:list-item>
              <text:list>
                <text:list-item>
                  <text:list>
                    <text:list-item>
                      <text:p text:style-name="P196"><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252">Input validation for all API endpoints.</text:p>
                </text:list-item>
                <text:list-item>
                  <text:p text:style-name="P252">Authentication and authorization checks to ensure users can only access their own data.</text:p>
                </text:list-item>
                <text:list-item>
                  <text:p text:style-name="P252">Ensure that new entries have unique IDs before inserting them to the database.</text:p>
                </text:list-item>
                <text:list-item>
                  <text:p text:style-name="P252">Impose a limit on the character length of submitted notes.</text:p>
                </text:list-item>
              </text:list>
            </text:list-item>
          </text:list>
        </text:list-item>
      </text:list>
      <text:p text:style-name="P19"><text:line-break/></text:p>
      <text:list text:continue-list="list194039262905476" text:style-name="L1">
        <text:list-item>
          <text:list>
            <text:list-item>
              <text:p text:style-name="P196"><text:bookmark-start text:name="__RefHeading___Toc3851_117426026"/>Proposed solution<text:bookmark-end text:name="__RefHeading___Toc3851_117426026"/></text:p>
              <text:p text:style-name="P354">My solution this feature-rich note-taking application leverages a robust and scalable technology stack. For the user interface, I will utilize ReactJS, a powerful JavaScript library for building dynamic and responsive single-page applications. <text:span text:style-name="T64">To speed up design, I will </text:span><text:soft-page-break/><text:span text:style-name="T64">use a component library called shadcn, which is open source, modern, adheres to acceccibility guidelines such as WCAG and is highly customizable.</text:span> This choice ensures a smooth and intuitive user experience across various platforms. The backend will be constructed using Python and Flask, a lightweight and flexible microframework that allows 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359">A</text:p>
            </text:list-item>
          </text:list>
        </text:list-item>
        <text:list-item>
          <text:p text:style-name="P196"><text:bookmark-start text:name="__RefHeading___Toc3849_117426026"/>Documented Design<text:bookmark-end text:name="__RefHeading___Toc3849_117426026"/></text:p>
          <text:list>
            <text:list-item>
              <text:p text:style-name="P196"><text:bookmark-start text:name="__RefHeading___Toc3847_117426026"/>User data flow<text:bookmark-end text:name="__RefHeading___Toc3847_117426026"/></text:p>
              <text:list>
                <text:list-item>
                  <text:p text:style-name="P196"><text:bookmark-start text:name="__RefHeading___Toc3845_117426026"/>Determining frontend-backend communication<text:bookmark-end text:name="__RefHeading___Toc3845_117426026"/></text:p>
                  <text:list>
                    <text:list-item>
                      <text:p text:style-name="P196"><text:bookmark-start text:name="__RefHeading___Toc3843_117426026"/>Optimistic updating<text:bookmark-end text:name="__RefHeading___Toc3843_117426026"/></text:p>
                      <text:p text:style-name="P342">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196"><text:bookmark-start text:name="__RefHeading___Toc3841_117426026"/>Pessimistic updating<text:bookmark-end text:name="__RefHeading___Toc3841_117426026"/></text:p>
                      <text:p text:style-name="P342">Pessimistic updating is a design pattern where the user interface is not updated until the backend operation has been successfully completed. This approach ensures data consistency but can lead to perceived delays, especially in scenarios with slow network connections or complex backend processing, which, for tasks such as vectorization, may take significant time and can be left for later.</text:p>
                    </text:list-item>
                    <text:list-item>
                      <text:p text:style-name="P196"><text:bookmark-start text:name="__RefHeading___Toc3839_117426026"/>Why I chose optimistic updating<text:bookmark-end text:name="__RefHeading___Toc3839_117426026"/></text:p>
                      <text:p text:style-name="P342">With optimistic updating, changes made by the user are immediately reflected in the app's interface, providing a seamless and responsive experience. This is very beneficial for notetaking, where the user does not want to be concerned with the processing of their notes and just needs to write them down as quickly as possible. Pessimistic updating, on the other hand, requires the backend to process and validate the changes before they are <text:soft-page-break/>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196"><text:bookmark-start text:name="__RefHeading___Toc3837_117426026"/>Creating data flow diagrams<text:bookmark-end text:name="__RefHeading___Toc3837_117426026"/></text:p>
                  <text:list>
                    <text:list-item>
                      <text:p text:style-name="P196"><text:bookmark-start text:name="__RefHeading___Toc3835_117426026"/>Note creation<text:bookmark-end text:name="__RefHeading___Toc3835_117426026"/></text:p>
                      <text:p text:style-name="P360"><text:bookmark text:name="docs-internal-guid-068aa1cd-7fff-ef89-0300-254b1807b0d4"/><draw:frame draw:style-name="fr3" draw:name="Image1" text:anchor-type="as-char" svg:width="11.404cm" svg:height="17.489cm" draw:z-index="4"><draw:image xlink:href="Pictures/1000000100000412000006407EBC248C.png" xlink:type="simple" xlink:show="embed" xlink:actuate="onLoad" draw:mime-type="image/png"/></draw:frame></text:p>
                    </text:list-item>
                  </text:list>
                </text:list-item>
              </text:list>
            </text:list-item>
          </text:list>
        </text:list-item>
      </text:list>
      <text:p text:style-name="P5"><text:soft-page-break/>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196"><text:bookmark-start text:name="__RefHeading___Toc3833_117426026"/>Editing a note<text:bookmark-end text:name="__RefHeading___Toc3833_117426026"/></text:p>
                      <text:p text:style-name="P277"><text:bookmark text:name="docs-internal-guid-7fa89df9-7fff-9fa6-9492-15862a69dad5"/><text:span text:style-name="T65"><draw:frame draw:style-name="fr3" draw:name="Image2" text:anchor-type="as-char" svg:width="8.969cm" svg:height="13.951cm"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7"><text:soft-page-break/>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196"><text:bookmark-start text:name="__RefHeading___Toc3831_117426026"/>Fetch all notes of a specific type<text:bookmark-end text:name="__RefHeading___Toc3831_117426026"/></text:p>
                      <text:p text:style-name="P277"><text:bookmark text:name="docs-internal-guid-c0e41830-7fff-706e-2966-012a1c328c42"/><text:span text:style-name="T65"><draw:frame draw:style-name="fr3" draw:name="Image3" text:anchor-type="as-char" svg:width="7.934cm" svg:height="19.126cm" draw:z-index="6"><draw:image xlink:href="Pictures/1000000100000299000006408375B371.png" xlink:type="simple" xlink:show="embed" xlink:actuate="onLoad" draw:mime-type="image/png"/></draw:frame></text:span><text:s/></text:p>
                      <text:p text:style-name="P342"><text:soft-page-break/>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196"><text:bookmark-start text:name="__RefHeading___Toc3829_117426026"/>Fetch one note<text:bookmark-end text:name="__RefHeading___Toc3829_117426026"/></text:p>
                    </text:list-item>
                  </text:list>
                </text:list-item>
              </text:list>
            </text:list-item>
          </text:list>
        </text:list-item>
      </text:list>
      <text:p text:style-name="P21"/>
      <text:p text:style-name="P2"><text:bookmark text:name="docs-internal-guid-a474ed06-7fff-4799-bdec-8dcd63dd5f4b"/><text:span text:style-name="T65"><draw:frame draw:style-name="fr3" draw:name="Image4" text:anchor-type="as-char" svg:width="7.467cm" svg:height="15.478cm" draw:z-index="7"><draw:image xlink:href="Pictures/100000010000030600000640CD727E38.png" xlink:type="simple" xlink:show="embed" xlink:actuate="onLoad" draw:mime-type="image/png"/></draw:frame></text:span><text:s/></text:p>
      <text:p text:style-name="P6"><text:soft-page-break/>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194038528816065" text:continue-numbering="true" text:style-name="L1">
        <text:list-item>
          <text:list>
            <text:list-item>
              <text:list>
                <text:list-item>
                  <text:list>
                    <text:list-item>
                      <text:p text:style-name="P196"><text:bookmark-start text:name="__RefHeading___Toc3827_117426026"/>Delete a note<text:bookmark-end text:name="__RefHeading___Toc3827_117426026"/></text:p>
                      <text:p text:style-name="P277"><text:bookmark text:name="docs-internal-guid-b8c60e8a-7fff-3137-0c20-093ccd0458ed"/><text:span text:style-name="T65"><draw:frame draw:style-name="fr3" draw:name="Image5" text:anchor-type="as-char" svg:width="10.954cm" svg:height="19.731cm" draw:z-index="8"><draw:image xlink:href="Pictures/1000000100000377000006408874F0AD.png" xlink:type="simple" xlink:show="embed" xlink:actuate="onLoad" draw:mime-type="image/png"/></draw:frame></text:span><text:s/></text:p>
                      <text:p text:style-name="P255"><text:soft-page-break/>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is the owner of the note, its data is deleted from all corresponding tables. Finally, the success or error message is returned to the user as a toast.</text:p>
                    </text:list-item>
                    <text:list-item>
                      <text:p text:style-name="P196"><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256">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256">“Exact” search mode. The query will be used to look up title or content fields in the database using SQL querying</text:p>
        </text:list-item>
        <text:list-item>
          <text:p text:style-name="P257">“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194038528816065" text:style-name="L1">
        <text:list-item>
          <text:list>
            <text:list-item>
              <text:list>
                <text:list-item>
                  <text:list>
                    <text:list-header>
                      <text:p text:style-name="P255">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8"/>
      <text:p text:style-name="P8"/>
      <text:p text:style-name="P8"/>
      <text:p text:style-name="P8"/>
      <text:p text:style-name="P8"/>
      <text:p text:style-name="P8"/>
      <text:p text:style-name="P8"/>
      <text:p text:style-name="P8"/>
      <text:p text:style-name="P8"/>
      <text:p text:style-name="P8"/>
      <text:p text:style-name="P8"><text:soft-page-break/></text:p>
      <text:list text:continue-numbering="true" text:style-name="L1">
        <text:list-item>
          <text:list>
            <text:list-item>
              <text:list>
                <text:list-item>
                  <text:list>
                    <text:list-header>
                      <text:p text:style-name="P277"><text:bookmark text:name="docs-internal-guid-cdf87131-7fff-b354-26da-af4879d25468"/><text:span text:style-name="T65"><draw:frame draw:style-name="fr3" draw:name="Image6" text:anchor-type="as-char" svg:width="10.705cm" svg:height="22.601cm"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20"/>
      <text:p text:style-name="P20"><text:soft-page-break/></text:p>
      <text:list text:continue-numbering="true" text:style-name="L1">
        <text:list-item>
          <text:list>
            <text:list-item>
              <text:list>
                <text:list-item>
                  <text:list>
                    <text:list-item>
                      <text:p text:style-name="P196"><text:bookmark-start text:name="__RefHeading___Toc3823_117426026"/>Tag workflow<text:bookmark-end text:name="__RefHeading___Toc3823_117426026"/></text:p>
                      <text:p text:style-name="P258">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258"><text:bookmark text:name="docs-internal-guid-7891c39b-7fff-1493-4500-7c846abaeac2"/><text:span text:style-name="T65"><draw:frame draw:style-name="fr3" draw:name="Image7" text:anchor-type="as-char" svg:width="8.853cm" svg:height="16.662cm" draw:z-index="10"><draw:image xlink:href="Pictures/10000000000003530000064064503C06.png" xlink:type="simple" xlink:show="embed" xlink:actuate="onLoad" draw:mime-type="image/png"/></draw:frame></text:span><text:s/></text:p>
                      <text:p text:style-name="P258">This procedure is executed alongside any note creation or editing procedure whenever the selected tag ids differ from the fetched ones.</text:p>
                      <text:p text:style-name="P258"/>
                    </text:list-item>
                    <text:list-item>
                      <text:p text:style-name="P196"><text:bookmark-start text:name="__RefHeading___Toc3821_117426026"/><text:soft-page-break/>Registering and logging users in<text:bookmark-end text:name="__RefHeading___Toc3821_117426026"/></text:p>
                      <text:p text:style-name="P343"><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340">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196"><text:bookmark-start text:name="__RefHeading___Toc3819_117426026"/>Backend<text:bookmark-end text:name="__RefHeading___Toc3819_117426026"/></text:p>
              <text:list>
                <text:list-item>
                  <text:p text:style-name="P196"><text:bookmark-start text:name="__RefHeading___Toc3817_117426026"/>Designing the database<text:bookmark-end text:name="__RefHeading___Toc3817_117426026"/></text:p>
                  <text:list>
                    <text:list-item>
                      <text:p text:style-name="P196"><text:bookmark-start text:name="__RefHeading___Toc3815_117426026"/>Detecting patterns in data representation<text:bookmark-end text:name="__RefHeading___Toc3815_117426026"/></text:p>
                    </text:list-item>
                  </text:list>
                  <text:p text:style-name="P258">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258">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196"><text:bookmark-start text:name="__RefHeading___Toc3813_117426026"/>Choosing the database<text:bookmark-end text:name="__RefHeading___Toc3813_117426026"/></text:p>
                    </text:list-item>
                  </text:list>
                  <text:p text:style-name="P258">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196"><text:bookmark-start text:name="__RefHeading___Toc3811_117426026"/>Efficiency<text:bookmark-end text:name="__RefHeading___Toc3811_117426026"/></text:p>
                    </text:list-item>
                  </text:list>
                  <text:p text:style-name="P258">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196"><text:bookmark-start text:name="__RefHeading___Toc3809_117426026"/><text:soft-page-break/>Data Types and Functions:<text:bookmark-end text:name="__RefHeading___Toc3809_117426026"/></text:p>
                    </text:list-item>
                  </text:list>
                  <text:p text:style-name="P258">Postgres supports a wide range of data types such as UUID for primary keys, which will accommodate various note content formats and use cases.</text:p>
                  <text:list text:continue-numbering="true">
                    <text:list-item>
                      <text:p text:style-name="P196"><text:bookmark-start text:name="__RefHeading___Toc3807_117426026"/>Why use UUID?<text:bookmark-end text:name="__RefHeading___Toc3807_117426026"/></text:p>
                    </text:list-item>
                  </text:list>
                  <text:p text:style-name="P258">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196"><text:bookmark-start text:name="__RefHeading___Toc3805_117426026"/>Performance:<text:bookmark-end text:name="__RefHeading___Toc3805_117426026"/></text:p>
                    </text:list-item>
                  </text:list>
                  <text:p text:style-name="P258">The database is designed to scale efficiently, handling large volumes of data and supporting high-performance queries, which will speed up note loading and retrieval.</text:p>
                  <text:list text:continue-numbering="true">
                    <text:list-item>
                      <text:p text:style-name="P196"><text:bookmark-start text:name="__RefHeading___Toc3803_117426026"/>Security:<text:bookmark-end text:name="__RefHeading___Toc3803_117426026"/></text:p>
                    </text:list-item>
                  </text:list>
                  <text:p text:style-name="P258">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196"><text:bookmark-start text:name="__RefHeading___Toc3801_117426026"/>Database relationships<text:bookmark-end text:name="__RefHeading___Toc3801_117426026"/></text:p>
                  <text:p text:style-name="P278"><text:bookmark text:name="docs-internal-guid-600616be-7fff-c615-c856-caf18041429b"/><text:s/></text:p>
                  <text:p text:style-name="P259">It is important to note that tables, such as events, eventtasks, and goalhistory were later removed from the design during the creation of the program as they were found redundant. For example, goalhistory would simply copy the completion timestamp of a goal, which is unnecessary repetition. In addition, several tables to store widgets were added</text:p>
                  <text:p text:style-name="P260"/>
                  <text:p text:style-name="P260">After picking the appropriate database, I started planning the tables that could be possibly useful for storing note and user data.</text:p>
                  <text:list>
                    <text:list-item>
                      <text:p text:style-name="P196"><text:bookmark-start text:name="__RefHeading___Toc3799_117426026"/>User data<text:bookmark-end text:name="__RefHeading___Toc3799_117426026"/></text:p>
                    </text:list-item>
                  </text:list>
                  <text:p text:style-name="P260">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260"><text:soft-page-break/></text:p>
                  <text:p text:style-name="P260"><draw:frame draw:style-name="fr5" draw:name="Image8" text:anchor-type="char" svg:width="17cm" svg:height="11.795cm" draw:z-index="30"><draw:image xlink:href="Pictures/10000001000008CE0000061C766F668B.png" xlink:type="simple" xlink:show="embed" xlink:actuate="onLoad" draw:mime-type="image/png"/></draw:frame>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line-break/></text:p>
                  <text:list text:continue-numbering="true">
                    <text:list-item>
                      <text:p text:style-name="P196"><text:bookmark-start text:name="__RefHeading___Toc3797_117426026"/>Notes<text:bookmark-end text:name="__RefHeading___Toc3797_117426026"/></text:p>
                      <text:p text:style-name="P249"><text:span text:style-name="T27">The main table for each note, no matter its note type, is the Notes table. It contains the fields universal for all note types, such as the title, content, type and the vector </text:span><text:span text:style-name="T14">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16">Finally, some note types may have their own little notes, such as subtasks in tasks or milestones in goals. These tables are usually similar to </text:span><text:soft-page-break/><text:span text:style-name="T16">their parent note, as they may also have a completion boolean and a description, but they reference the corresponding Task or Goal id.</text:span></text:p>
                      <text:list>
                        <text:list-item>
                          <text:list>
                            <text:list-item>
                              <text:list>
                                <text:list-item>
                                  <text:list>
                                    <text:list-item>
                                      <text:list>
                                        <text:list-header>
                                          <text:p text:style-name="P283">Main notes table:</text:p>
                                        </text:list-header>
                                      </text:list>
                                    </text:list-item>
                                  </text:list>
                                </text:list-item>
                              </text:list>
                            </text:list-item>
                          </text:list>
                        </text:list-item>
                      </text:list>
                    </text:list-item>
                  </text:list>
                </text:list-item>
              </text:list>
            </text:list-item>
          </text:list>
        </text:list-item>
      </text:list>
      <text:p text:style-name="P289" loext:marker-style-name="T66"><text:span text:style-name="T7">CREATE TABLE notes (<text:line-break/> <text:s text:c="3"/>id uuid DEFAULT uuid_generate_v4() NOT NULL,<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289" loext:marker-style-name="T66"><text:span text:style-name="T9">Tables for the “Task” note type:</text:span></text:p>
      <text:p text:style-name="P290" loext:marker-style-name="T66"><text:span text:style-name="T7">CREATE TABLE tasks (<text:line-break/> id uuid DEFAULT uuid_generate_v4() NOT NULL,<text:line-break/> note_id uuid,<text:line-break/> completed boolean DEFAULT false,<text:line-break/> due_date timestamp without time zone,<text:line-break/> completion_timestamp timestamp without time zone<text:line-break/>);</text:span></text:p>
      <text:p text:style-name="P284" loext:marker-style-name="T28"/>
      <text:p text:style-name="P291" loext:marker-style-name="T66"><text:span text:style-name="T7">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span></text:p>
      <text:p text:style-name="P285" loext:marker-style-name="T28"/>
      <text:p text:style-name="P291" loext:marker-style-name="T66"><text:span text:style-name="T9">Tables for the “Habit” note type:</text:span></text:p>
      <text:p text:style-name="P291" loext:marker-style-name="T66"><text:span text:style-name="T8">CREATE TABLE habits (<text:line-break/> id uuid DEFAULT uuid_generate_v4() NOT NULL,<text:line-break/> note_id uuid,<text:line-break/> reminder_time time without time zone,<text:line-break/></text:span><text:soft-page-break/><text:span text:style-name="T8"> streak integer DEFAULT 0,<text:line-break/> repetition character varying(7)<text:line-break/>);</text:span></text:p>
      <text:p text:style-name="P286" loext:marker-style-name="T29"/>
      <text:p text:style-name="P286" loext:marker-style-name="T29"/>
      <text:p text:style-name="P291" loext:marker-style-name="T66"><text:span text:style-name="T9">Ability to link multiple tasks to a single habit</text:span></text:p>
      <text:p text:style-name="P291" loext:marker-style-name="T66"><text:span text:style-name="T8">CREATE TABLE habittasks ( <text:line-break/> <text:s text:c="3"/>habit_id uuid,<text:line-break/> <text:s text:c="3"/>task_id uuid<text:line-break/>);</text:span></text:p>
      <text:p text:style-name="P287" loext:marker-style-name="T29"/>
      <text:p text:style-name="P291" loext:marker-style-name="T66"><text:span text:style-name="T9">Tables for the “Goal” note type:</text:span></text:p>
      <text:p text:style-name="P290" loext:marker-style-name="T66"><text:span text:style-name="T7">CREATE TABLE goals (<text:line-break/> id uuid DEFAULT uuid_generate_v4() NOT NULL,<text:line-break/> note_id uuid,<text:line-break/> completion_timestamp timestamp without time zone,<text:line-break/> due_date timestamp without time zone<text:line-break/>);</text:span></text:p>
      <text:p text:style-name="P291" loext:marker-style-name="T66"><text:span text:style-name="T9"/></text:p>
      <text:p text:style-name="P291" loext:marker-style-name="T66"><text:span text:style-name="T9">A table for subgoals(checkpoints)</text:span></text:p>
      <text:p text:style-name="P290" loext:marker-style-name="T66"><text:span text:style-name="T7">CREATE TABLE milestones (<text:line-break/> id uuid DEFAULT uuid_generate_v4() NOT NULL,<text:line-break/> goal_id uuid,<text:line-break/> description text,<text:line-break/> ms_index integer,<text:line-break/> completed boolean DEFAULT false<text:line-break/>);</text:span></text:p>
      <text:p text:style-name="P290" loext:marker-style-name="T66"><text:span text:style-name="T7"/></text:p>
      <text:p text:style-name="P281" loext:marker-style-name="T66"><text:span text:style-name="T7"/></text:p>
      <text:list text:continue-numbering="true" text:style-name="L1">
        <text:list-item>
          <text:list>
            <text:list-item>
              <text:list>
                <text:list-item>
                  <text:list>
                    <text:list-item>
                      <text:p text:style-name="P203"><text:bookmark-start text:name="__RefHeading___Toc3795_117426026"/>Tagging<text:bookmark-end text:name="__RefHeading___Toc3795_117426026"/></text:p>
                      <text:p text:style-name="P261">Tags are independent from notes, so a corresponding table containing data about tags, such as their name and color, will be connected to notes using a separate table, called NoteTags, where note and tag ids are linked together.</text:p>
                      <text:p text:style-name="P261"/>
                      <text:p text:style-name="P261"><text:soft-page-break/>CREATE TABLE tags (</text:p>
                      <text:p text:style-name="P261">id uuid DEFAULT uuid_generate_v4() NOT NULL,</text:p>
                      <text:p text:style-name="P261">name character varying(50) NOT NULL,</text:p>
                      <text:p text:style-name="P261">color character varying(7) NOT NULL,user_id uuid);</text:p>
                      <text:p text:style-name="P261"/>
                      <text:p text:style-name="P261">CREATE TABLE notetags (</text:p>
                      <text:p text:style-name="P261">note_id uuid NOT NULL,tag_id </text:p>
                      <text:p text:style-name="P261">uuid NOT NULL</text:p>
                      <text:p text:style-name="P261">);</text:p>
                      <text:p text:style-name="P261"/>
                    </text:list-item>
                    <text:list-item>
                      <text:p text:style-name="P203"><text:bookmark-start text:name="__RefHeading___Toc3793_117426026"/>Statistics<text:bookmark-end text:name="__RefHeading___Toc3793_117426026"/></text:p>
                      <text:p text:style-name="P261">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0"><text:s text:c="7"/></text:p>
      <text:p text:style-name="P10">CREATE TABLE taskstatistics (</text:p>
      <text:p text:style-name="P10"><text:s text:c="4"/>user_id uuid,</text:p>
      <text:p text:style-name="P10"><text:s text:c="4"/>total_completed_tasks integer DEFAULT 0,</text:p>
      <text:p text:style-name="P10"><text:s text:c="4"/>weekly_completed_tasks integer DEFAULT 0,</text:p>
      <text:p text:style-name="P10"><text:s text:c="4"/>monthly_completed_tasks integer DEFAULT 0</text:p>
      <text:p text:style-name="P10">);</text:p>
      <text:p text:style-name="P10"><text:s text:c="15"/></text:p>
      <text:p text:style-name="P10">CREATE TABLE goalhistory (</text:p>
      <text:p text:style-name="P10"><text:s/>user_id uuid,</text:p>
      <text:p text:style-name="P10"><text:s/>goal_id uuid,</text:p>
      <text:p text:style-name="P10"><text:s/>completion_timestamp timestamp without time zone</text:p>
      <text:p text:style-name="P10">);</text:p>
      <text:p text:style-name="P10"><text:s text:c="15"/></text:p>
      <text:p text:style-name="P10">CREATE TABLE habitcompletion (</text:p>
      <text:p text:style-name="P10"><text:s/>habit_id uuid,</text:p>
      <text:p text:style-name="P10"><text:s/>completion_date date</text:p>
      <text:p text:style-name="P10">);</text:p>
      <text:p text:style-name="P10"><text:soft-page-break/><text:s text:c="7"/></text:p>
      <text:list text:continue-numbering="true" text:style-name="L1">
        <text:list-item>
          <text:list>
            <text:list-item>
              <text:list>
                <text:list-item>
                  <text:list>
                    <text:list-item>
                      <text:p text:style-name="P205"><text:bookmark-start text:name="__RefHeading___Toc3791_117426026"/>Widgets<text:bookmark-end text:name="__RefHeading___Toc3791_117426026"/></text:p>
                    </text:list-item>
                  </text:list>
                </text:list-item>
              </text:list>
            </text:list-item>
          </text:list>
        </text:list-item>
      </text:list>
      <text:p text:style-name="P43">The last two tables are the widgets and user_widgets tables. The widgets table is populated by the administrator using INSERT statements to create predetermined widget types with allowed data sources. When a user creates a widget, their widget goes into user_widgets and uses the widget table as a stencil to assemble a correct data structure that will be displayed as a widget</text:p>
      <text:list xml:id="list194038956713678" text:continue-numbering="true" text:style-name="L1">
        <text:list-item>
          <text:list>
            <text:list-item>
              <text:list>
                <text:list-item>
                  <text:list>
                    <text:list-item>
                      <text:p text:style-name="P204"><text:bookmark-start text:name="__RefHeading___Toc3791_117426026 Copy 1"/>Conclusion<text:bookmark-end text:name="__RefHeading___Toc3791_117426026 Copy 1"/></text:p>
                      <text:p text:style-name="P260">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260"/>
                    </text:list-item>
                  </text:list>
                </text:list-item>
                <text:list-item>
                  <text:p text:style-name="P203"><text:bookmark-start text:name="__RefHeading___Toc3789_117426026"/>Backend file structure<text:bookmark-end text:name="__RefHeading___Toc3789_117426026"/></text:p>
                </text:list-item>
              </text:list>
            </text:list-item>
          </text:list>
        </text:list-item>
      </text:list>
      <text:p text:style-name="P11">The structure I came up with follows common Python project conventions and uses a combination of modules for separation of concerns and a utils directory for reusable utility functions:</text:p>
      <text:list text:style-name="L23">
        <text:list-item>
          <text:p text:style-name="P272">models</text:p>
          <text:list>
            <text:list-item>
              <text:p text:style-name="P272">w2v.model</text:p>
            </text:list-item>
          </text:list>
        </text:list-item>
        <text:list-item>
          <text:p text:style-name="P272">modules</text:p>
          <text:list>
            <text:list-item>
              <text:p text:style-name="P272">__init__.py</text:p>
            </text:list-item>
            <text:list-item>
              <text:p text:style-name="P272">goals.py</text:p>
            </text:list-item>
            <text:list-item>
              <text:p text:style-name="P272">tasks.py</text:p>
            </text:list-item>
            <text:list-item>
              <text:p text:style-name="P272">universal.py</text:p>
            </text:list-item>
            <text:list-item>
              <text:p text:style-name="P272">etc</text:p>
            </text:list-item>
          </text:list>
        </text:list-item>
        <text:list-item>
          <text:p text:style-name="P272">utils</text:p>
          <text:list>
            <text:list-item>
              <text:p text:style-name="P272">__init__.py</text:p>
            </text:list-item>
            <text:list-item>
              <text:p text:style-name="P272">word2vec.py</text:p>
            </text:list-item>
            <text:list-item>
              <text:p text:style-name="P272">utils.py</text:p>
            </text:list-item>
            <text:list-item>
              <text:p text:style-name="P272">etc</text:p>
            </text:list-item>
          </text:list>
        </text:list-item>
        <text:list-item>
          <text:p text:style-name="P272"><text:soft-page-break/>app.py</text:p>
        </text:list-item>
        <text:list-item>
          <text:p text:style-name="P272">config.py</text:p>
        </text:list-item>
        <text:list-item>
          <text:p text:style-name="P272">validation.py</text:p>
        </text:list-item>
      </text:list>
      <text:p text:style-name="P40"><text:span text:style-name="T24"/></text:p>
      <text:p text:style-name="P12">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40"><text:span text:style-name="T24">On the other hand, more complicated algorithms, such as text vectorization do deserve a separate file, which will be placed in the utils folder of the root directory. </text:span><text:span text:style-name="T25">Any remaining functions without an endpoint will be put in utils.py.</text:span></text:p>
      <text:p text:style-name="P41"><text:span text:style-name="T24">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26">py</text:span><text:span text:style-name="T24"> will contain validation forms for user submitted data to sanitize the inputs in notes or to add an additional layer of type safety and security before inserting data into the database.</text:span></text:p>
      <text:list text:continue-list="list194038956713678" text:style-name="L1">
        <text:list-item>
          <text:list>
            <text:list-item>
              <text:list>
                <text:list-item>
                  <text:p text:style-name="P203"><text:bookmark-start text:name="__RefHeading___Toc3787_117426026"/>OOP<text:bookmark-end text:name="__RefHeading___Toc3787_117426026"/></text:p>
                  <text:p text:style-name="P262">OOP <text:span text:style-name="T67">(object oriented programming)</text:span> is a programming paradigm that organizes software design around objects (instances of classes), rather than functions. By using OOP, we can structure the code in a modular and organized manner. This improves code reusability, maintainability, and flexibility.</text:p>
                  <text:list>
                    <text:list-item>
                      <text:p text:style-name="P203"><text:bookmark-start text:name="__RefHeading___Toc3785_117426026"/>Constructing note processing code<text:bookmark-end text:name="__RefHeading___Toc3785_117426026"/></text:p>
                    </text:list-item>
                  </text:list>
                  <text:p text:style-name="P263">In the context of my note-taking app, we can apply OOP by creating classes to represent key entities like Notes, Users, and Tags. These classes would encapsulate data and methods that operate on that data.</text:p>
                  <text:p text:style-name="P264">However, <text:span text:style-name="T68">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ext:span><text:soft-page-break/><text:span text:style-name="T68">type by inheriting some properties, such as tag functionality or data cleanup for vectorization from the base class.</text:span></text:p>
                  <text:p text:style-name="P264"><draw:frame draw:style-name="fr4" draw:name="Image26" text:anchor-type="char" svg:x="0.455cm" svg:y="0.113cm" svg:width="16.009cm" svg:height="12.217cm" draw:z-index="28"><draw:image xlink:href="Pictures/1000000100000560000004601FCBA0CC.png" xlink:type="simple" xlink:show="embed" xlink:actuate="onLoad" draw:mime-type="image/png"/></draw:frame></text:p>
                </text:list-item>
              </text:list>
            </text:list-item>
          </text:list>
        </text:list-item>
      </text:list>
      <text:p text:style-name="P22"/>
      <text:p text:style-name="P22"/>
      <text:p text:style-name="P22"/>
      <text:p text:style-name="P22"/>
      <text:p text:style-name="P13">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69">s</text:span>.</text:p>
      <text:list text:continue-numbering="true" text:style-name="L1">
        <text:list-item>
          <text:list>
            <text:list-item>
              <text:list>
                <text:list-item>
                  <text:list>
                    <text:list-item>
                      <text:p text:style-name="P203"><text:bookmark-start text:name="__RefHeading___Toc3783_117426026"/>Simplifying validation schemas<text:bookmark-end text:name="__RefHeading___Toc3783_117426026"/></text:p>
                    </text:list-item>
                  </text:list>
                  <text:p text:style-name="P265">Object-Oriented Programming <text:span text:style-name="T70">can also be uset so implify</text:span> validation schemas by creating a <text:span text:style-name="Source_20_Text"><text:span text:style-name="T41">base schema</text:span></text:span> class. This class acts like a blueprint, defining common fields <text:span text:style-name="T70">such as </text:span>title, content, tags and their validation rules . Other schema classes inherit from <text:span text:style-name="T70">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70">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14"><draw:frame draw:style-name="fr1" draw:name="Image27" text:anchor-type="char" svg:x="4.242cm" svg:y="0.333cm" svg:width="5.53cm" svg:height="8.811cm" draw:z-index="29"><draw:image xlink:href="Pictures/10000001000001A20000029AE1C0543B.png" xlink:type="simple" xlink:show="embed" xlink:actuate="onLoad" draw:mime-type="image/png"/></draw:frame><text:soft-page-break/><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23"/>
      <text:p text:style-name="P23"/>
      <text:p text:style-name="P23"/>
      <text:p text:style-name="P23"/>
      <text:p text:style-name="P23"/>
      <text:p text:style-name="P15">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194039331991577" text:continue-numbering="true" text:style-name="L1">
        <text:list-item>
          <text:list>
            <text:list-item>
              <text:p text:style-name="P203"><text:bookmark-start text:name="__RefHeading___Toc3781_117426026"/>Frontend<text:bookmark-end text:name="__RefHeading___Toc3781_117426026"/></text:p>
              <text:list>
                <text:list-item>
                  <text:p text:style-name="P203"><text:bookmark-start text:name="__RefHeading___Toc3779_117426026"/>User data on the frontend<text:bookmark-end text:name="__RefHeading___Toc3779_117426026"/></text:p>
                  <text:p text:style-name="P273">Now that we’ve established how the data will be stored and processed on the backend, it’s time to delve deeper into how will it be collected and displayed to users.</text:p>
                  <text:p text:style-name="P355">Frontend applications often employ a state management system to efficiently handle and update data displayed to the user. This <text:span text:style-name="T71">may include information about the</text:span> current<text:span text:style-name="T71">ly selected</text:span> note, a list of notes, loading status, and any validation errors.</text:p>
                </text:list-item>
              </text:list>
            </text:list-item>
          </text:list>
        </text:list-item>
      </text:list>
      <text:p text:style-name="P28">The data flow <text:span text:style-name="T72">involves these</text:span> steps:</text:p>
      <text:list text:style-name="L24">
        <text:list-item>
          <text:p text:style-name="P368"><text:span text:style-name="Strong_20_Emphasis"><text:span text:style-name="T31">Fetching Data:</text:span></text:span><text:span text:style-name="T31"> When the application starts or when the user r</text:span><text:span text:style-name="T42">eloads the page</text:span><text:span text:style-name="T31"> to view notes, the application fetches an initial set of note </text:span><text:span text:style-name="T42">previews</text:span><text:span text:style-name="T31"> from a backend API </text:span><text:span text:style-name="T42">based on the user’s pagination settings and the size of the display. Previews will have the note title and contents cut to speed up loading times and avoid loading long notes. </text:span><text:span text:style-name="T31">This data is then stored in the application's state.</text:span></text:p>
        </text:list-item>
        <text:list-item>
          <text:p text:style-name="P368"><text:span text:style-name="Strong_20_Emphasis"><text:span text:style-name="T31">User Interaction:</text:span></text:span><text:span text:style-name="T31"> As the user interacts with the application (e.g., creating, editing, or deleting notes), the application updates its internal state </text:span><text:span text:style-name="T42">optimistically </text:span><text:span text:style-name="T31">to reflect these changes. For example, when a user starts creating a new note, a new note object is created and added to the state </text:span><text:span text:style-name="T42">and a request is sent to the backend to </text:span><text:soft-page-break/><text:span text:style-name="T42">process and store the submitted data or reflect any changes, following one of the flowcharts in </text:span><text:span text:style-name="T43">2.1.2</text:span><text:span text:style-name="T31">.</text:span></text:p>
        </text:list-item>
        <text:list-item>
          <text:p text:style-name="P368"><text:span text:style-name="Strong_20_Emphasis"><text:span text:style-name="T31">Data Display:</text:span></text:span><text:span text:style-name="T31"> The application uses the updated state to render the user interface. For example, the list of notes is dynamically updated as new notes are created or existing ones are modified, </text:span><text:span text:style-name="T44">all while the request may not have even reached the backend</text:span><text:span text:style-name="T31">. </text:span><text:span text:style-name="T44">Any changes are reverted if the request fails and an error message is displayed</text:span></text:p>
        </text:list-item>
      </text:list>
      <text:p text:style-name="P28">This general data flow ensures that the user interface always reflects the latest state of the application's data, providing a seamless and responsive user experience.</text:p>
      <text:list xml:id="list194039566100654" text:continue-list="list194039331991577" text:style-name="L1">
        <text:list-item>
          <text:list>
            <text:list-item>
              <text:list>
                <text:list-item>
                  <text:p text:style-name="P203"><text:bookmark-start text:name="__RefHeading___Toc3777_117426026"/>Frontend <text:span text:style-name="T73">file structure</text:span><text:bookmark-end text:name="__RefHeading___Toc3777_117426026"/></text:p>
                  <text:p text:style-name="P274">Since the frontend of the application will be built with the React framework using JavaScript and TypeScript, the file structure will be predetermined by web application generation tools, such as Vite, <text:span text:style-name="T74">unlike on the backend</text:span>. Vite and similar tools provide a faster development experience for modern web projects. Running a simple command would create the basic components of a web ap<text:span text:style-name="T75">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16"/>
      <text:list text:style-name="L25">
        <text:list-item>
          <text:p text:style-name="P275">node_modules</text:p>
        </text:list-item>
        <text:list-item>
          <text:p text:style-name="P275">components</text:p>
        </text:list-item>
        <text:list-item>
          <text:p text:style-name="P275">public</text:p>
        </text:list-item>
        <text:list-item>
          <text:p text:style-name="P275">src</text:p>
          <text:list>
            <text:list-item>
              <text:p text:style-name="P275">api</text:p>
            </text:list-item>
            <text:list-item>
              <text:p text:style-name="P276">types</text:p>
              <text:list>
                <text:list-item>
                  <text:p text:style-name="P276">taskTypes.ts</text:p>
                </text:list-item>
              </text:list>
            </text:list-item>
            <text:list-item>
              <text:p text:style-name="P276">tasksApi.ts</text:p>
            </text:list-item>
            <text:list-item>
              <text:p text:style-name="P275">Pages</text:p>
              <text:list>
                <text:list-item>
                  <text:p text:style-name="P275">Tasks</text:p>
                  <text:list>
                    <text:list-item>
                      <text:p text:style-name="P275">Components</text:p>
                    </text:list-item>
                    <text:list-item>
                      <text:p text:style-name="P275">Tasks.tsx</text:p>
                    </text:list-item>
                    <text:list-item>
                      <text:p text:style-name="P275">useTasks.ts</text:p>
                    </text:list-item>
                  </text:list>
                </text:list-item>
                <text:list-item>
                  <text:p text:style-name="P275">Account</text:p>
                </text:list-item>
                <text:list-item>
                  <text:p text:style-name="P275"><text:soft-page-break/>Dashboard</text:p>
                </text:list-item>
              </text:list>
            </text:list-item>
            <text:list-item>
              <text:p text:style-name="P275">index.css</text:p>
            </text:list-item>
            <text:list-item>
              <text:p text:style-name="P275">routes.tsx</text:p>
            </text:list-item>
            <text:list-item>
              <text:p text:style-name="P275">main.tsx</text:p>
            </text:list-item>
            <text:list-item>
              <text:p text:style-name="P275">etc</text:p>
            </text:list-item>
          </text:list>
        </text:list-item>
        <text:list-item>
          <text:p text:style-name="P275">index.html</text:p>
        </text:list-item>
        <text:list-item>
          <text:p text:style-name="P275">.gitignore</text:p>
        </text:list-item>
        <text:list-item>
          <text:p text:style-name="P275">other configuration files</text:p>
        </text:list-item>
      </text:list>
      <text:p text:style-name="P17"/>
      <text:p text:style-name="P17">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17">The first folder necessarily involved with development of the app would be components, which would contain any reusable components such as buttons, cards or layout components. <text:span text:style-name="T76">Public conventionally contains fonts, any images used in the website, documents or icons, so the user’s web browser would know in advance about the media it would have to load.</text:span></text:p>
      <text:p text:style-name="P18">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18">Finally, the api folder will contain files involved with moving data between frontend and backend. It will contain <text:span text:style-name="T73">interfaces and schemas for type safety and validation, as well as CRUD (create, re</text:span><text:span text:style-name="T77">ad</text:span><text:span text:style-name="T73">, update, delete) methods on predetermined backend endpoints.</text:span></text:p>
      <text:list xml:id="list194039011825282" text:continue-list="list194039566100654" text:style-name="L1">
        <text:list-item>
          <text:list>
            <text:list-item>
              <text:list>
                <text:list-item>
                  <text:p text:style-name="P203"><text:soft-page-break/></text:p>
                </text:list-item>
                <text:list-item>
                  <text:p text:style-name="P203"/>
                </text:list-item>
              </text:list>
            </text:list-item>
            <text:list-item>
              <text:p text:style-name="P203"><text:bookmark-start text:name="__RefHeading___Toc3775_117426026"/>User Interface<text:bookmark-end text:name="__RefHeading___Toc3775_117426026"/></text:p>
              <text:list>
                <text:list-item>
                  <text:p text:style-name="P203"><text:bookmark-start text:name="__RefHeading___Toc3773_117426026"/>The 10 principles of good design<text:bookmark-end text:name="__RefHeading___Toc3773_117426026"/></text:p>
                </text:list-item>
              </text:list>
              <text:p text:style-name="P344"><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356">Good design is innovative</text:p>
        </text:list-item>
        <text:list-item>
          <text:p text:style-name="P357">Good design makes a product useful</text:p>
        </text:list-item>
        <text:list-item>
          <text:p text:style-name="P357">Good design is aesthetic</text:p>
        </text:list-item>
        <text:list-item>
          <text:p text:style-name="P357">Good design makes a product understandable</text:p>
        </text:list-item>
        <text:list-item>
          <text:p text:style-name="P357">Good design is unobtrusive</text:p>
        </text:list-item>
        <text:list-item>
          <text:p text:style-name="P357">Good design is honest</text:p>
        </text:list-item>
        <text:list-item>
          <text:p text:style-name="P357">Good design is long-lasting</text:p>
        </text:list-item>
        <text:list-item>
          <text:p text:style-name="P357">Good design is thorough down to the last detail</text:p>
        </text:list-item>
        <text:list-item>
          <text:p text:style-name="P357">Good design is environmentally friendly</text:p>
        </text:list-item>
        <text:list-item>
          <text:p text:style-name="P358">Good design is as little design as possible</text:p>
          <text:p text:style-name="P341">Even though not all of these principles can apply to digital designs or this specific scenario, they will still be referred to throughout the design process.</text:p>
        </text:list-item>
      </text:list>
      <text:list text:continue-list="list194039011825282" text:style-name="L1">
        <text:list-item>
          <text:list>
            <text:list-item>
              <text:list>
                <text:list-item>
                  <text:p text:style-name="P203"><text:bookmark-start text:name="__RefHeading___Toc3771_117426026"/>Design as an iterative process<text:bookmark-end text:name="__RefHeading___Toc3771_117426026"/></text:p>
                  <text:p text:style-name="P260">Design should be an iterative process because it allows for continuous refinement and improvement, ensuring that the final product meets user needs effectively. This approach helps developers to not get tunnel visioned and obsess over their own design, but rather 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203"><text:bookmark-start text:name="__RefHeading___Toc3769_117426026"/>Creating wireframes<text:bookmark-end text:name="__RefHeading___Toc3769_117426026"/></text:p>
                </text:list-item>
              </text:list>
            </text:list-item>
          </text:list>
        </text:list-item>
      </text:list>
      <text:p text:style-name="P36">Wireframes are an excellent first step in designing a website because they provide a clear, simplified visual blueprint of the layout and structure before investing time in detailed <text:soft-page-break/>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36">Before beginning with the wireframes, let’s establish a simple code which will be used to denote various elements on the webpage, in accordance with industry standards:</text:p>
      <text:p text:style-name="P42">Button</text:p>
      <text:p text:style-name="P37"><text:bookmark text:name="docs-internal-guid-8205fcd4-7fff-38d2-51b8-68ca219d40aa"/><text:span text:style-name="T30"><draw:frame draw:style-name="fr3" draw:name="Image9" text:anchor-type="as-char" svg:width="2.672cm" svg:height="1.402cm" draw:z-index="11"><draw:image xlink:href="Pictures/10000001000000650000003513152199.png" xlink:type="simple" xlink:show="embed" xlink:actuate="onLoad" draw:mime-type="image/png"/></draw:frame></text:span><text:s/></text:p>
      <text:p text:style-name="P36">A button is denoted by a black box with or without any text inside</text:p>
      <text:p text:style-name="P42">Icon </text:p>
      <text:p text:style-name="P37"><text:bookmark text:name="docs-internal-guid-a54d986e-7fff-9d20-312f-d527417b60ad"/><text:span text:style-name="T30"><draw:frame draw:style-name="fr3" draw:name="Image10" text:anchor-type="as-char" svg:width="1.058cm" svg:height="1.111cm" draw:z-index="12"><draw:image xlink:href="Pictures/10000001000000280000002A1CBF1A1A.png" xlink:type="simple" xlink:show="embed" xlink:actuate="onLoad" draw:mime-type="image/png"/></draw:frame></text:span><text:s/></text:p>
      <text:p text:style-name="P36">Icons or images are crossed wireframe boxes</text:p>
      <text:p text:style-name="P42">Legend</text:p>
      <text:p text:style-name="P36">The left of each wireframe is designated to the legend of the wireframe, which contains descriptions of primary components of the wireframe.</text:p>
      <text:p text:style-name="P36">On the other hand, the right side of the screen may be used for additional notes, such as explaining the usage of buttons which were too small to have text inside.</text:p>
      <text:p text:style-name="P42">Cards</text:p>
      <text:p text:style-name="P36">Each different card or element which is not a button or an icon is colored in a different shade of gray to be easier to distinguish from other elements of the design.</text:p>
      <text:p text:style-name="P31">Having considered the objectives in Analysis, I came to the following pages and elements that need to be sketched out first:</text:p>
      <text:p text:style-name="P9"><text:soft-page-break/></text:p>
      <text:list text:continue-numbering="true" text:style-name="L1">
        <text:list-item>
          <text:list>
            <text:list-item>
              <text:list>
                <text:list-item>
                  <text:list>
                    <text:list-item>
                      <text:p text:style-name="P203"><text:bookmark text:name="docs-internal-guid-0743045d-7fff-97d0-3700-a0947db25c55"/><text:bookmark-start text:name="__RefHeading___Toc3767_117426026"/><text:span text:style-name="T78">A generic note viewing and editing page, which supports organization by tagging, additional form fields and timestamps</text:span><text:span text:style-name="T83">.</text:span> <text:bookmark-end text:name="__RefHeading___Toc3767_117426026"/></text:p>
                      <text:list>
                        <text:list-item>
                          <text:p text:style-name="P203"><text:bookmark text:name="docs-internal-guid-0806f577-7fff-c638-6ac3-272ad1476604"/><text:bookmark-start text:name="__RefHeading___Toc3765_117426026"/>Viewing all notes <text:bookmark-end text:name="__RefHeading___Toc3765_117426026"/></text:p>
                          <text:p text:style-name="P282"><text:bookmark text:name="docs-internal-guid-75dbd106-7fff-fbf1-b13a-b7122e0052d4"/><text:span text:style-name="T65"><draw:frame draw:style-name="fr3" draw:name="Image11" text:anchor-type="as-char" svg:width="17.096cm" svg:height="9.296cm" draw:z-index="13"><draw:image xlink:href="Pictures/10000001000005DD0000032F7C4F492E.png" xlink:type="simple" xlink:show="embed" xlink:actuate="onLoad" draw:mime-type="image/png"/></draw:frame></text:span><text:s/></text:p>
                          <text:p text:style-name="P254">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203"><text:bookmark-start text:name="__RefHeading___Toc3763_117426026"/>Editing a note<text:bookmark-end text:name="__RefHeading___Toc3763_117426026"/></text:p>
                          <text:p text:style-name="P266"><text:bookmark text:name="docs-internal-guid-4d7fa031-7fff-178f-0b2d-95a20e2d4e87"/>In the note editing page, the user will be able to alter the contents of each note, as long as organize tags, delete or archive it </text:p>
                          <text:p text:style-name="P266"/>
                          <text:p text:style-name="P279"><text:bookmark text:name="docs-internal-guid-884591ff-7fff-9314-3c88-b38d6b70facf"/><text:soft-page-break/><text:span text:style-name="T65"><draw:frame draw:style-name="fr3" draw:name="Image12" text:anchor-type="as-char" svg:width="16.99cm" svg:height="9.137cm" draw:z-index="14"><draw:image xlink:href="Pictures/10000001000005F6000003368857D435.png" xlink:type="simple" xlink:show="embed" xlink:actuate="onLoad" draw:mime-type="image/png"/></draw:frame></text:span><text:s/></text:p>
                        </text:list-item>
                      </text:list>
                    </text:list-item>
                    <text:list-item>
                      <text:p text:style-name="P203"><text:bookmark-start text:name="__RefHeading___Toc3761_117426026"/>An account page where the user can edit their details<text:bookmark-end text:name="__RefHeading___Toc3761_117426026"/></text:p>
                      <text:p text:style-name="P279"><text:bookmark text:name="docs-internal-guid-e31f6bc3-7fff-8b31-447a-7f8198dca0cd"/><text:span text:style-name="T65"><draw:frame draw:style-name="fr3" draw:name="Image13" text:anchor-type="as-char" svg:width="17.039cm" svg:height="9.839cm" draw:z-index="15"><draw:image xlink:href="Pictures/10000001000005E000000364466D44D0.png" xlink:type="simple" xlink:show="embed" xlink:actuate="onLoad" draw:mime-type="image/png"/></draw:frame></text:span><text:s/></text:p>
                      <text:p text:style-name="P266">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203"><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39"/>
      <text:p text:style-name="P24"><text:bookmark text:name="docs-internal-guid-44825099-7fff-0a82-e82a-2af0817e9be9"/><text:span text:style-name="T65"><draw:frame draw:style-name="fr3" draw:name="Image14" text:anchor-type="as-char" svg:width="18.937cm" svg:height="15.111cm" draw:z-index="16"><draw:image xlink:href="Pictures/100000010000052E000004220CA87549.png" xlink:type="simple" xlink:show="embed" xlink:actuate="onLoad" draw:mime-type="image/png"/></draw:frame></text:span><text:s/></text:p>
      <text:list xml:id="list194038575161302" text:continue-numbering="true" text:style-name="L1">
        <text:list-item>
          <text:list>
            <text:list-item>
              <text:list>
                <text:list-item>
                  <text:list>
                    <text:list-header>
                      <text:p text:style-name="P267"/>
                      <text:p text:style-name="P268">This wireframe contains reusable components, such as alerts, a searching popup with an ability to search notes, select types and edit them and a navbar, which can be used by the user at any time to navigate through the website.</text:p>
                    </text:list-header>
                    <text:list-item>
                      <text:p text:style-name="P203"><text:bookmark-start text:name="__RefHeading___Toc3757_117426026"/>A note statistics page<text:bookmark-end text:name="__RefHeading___Toc3757_117426026"/></text:p>
                      <text:p text:style-name="P268">The requirement for accountability and statistics can be further expanded into a dashboard, which will contain widgets with statistics and other information. The general look for such a page should be as follows:</text:p>
                      <text:p text:style-name="P280"><text:bookmark text:name="docs-internal-guid-09b3dd7f-7fff-9478-aec6-6358626e5cc8"/><text:soft-page-break/><text:span text:style-name="T65"><draw:frame draw:style-name="fr3" draw:name="Image15" text:anchor-type="as-char" svg:width="16.995cm" svg:height="9.456cm" draw:z-index="17"><draw:image xlink:href="Pictures/10000000000006400000037B1DE37905.png" xlink:type="simple" xlink:show="embed" xlink:actuate="onLoad" draw:mime-type="image/png"/></draw:frame></text:span><text:s/></text:p>
                      <text:p text:style-name="P268">The page can be a grid with customizable widgets of various sizes. There are plenty of widget options, but most of them can be simplified to several types:</text:p>
                      <text:list>
                        <text:list-item>
                          <text:p text:style-name="P203"><text:bookmark-start text:name="__RefHeading___Toc3755_117426026"/>Charts<text:bookmark-end text:name="__RefHeading___Toc3755_117426026"/></text:p>
                          <text:p text:style-name="P280"><text:bookmark text:name="docs-internal-guid-d523f966-7fff-2f08-22b7-d924759a6ee4"/><text:span text:style-name="T65"><draw:frame draw:style-name="fr3" draw:name="Image16" text:anchor-type="as-char" svg:width="10.451cm" svg:height="5.874cm" draw:z-index="18"><draw:image xlink:href="Pictures/100000010000040A000002481667B2D3.png" xlink:type="simple" xlink:show="embed" xlink:actuate="onLoad" draw:mime-type="image/png"/></draw:frame></text:span><text:s/></text:p>
                          <text:p text:style-name="P268">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203"><text:bookmark-start text:name="__RefHeading___Toc3753_117426026"/><text:soft-page-break/>Numbers<text:bookmark-end text:name="__RefHeading___Toc3753_117426026"/><text:bookmark text:name="docs-internal-guid-9e1197e5-7fff-7391-5ae2-f95d8f77065b"/></text:p>
                          <text:p text:style-name="P292"><text:bookmark text:name="docs-internal-guid-41bbbdef-7fff-c6f1-ade2-550efb95c62d"/><text:span text:style-name="T30"><draw:frame draw:style-name="fr3" draw:name="Image17" text:anchor-type="as-char" svg:width="10.266cm" svg:height="4.974cm" draw:z-index="19"><draw:image xlink:href="Pictures/10000001000003F8000001ECB9A517DF.png" xlink:type="simple" xlink:show="embed" xlink:actuate="onLoad" draw:mime-type="image/png"/></draw:frame></text:span><text:span text:style-name="T30"><text:s/></text:span></text:p>
                          <text:p text:style-name="P288">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203"><text:bookmark text:name="docs-internal-guid-9e1197e5-7fff-7391-5ae2-f95d8f77065b Copy 1"/><text:bookmark-start text:name="__RefHeading___Toc3751_117426026"/>Progress Bars<text:bookmark-end text:name="__RefHeading___Toc3751_117426026"/></text:p>
                          <text:p text:style-name="P295"><text:bookmark text:name="docs-internal-guid-7b144f37-7fff-c2c6-4b41-2b49cec43779"/><text:span text:style-name="T4"><draw:frame draw:style-name="fr3" draw:name="Image18" text:anchor-type="as-char" svg:width="10.478cm" svg:height="3.387cm" draw:z-index="20"><draw:image xlink:href="Pictures/10000001000003AE0000013249D422E4.png" xlink:type="simple" xlink:show="embed" xlink:actuate="onLoad" draw:mime-type="image/png"/></draw:frame></text:span><text:span text:style-name="T4"><text:s/></text:span></text:p>
                          <text:p text:style-name="P268"><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292"><text:bookmark text:name="docs-internal-guid-615a45ae-7fff-9086-2572-6cdfa8fac6bb"/><text:span text:style-name="T23"><draw:frame draw:style-name="fr3" draw:name="Image19" text:anchor-type="as-char" svg:width="10.451cm" svg:height="3.995cm" draw:z-index="21"><draw:image xlink:href="Pictures/10000001000003DA0000017AE6A77958.png" xlink:type="simple" xlink:show="embed" xlink:actuate="onLoad" draw:mime-type="image/png"/></draw:frame></text:span><text:span text:style-name="T22"><text:s/></text:span></text:p>
                          <text:p text:style-name="P268">This idea may be expanded with the addition of milestones for goals, which may further motivate the user. Additionally, this example maybe used to highlight the ease of adapting these components for different sizes by stacking the milestones vertically:</text:p>
                          <text:p text:style-name="P292"><text:bookmark text:name="docs-internal-guid-90d58863-7fff-c9db-7dd3-a17e48b9dd98 Copy 1"/><text:soft-page-break/><text:span text:style-name="T23"><draw:frame draw:style-name="fr3" draw:name="Image20" text:anchor-type="as-char" svg:width="8.996cm" svg:height="6.218cm" draw:z-index="22"><draw:image xlink:href="Pictures/10000001000002CA000001EE236409C8.png" xlink:type="simple" xlink:show="embed" xlink:actuate="onLoad" draw:mime-type="image/png"/></draw:frame></text:span><text:span text:style-name="T23"><text:s/></text:span></text:p>
                          <text:p text:style-name="P270">It is also important to remember that these widgets are drafts/wireframes and will look differently after being implemented in code.</text:p>
                        </text:list-item>
                        <text:list-item>
                          <text:p text:style-name="P203"><text:bookmark-start text:name="__RefHeading___Toc3749_117426026"/>Streaks<text:bookmark-end text:name="__RefHeading___Toc3749_117426026"/></text:p>
                          <text:p text:style-name="P268">The following type can only be used to very specific notes that require daily commitment, allowing the user to visualise their progress in a simple way.</text:p>
                          <text:p text:style-name="P296"><text:bookmark text:name="docs-internal-guid-f8962a62-7fff-1dc1-ece9-46453ee31319"/><text:span text:style-name="T6"><draw:frame draw:style-name="fr3" draw:name="Image21" text:anchor-type="as-char" svg:width="10.954cm" svg:height="4.233cm" draw:z-index="23"><draw:image xlink:href="Pictures/10000001000003A000000166AFC53194.png" xlink:type="simple" xlink:show="embed" xlink:actuate="onLoad" draw:mime-type="image/png"/></draw:frame></text:span><text:span text:style-name="T5"><text:s/></text:span></text:p>
                        </text:list-item>
                        <text:list-item>
                          <text:p text:style-name="P203"><text:bookmark-start text:name="__RefHeading___Toc3747_117426026"/>Mobile design<text:bookmark-end text:name="__RefHeading___Toc3747_117426026"/></text:p>
                          <text:p text:style-name="P269">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269">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297"><text:bookmark text:name="docs-internal-guid-bc999537-7fff-80c2-52d4-747b2e64d763"/><text:soft-page-break/><text:span text:style-name="T6"><draw:frame draw:style-name="fr3" draw:name="Image22" text:anchor-type="as-char" svg:width="13.917cm" svg:height="14.923cm" draw:z-index="24"><draw:image xlink:href="Pictures/10000001000004480000049870D316E0.png" xlink:type="simple" xlink:show="embed" xlink:actuate="onLoad" draw:mime-type="image/png"/></draw:frame></text:span><text:span text:style-name="T5"><text:s/></text:span></text:p>
                          <text:p text:style-name="P297"><text:bookmark text:name="docs-internal-guid-050689be-7fff-a059-b36f-4c83d2b8c59b"/><text:soft-page-break/><text:span text:style-name="T6"><draw:frame draw:style-name="fr3" draw:name="Image23" text:anchor-type="as-char" svg:width="8.149cm" svg:height="15.187cm" draw:z-index="25"><draw:image xlink:href="Pictures/10000001000001D2000003681F109CA6.png" xlink:type="simple" xlink:show="embed" xlink:actuate="onLoad" draw:mime-type="image/png"/></draw:frame></text:span><text:span text:style-name="T5"><text:s/></text:span></text:p>
                          <text:p text:style-name="P269">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297"><text:bookmark text:name="docs-internal-guid-ee6a0b7e-7fff-f214-493f-1d993e055138"/><text:span text:style-name="T6"><draw:frame draw:style-name="fr3" draw:name="Image24" text:anchor-type="as-char" svg:width="8.281cm" svg:height="3.836cm" draw:z-index="26"><draw:image xlink:href="Pictures/10000001000002B800000142799276E9.png" xlink:type="simple" xlink:show="embed" xlink:actuate="onLoad" draw:mime-type="image/png"/></draw:frame></text:span><text:span text:style-name="T5"><text:s/></text:span></text:p>
                          <text:p text:style-name="P269">Other components such as widgets, editing screens or other pages without moving components or popups can be dynamically resized by the software or rearranged using adjustable grids for various display sizes</text:p>
                          <text:p text:style-name="P297"><text:soft-page-break/><text:span text:style-name="T5">Finally, some components, that were previously used as popups on wider screens, such as search popups or alerts now can take the full width of the device</text:span></text:p>
                          <text:p text:style-name="P297"><text:bookmark text:name="docs-internal-guid-e0863dea-7fff-60d3-1cac-90d3b1da6df1"/><text:span text:style-name="T6"><draw:frame draw:style-name="fr3" draw:name="Image25" text:anchor-type="as-char" svg:width="16.898cm" svg:height="12.734cm" draw:z-index="27"><draw:image xlink:href="Pictures/100000010000040A0000030CC55BBF7E.png" xlink:type="simple" xlink:show="embed" xlink:actuate="onLoad" draw:mime-type="image/png"/></draw:frame></text:span><text:span text:style-name="T5"><text:s/></text:span></text:p>
                        </text:list-item>
                      </text:list>
                    </text:list-item>
                  </text:list>
                </text:list-item>
                <text:list-item>
                  <text:p text:style-name="P203"><text:bookmark-start text:name="__RefHeading___Toc3745_117426026"/>Choosing the color and fonts<text:bookmark-end text:name="__RefHeading___Toc3745_117426026"/></text:p>
                  <text:list>
                    <text:list-item>
                      <text:p text:style-name="P203"><text:bookmark-start text:name="__RefHeading___Toc3743_117426026"/>Core color palette<text:bookmark-end text:name="__RefHeading___Toc3743_117426026"/></text:p>
                    </text:list-item>
                  </text:list>
                  <text:p text:style-name="P298">Foreground, background, primary, and other colors are essential components of any visual design, serving crucial roles in creating a functional, visually appealing, and accessible user experience.</text:p>
                  <text:p text:style-name="P298">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298">There are a few optional colors that may be included in the color palette of a design. These colors are used to add visual interest and distinguish different elements within the design. They might include secondary colors for less prominent elements, accent colors <text:soft-page-break/>for highlighting specific features, and neutral colors for borders or subtle background elements.</text:p>
                </text:list-item>
              </text:list>
            </text:list-item>
          </text:list>
        </text:list-item>
      </text:list>
      <text:p text:style-name="P32">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369"><text:span text:style-name="Strong_20_Emphasis"><text:span text:style-name="T32">Contrast:</text:span></text:span><text:span text:style-name="T32"> The color choices </text:span><text:span text:style-name="T34">ensure</text:span><text:span text:style-name="T32"> contrast between foreground and background elements </text:span><text:span text:style-name="T34">for</text:span><text:span text:style-name="T32"> readability and accessibility </text:span><text:span text:style-name="T34">by</text:span><text:span text:style-name="T32"> all users.</text:span></text:p>
        </text:list-item>
        <text:list-item>
          <text:p text:style-name="P369"><text:span text:style-name="Strong_20_Emphasis"><text:span text:style-name="T32">Accessibility:</text:span></text:span><text:span text:style-name="T32"> The color palette adheres to accessibility guidelines, aiming to meet WCAG contrast ratios to ensure sufficient color differentiation for users with visual impairments. </text:span></text:p>
        </text:list-item>
        <text:list-item>
          <text:p text:style-name="P369"><text:span text:style-name="Strong_20_Emphasis"><text:span text:style-name="T32">Aesthetics:</text:span></text:span><text:span text:style-name="T32"> The colors were selected to create a visually appealing and cohesive aesthetic. </text:span><text:span text:style-name="T34">The colors allow for a clean and relaxed look, without any attention-grabbing hues that would interfere with user’</text:span><text:span text:style-name="T35">s focus.</text:span></text:p>
        </text:list-item>
        <text:list-item>
          <text:p text:style-name="P370"><text:span text:style-name="Strong_20_Emphasis"><text:span text:style-name="T32">User Experience:</text:span></text:span><text:span text:style-name="T32"> The inclusion of a dark mode option provides users with greater flexibility to customize the interface to their preferences </text:span><text:span text:style-name="T35">or in dark environments, which would </text:span><text:span text:style-name="T32">improve their overall experience.</text:span></text:p>
        </text:list-item>
      </text:list>
      <text:p text:style-name="P33">The following colors will be provided using the HSL color model (Hue, Saturation, Lightness), which would allow me to intuitively tweak the color palette, ensuring harmony and flexubility during the design process.</text:p>
      <text:p text:style-name="P63"><text:span text:style-name="Strong_20_Emphasis"><text:span text:style-name="T32">Background:</text:span></text:span><text:span text:style-name="T32"> </text:span></text:p>
      <text:list text:style-name="L28">
        <text:list-item>
          <text:p text:style-name="P372"><text:span text:style-name="T32">Light Mode: </text:span><text:span text:style-name="Source_20_Text"><text:span text:style-name="T32">0 0% 100%</text:span></text:span><text:span text:style-name="T32"> (white) </text:span></text:p>
        </text:list-item>
        <text:list-item>
          <text:p text:style-name="P372"><text:span text:style-name="T32">Dark Mode: </text:span><text:span text:style-name="Source_20_Text"><text:span text:style-name="T32">222.2 84% 4.9%</text:span></text:span><text:span text:style-name="T32"> (dark gray) </text:span></text:p>
        </text:list-item>
      </text:list>
      <text:p text:style-name="P63"><text:span text:style-name="Strong_20_Emphasis"><text:span text:style-name="T32">Foreground:</text:span></text:span><text:span text:style-name="T32"> </text:span></text:p>
      <text:list text:continue-numbering="true" text:style-name="L28">
        <text:list-item>
          <text:p text:style-name="P372"><text:span text:style-name="T32">Light Mode: </text:span><text:span text:style-name="Source_20_Text"><text:span text:style-name="T32">222.2 84% 4.9%</text:span></text:span><text:span text:style-name="T32"> (dark gray) </text:span></text:p>
        </text:list-item>
        <text:list-item>
          <text:p text:style-name="P372"><text:span text:style-name="T32">Dark Mode: </text:span><text:span text:style-name="Source_20_Text"><text:span text:style-name="T32">210 40% 98%</text:span></text:span><text:span text:style-name="T32"> (light gray) </text:span></text:p>
        </text:list-item>
      </text:list>
      <text:p text:style-name="P63"><text:span text:style-name="Strong_20_Emphasis"><text:span text:style-name="T32">Primary:</text:span></text:span><text:span text:style-name="T32"> </text:span><text:span text:style-name="Source_20_Text"><text:span text:style-name="T32">222.2 47.4% 11.2%</text:span></text:span><text:span text:style-name="T32"> (a dark blue/purple hue) </text:span></text:p>
      <text:p text:style-name="P63"><text:span text:style-name="Strong_20_Emphasis"><text:span text:style-name="T32">Secondary:</text:span></text:span><text:span text:style-name="T32"> </text:span></text:p>
      <text:list text:continue-numbering="true" text:style-name="L28">
        <text:list-item>
          <text:p text:style-name="P372"><text:span text:style-name="T32">Light Mode: </text:span><text:span text:style-name="Source_20_Text"><text:span text:style-name="T32">210 40% 96.1%</text:span></text:span><text:span text:style-name="T32"> (light gray) </text:span></text:p>
        </text:list-item>
        <text:list-item>
          <text:p text:style-name="P372"><text:span text:style-name="T32">Dark Mode: </text:span><text:span text:style-name="Source_20_Text"><text:span text:style-name="T32">217.2 32.6% 17.5%</text:span></text:span><text:span text:style-name="T32"> (darker gray) </text:span></text:p>
        </text:list-item>
      </text:list>
      <text:p text:style-name="P63"><text:span text:style-name="Strong_20_Emphasis"><text:span text:style-name="T32">Muted:</text:span></text:span><text:span text:style-name="T32"> </text:span></text:p>
      <text:list text:continue-numbering="true" text:style-name="L28">
        <text:list-item>
          <text:p text:style-name="P372"><text:span text:style-name="T32">Light Mode: </text:span><text:span text:style-name="Source_20_Text"><text:span text:style-name="T32">210 40% 96.1%</text:span></text:span><text:span text:style-name="T32"> (light gray) </text:span></text:p>
        </text:list-item>
        <text:list-item>
          <text:p text:style-name="P372"><text:span text:style-name="T32">Dark Mode: </text:span><text:span text:style-name="Source_20_Text"><text:span text:style-name="T32">217.2 32.6% 17.5%</text:span></text:span><text:span text:style-name="T32"> (darker gray) </text:span></text:p>
        </text:list-item>
      </text:list>
      <text:p text:style-name="P63"><text:span text:style-name="Strong_20_Emphasis"><text:span text:style-name="T32">Accent:</text:span></text:span><text:span text:style-name="T32"> </text:span></text:p>
      <text:list text:continue-numbering="true" text:style-name="L28">
        <text:list-item>
          <text:p text:style-name="P372"><text:span text:style-name="T32">Light Mode: </text:span><text:span text:style-name="Source_20_Text"><text:span text:style-name="T32">210 40% 96.1%</text:span></text:span><text:span text:style-name="T32"> (light gray) </text:span></text:p>
        </text:list-item>
        <text:list-item>
          <text:p text:style-name="P372"><text:span text:style-name="T32">Dark Mode: </text:span><text:span text:style-name="Source_20_Text"><text:span text:style-name="T32">217.2 32.6% 17.5%</text:span></text:span><text:span text:style-name="T32"> (darker gray) </text:span></text:p>
        </text:list-item>
      </text:list>
      <text:p text:style-name="P63"><text:span text:style-name="Strong_20_Emphasis"><text:span text:style-name="T32">Destructive:</text:span></text:span><text:span text:style-name="T32"> </text:span><text:span text:style-name="T35">(warning)</text:span></text:p>
      <text:list text:continue-numbering="true" text:style-name="L28">
        <text:list-item>
          <text:p text:style-name="P372"><text:span text:style-name="T32">Light Mode: </text:span><text:span text:style-name="Source_20_Text"><text:span text:style-name="T32">0 84.2% 60.2%</text:span></text:span><text:span text:style-name="T32"> (red) </text:span></text:p>
        </text:list-item>
        <text:list-item>
          <text:p text:style-name="P371"><text:span text:style-name="T32">Dark Mode: </text:span><text:span text:style-name="Source_20_Text"><text:span text:style-name="T32">0 62.8% 50.6%</text:span></text:span><text:span text:style-name="T32"> (red) </text:span></text:p>
        </text:list-item>
      </text:list>
      <text:p text:style-name="Text_20_body"><text:span text:style-name="Strong_20_Emphasis"><text:span text:style-name="T32"/></text:span></text:p>
      <text:p text:style-name="Text_20_body"><text:span text:style-name="Strong_20_Emphasis"><text:span text:style-name="T32"/></text:span></text:p>
      <text:list xml:id="list194038511635650" text:continue-list="list194038575161302" text:style-name="L1">
        <text:list-item>
          <text:list>
            <text:list-item>
              <text:list>
                <text:list-item>
                  <text:list>
                    <text:list-item>
                      <text:p text:style-name="P203"><text:bookmark-start text:name="__RefHeading___Toc3741_117426026"/><text:soft-page-break/>Typeface: <text:span text:style-name="T64">Open Sans</text:span><text:bookmark-end text:name="__RefHeading___Toc3741_117426026"/></text:p>
                      <text:list>
                        <text:list-item>
                          <text:p text:style-name="P203"><text:bookmark-start text:name="__RefHeading___Toc3739_117426026"/>Intro<text:span text:style-name="T64">d</text:span>uction<text:bookmark-end text:name="__RefHeading___Toc3739_117426026"/></text:p>
                        </text:list-item>
                      </text:list>
                    </text:list-item>
                  </text:list>
                </text:list-item>
              </text:list>
            </text:list-item>
          </text:list>
        </text:list-item>
      </text:list>
      <text:p text:style-name="P34">Sans-serif fonts, <text:span text:style-name="T64">which is the category that Open Sans is part of, is</text:span> characterized by their clean lines and lack of decorative flourishes (serifs), are commonly used <text:span text:style-name="T85">in web development </text:span>for several key reasons:</text:p>
      <text:list text:style-name="L29">
        <text:list-header>
          <text:p text:style-name="P293"><text:span text:style-name="T81">To begin with, sans</text:span><text:span text:style-name="T82"> fonts easier to read quickly </text:span><text:span text:style-name="T81">due to their simplicity</text:span><text:span text:style-name="T82"> and reduces eye strain, crucial for comfortable digital experiences. </text:span><text:span text:style-name="T81">Simplicity is</text:span><text:span text:style-name="T82"> often associated with technology, innovation, and minimalist design, </text:span><text:span text:style-name="T81">which would align well with the preferences of the target user base (students and professionals that may not have time to decypher a complex font). Finally, these fonts</text:span><text:span text:style-name="T82"> can be used effectively for headlines, body text, and interface elements, <text:s/></text:span><text:span text:style-name="T81">ensuring consistency throughout the design while adhering to modern web accessibility standards.</text:span></text:p>
        </text:list-header>
      </text:list>
      <text:list xml:id="list194039517881011" text:continue-list="list194038511635650" text:style-name="L1">
        <text:list-item>
          <text:list>
            <text:list-item>
              <text:list>
                <text:list-item>
                  <text:list>
                    <text:list-item>
                      <text:list>
                        <text:list-item>
                          <text:p text:style-name="P203"><text:bookmark-start text:name="__RefHeading___Toc3737_117426026"/>Character set support<text:bookmark-end text:name="__RefHeading___Toc3737_117426026"/></text:p>
                          <text:p text:style-name="P299"><text:span text:style-name="T64">F</text:span>ont's character set support <text:span text:style-name="T64">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300">Support for all Latin characters, including accented characters and diacritics</text:p>
                </text:list-item>
                <text:list-item>
                  <text:p text:style-name="P300">Support for common special characters such as punctuation, symbols, and mathematical symbols.</text:p>
                </text:list-item>
                <text:list-item>
                  <text:p text:style-name="P294"><text:span text:style-name="T79">Comprehensive Unicode support to ensure accurate rendering across different platforms and operating systems </text:span><text:span text:style-name="T80">and allowing users to write non-latin characters</text:span><text:span text:style-name="T79">.</text:span></text:p>
                </text:list-item>
              </text:list>
            </text:list-item>
          </text:list>
        </text:list-item>
      </text:list>
      <text:p text:style-name="P38"><text:span text:style-name="T79">L</text:span><text:span text:style-name="T80">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194039517881011" text:style-name="L1">
        <text:list-item>
          <text:list>
            <text:list-item>
              <text:list>
                <text:list-item>
                  <text:list>
                    <text:list-item>
                      <text:list>
                        <text:list-item>
                          <text:p text:style-name="P203"><text:bookmark-start text:name="__RefHeading___Toc3735_117426026"/>Licensing<text:bookmark-end text:name="__RefHeading___Toc3735_117426026"/></text:p>
                          <text:p text:style-name="P301">Open Sans is an open-source font, licensed under the OFL (Open Font License), so I can use use it for free for both personal and commercial projects, completely eliminating any licensing costs.</text:p>
                        </text:list-item>
                        <text:list-item>
                          <text:p text:style-name="P203"><text:bookmark-start text:name="__RefHeading___Toc3733_117426026"/>Perfo<text:span text:style-name="T86">r</text:span>mance<text:bookmark-end text:name="__RefHeading___Toc3733_117426026"/></text:p>
                          <text:p text:style-name="P302">One more consideration when picking a font for a project may be performance, as complex fonts may take a longer time to render, resulting in a worse user experience. On most <text:soft-page-break/>modern computers this change in performance may be negligible, but this decision may be impactful on mobile phones or old computers.</text:p>
                        </text:list-item>
                        <text:list-item>
                          <text:p text:style-name="P206"><text:bookmark-start text:name="__RefHeading___Toc5720_2740364088"/>A<text:bookmark-end text:name="__RefHeading___Toc5720_2740364088"/></text:p>
                        </text:list-item>
                      </text:list>
                    </text:list-item>
                  </text:list>
                </text:list-item>
              </text:list>
            </text:list-item>
          </text:list>
        </text:list-item>
        <text:list-item>
          <text:p text:style-name="P206"><text:bookmark-start text:name="__RefHeading___Toc5718_2740364088"/>Technical solution<text:bookmark-end text:name="__RefHeading___Toc5718_2740364088"/></text:p>
          <text:list>
            <text:list-item>
              <text:p text:style-name="P207"><text:bookmark-start text:name="__RefHeading___Toc7341_3908388459"/>Backend<text:bookmark-end text:name="__RefHeading___Toc7341_3908388459"/></text:p>
              <text:list>
                <text:list-item>
                  <text:p text:style-name="P208"><text:bookmark-start text:name="__RefHeading___Toc11544_1229836567"/>app.py<text:bookmark-end text:name="__RefHeading___Toc11544_1229836567"/></text:p>
                </text:list-item>
              </text:list>
            </text:list-item>
          </text:list>
          <text:p text:style-name="P209"><text:span text:style-name="T87"/></text:p>
        </text:list-item>
      </text:list>
      <text:p text:style-name="P67">backend/app.py: This file is the main entry point for the backend application, built using the Flask framework in Python. It sets up the core application instance, configures middleware, initializes database connections, loads models, and defines the application's routes. The file starts by importing necessary modules and classes.</text:p>
      <text:p text:style-name="P83">         </text:p>
      <text:p text:style-name="P83">app = Flask(__name__)</text:p>
      <text:p text:style-name="P84">app.config.from_object(Config)</text:p>
      <text:p text:style-name="P64">    </text:p>
      <text:p text:style-name="P68">This creates the Flask application instance and loads configuration settings from the `Config` class.</text:p>
      <text:p text:style-name="P65"/>
      <text:p text:style-name="P85"><text:span text:style-name="T90">CORS(app, </text:span><text:span text:style-name="T92">resources</text:span><text:span text:style-name="T90">={</text:span><text:span text:style-name="T92">r</text:span><text:span text:style-name="T90">"/api/*": {"origins": ["http://localhost:5173"]}} , </text:span><text:span text:style-name="T92">supports_credentials</text:span><text:span text:style-name="T90">=True)</text:span></text:p>
      <text:p text:style-name="P64"><text:span text:style-name="T90"/></text:p>
      <text:p text:style-name="P68">This configures CORS to allow requests from `http://localhost:5173`, which is the default port for the React frontend during development. The `supports_credentials=True` allows sending cookies and authorization headers.</text:p>
      <text:p text:style-name="P65"/>
      <text:p text:style-name="P84">jwt = JWTManager(app)</text:p>
      <text:p text:style-name="P85">              </text:p>
      <text:p text:style-name="P85"><text:s/><text:span text:style-name="T90">conn = psycopg2.connect(</text:span></text:p>
      <text:p text:style-name="P85">                    <text:span text:style-name="T92">host</text:span><text:span text:style-name="T90">=Config.host,</text:span></text:p>
      <text:p text:style-name="P85">                    <text:span text:style-name="T92">database</text:span><text:span text:style-name="T90">=Config.database,</text:span></text:p>
      <text:p text:style-name="P85">                    <text:span text:style-name="T92">user</text:span><text:span text:style-name="T90">=Config.user,</text:span></text:p>
      <text:p text:style-name="P85">                    <text:span text:style-name="T92">password</text:span><text:span text:style-name="T90">=Config.password,</text:span></text:p>
      <text:p text:style-name="P85">                    <text:span text:style-name="T92">port</text:span><text:span text:style-name="T90">=Config.port</text:span></text:p>
      <text:p text:style-name="P85">                <text:span text:style-name="T90">)</text:span></text:p>
      <text:p text:style-name="P64"><text:span text:style-name="T90"/></text:p>
      <text:p text:style-name="P66"><text:span text:style-name="T95">This initializes the JWT manager for handling authenticatio</text:span><text:span text:style-name="T96">n and</text:span><text:span text:style-name="T95"> establishes a connection to the PostgreSQL database using credentials from the </text:span><text:span text:style-name="T96">configuration file</text:span></text:p>
      <text:p text:style-name="P65"><text:span text:style-name="T90"/></text:p>
      <text:p text:style-name="P66">               </text:p>
      <text:p text:style-name="P80">model = load_or_train_model()</text:p>
      <text:p text:style-name="P81">tokenization_manager = TokenizationTaskManager(Config,model)</text:p>
      <text:p text:style-name="P81">recents_manager = RecentNotesManager()</text:p>
      <text:p text:style-name="P64"><text:span text:style-name="T90"/></text:p>
      <text:p text:style-name="P70"><text:soft-page-break/><text:span text:style-name="T45">This section loads </text:span><text:span text:style-name="T57">the vectorization </text:span><text:span text:style-name="T45">model and initializes the `TokenizationTaskManager` and `RecentNotesManager`, <text:s/></text:span><text:span text:style-name="T58">modules that will encapsulate logic, concerning note vectorization and recent notes manaers</text:span><text:span text:style-name="T45">.</text:span></text:p>
      <text:p text:style-name="P65"><text:span text:style-name="T90"/></text:p>
      <text:p text:style-name="P84">notes = NoteApi(app, conn, tokenization_manager, recents_manager)</text:p>
      <text:p text:style-name="P84">tasks = TaskApi(app, conn, tokenization_manager, recents_manager)</text:p>
      <text:p text:style-name="P84">habits = HabitApi(app, conn, tokenization_manager, recents_manager)</text:p>
      <text:p text:style-name="P84">goals = GoalApi(app,  conn, tokenization_manager, recents_manager)</text:p>
      <text:p text:style-name="P86"/>
      <text:p text:style-name="P84">tag_routes(app, conn, tokenization_manager)</text:p>
      <text:p text:style-name="P84">user_routes(app, conn)</text:p>
      <text:p text:style-name="P84">archive_routes(app, conn, tokenization_manager)</text:p>
      <text:p text:style-name="P84">universal_routes(app, conn, model, recents_manager)</text:p>
      <text:p text:style-name="P64"><text:span text:style-name="T90"/></text:p>
      <text:p text:style-name="P70"><text:span text:style-name="T45">API endpoints for different resources (notes, tasks, habits, goals, tags, users, archive, and universal routes) </text:span><text:span text:style-name="T57">are initialised</text:span><text:span text:style-name="T45">. It passes the Flask app instance, the database connection, and other managers to the route handlers.</text:span></text:p>
      <text:p text:style-name="P65"><text:span text:style-name="T90"/></text:p>
      <text:p text:style-name="P85"><text:span text:style-name="T90">@app.errorhandler(</text:span><text:span text:style-name="T92">Exception</text:span><text:span text:style-name="T90">)</text:span></text:p>
      <text:p text:style-name="P85"><text:span text:style-name="T92">def</text:span><text:span text:style-name="T90"> handle_exception(</text:span><text:span text:style-name="T92">error</text:span><text:span text:style-name="T90">):</text:span></text:p>
      <text:p text:style-name="P85">        <text:span text:style-name="T90">return jsonify({'message': 'An error occurred', 'details': </text:span><text:span text:style-name="T92">str</text:span><text:span text:style-name="T90">(error)}), 500</text:span></text:p>
      <text:p text:style-name="P87"/>
      <text:p text:style-name="P84">@app.errorhandler(429)</text:p>
      <text:p text:style-name="P85"><text:span text:style-name="T92">def</text:span><text:span text:style-name="T90"> ratelimit_handler(</text:span><text:span text:style-name="T92">e</text:span><text:span text:style-name="T90">):</text:span></text:p>
      <text:p text:style-name="P85">         <text:span text:style-name="T90">return jsonify({'message': 'An error occurred', 'details' : "Rate limit exceeded"}), 429</text:span></text:p>
      <text:p text:style-name="P64"><text:span text:style-name="T90"/></text:p>
      <text:p text:style-name="P70"><text:s/><text:span text:style-name="T45">These define global error handlers for catching exceptions and rate limit errors, providing consistent JSON error responses.</text:span></text:p>
      <text:p text:style-name="P65"/>
      <text:p text:style-name="P64"><text:span text:style-name="T90"/></text:p>
      <text:p text:style-name="P84">if __name__ == '__main__':</text:p>
      <text:p text:style-name="P85">          <text:span text:style-name="T90">app.run(</text:span><text:span text:style-name="T92">debug</text:span><text:span text:style-name="T90">=True, </text:span><text:span text:style-name="T92">port</text:span><text:span text:style-name="T90">=5000)</text:span></text:p>
      <text:p text:style-name="P64"><text:span text:style-name="T91"/></text:p>
      <text:p text:style-name="P64"><text:span text:style-name="T95">This starts the Flask development server when the script is executed directly. The `debug=True` option enables debugging features, and the </text:span><text:span text:style-name="T96">development</text:span><text:span text:style-name="T95"> server runs on port 5000.</text:span></text:p>
      <text:list text:continue-numbering="true" text:style-name="L1">
        <text:list-item>
          <text:list>
            <text:list-item>
              <text:list>
                <text:list-item>
                  <text:p text:style-name="P196"><text:bookmark-start text:name="__RefHeading___Toc11542_1229836567"/>modules/universal.p<text:span text:style-name="T139">y</text:span><text:bookmark-end text:name="__RefHeading___Toc11542_1229836567"/></text:p>
                </text:list-item>
              </text:list>
            </text:list-item>
          </text:list>
        </text:list-item>
      </text:list>
      <text:p text:style-name="P90"><text:span text:style-name="Strong_20_Emphasis"><text:span text:style-name="T140">from datetime import datetime<text:line-break/>import os<text:line-break/>import sys<text:line-break/><text:line-break/>import psycopg2<text:line-break/>from flask import g, jsonify, request<text:line-break/>from flask_jwt_extended import jwt_required<text:line-break/><text:line-break/>sys.path.append(os.path.abspath(os.path.join(os.path.dirname(__file__), os.path.pardir)))<text:line-break/><text:line-break/></text:span></text:span><text:soft-page-break/><text:span text:style-name="Strong_20_Emphasis"><text:span text:style-name="T140">from flask import g, jsonify, request<text:line-break/>from flask_jwt_extended import jwt_required<text:line-break/><text:line-break/>from formsValidation import GeminiSummarySchema<text:line-break/>from utils.utils import process_universal_notes, token_required<text:line-break/>from utils.word2vec import combine_strings_to_vector<text:line-break/>```</text:span></text:span><text:span text:style-name="Strong_20_Emphasis"><text:span text:style-name="T112"><text:line-break/><text:line-break/></text:span></text:span><text:span text:style-name="Strong_20_Emphasis"><text:span text:style-name="T98">This section imports necessary libraries. `datetime` handles dates and times. `os` and `sys` are for operating system interactions (file paths, etc.). `psycopg2` is the PostgreSQL database adapter. `flask`, `jsonify`, and `request` are from the Flask framework for building web APIs. `flask_jwt_extended` manages JWT authentication. The `sys.path` modification adds a parent directory to the Python path. `process_universal_notes` and `token_required` are custom utility functions, </text:span></text:span><text:span text:style-name="Strong_20_Emphasis"><text:span text:style-name="T97">that will be talked about later</text:span></text:span></text:p>
      <text:list text:continue-numbering="true" text:style-name="L1">
        <text:list-item>
          <text:list>
            <text:list-item>
              <text:list>
                <text:list-item>
                  <text:list>
                    <text:list-item>
                      <text:p text:style-name="P196"><text:bookmark-start text:name="__RefHeading___Toc11540_1229836567"/>BaseNote class<text:bookmark-end text:name="__RefHeading___Toc11540_1229836567"/></text:p>
                    </text:list-item>
                  </text:list>
                </text:list-item>
              </text:list>
            </text:list-item>
          </text:list>
        </text:list-item>
      </text:list>
      <text:p text:style-name="P91"><text:span text:style-name="Strong_20_Emphasis"><text:span text:style-name="T84"><text:line-break/></text:span></text:span><text:span text:style-name="Strong_20_Emphasis"><text:span text:style-name="T141">class BaseNote:<text:line-break/> <text:s text:c="3"/>def __init__(self, app, conn, tokenization_manager, recents_manager):<text:line-break/> <text:s text:c="7"/>self.app = app<text:line-break/> <text:s text:c="7"/>self.conn = conn<text:line-break/> <text:s text:c="7"/>self.tokenization_manager = tokenization_manager<text:line-break/> <text:s text:c="7"/>self.recents_manager = recents_manager<text:line-break/><text:line-break/> <text:s text:c="7"/>self.tags_cte = """TagsCTE AS (<text:line-break/> <text:s text:c="27"/>SELECT<text:line-break/> <text:s text:c="31"/>nt.note_id,<text:line-break/> <text:s text:c="31"/>json_agg(json_build_object(<text:line-break/> <text:s text:c="35"/>'tagid', tg.id,<text:line-break/> <text:s text:c="35"/>'name', tg.name,<text:line-break/> <text:s text:c="35"/>'color', tg.color<text:line-break/> <text:s text:c="31"/>)) AS tags<text:line-break/> <text:s text:c="27"/>FROM NoteTags nt<text:line-break/> <text:s text:c="27"/>JOIN Tags tg ON nt.tag_id = tg.id<text:line-break/> <text:s text:c="27"/>GROUP BY nt.note_id<text:line-break/> <text:s text:c="23"/>)"""<text:line-break/><text:line-break/> <text:s text:c="3"/>def create_note(self, cur, userId, title, content, noteType, tags):<text:line-break/> <text:s text:c="7"/>cur.execute( # Insert into Notes table<text:line-break/> <text:s text:c="11"/>"INSERT INTO Notes (user_id, title, content, type) VALUES (%s, %s, %s, %s) RETURNING id",<text:line-break/> <text:s text:c="11"/>(userId, title, content, noteType)<text:line-break/> <text:s text:c="7"/>)<text:line-break/> <text:s text:c="7"/>noteId = str(cur.fetchone()[0])<text:line-break/><text:line-break/> <text:s text:c="7"/>self.update_notetags(cur, noteId,tags, withDelete=False)<text:line-break/><text:line-break/> <text:s text:c="7"/>return noteId<text:line-break/> <text:s text:c="3"/>def fetch_total_notes(self, cur,note_type, userId, page,offset,per_page):<text:line-break/></text:span></text:span><text:soft-page-break/><text:span text:style-name="Strong_20_Emphasis"><text:span text:style-name="T141"> <text:s text:c="7"/>cur.execute("""<text:line-break/> <text:s text:c="23"/>SELECT COUNT(DISTINCT n.id) AS total<text:line-break/> <text:s text:c="23"/>FROM Notes n<text:line-break/> <text:s text:c="23"/>WHERE n.user_id = %s AND n.type = %s AND n.archived = FALSE<text:line-break/> <text:s text:c="19"/>""", (userId,note_type,))<text:line-break/> <text:s text:c="7"/>total = cur.fetchone()['total']<text:line-break/> <text:s text:c="7"/>nextPage = page + 1 if (offset + per_page) &lt; total else None<text:line-break/> <text:s text:c="7"/>return total, nextPage<text:line-break/><text:line-break/> <text:s text:c="3"/>def update_notetags(self, cur, note_id, tags, withDelete=True):<text:line-break/><text:line-break/> <text:s text:c="7"/>if withDelete:<text:line-break/> <text:s text:c="11"/>cur.execute("DELETE FROM NoteTags WHERE note_id = %s", (note_id,))<text:line-break/> <text:s text:c="7"/>if tags:<text:line-break/> <text:s text:c="11"/>tag_tuples = [(note_id, str(tagId)) for tagId in tags]<text:line-break/> <text:s text:c="11"/>cur.executemany(<text:line-break/> <text:s text:c="15"/>"""<text:line-break/> <text:s text:c="15"/>INSERT INTO NoteTags (note_id, tag_id)<text:line-break/> <text:s text:c="15"/>VALUES (%s, %s)<text:line-break/> <text:s text:c="15"/>""",<text:line-break/> <text:s text:c="15"/>tag_tuples<text:line-break/> <text:s text:c="11"/>)</text:span></text:span><text:span text:style-name="Strong_20_Emphasis"><text:span text:style-name="T84"><text:line-break/>```<text:line-break/><text:line-break/></text:span></text:span><text:span text:style-name="Strong_20_Emphasis"><text:span text:style-name="T97">The `BaseNote` class provides core functionality for managing notes, </text:span></text:span><text:span text:style-name="Strong_20_Emphasis"><text:span text:style-name="T99">that will be incorporated into other note types in the application</text:span></text:span><text:span text:style-name="Strong_20_Emphasis"><text:span text:style-name="T97">. <text:s/>The `__init__` method initializes the class with the Flask app, a database connection (`conn`), a `tokenization_manager`, and a `recents_manager`. <text:s/>`tags_cte` defines a Common Table Expression (CTE) for efficiently retrieving note tags from the database, </text:span></text:span><text:span text:style-name="Strong_20_Emphasis"><text:span text:style-name="T99">since the tag functionality is the same for all note types</text:span></text:span><text:span text:style-name="Strong_20_Emphasis"><text:span text:style-name="T97">. `create_note` inserts a new note into the `Notes` table and then calls `update_notetags`. `fetch_total_notes` retrieves the total number of notes for a given user and note type, used for pagination. `update_notetags` updates the `NoteTags` table, associating tags with a note. It can either delete existing tags for the note before adding new ones or just add new tags.</text:span></text:span></text:p>
      <text:list text:continue-numbering="true" text:style-name="L1">
        <text:list-item>
          <text:list>
            <text:list-item>
              <text:list>
                <text:list-item>
                  <text:list>
                    <text:list-item>
                      <text:p text:style-name="P196"><text:bookmark-start text:name="__RefHeading___Toc11538_1229836567"/>Universal note functionality<text:bookmark-end text:name="__RefHeading___Toc11538_1229836567"/></text:p>
                    </text:list-item>
                  </text:list>
                </text:list-item>
              </text:list>
            </text:list-item>
          </text:list>
        </text:list-item>
      </text:list>
      <text:p text:style-name="P92"><text:span text:style-name="Strong_20_Emphasis"><text:span text:style-name="T84"><text:line-break/></text:span></text:span><text:span text:style-name="Strong_20_Emphasis"><text:span text:style-name="T141">def universal_routes(app, conn, model, recents_manager,genai):<text:line-break/> <text:s text:c="3"/>@app.route('/api/search', methods=['GET'])<text:line-break/> <text:s text:c="3"/>@jwt_required()<text:line-break/> <text:s text:c="3"/>@token_required<text:line-break/> <text:s text:c="3"/>def search():<text:line-break/> <text:s text:c="5"/># ... </text:span></text:span></text:p>
      <text:p text:style-name="P92"><text:span text:style-name="Strong_20_Emphasis"><text:span text:style-name="T141"><text:line-break/> <text:s text:c="3"/>@app.route('/api/recents', methods=['GET'])<text:line-break/> <text:s text:c="3"/>@jwt_required()<text:line-break/> <text:s text:c="3"/>@token_required<text:line-break/></text:span></text:span><text:soft-page-break/><text:span text:style-name="Strong_20_Emphasis"><text:span text:style-name="T141"> <text:s text:c="3"/>def get_recents():<text:line-break/> <text:s text:c="5"/># ... </text:span></text:span></text:p>
      <text:p text:style-name="P92"><text:span text:style-name="Strong_20_Emphasis"><text:span text:style-name="T141"><text:line-break/> <text:s text:c="3"/>@app.route('/api/calendar', methods=['GET'])<text:line-break/> <text:s text:c="3"/>@jwt_required()<text:line-break/> <text:s text:c="3"/>@token_required<text:line-break/> <text:s text:c="3"/>def get_calendar_notes():<text:line-break/> <text:s text:c="6"/># ... </text:span></text:span></text:p>
      <text:p text:style-name="P92"><text:span text:style-name="Strong_20_Emphasis"><text:span text:style-name="T141"><text:line-break/> <text:s text:c="3"/>@app.route('/api/summarize', methods=['POST'])<text:line-break/> <text:s text:c="3"/>@jwt_required()<text:line-break/> <text:s text:c="3"/>@token_required<text:line-break/> <text:s text:c="3"/>def summarize():<text:line-break/> <text:s text:c="7"/># ... </text:span></text:span><text:span text:style-name="Strong_20_Emphasis"><text:span text:style-name="T84"><text:line-break/><text:line-break/></text:span></text:span><text:span text:style-name="Strong_20_Emphasis"><text:span text:style-name="T111">The `universal_routes` function sets up the API endpoints using Flask. It takes the Flask app instance, the database connection, a word2vec model </text:span></text:span><text:span text:style-name="Strong_20_Emphasis"><text:span text:style-name="T113">(for note vectorization)</text:span></text:span><text:span text:style-name="Strong_20_Emphasis"><text:span text:style-name="T111">, a `recents_manager`, and a `genai` object (</text:span></text:span><text:span text:style-name="Strong_20_Emphasis"><text:span text:style-name="T113">part of Google’s AI libraries)</text:span></text:span><text:span text:style-name="Strong_20_Emphasis"><text:span text:style-name="T111">. <text:s/>It defines four routes: `/api/search`, `/api/recents`, `/api/calendar`, and `/api/summarize`. <text:s/>Each route is decorated with `@app.route`, specifying the URL and HTTP method. <text:s/>`@jwt_required()` and `@token_required` ensure that the user is authenticated before accessing these routes. <text:s/></text:span></text:span><text:span text:style-name="Strong_20_Emphasis"><text:span text:style-name="T113">Here is how each function works:</text:span></text:span></text:p>
      <text:list text:continue-numbering="true" text:style-name="L1">
        <text:list-item>
          <text:list>
            <text:list-item>
              <text:list>
                <text:list-item>
                  <text:list>
                    <text:list-item>
                      <text:p text:style-name="P196"><text:bookmark-start text:name="__RefHeading___Toc11536_1229836567"/>Searching<text:bookmark-end text:name="__RefHeading___Toc11536_1229836567"/></text:p>
                    </text:list-item>
                  </text:list>
                </text:list-item>
              </text:list>
            </text:list-item>
          </text:list>
        </text:list-item>
      </text:list>
      <text:p text:style-name="P93"><text:span text:style-name="Strong_20_Emphasis"><text:span text:style-name="T141"><text:line-break/> <text:s text:c="3"/>@app.route('/api/search', methods=['GET'])<text:line-break/> <text:s text:c="3"/>@jwt_required()<text:line-break/> <text:s text:c="3"/>@token_required<text:line-break/> <text:s text:c="3"/>def search():<text:line-break/> <text:s text:c="7"/>try:<text:line-break/> <text:s text:c="11"/>user_id = g.userId<text:line-break/> <text:s text:c="11"/>cur = conn.cursor(cursor_factory=psycopg2.extras.DictCursor)<text:line-break/> <text:s text:c="11"/>search_query = request.args.get('searchQuery')<text:line-break/> <text:s text:c="11"/>search_mode = request.args.get('searchMode')<text:line-break/> <text:s text:c="11"/>page = int(request.args.get('pageParam', 1))<text:line-break/> <text:s text:c="11"/>per_page = int(request.args.get('perPage', 5))<text:line-break/> <text:s text:c="11"/>offset = (page - 1) * per_page<text:line-break/><text:line-break/> <text:s text:c="11"/>if search_mode == "approximate":<text:line-break/> <text:s text:c="15"/>query_vector = combine_strings_to_vector(search_query.split(),</text:span></text:span></text:p>
      <text:p text:style-name="P93"><text:span text:style-name="Strong_20_Emphasis"><text:span text:style-name="T141">model, False)<text:line-break/><text:line-break/> <text:s text:c="15"/>cur.execute("""<text:line-break/> <text:s text:c="19"/>SELECT n.id AS note_id, n.title, n.content, n.type,<text:line-break/> <text:s text:c="19"/>t.id AS tagid,<text:line-break/> <text:s text:c="19"/>t.name,<text:line-break/> <text:s text:c="19"/>t.color,<text:line-break/> <text:s text:c="19"/>cosine_similarity(n.vector, %s) as similarity<text:line-break/> <text:s text:c="19"/>FROM Notes n<text:line-break/> <text:s text:c="19"/>LEFT JOIN NoteTags nt ON n.id = nt.note_id<text:line-break/> <text:s text:c="19"/>LEFT JOIN Tags t ON nt.tag_id = t.id<text:line-break/> <text:s text:c="19"/>WHERE n.user_id = %s AND n.archived = FALSE AND n.vector IS NOT </text:span></text:span><text:soft-page-break/><text:span text:style-name="Strong_20_Emphasis"><text:span text:style-name="T141">NULL<text:line-break/> <text:s text:c="19"/>ORDER BY similarity DESC<text:line-break/> <text:s text:c="19"/>LIMIT %s OFFSET %s;<text:line-break/> <text:s text:c="15"/>""", (query_vector, user_id, per_page, offset))<text:line-break/><text:line-break/> <text:s text:c="11"/>else:<text:line-break/> <text:s text:c="15"/>cur.execute("""<text:line-break/> <text:s text:c="19"/>SELECT n.id AS note_id, n.title, n.content, n.type,<text:line-break/> <text:s text:c="23"/>t.id AS tagid,<text:line-break/> <text:s text:c="23"/>t.name,<text:line-break/> <text:s text:c="23"/>t.color<text:line-break/> <text:s text:c="19"/>FROM Notes n<text:line-break/> <text:s text:c="23"/>LEFT JOIN NoteTags nt ON n.id = nt.note_id<text:line-break/> <text:s text:c="23"/>LEFT JOIN Tags t ON nt.tag_id = t.id<text:line-break/> <text:s text:c="19"/>WHERE n.user_id = %s AND n.archived = FALSE<text:line-break/> <text:s text:c="23"/>AND (n.title ILIKE %s OR n.content ILIKE %s)<text:line-break/> <text:s text:c="19"/>LIMIT %s OFFSET %s;<text:line-break/> <text:s text:c="15"/>""", (user_id, f"%{search_query}%", f"%{search_query}%", per_page, offset))<text:line-break/><text:line-break/> <text:s text:c="11"/>rows = cur.fetchall()<text:line-break/><text:line-break/> <text:s text:c="11"/># Get the total number of results for pagination<text:line-break/> <text:s text:c="11"/>if search_mode == "approximate":<text:line-break/> <text:s text:c="15"/>cur.execute("""<text:line-break/> <text:s text:c="19"/>SELECT COUNT(*) FROM Notes n<text:line-break/> <text:s text:c="19"/>WHERE n.user_id = %s AND n.archived = FALSE AND n.vector IS NOT NULL;<text:line-break/> <text:s text:c="15"/>""", (user_id,))<text:line-break/> <text:s text:c="11"/>else:<text:line-break/> <text:s text:c="15"/>cur.execute("""<text:line-break/> <text:s text:c="19"/>SELECT COUNT(*) FROM Notes n<text:line-break/><text:tab/><text:tab/></text:span></text:span><text:span text:style-name="Source_20_Text"><text:span text:style-name="T141">WHERE n.user_id = %s AND n.archived = FALSE</text:span></text:span></text:p>
      <text:p text:style-name="P95"><text:span text:style-name="Source_20_Text"><text:span text:style-name="T144"><text:s text:c="24"/>AND (n.title ILIKE %s OR n.content ILIKE %s);</text:span></text:span></text:p>
      <text:p text:style-name="P95"><text:span text:style-name="Source_20_Text"><text:span text:style-name="T144"><text:s text:c="16"/>""", (user_id, f"%{search_query}%", f"%{search_query}%"))</text:span></text:span></text:p>
      <text:p text:style-name="P98"/>
      <text:p text:style-name="P95"><text:span text:style-name="Source_20_Text"><text:span text:style-name="T144"><text:s text:c="12"/>total = cur.fetchone()[0]</text:span></text:span></text:p>
      <text:p text:style-name="P95"><text:span text:style-name="Source_20_Text"><text:span text:style-name="T144"><text:s text:c="12"/>next_page = page + 1 if offset + per_page &lt; total else None</text:span></text:span></text:p>
      <text:p text:style-name="P98"/>
      <text:p text:style-name="P95"><text:span text:style-name="Source_20_Text"><text:span text:style-name="T144"><text:s text:c="12"/>if rows:</text:span></text:span></text:p>
      <text:p text:style-name="P95"><text:span text:style-name="Source_20_Text"><text:span text:style-name="T144"><text:s text:c="16"/>notes=process_universal_notes(rows,cur)</text:span></text:span></text:p>
      <text:p text:style-name="P98"/>
      <text:p text:style-name="P95"><text:span text:style-name="Source_20_Text"><text:span text:style-name="T144"><text:s text:c="12"/>return jsonify({'message': 'Notes retrieved successfully', 'data': notes,</text:span></text:span></text:p>
      <text:p text:style-name="P95"><text:span text:style-name="Source_20_Text"><text:span text:style-name="T144"><text:s text:c="28"/>'pagination': {</text:span></text:span></text:p>
      <text:p text:style-name="P95"><text:span text:style-name="Source_20_Text"><text:span text:style-name="T144"><text:s text:c="36"/>'total': total,</text:span></text:span></text:p>
      <text:p text:style-name="P95"><text:span text:style-name="Source_20_Text"><text:span text:style-name="T144"><text:s text:c="36"/>'page': page,</text:span></text:span></text:p>
      <text:p text:style-name="P95"><text:span text:style-name="Source_20_Text"><text:span text:style-name="T144"><text:s text:c="36"/>'perPage': per_page,</text:span></text:span></text:p>
      <text:p text:style-name="P95"><text:span text:style-name="Source_20_Text"><text:span text:style-name="T144"><text:s text:c="36"/>'nextPage': next_page</text:span></text:span></text:p>
      <text:p text:style-name="P95"><text:span text:style-name="Source_20_Text"><text:span text:style-name="T144"><text:s text:c="32"/>}</text:span></text:span></text:p>
      <text:p text:style-name="P95"><text:span text:style-name="Source_20_Text"><text:span text:style-name="T144"><text:s text:c="28"/>}), 200</text:span></text:span></text:p>
      <text:p text:style-name="P95"><text:span text:style-name="Source_20_Text"><text:span text:style-name="T144"><text:s text:c="8"/>except Exception as e:</text:span></text:span></text:p>
      <text:p text:style-name="P95"><text:span text:style-name="Source_20_Text"><text:span text:style-name="T144"><text:s text:c="12"/>conn.rollback()</text:span></text:span></text:p>
      <text:p text:style-name="P95"><text:span text:style-name="Source_20_Text"><text:span text:style-name="T144"><text:s text:c="12"/>print(f"An error occurred: {e}")</text:span></text:span></text:p>
      <text:p text:style-name="P95"><text:span text:style-name="Source_20_Text"><text:span text:style-name="T144"><text:s text:c="12"/>return jsonify({'message': 'An error occurred', 'error': str(e)}), 500</text:span></text:span></text:p>
      <text:p text:style-name="P95"><text:span text:style-name="Source_20_Text"><text:span text:style-name="T144"><text:s text:c="8"/>finally:</text:span></text:span></text:p>
      <text:p text:style-name="P96"><text:span text:style-name="Source_20_Text"><text:span text:style-name="T144"><text:s text:c="12"/>cur.close()</text:span></text:span></text:p>
      <text:p text:style-name="P97"><text:soft-page-break/><text:span text:style-name="T94">The </text:span><text:span text:style-name="Source_20_Text"><text:span text:style-name="T94">/api/search</text:span></text:span><text:span text:style-name="T94"> route handles searching for notes. It retrieves the user ID from the JWT (</text:span><text:span text:style-name="Source_20_Text"><text:span text:style-name="T94">g.userId</text:span></text:span><text:span text:style-name="T94">), gets the search query and mode (approximate or regular) from the request arguments, and sets up pagination. If the search mode is "approximate," it uses a cosine similarity search against pre-calculated note vectors (</text:span><text:span text:style-name="T116">more about it later</text:span><text:span text:style-name="T94">). Otherwise, it performs a standard case-insensitive search using </text:span><text:span text:style-name="Source_20_Text"><text:span text:style-name="T94">ILIKE</text:span></text:span><text:span text:style-name="T94"> on the note title and content. It fetches the results, </text:span><text:span text:style-name="T116">sorts them</text:span><text:span text:style-name="T94">, calculates the total number of results for pagination, and calls </text:span><text:span text:style-name="Source_20_Text"><text:span text:style-name="T94">process_universal_notes</text:span></text:span><text:span text:style-name="T94"> to format the data. Finally, it returns the notes and pagination information as a JSON response. </text:span></text:p>
      <text:list text:continue-numbering="true" text:style-name="L1">
        <text:list-item>
          <text:list>
            <text:list-item>
              <text:list>
                <text:list-item>
                  <text:list>
                    <text:list-item>
                      <text:p text:style-name="P196"><text:bookmark-start text:name="__RefHeading___Toc11534_1229836567"/>Recents<text:bookmark-end text:name="__RefHeading___Toc11534_1229836567"/></text:p>
                    </text:list-item>
                  </text:list>
                </text:list-item>
              </text:list>
            </text:list-item>
          </text:list>
        </text:list-item>
      </text:list>
      <text:p text:style-name="P46"><text:s text:c="2"/><text:span text:style-name="T149"><text:s/></text:span><text:span text:style-name="T141"><text:s text:c="2"/>@app.route('/api/recents', methods=['GET'])</text:span></text:p>
      <text:p text:style-name="P113"><text:s text:c="4"/>@jwt_required()</text:p>
      <text:p text:style-name="P113"><text:s text:c="4"/>@token_required</text:p>
      <text:p text:style-name="P113"><text:s text:c="4"/>def get_recents():</text:p>
      <text:p text:style-name="P113"><text:s text:c="8"/>try:</text:p>
      <text:p text:style-name="P113"><text:s text:c="12"/>userId=g.userId</text:p>
      <text:p text:style-name="P113"><text:s text:c="12"/>noteIds = recents_manager.get_recent_notes_for_user(userId)</text:p>
      <text:p text:style-name="P113"><text:s text:c="12"/>cur = conn.cursor(cursor_factory=psycopg2.extras.DictCursor)</text:p>
      <text:p text:style-name="P113"/>
      <text:p text:style-name="P113"><text:s text:c="12"/>notes = []</text:p>
      <text:p text:style-name="P113"><text:s text:c="12"/>for note_id in noteIds:</text:p>
      <text:p text:style-name="P113"><text:s text:c="16"/>cur.execute("""</text:p>
      <text:p text:style-name="P113"><text:s text:c="20"/>SELECT n.id AS note_id, n.title, n.content, n.type,</text:p>
      <text:p text:style-name="P113"><text:s text:c="24"/>t.id AS tagid,</text:p>
      <text:p text:style-name="P113"><text:s text:c="24"/>t.name,</text:p>
      <text:p text:style-name="P113"><text:s text:c="24"/>t.color</text:p>
      <text:p text:style-name="P113"><text:s text:c="20"/>FROM Notes n</text:p>
      <text:p text:style-name="P113"><text:s text:c="24"/>LEFT JOIN NoteTags nt ON n.id = nt.note_id</text:p>
      <text:p text:style-name="P113"><text:s text:c="24"/>LEFT JOIN Tags t ON nt.tag_id = t.id</text:p>
      <text:p text:style-name="P113"><text:s text:c="20"/>WHERE n.user_id = %s AND n.id = %s;</text:p>
      <text:p text:style-name="P113"><text:s text:c="16"/>""", (userId, note_id))</text:p>
      <text:p text:style-name="P113"/>
      <text:p text:style-name="P113"><text:s text:c="16"/>row = cur.fetchone()</text:p>
      <text:p text:style-name="P113"><text:s text:c="16"/>if row:</text:p>
      <text:p text:style-name="P113"><text:s text:c="20"/>note = process_universal_notes([row], cur)[0]</text:p>
      <text:p text:style-name="P113"><text:s text:c="20"/>notes.append(note)</text:p>
      <text:p text:style-name="P113"/>
      <text:p text:style-name="P113"><text:s text:c="12"/>return jsonify({'message': 'Recent notes retrieved successfully', 'data': notes}), 200</text:p>
      <text:p text:style-name="P113"><text:s text:c="8"/>except Exception as e:</text:p>
      <text:p text:style-name="P113"><text:s text:c="12"/>conn.rollback()</text:p>
      <text:p text:style-name="P113"><text:s text:c="12"/>raise</text:p>
      <text:p text:style-name="P117"/>
      <text:p text:style-name="P49">The /api/recents route retrieves recently accessed notes. <text:s/>It gets the user ID, uses the recents_manager to fetch a list of recent note IDs, and then retrieves the full note details from the database for each ID. <text:s/>It <text:span text:style-name="T150">works as an endpoint to retrieve recently accessed notes </text:span><text:soft-page-break/><text:span text:style-name="T150">by the user from the recents_manager(more about it later), then</text:span> format the notes and return them as a JSON response.</text:p>
      <text:list text:continue-numbering="true" text:style-name="L1">
        <text:list-item>
          <text:list>
            <text:list-item>
              <text:list>
                <text:list-item>
                  <text:list>
                    <text:list-item>
                      <text:p text:style-name="P373">Calendar functionality</text:p>
                    </text:list-item>
                  </text:list>
                </text:list-item>
              </text:list>
            </text:list-item>
          </text:list>
        </text:list-item>
      </text:list>
      <text:p text:style-name="P48"><text:span text:style-name="Source_20_Text"><text:span text:style-name="T144"><text:s/></text:span></text:span><text:span text:style-name="Source_20_Text"><text:span text:style-name="T141"><text:s text:c="3"/>@app.route('/api/calendar', methods=['GET'])</text:span></text:span></text:p>
      <text:p text:style-name="Preformatted_20_Text"><text:span text:style-name="Source_20_Text"><text:span text:style-name="T144"><text:s text:c="4"/>@jwt_required()</text:span></text:span></text:p>
      <text:p text:style-name="Preformatted_20_Text"><text:span text:style-name="Source_20_Text"><text:span text:style-name="T144"><text:s text:c="4"/>@token_required</text:span></text:span></text:p>
      <text:p text:style-name="Preformatted_20_Text"><text:span text:style-name="Source_20_Text"><text:span text:style-name="T144"><text:s text:c="4"/>def get_calendar_notes():</text:span></text:span></text:p>
      <text:p text:style-name="Preformatted_20_Text"><text:span text:style-name="Source_20_Text"><text:span text:style-name="T144"><text:s text:c="8"/>try:</text:span></text:span></text:p>
      <text:p text:style-name="Preformatted_20_Text"><text:span text:style-name="Source_20_Text"><text:span text:style-name="T144"><text:s text:c="12"/>userId = g.userId</text:span></text:span></text:p>
      <text:p text:style-name="Preformatted_20_Text"><text:span text:style-name="Source_20_Text"><text:span text:style-name="T144"><text:s text:c="12"/>start_date = request.args.get('startDate')</text:span></text:span></text:p>
      <text:p text:style-name="Preformatted_20_Text"><text:span text:style-name="Source_20_Text"><text:span text:style-name="T144"><text:s text:c="12"/>end_date = request.args.get('endDate')</text:span></text:span></text:p>
      <text:p text:style-name="P99"/>
      <text:p text:style-name="Preformatted_20_Text"><text:span text:style-name="Source_20_Text"><text:span text:style-name="T144"><text:s text:c="12"/># Convert start and end dates to datetime objects</text:span></text:span></text:p>
      <text:p text:style-name="Preformatted_20_Text"><text:span text:style-name="Source_20_Text"><text:span text:style-name="T144"><text:s text:c="12"/>start_date = datetime.fromisoformat(str(start_date))</text:span></text:span></text:p>
      <text:p text:style-name="Preformatted_20_Text"><text:span text:style-name="Source_20_Text"><text:span text:style-name="T144"><text:s text:c="12"/>end_date = datetime.fromisoformat(str(end_date))</text:span></text:span></text:p>
      <text:p text:style-name="P99"/>
      <text:p text:style-name="Preformatted_20_Text"><text:span text:style-name="Source_20_Text"><text:span text:style-name="T144"><text:s text:c="12"/>with conn.cursor(cursor_factory=psycopg2.extras.DictCursor) as cur:</text:span></text:span></text:p>
      <text:p text:style-name="Preformatted_20_Text"><text:span text:style-name="Source_20_Text"><text:span text:style-name="T144"><text:s text:c="16"/># Fetch notes from goals table</text:span></text:span></text:p>
      <text:p text:style-name="Preformatted_20_Text"><text:span text:style-name="Source_20_Text"><text:span text:style-name="T144"><text:s text:c="16"/>cur.execute("""</text:span></text:span></text:p>
      <text:p text:style-name="Preformatted_20_Text"><text:span text:style-name="Source_20_Text"><text:span text:style-name="T144"><text:s text:c="20"/>SELECT n.id AS note_id, n.title, n.content, n.type, g.due_date</text:span></text:span></text:p>
      <text:p text:style-name="Preformatted_20_Text"><text:span text:style-name="Source_20_Text"><text:span text:style-name="T144"><text:s text:c="20"/>FROM Notes n</text:span></text:span></text:p>
      <text:p text:style-name="Preformatted_20_Text"><text:span text:style-name="Source_20_Text"><text:span text:style-name="T144"><text:s text:c="20"/>JOIN Goals g ON n.id = g.note_id</text:span></text:span></text:p>
      <text:p text:style-name="Preformatted_20_Text"><text:span text:style-name="Source_20_Text"><text:span text:style-name="T144"><text:s text:c="20"/>WHERE n.user_id = %s AND g.due_date BETWEEN %s AND %s</text:span></text:span></text:p>
      <text:p text:style-name="Preformatted_20_Text"><text:span text:style-name="Source_20_Text"><text:span text:style-name="T144"><text:s text:c="16"/>""", (userId, start_date, end_date))</text:span></text:span></text:p>
      <text:p text:style-name="Preformatted_20_Text"><text:span text:style-name="Source_20_Text"><text:span text:style-name="T144"><text:s text:c="16"/>goal_notes = cur.fetchall()</text:span></text:span></text:p>
      <text:p text:style-name="P99"/>
      <text:p text:style-name="Preformatted_20_Text"><text:span text:style-name="Source_20_Text"><text:span text:style-name="T144"><text:s text:c="16"/># Fetch notes from tasks table</text:span></text:span></text:p>
      <text:p text:style-name="Preformatted_20_Text"><text:span text:style-name="Source_20_Text"><text:span text:style-name="T144"><text:s text:c="16"/>cur.execute("""</text:span></text:span></text:p>
      <text:p text:style-name="Preformatted_20_Text"><text:span text:style-name="Source_20_Text"><text:span text:style-name="T144"><text:s text:c="20"/>SELECT n.id AS note_id, n.title, n.type, n.content, t.due_date</text:span></text:span></text:p>
      <text:p text:style-name="Preformatted_20_Text"><text:span text:style-name="Source_20_Text"><text:span text:style-name="T144"><text:s text:c="20"/>FROM Notes n</text:span></text:span></text:p>
      <text:p text:style-name="Preformatted_20_Text"><text:span text:style-name="Source_20_Text"><text:span text:style-name="T144"><text:s text:c="20"/>JOIN Tasks t ON n.id = t.note_id</text:span></text:span></text:p>
      <text:p text:style-name="Preformatted_20_Text"><text:span text:style-name="Source_20_Text"><text:span text:style-name="T144"><text:s text:c="20"/>WHERE n.user_id = %s AND t.due_date BETWEEN %s AND %s</text:span></text:span></text:p>
      <text:p text:style-name="Preformatted_20_Text"><text:span text:style-name="Source_20_Text"><text:span text:style-name="T144"><text:s text:c="16"/>""", (userId, start_date, end_date))</text:span></text:span></text:p>
      <text:p text:style-name="Preformatted_20_Text"><text:span text:style-name="Source_20_Text"><text:span text:style-name="T144"><text:s text:c="16"/>task_notes = cur.fetchall()</text:span></text:span></text:p>
      <text:p text:style-name="P99"/>
      <text:p text:style-name="Preformatted_20_Text"><text:span text:style-name="Source_20_Text"><text:span text:style-name="T144"><text:s text:c="16"/># Combine results</text:span></text:span></text:p>
      <text:p text:style-name="Preformatted_20_Text"><text:span text:style-name="Source_20_Text"><text:span text:style-name="T144"><text:s text:c="16"/>notes = []</text:span></text:span></text:p>
      <text:p text:style-name="Preformatted_20_Text"><text:span text:style-name="Source_20_Text"><text:span text:style-name="T144"><text:s text:c="16"/>for row in goal_notes + task_notes:</text:span></text:span></text:p>
      <text:p text:style-name="Preformatted_20_Text"><text:span text:style-name="Source_20_Text"><text:span text:style-name="T144"><text:s text:c="20"/>note = {</text:span></text:span></text:p>
      <text:p text:style-name="Preformatted_20_Text"><text:span text:style-name="Source_20_Text"><text:span text:style-name="T144"><text:s text:c="24"/>'noteid': row['note_id'],</text:span></text:span></text:p>
      <text:p text:style-name="Preformatted_20_Text"><text:span text:style-name="Source_20_Text"><text:span text:style-name="T144"><text:s text:c="24"/>'title': row['title'][:50] + '...' if len(row['title']) &gt; 50 else row['title'],</text:span></text:span></text:p>
      <text:p text:style-name="Preformatted_20_Text"><text:span text:style-name="Source_20_Text"><text:span text:style-name="T144"><text:s text:c="24"/>'content': row['content'],</text:span></text:span></text:p>
      <text:p text:style-name="Preformatted_20_Text"><text:span text:style-name="Source_20_Text"><text:span text:style-name="T144"><text:s text:c="24"/>'due_date': row['due_date'],</text:span></text:span></text:p>
      <text:p text:style-name="Preformatted_20_Text"><text:span text:style-name="Source_20_Text"><text:span text:style-name="T144"><text:s text:c="24"/>'type': row['type'],</text:span></text:span></text:p>
      <text:p text:style-name="Preformatted_20_Text"><text:span text:style-name="Source_20_Text"><text:span text:style-name="T144"><text:s text:c="24"/>'tags' : []</text:span></text:span></text:p>
      <text:p text:style-name="Preformatted_20_Text"><text:span text:style-name="Source_20_Text"><text:span text:style-name="T144"><text:s text:c="20"/>}</text:span></text:span></text:p>
      <text:p text:style-name="Preformatted_20_Text"><text:span text:style-name="Source_20_Text"><text:span text:style-name="T144"><text:s text:c="20"/>#Select tags</text:span></text:span></text:p>
      <text:p text:style-name="Preformatted_20_Text"><text:span text:style-name="Source_20_Text"><text:span text:style-name="T144"><text:s text:c="20"/>cur.execute("""</text:span></text:span></text:p>
      <text:p text:style-name="Preformatted_20_Text"><text:span text:style-name="Source_20_Text"><text:span text:style-name="T144"><text:s text:c="24"/>SELECT</text:span></text:span></text:p>
      <text:p text:style-name="Preformatted_20_Text"><text:span text:style-name="Source_20_Text"><text:span text:style-name="T144"><text:s text:c="28"/>json_agg(json_build_object(</text:span></text:span></text:p>
      <text:p text:style-name="Preformatted_20_Text"><text:span text:style-name="Source_20_Text"><text:span text:style-name="T144"><text:s text:c="32"/>'tagid', tg.id,</text:span></text:span></text:p>
      <text:p text:style-name="Preformatted_20_Text"><text:span text:style-name="Source_20_Text"><text:span text:style-name="T144"><text:s text:c="32"/>'name', tg.name,</text:span></text:span></text:p>
      <text:p text:style-name="Preformatted_20_Text"><text:span text:style-name="Source_20_Text"><text:span text:style-name="T144"><text:s text:c="32"/>'color', tg.color</text:span></text:span></text:p>
      <text:p text:style-name="Preformatted_20_Text"><text:span text:style-name="Source_20_Text"><text:span text:style-name="T144"><text:s text:c="28"/>)) AS tags</text:span></text:span></text:p>
      <text:p text:style-name="Preformatted_20_Text"><text:soft-page-break/><text:span text:style-name="Source_20_Text"><text:span text:style-name="T144"><text:s text:c="24"/>FROM NoteTags nt</text:span></text:span></text:p>
      <text:p text:style-name="Preformatted_20_Text"><text:span text:style-name="Source_20_Text"><text:span text:style-name="T144"><text:s text:c="24"/>JOIN Tags tg ON nt.tag_id = tg.id</text:span></text:span></text:p>
      <text:p text:style-name="Preformatted_20_Text"><text:span text:style-name="Source_20_Text"><text:span text:style-name="T144"><text:s text:c="24"/>WHERE nt.note_id = %s</text:span></text:span></text:p>
      <text:p text:style-name="Preformatted_20_Text"><text:span text:style-name="Source_20_Text"><text:span text:style-name="T144"><text:s text:c="24"/>GROUP BY nt.note_id</text:span></text:span></text:p>
      <text:p text:style-name="Preformatted_20_Text"><text:span text:style-name="Source_20_Text"><text:span text:style-name="T144"><text:s text:c="20"/>""", (row['note_id'],))</text:span></text:span></text:p>
      <text:p text:style-name="Preformatted_20_Text"><text:span text:style-name="Source_20_Text"><text:span text:style-name="T144"><text:s text:c="20"/>note['tags'] = cur.fetchone()</text:span></text:span></text:p>
      <text:p text:style-name="Preformatted_20_Text"><text:span text:style-name="Source_20_Text"><text:span text:style-name="T144"><text:s text:c="20"/>notes.append(note)</text:span></text:span></text:p>
      <text:p text:style-name="P99"/>
      <text:p text:style-name="Preformatted_20_Text"><text:span text:style-name="Source_20_Text"><text:span text:style-name="T144"><text:s text:c="16"/>return jsonify({'message': 'Notes retrieved successfully', 'data': notes}), 200</text:span></text:span></text:p>
      <text:p text:style-name="P99"/>
      <text:p text:style-name="Preformatted_20_Text"><text:span text:style-name="Source_20_Text"><text:span text:style-name="T144"><text:s text:c="8"/>except Exception as e:</text:span></text:span></text:p>
      <text:p text:style-name="Preformatted_20_Text"><text:span text:style-name="Source_20_Text"><text:span text:style-name="T144"><text:s text:c="12"/>conn.rollback()</text:span></text:span></text:p>
      <text:p text:style-name="Preformatted_20_Text"><text:span text:style-name="Source_20_Text"><text:span text:style-name="T144"><text:s text:c="12"/>print(f"An error occurred: {e}")</text:span></text:span></text:p>
      <text:p text:style-name="P123"><text:span text:style-name="Source_20_Text"><text:span text:style-name="T144"><text:s text:c="12"/>return jsonify({'message': 'An error occurred', 'error': str(e)}), 500</text:span></text:span></text:p>
      <text:p text:style-name="Text_20_body"><text:span text:style-name="T94">The </text:span><text:span text:style-name="Source_20_Text"><text:span text:style-name="T94">/api/calendar</text:span></text:span><text:span text:style-name="T94"> route retrieves notes associated with goals and tasks that fall within a specified date range. It gets the start and end dates from the request arguments, converts them to </text:span><text:span text:style-name="Source_20_Text"><text:span text:style-name="T94">datetime</text:span></text:span><text:span text:style-name="T94"> objects, and then queries the </text:span><text:span text:style-name="Source_20_Text"><text:span text:style-name="T94">Goals</text:span></text:span><text:span text:style-name="T94"> and </text:span><text:span text:style-name="Source_20_Text"><text:span text:style-name="T94">Tasks</text:span></text:span><text:span text:style-name="T94"> tables to retrieve the relevant notes. It combines the results, truncates long titles, and fetches tags for each note. The notes with their due dates are then returned as a JSON response, </text:span><text:span text:style-name="T117">and will be displayed on the calenar component on the website.</text:span></text:p>
      <text:p text:style-name="P47"/>
      <text:list xml:id="list194038197094107" text:continue-numbering="true" text:style-name="L1">
        <text:list-item>
          <text:list>
            <text:list-item>
              <text:list>
                <text:list-item>
                  <text:list>
                    <text:list-item>
                      <text:p text:style-name="P373">Summarization</text:p>
                    </text:list-item>
                  </text:list>
                </text:list-item>
              </text:list>
            </text:list-item>
          </text:list>
        </text:list-item>
      </text:list>
      <text:p text:style-name="P114"><text:s text:c="4"/>@app.route('/api/summarize', methods=['POST'])</text:p>
      <text:p text:style-name="P114"><text:s text:c="4"/>@jwt_required()</text:p>
      <text:p text:style-name="P114"><text:s text:c="4"/>@token_required</text:p>
      <text:p text:style-name="P114"><text:s text:c="4"/>def summarize():</text:p>
      <text:p text:style-name="P114"><text:s text:c="12"/>try:</text:p>
      <text:p text:style-name="P114"><text:s text:c="88"/></text:p>
      <text:p text:style-name="P114"><text:s text:c="16"/>gemini_schema = GeminiSummarySchema()</text:p>
      <text:p text:style-name="P114"><text:s text:c="16"/>data = gemini_schema.load(request.json)</text:p>
      <text:p text:style-name="P114"><text:s text:c="16"/>title <text:s/>= data['title']</text:p>
      <text:p text:style-name="P114"><text:s text:c="16"/>selection = <text:s/>data['selection']</text:p>
      <text:p text:style-name="P114"/>
      <text:p text:style-name="P114"><text:s text:c="16"/>model = genai.GenerativeModel("gemini-2.0-flash")</text:p>
      <text:p text:style-name="P114"><text:s text:c="16"/>response = model.generate_content("""</text:p>
      <text:p text:style-name="P114"><text:s text:c="20"/>Please summarize the following extract from a note titled <text:tab/><text:tab/><text:tab/><text:tab/>{title}, delimeted by three backticks:</text:p>
      <text:p text:style-name="P114"/>
      <text:p text:style-name="P114"><text:s text:c="20"/>```{selection}```</text:p>
      <text:p text:style-name="P114"/>
      <text:p text:style-name="P114"><text:s text:c="20"/>Please include:</text:p>
      <text:p text:style-name="P114"/>
      <text:p text:style-name="P114"><text:s text:c="24"/>Key points: What are the most important things mentioned in <text:tab/><text:tab/><text:tab/><text:tab/>the extract?</text:p>
      <text:p text:style-name="P114"/>
      <text:p text:style-name="P114"><text:s text:c="24"/>Context: How does this extract relate to the note as a <text:tab/><text:tab/><text:tab/><text:tab/><text:tab/>whole?</text:p>
      <text:p text:style-name="P114"><text:soft-page-break/></text:p>
      <text:p text:style-name="P114"><text:s text:c="24"/>Purpose: What is the purpose of this particular extract <text:tab/><text:tab/><text:tab/><text:tab/>within the note?</text:p>
      <text:p text:style-name="P114"/>
      <text:p text:style-name="P114"><text:s text:c="20"/>Keep the summary concise, clear and below 1000 characters.</text:p>
      <text:p text:style-name="P114"><text:s text:c="20"/>""".format(title=title, selection=selection),</text:p>
      <text:p text:style-name="P114"><text:s text:c="20"/># stream=True,</text:p>
      <text:p text:style-name="P114"><text:s text:c="20"/>generation_config = genai.types.GenerationConfig(</text:p>
      <text:p text:style-name="P114"><text:s text:c="24"/>temperature=0.2,</text:p>
      <text:p text:style-name="P114"><text:s text:c="24"/>top_p=0.95,</text:p>
      <text:p text:style-name="P114"><text:s text:c="24"/>max_output_tokens=256,</text:p>
      <text:p text:style-name="P114"><text:s text:c="20"/>),</text:p>
      <text:p text:style-name="P114"/>
      <text:p text:style-name="P114"><text:s text:c="20"/>)</text:p>
      <text:p text:style-name="P114"><text:s text:c="16"/>return jsonify({'message': 'Summary generated successfully', 'data': response}), 200</text:p>
      <text:p text:style-name="P114"><text:s text:c="12"/>except Exception as e:</text:p>
      <text:p text:style-name="P114"><text:s text:c="16"/>raise</text:p>
      <text:p text:style-name="P114"/>
      <text:p text:style-name="P124"><text:span text:style-name="T88">The Summarization function is used to summarize the contents of the note a user selects on the website. It first checks whether the data is of valid type and length through the Schema, then extracts the relevant information. After that, a model is loaded from Google’s genai library. This model is a Large Language Model (LLM) called Gemini. The model is provided with a specific prompt, that was engineered to avoid prompt injection by telling the model that any text inside the backticks must be summarized. Moreover, extra instructions are given to ensure that summaries are generated with consistent formatting and the model knows maximum length of data it has to generate. Finally, the model is configured to match the task at hand </text:span><text:span text:style-name="T89">with the following properties:</text:span></text:p>
      <text:p text:style-name="P124"><text:span text:style-name="T118"/></text:p>
      <text:list text:style-name="L31">
        <text:list-item>
          <text:p text:style-name="P374"><text:span text:style-name="T151">temperature=0.2</text:span>: Temperature controls the "randomness" of the generated text. A lower temperature (closer to 0) makes the output more deterministic and predictable, sticking closely to the most likely next words. It tends to produce more focused and conservative text.</text:p>
        </text:list-item>
        <text:list-item>
          <text:p text:style-name="P382"><text:span text:style-name="Source_20_Text"><text:span text:style-name="T119">top_p=0.95</text:span></text:span><text:span text:style-name="T118">: This is the nucleus sampling parameter. Nucleus sampling considers the most likely words whose</text:span><text:span text:style-name="T120"> </text:span><text:span text:style-name="Emphasis"><text:span text:style-name="T120">cumulative</text:span></text:span><text:span text:style-name="T118"> probability exceeds </text:span><text:span text:style-name="Source_20_Text"><text:span text:style-name="T118">top_p</text:span></text:span><text:span text:style-name="T118">. In this case, it considers the words whose probabilities add up to 95%. A value of 0.95 means the model will consider a wider range of possible next tokens, but still constrain the selection to the most probable ones.</text:span></text:p>
        </text:list-item>
      </text:list>
      <text:list text:style-name="L32">
        <text:list-item>
          <text:p text:style-name="P383"><text:span text:style-name="Strong_20_Emphasis"><text:span text:style-name="Source_20_Text"><text:span text:style-name="T118">max_output_tokens=256</text:span></text:span></text:span><text:span text:style-name="T118">: This sets a hard limit on the number of tokens (roughly words or sub-words) that the model can generate. This prevents the model from running indefinitely and helps to control the length of the output. 256 tokens is a moderate length and likely corresponds to a few paragraphs of text.</text:span></text:p>
        </text:list-item>
      </text:list>
      <text:p text:style-name="P50">When the <text:s/>response is generated, data returns to the user in form of a JSON object</text:p>
      <text:p text:style-name="P69"/>
      <text:list text:continue-list="list194038197094107" text:style-name="L1">
        <text:list-item>
          <text:list>
            <text:list-item>
              <text:list>
                <text:list-item>
                  <text:p text:style-name="P196"><text:bookmark-start text:name="__RefHeading___Toc11532_1229836567"/>modules/notes.py<text:bookmark-end text:name="__RefHeading___Toc11532_1229836567"/></text:p>
                </text:list-item>
              </text:list>
            </text:list-item>
          </text:list>
        </text:list-item>
      </text:list>
      <text:p text:style-name="P125"><text:span text:style-name="Strong_20_Emphasis"><text:span text:style-name="T106">Ge</text:span></text:span><text:span text:style-name="Strong_20_Emphasis"><text:span text:style-name="T100">n</text:span></text:span><text:span text:style-name="Strong_20_Emphasis"><text:span text:style-name="T112">e</text:span></text:span><text:span text:style-name="Strong_20_Emphasis"><text:span text:style-name="T114">rally, most endpoints </text:span></text:span><text:span text:style-name="Strong_20_Emphasis"><text:span text:style-name="T100">for different note types use similar logic, as each note has a create, update, edit and delete functionality. This is why the BaseNote class, and its predetermined functions to create a note in the Notes table, edit tags, etc. exists. Before </text:span></text:span><text:soft-page-break/><text:span text:style-name="Strong_20_Emphasis"><text:span text:style-name="T100">we dive deeper into more complex note processing logic, I would like to first present the ‘simplest’ module, which is notes. By definition, this note type has no extra fields except for the usual title, contents and tags, to be used as a way to quickly jot down information and use advanced searching and summarization techniques that were briefly mentioned above. </text:span></text:span></text:p>
      <text:p text:style-name="P125"><text:span text:style-name="Strong_20_Emphasis"><text:span text:style-name="T100"/></text:span></text:p>
      <text:p text:style-name="P127"><text:span text:style-name="Strong_20_Emphasis"><text:span text:style-name="T142">from datetime import datetime</text:span></text:span></text:p>
      <text:p text:style-name="P127"><text:span text:style-name="Strong_20_Emphasis"><text:span text:style-name="T142">import os</text:span></text:span></text:p>
      <text:p text:style-name="P127"><text:span text:style-name="Strong_20_Emphasis"><text:span text:style-name="T142">import sys</text:span></text:span></text:p>
      <text:p text:style-name="P127"><text:span text:style-name="Strong_20_Emphasis"><text:span text:style-name="T142">from flask import Blueprint, g, jsonify, request</text:span></text:span></text:p>
      <text:p text:style-name="P127"><text:span text:style-name="Strong_20_Emphasis"><text:span text:style-name="T142">from flask_jwt_extended import jwt_required</text:span></text:span></text:p>
      <text:p text:style-name="P127"><text:span text:style-name="Strong_20_Emphasis"><text:span text:style-name="T142"/></text:span></text:p>
      <text:p text:style-name="P127"><text:span text:style-name="Strong_20_Emphasis"><text:span text:style-name="T142">from modules.universal import BaseNote</text:span></text:span></text:p>
      <text:p text:style-name="P127"><text:span text:style-name="Strong_20_Emphasis"><text:span text:style-name="T142">from utils.userDeleteGraph import delete_notes_with_backoff, delete_user_data_with_backoff</text:span></text:span></text:p>
      <text:p text:style-name="P127"><text:span text:style-name="Strong_20_Emphasis"><text:span text:style-name="T142">sys.path.append(os.path.abspath(os.path.join(os.path.dirname(__file__), os.path.pardir)))</text:span></text:span></text:p>
      <text:p text:style-name="P127"><text:span text:style-name="Strong_20_Emphasis"><text:span text:style-name="T142">from formsValidation import BaseSchema</text:span></text:span></text:p>
      <text:p text:style-name="P127"><text:span text:style-name="Strong_20_Emphasis"><text:span text:style-name="T142">from utils.utils import token_required</text:span></text:span></text:p>
      <text:p text:style-name="P127"><text:span text:style-name="Strong_20_Emphasis"><text:span text:style-name="T142">import psycopg2</text:span></text:span></text:p>
      <text:p text:style-name="P127"><text:span text:style-name="Strong_20_Emphasis"><text:span text:style-name="T142"/></text:span></text:p>
      <text:p text:style-name="P127"><text:span text:style-name="Strong_20_Emphasis"><text:span text:style-name="T142">class NoteApi(BaseNote):</text:span></text:span></text:p>
      <text:p text:style-name="P127"><text:span text:style-name="Strong_20_Emphasis"><text:span text:style-name="T142"><text:s text:c="4"/>def __init__(self, app, conn, tokenization_manager, recents_manager):</text:span></text:span></text:p>
      <text:p text:style-name="P127"><text:span text:style-name="Strong_20_Emphasis"><text:span text:style-name="T142"><text:s text:c="8"/>super().__init__(app, conn, tokenization_manager, recents_manager)</text:span></text:span></text:p>
      <text:p text:style-name="P127"><text:span text:style-name="Strong_20_Emphasis"><text:span text:style-name="T142"><text:s text:c="8"/>self.note_schema = BaseSchema()</text:span></text:span></text:p>
      <text:p text:style-name="P127"><text:span text:style-name="Strong_20_Emphasis"><text:span text:style-name="T142"><text:s text:c="8"/>self.note_routes()</text:span></text:span></text:p>
      <text:p text:style-name="P127"><text:span text:style-name="Strong_20_Emphasis"><text:span text:style-name="T142"/></text:span></text:p>
      <text:p text:style-name="P127"><text:span text:style-name="Strong_20_Emphasis"><text:span text:style-name="T142"><text:s text:c="4"/>def tokenize(self,noteId,title,content):</text:span></text:span></text:p>
      <text:p text:style-name="P127"><text:span text:style-name="Strong_20_Emphasis"><text:span text:style-name="T142"><text:s text:c="8"/>text = [title, content]</text:span></text:span></text:p>
      <text:p text:style-name="P127"><text:span text:style-name="Strong_20_Emphasis"><text:span text:style-name="T142"><text:s text:c="8"/>priority = sum(len(string) for string in text)</text:span></text:span></text:p>
      <text:p text:style-name="P127"><text:span text:style-name="Strong_20_Emphasis"><text:span text:style-name="T142"><text:s text:c="8"/>self.tokenization_manager.add_note(</text:span></text:span></text:p>
      <text:p text:style-name="P127"><text:span text:style-name="Strong_20_Emphasis"><text:span text:style-name="T142"><text:s text:c="12"/>text=text,</text:span></text:span></text:p>
      <text:p text:style-name="P127"><text:span text:style-name="Strong_20_Emphasis"><text:span text:style-name="T142"><text:s text:c="12"/>priority=priority,</text:span></text:span></text:p>
      <text:p text:style-name="P127"><text:span text:style-name="Strong_20_Emphasis"><text:span text:style-name="T142"><text:s text:c="12"/>note_id=noteId</text:span></text:span></text:p>
      <text:p text:style-name="P127"><text:span text:style-name="Strong_20_Emphasis"><text:span text:style-name="T142"><text:s text:c="12"/>)</text:span></text:span></text:p>
      <text:p text:style-name="P127"><text:span text:style-name="Strong_20_Emphasis"><text:span text:style-name="T101">The NoteApi class inherits the methods and properties of BaseNote and initializes them. The Tokenize function will be used for text vectorization and contains the fields that exist in this note type and will be relevant for the tokenization function</text:span></text:span></text:p>
      <text:p text:style-name="P127"><text:span text:style-name="Strong_20_Emphasis"><text:span text:style-name="T101"/></text:span></text:p>
      <text:p text:style-name="P128"><text:span text:style-name="Strong_20_Emphasis"><text:span text:style-name="T102">To sanitize and validate all the inputs, I am using a validation library called Marshmallow. With this library, I create schemas that validate the type, length and other properties of the input data. All the schemas are stored in a separate file named formsValidation.py. I will not explicitly mention this file, just provide relevant validation schemas along each module. For example, for notes, the following validation schemais used, which is then inherited into other schemas, that build on the BaseNote class:<text:line-break/><text:line-break/></text:span></text:span><text:span text:style-name="Strong_20_Emphasis"><text:span text:style-name="T148">from marshmallow import Schema, fields, ValidationError</text:span></text:span></text:p>
      <text:p text:style-name="P128"><text:soft-page-break/><text:span text:style-name="Strong_20_Emphasis"><text:span text:style-name="T148"/></text:span></text:p>
      <text:p text:style-name="P128"><text:span text:style-name="Strong_20_Emphasis"><text:span text:style-name="T148"># Base Schema for common fields</text:span></text:span></text:p>
      <text:p text:style-name="P128"><text:span text:style-name="Strong_20_Emphasis"><text:span text:style-name="T148">class BaseSchema(Schema):</text:span></text:span></text:p>
      <text:p text:style-name="P128"><text:span text:style-name="Strong_20_Emphasis"><text:span text:style-name="T148"><text:s text:c="4"/>title = fields.Str(required=True, validate=lambda s: 100 &gt;= len(s) &gt; 0)</text:span></text:span></text:p>
      <text:p text:style-name="P128"><text:span text:style-name="Strong_20_Emphasis"><text:span text:style-name="T148"><text:s text:c="4"/>content = fields.Str(required=False, validate=lambda s: len(s) &lt;= 1000)</text:span></text:span></text:p>
      <text:p text:style-name="P128"><text:span text:style-name="Strong_20_Emphasis"><text:span text:style-name="T148"><text:s text:c="4"/>tags = fields.List(fields.UUID(), required=False)</text:span></text:span></text:p>
      <text:p text:style-name="P128"><text:span text:style-name="Strong_20_Emphasis"><text:span text:style-name="T148"><text:s text:c="4"/>noteid = fields.UUID(required=False)</text:span></text:span></text:p>
      <text:p text:style-name="P127"><text:span text:style-name="Strong_20_Emphasis"><text:span text:style-name="T102"/></text:span></text:p>
      <text:p text:style-name="P127"><text:span text:style-name="Strong_20_Emphasis"><text:span text:style-name="T98"><text:line-break/></text:span></text:span><text:span text:style-name="Strong_20_Emphasis"><text:span text:style-name="T101">Additionally, </text:span></text:span><text:span text:style-name="Source_20_Text"><text:span text:style-name="T101">note_routes</text:span></text:span><text:span text:style-name="Strong_20_Emphasis"><text:span text:style-name="T101"> method defines the following API endpoints. </text:span></text:span><text:span text:style-name="Strong_20_Emphasis"><text:span text:style-name="T103">By convention, all modules that require a token are decorated by @token_required function, and each endpoint features error handling algorithms that display the error to the user, roll back any database transactions and safely exit the function</text:span></text:span><text:span text:style-name="Strong_20_Emphasis"><text:span text:style-name="T101">:</text:span></text:span></text:p>
      <text:p text:style-name="P127"><text:span text:style-name="Strong_20_Emphasis"><text:span text:style-name="T101"/></text:span></text:p>
      <text:list text:continue-numbering="true" text:style-name="L1">
        <text:list-item>
          <text:list>
            <text:list-item>
              <text:list>
                <text:list-item>
                  <text:list>
                    <text:list-item>
                      <text:p text:style-name="P210"><text:bookmark-start text:name="__RefHeading___Toc11530_1229836567"/>Create Note<text:bookmark-end text:name="__RefHeading___Toc11530_1229836567"/></text:p>
                    </text:list-item>
                  </text:list>
                </text:list-item>
              </text:list>
            </text:list-item>
          </text:list>
        </text:list-item>
      </text:list>
      <text:p text:style-name="P125"><text:span text:style-name="Source_20_Text"><text:span text:style-name="T109">I</text:span></text:span><text:span text:style-name="Source_20_Text"><text:span text:style-name="T108">/api/notes/create</text:span></text:span><text:span text:style-name="Strong_20_Emphasis"><text:span text:style-name="T108"> (POST):</text:span></text:span><text:span text:style-name="T108"> Creates a new note. It validates the request data using </text:span><text:span text:style-name="Source_20_Text"><text:span text:style-name="T108">self.note_schema.load()</text:span></text:span><text:span text:style-name="T108">, retrieves the user ID from the JWT, creates the note in the database using the </text:span><text:span text:style-name="Source_20_Text"><text:span text:style-name="T108">create_note</text:span></text:span><text:span text:style-name="T108"> method (inherited from </text:span><text:span text:style-name="Source_20_Text"><text:span text:style-name="T108">BaseNote</text:span></text:span><text:span text:style-name="T108">), adds the note text to the tokenization manager, commits the transaction, and returns the new note's ID </text:span><text:span text:style-name="T109">It uses the functions from BaseNote, as there are no extra properties in the Notes type</text:span><text:span text:style-name="T108">:</text:span></text:p>
      <text:p text:style-name="P100"><text:s text:c="8"/>@self.app.route('/api/notes/create', methods=['POST'])</text:p>
      <text:p text:style-name="P100"><text:s text:c="8"/>@jwt_required()</text:p>
      <text:p text:style-name="P100"><text:s text:c="8"/>@token_required</text:p>
      <text:p text:style-name="P100"><text:s text:c="8"/>def create_note():</text:p>
      <text:p text:style-name="P100"><text:s text:c="12"/>try:</text:p>
      <text:p text:style-name="P100"><text:s text:c="16"/>userId = str(g.userId)</text:p>
      <text:p text:style-name="P100"><text:s text:c="16"/>data = self.note_schema.load(request.get_json())</text:p>
      <text:p text:style-name="P100"><text:s text:c="16"/>title = data['title']</text:p>
      <text:p text:style-name="P100"><text:s text:c="16"/>tags = data['tags']</text:p>
      <text:p text:style-name="P100"><text:s text:c="16"/>content = data['content']</text:p>
      <text:p text:style-name="P100"><text:s text:c="16"/>with self.conn.cursor(cursor_factory=psycopg2.extras.DictCursor) as cur:</text:p>
      <text:p text:style-name="P100"><text:s text:c="20"/>noteId = self.create_note(cur, userId, title, content, 'note', tags)</text:p>
      <text:p text:style-name="P100"/>
      <text:p text:style-name="P100"><text:s text:c="16"/>self.tokenize(noteId,title,content)</text:p>
      <text:p text:style-name="P100"><text:s text:c="16"/>self.conn.commit()</text:p>
      <text:p text:style-name="P100"/>
      <text:p text:style-name="P100"><text:s text:c="16"/>return jsonify({</text:p>
      <text:p text:style-name="P100"><text:s text:c="20"/>'message': 'Note created successfully',</text:p>
      <text:p text:style-name="P100"><text:s text:c="20"/>'data': {</text:p>
      <text:p text:style-name="P100"><text:s text:c="24"/>'noteid': noteId,</text:p>
      <text:p text:style-name="P100"><text:s text:c="20"/>}</text:p>
      <text:p text:style-name="P100"><text:s text:c="16"/>}), 200</text:p>
      <text:p text:style-name="P100"><text:s text:c="12"/>except Exception as error:</text:p>
      <text:p text:style-name="P100"><text:soft-page-break/><text:s text:c="16"/>self.conn.rollback()</text:p>
      <text:p text:style-name="P100"><text:s text:c="16"/>print('Error during transaction', error)</text:p>
      <text:p text:style-name="P100"><text:s text:c="16"/>raise</text:p>
      <text:p text:style-name="P100"><text:s text:c="12"/>finally:</text:p>
      <text:p text:style-name="P126"><text:span text:style-name="T144"><text:s text:c="16"/>cur.close()</text:span><text:span text:style-name="T108"><text:line-break/></text:span></text:p>
      <text:list text:continue-numbering="true" text:style-name="L1">
        <text:list-item>
          <text:list>
            <text:list-item>
              <text:list>
                <text:list-item>
                  <text:list>
                    <text:list-item>
                      <text:p text:style-name="P210"><text:bookmark-start text:name="__RefHeading___Toc11528_1229836567"/>Update Note<text:bookmark-end text:name="__RefHeading___Toc11528_1229836567"/></text:p>
                    </text:list-item>
                  </text:list>
                </text:list-item>
              </text:list>
            </text:list-item>
          </text:list>
        </text:list-item>
      </text:list>
      <text:p text:style-name="P130"><text:span text:style-name="Source_20_Text"><text:span text:style-name="T108">/api/notes/update</text:span></text:span><text:span text:style-name="Strong_20_Emphasis"><text:span text:style-name="T108"> (PUT):</text:span></text:span><text:span text:style-name="T108"> Updates an existing note. It validates the request data, retrieves the note ID, title, content, and tags, updates the note in the database, updates the note's tags, updates the tokenization manager, commits the transaction, and returns a success message.</text:span></text:p>
      <text:p text:style-name="P101"><text:s text:c="8"/>@self.app.route('/api/notes/update', methods=['PUT'])</text:p>
      <text:p text:style-name="P101"><text:s text:c="8"/>@jwt_required()</text:p>
      <text:p text:style-name="P101"><text:s text:c="8"/>@token_required</text:p>
      <text:p text:style-name="P101"><text:s text:c="8"/>def update_note():</text:p>
      <text:p text:style-name="P101"><text:s text:c="12"/>try:</text:p>
      <text:p text:style-name="P101"><text:s text:c="16"/>userId = str(g.userId) <text:s/># Convert userId to string</text:p>
      <text:p text:style-name="P101"><text:s text:c="16"/>note = self.note_schema.load(request.get_json())</text:p>
      <text:p text:style-name="P101"/>
      <text:p text:style-name="P101"><text:s text:c="16"/>note_id = str(note['noteid'])</text:p>
      <text:p text:style-name="P101"><text:s text:c="16"/>title = note['title']</text:p>
      <text:p text:style-name="P101"><text:s text:c="16"/>content = note['content']</text:p>
      <text:p text:style-name="P101"><text:s text:c="16"/>tags = note.get('tags', [])</text:p>
      <text:p text:style-name="P101"/>
      <text:p text:style-name="P101"><text:s text:c="16"/>with self.conn.cursor(cursor_factory=psycopg2.extras.DictCursor) as cur:</text:p>
      <text:p text:style-name="P101"/>
      <text:p text:style-name="P101"><text:s text:c="20"/>cur.execute("""</text:p>
      <text:p text:style-name="P101"><text:s text:c="24"/>UPDATE Notes</text:p>
      <text:p text:style-name="P101"><text:s text:c="24"/>SET title = %s, content = %s</text:p>
      <text:p text:style-name="P101"><text:s text:c="24"/>WHERE id = %s AND user_id = %s</text:p>
      <text:p text:style-name="P101"><text:s text:c="20"/>""", (title, content, note_id, userId))</text:p>
      <text:p text:style-name="P101"/>
      <text:p text:style-name="P101"><text:s text:c="20"/>self.update_notetags(cur, note_id, tags)</text:p>
      <text:p text:style-name="P101"/>
      <text:p text:style-name="P101"><text:s text:c="20"/>self.tokenize(note_id, title, content)</text:p>
      <text:p text:style-name="P101"><text:s text:c="20"/>self.conn.commit()</text:p>
      <text:p text:style-name="P101"/>
      <text:p text:style-name="P101"><text:s text:c="20"/>return jsonify({'message': 'Note updated successfully', 'data': None}), 200</text:p>
      <text:p text:style-name="P101"><text:s text:c="12"/>except Exception as e:</text:p>
      <text:p text:style-name="P101"><text:s text:c="16"/>self.conn.rollback()</text:p>
      <text:p text:style-name="P101"><text:s text:c="16"/>print(f"An error occurred: {e}")</text:p>
      <text:p text:style-name="P101"><text:s text:c="16"/>raise</text:p>
      <text:p text:style-name="P101"><text:s text:c="12"/>finally:</text:p>
      <text:p text:style-name="P101"><text:soft-page-break/><text:s text:c="16"/>cur.close()</text:p>
      <text:list text:continue-numbering="true" text:style-name="L1">
        <text:list-item>
          <text:list>
            <text:list-item>
              <text:list>
                <text:list-item>
                  <text:list>
                    <text:list-item>
                      <text:p text:style-name="P210"><text:bookmark-start text:name="__RefHeading___Toc11526_1229836567"/>Delete Note<text:bookmark-end text:name="__RefHeading___Toc11526_1229836567"/></text:p>
                    </text:list-item>
                  </text:list>
                </text:list-item>
              </text:list>
            </text:list-item>
          </text:list>
        </text:list-item>
      </text:list>
      <text:p text:style-name="P130"><text:span text:style-name="Source_20_Text"><text:span text:style-name="T108">/api/notes/delete</text:span></text:span><text:span text:style-name="Strong_20_Emphasis"><text:span text:style-name="T108"> (PUT):</text:span></text:span><text:span text:style-name="T108"> Deletes a note. It retrieves the note ID from the request, and uses </text:span><text:span text:style-name="Source_20_Text"><text:span text:style-name="T108">delete_notes_with_backoff</text:span></text:span><text:span text:style-name="Source_20_Text"><text:span text:style-name="T110">(more about it later)</text:span></text:span><text:span text:style-name="T108"> to attempt deletion with retries, handles NoteTags table before Notes table. It also removes the note from the tokenization manager, </text:span><text:span text:style-name="T110">if it is currently awaiting tokenization</text:span><text:span text:style-name="T108">. It returns a success message or an error message if deletion fails after retries.</text:span></text:p>
      <text:p text:style-name="P102"><text:s text:c="8"/>@self.app.route('/api/notes/delete', methods=['PUT'])</text:p>
      <text:p text:style-name="P102"><text:s text:c="8"/>@jwt_required()</text:p>
      <text:p text:style-name="P102"><text:s text:c="8"/>@token_required</text:p>
      <text:p text:style-name="P102"><text:s text:c="8"/>def delete_note():</text:p>
      <text:p text:style-name="P102"><text:s text:c="12"/>try:</text:p>
      <text:p text:style-name="P102"><text:s text:c="16"/>userId = g.userId</text:p>
      <text:p text:style-name="P102"><text:s text:c="16"/>data = request.get_json()</text:p>
      <text:p text:style-name="P102"><text:s text:c="16"/>note_id = data['noteId']</text:p>
      <text:p text:style-name="P102"><text:s text:c="16"/>stack = [12,2] #NoteTags, Notes</text:p>
      <text:p text:style-name="P102"><text:s text:c="16"/>stack.reverse()</text:p>
      <text:p text:style-name="P102"><text:s text:c="16"/>if delete_notes_with_backoff(self.conn, note_id, stack):</text:p>
      <text:p text:style-name="P102"><text:s text:c="20"/>self.tokenization_manager.delete_note_by_id(note_id)</text:p>
      <text:p text:style-name="P102"><text:s text:c="20"/>return jsonify({'message': 'Note deleted successfully'}), 200</text:p>
      <text:p text:style-name="P102"><text:s text:c="16"/>else:</text:p>
      <text:p text:style-name="P102"><text:s text:c="20"/>return jsonify({'message': 'Failed to delete note data after multiple retries'}), 500</text:p>
      <text:p text:style-name="P102"><text:s text:c="12"/>except Exception as e:</text:p>
      <text:p text:style-name="P102"><text:s text:c="16"/>self.conn.rollback()</text:p>
      <text:p text:style-name="P102"><text:s text:c="16"/>raise</text:p>
      <text:list text:continue-numbering="true" text:style-name="L1">
        <text:list-item>
          <text:list>
            <text:list-item>
              <text:list>
                <text:list-item>
                  <text:list>
                    <text:list-item>
                      <text:p text:style-name="P210"><text:bookmark-start text:name="__RefHeading___Toc11524_1229836567"/>Get a specific note<text:bookmark-end text:name="__RefHeading___Toc11524_1229836567"/></text:p>
                    </text:list-item>
                  </text:list>
                </text:list-item>
              </text:list>
            </text:list-item>
          </text:list>
        </text:list-item>
      </text:list>
      <text:p text:style-name="P131"><text:span text:style-name="Source_20_Text"><text:span text:style-name="T108">/api/note</text:span></text:span><text:span text:style-name="Strong_20_Emphasis"><text:span text:style-name="T108"> (GET):</text:span></text:span><text:span text:style-name="T108"> Retrieves a single note by ID. It retrieves the user ID and note ID from the request, fetches the full note details along with its tags using </text:span><text:span text:style-name="Source_20_Text"><text:span text:style-name="T108">self.tags_cte</text:span></text:span><text:span text:style-name="T108">, and adds the note to the </text:span><text:span text:style-name="Source_20_Text"><text:span text:style-name="T108">recents_manager</text:span></text:span><text:span text:style-name="T108"> (for tracking recently viewed notes). It returns the note details or a 404 error if the note is not found. It also uses the </text:span><text:span text:style-name="Source_20_Text"><text:span text:style-name="T108">self.tags_cte</text:span></text:span><text:span text:style-name="T108"> to efficiently retrieve tags.</text:span></text:p>
      <text:p text:style-name="P103"/>
      <text:p text:style-name="P103"><text:s text:c="8"/>@self.app.route('/api/note', methods=['GET'])</text:p>
      <text:p text:style-name="P103"><text:s text:c="8"/>@jwt_required()</text:p>
      <text:p text:style-name="P103"><text:s text:c="8"/>@token_required</text:p>
      <text:p text:style-name="P103"><text:s text:c="8"/>def get_note():</text:p>
      <text:p text:style-name="P103"><text:s text:c="12"/>try:</text:p>
      <text:p text:style-name="P103"><text:s text:c="16"/>userId = g.userId</text:p>
      <text:p text:style-name="P103"><text:s text:c="16"/>noteid = request.args.get('noteid')</text:p>
      <text:p text:style-name="P103"/>
      <text:p text:style-name="P103"><text:s text:c="16"/>with self.conn.cursor(cursor_factory=psycopg2.extras.DictCursor) as cur:</text:p>
      <text:p text:style-name="P103"/>
      <text:p text:style-name="P103"><text:s text:c="20"/>cur.execute(f"""</text:p>
      <text:p text:style-name="P103"><text:s text:c="24"/>WITH {self.tags_cte}</text:p>
      <text:p text:style-name="P103"><text:soft-page-break/><text:s text:c="24"/>SELECT</text:p>
      <text:p text:style-name="P103"><text:s text:c="28"/>n.id AS note_id,</text:p>
      <text:p text:style-name="P103"><text:s text:c="28"/>n.title AS note_title,</text:p>
      <text:p text:style-name="P103"><text:s text:c="28"/>n.content AS note_content,</text:p>
      <text:p text:style-name="P103"><text:s text:c="28"/>n.created_at AS note_created_at,</text:p>
      <text:p text:style-name="P103"><text:s text:c="28"/>n.type AS note_type,</text:p>
      <text:p text:style-name="P103"><text:s text:c="28"/>COALESCE(tags_cte.tags, '[]') AS tags</text:p>
      <text:p text:style-name="P103"><text:s text:c="24"/>FROM Notes n</text:p>
      <text:p text:style-name="P103"><text:s text:c="24"/>LEFT JOIN TagsCTE tags_cte ON n.id = tags_cte.note_id</text:p>
      <text:p text:style-name="P103"><text:s text:c="24"/>WHERE n.user_id = %s AND n.id = %s AND n.type = 'note' AND n.archived = FALSE</text:p>
      <text:p text:style-name="P103"><text:s text:c="20"/>""", (userId, noteid))</text:p>
      <text:p text:style-name="P103"/>
      <text:p text:style-name="P103"><text:s text:c="20"/>row = cur.fetchone()</text:p>
      <text:p text:style-name="P103"><text:s text:c="20"/>if not row:</text:p>
      <text:p text:style-name="P103"><text:s text:c="24"/>return jsonify({'message': "Note not found"}), 404</text:p>
      <text:p text:style-name="P103"/>
      <text:p text:style-name="P103"><text:s text:c="20"/>note = {</text:p>
      <text:p text:style-name="P103"><text:s text:c="24"/>'noteid': row['note_id'],</text:p>
      <text:p text:style-name="P103"><text:s text:c="24"/>'title': row['note_title'],</text:p>
      <text:p text:style-name="P103"><text:s text:c="24"/>'content': row['note_content'],</text:p>
      <text:p text:style-name="P103"><text:s text:c="24"/>'tags': row['tags']</text:p>
      <text:p text:style-name="P103"><text:s text:c="20"/>}</text:p>
      <text:p text:style-name="P103"><text:s text:c="20"/>self.recents_manager.add_note_for_user(userId, noteid)</text:p>
      <text:p text:style-name="P103"><text:s text:c="20"/>return jsonify({"note": note, 'message': "Note fetched successfully"}), 200</text:p>
      <text:p text:style-name="P103"/>
      <text:p text:style-name="P103"><text:s text:c="12"/>except Exception as e:</text:p>
      <text:p text:style-name="P103"><text:s text:c="16"/>self.conn.rollback()</text:p>
      <text:p text:style-name="P103"><text:s text:c="16"/>print(f"An error occurred: {e}")</text:p>
      <text:p text:style-name="P103"><text:s text:c="16"/>return jsonify({'message': 'An error occurred', 'error': str(e)}), 500</text:p>
      <text:p text:style-name="P103"/>
      <text:p text:style-name="P103"><text:s text:c="12"/>finally:</text:p>
      <text:p text:style-name="P103"><text:s text:c="16"/>cur.close()</text:p>
      <text:list text:continue-numbering="true" text:style-name="L1">
        <text:list-item>
          <text:list>
            <text:list-item>
              <text:list>
                <text:list-item>
                  <text:list>
                    <text:list-item>
                      <text:p text:style-name="P196"><text:bookmark-start text:name="__RefHeading___Toc11522_1229836567"/>Get Note previews<text:bookmark-end text:name="__RefHeading___Toc11522_1229836567"/></text:p>
                    </text:list-item>
                  </text:list>
                </text:list-item>
              </text:list>
            </text:list-item>
          </text:list>
        </text:list-item>
      </text:list>
      <text:p text:style-name="P131"><text:span text:style-name="Source_20_Text"><text:span text:style-name="T108">/api/notes/previews</text:span></text:span><text:span text:style-name="Strong_20_Emphasis"><text:span text:style-name="T108"> (GET):</text:span></text:span><text:span text:style-name="T108"> Retrieves previews of notes, paginated. It retrieves the user ID, gets the page number and items per page from the request arguments, calculates the offset, retrieves the total number of notes for pagination, and then fetches note previews (truncated title and content) along with their tags. </text:span><text:span text:style-name="T110">This is implemented to reduce the amount of data being transmitted when many notes are loaded, which will speed up loading time</text:span><text:span text:style-name="T108">. It returns the previews and pagination information as a JSON response. The query uses a </text:span><text:span text:style-name="T110">Tag CTE</text:span><text:span text:style-name="T108">, </text:span><text:span text:style-name="Source_20_Text"><text:span text:style-name="T108">self.tags_cte</text:span></text:span><text:span text:style-name="T108">, defined in the </text:span><text:span text:style-name="Source_20_Text"><text:span text:style-name="T108">BaseNote</text:span></text:span><text:span text:style-name="T108"> class.</text:span></text:p>
      <text:p text:style-name="P104"><text:s text:c="8"/>@self.app.route('/api/notes/previews', methods=['GET'])</text:p>
      <text:p text:style-name="P104"><text:s text:c="8"/>@jwt_required()</text:p>
      <text:p text:style-name="P104"><text:s text:c="8"/>@token_required</text:p>
      <text:p text:style-name="P104"><text:s text:c="8"/>def get_note_previews():</text:p>
      <text:p text:style-name="P104"><text:soft-page-break/><text:s text:c="12"/>try:</text:p>
      <text:p text:style-name="P104"><text:s text:c="16"/>userId = g.userId</text:p>
      <text:p text:style-name="P104"><text:s text:c="16"/># Pagination</text:p>
      <text:p text:style-name="P104"><text:s text:c="16"/>page = int(request.args.get('pageParam', 1)) <text:s/># Default to page 1</text:p>
      <text:p text:style-name="P104"><text:s text:c="16"/>per_page = int(request.args.get('per_page', 5)) <text:s/># Default to 10 items per page</text:p>
      <text:p text:style-name="P104"><text:s text:c="16"/>offset = (page - 1) * per_page</text:p>
      <text:p text:style-name="P104"/>
      <text:p text:style-name="P104"><text:s text:c="16"/>with self.conn.cursor(cursor_factory=psycopg2.extras.DictCursor) as cur:</text:p>
      <text:p text:style-name="P104"><text:s text:c="20"/># Fetch the total count of notes for pagination metadata</text:p>
      <text:p text:style-name="P104"><text:s text:c="20"/>total,nextPage = self.fetch_total_notes(cur, 'note', userId, page, offset, per_page)</text:p>
      <text:p text:style-name="P104"/>
      <text:p text:style-name="P104"><text:s text:c="20"/>cur.execute(f"""</text:p>
      <text:p text:style-name="P104"><text:s text:c="24"/>WITH {self.tags_cte}</text:p>
      <text:p text:style-name="P104"><text:s text:c="24"/>SELECT</text:p>
      <text:p text:style-name="P104"><text:s text:c="28"/>n.id AS note_id,</text:p>
      <text:p text:style-name="P104"><text:s text:c="28"/>n.title AS title,</text:p>
      <text:p text:style-name="P104"><text:s text:c="28"/>n.content AS content,</text:p>
      <text:p text:style-name="P104"><text:s text:c="28"/>n.type AS type,</text:p>
      <text:p text:style-name="P104"><text:s text:c="28"/>COALESCE(tags_cte.tags, '[]') AS tags</text:p>
      <text:p text:style-name="P104"><text:s text:c="24"/>FROM Notes n</text:p>
      <text:p text:style-name="P104"><text:s text:c="24"/>LEFT JOIN TagsCTE tags_cte ON n.id = tags_cte.note_id</text:p>
      <text:p text:style-name="P104"><text:s text:c="24"/>WHERE n.user_id = %s AND n.type = 'note' AND n.archived = FALSE</text:p>
      <text:p text:style-name="P104"><text:s text:c="24"/>ORDER BY n.updated_at DESC</text:p>
      <text:p text:style-name="P104"><text:s text:c="24"/>LIMIT %s OFFSET %s</text:p>
      <text:p text:style-name="P104"><text:s text:c="20"/>""", (userId, per_page, offset))</text:p>
      <text:p text:style-name="P104"/>
      <text:p text:style-name="P104"><text:s text:c="20"/>rows = cur.fetchall()</text:p>
      <text:p text:style-name="P104"><text:s text:c="20"/>notes = []</text:p>
      <text:p text:style-name="P104"><text:s text:c="20"/>for row in rows:</text:p>
      <text:p text:style-name="P104"><text:s text:c="24"/>note = {</text:p>
      <text:p text:style-name="P104"><text:s text:c="28"/>'noteid': row['note_id'],</text:p>
      <text:p text:style-name="P104"><text:s text:c="28"/>'title': row['title'][:100] + '...' if len(row['title']) &gt; 100 else row['title'],</text:p>
      <text:p text:style-name="P104"><text:s text:c="28"/>'content': row['content'][:200] + '...' if len(row['content']) &gt; 200 else row['content'],</text:p>
      <text:p text:style-name="P104"><text:s text:c="28"/>'tags': row['tags']</text:p>
      <text:p text:style-name="P104"><text:s text:c="24"/>}</text:p>
      <text:p text:style-name="P104"><text:s text:c="24"/>notes.append(note)</text:p>
      <text:p text:style-name="P104"/>
      <text:p text:style-name="P104"><text:s text:c="20"/>return jsonify({"notes": notes,</text:p>
      <text:p text:style-name="P104"><text:s text:c="36"/>'pagination': {</text:p>
      <text:p text:style-name="P104"><text:s text:c="40"/>'total': total,</text:p>
      <text:p text:style-name="P104"><text:soft-page-break/><text:s text:c="40"/>'page': page,</text:p>
      <text:p text:style-name="P104"><text:s text:c="40"/>'perPage': per_page,</text:p>
      <text:p text:style-name="P104"><text:s text:c="40"/>'nextPage': nextPage</text:p>
      <text:p text:style-name="P104"><text:s text:c="36"/>}}), 200</text:p>
      <text:p text:style-name="P104"/>
      <text:p text:style-name="P104"><text:s text:c="12"/>except Exception as e:</text:p>
      <text:p text:style-name="P104"><text:s text:c="16"/>self.conn.rollback()</text:p>
      <text:p text:style-name="P104"><text:s text:c="16"/>print(f"An error occurred: {e}")</text:p>
      <text:p text:style-name="P104"><text:s text:c="16"/>return jsonify({'message': 'An error occurred', 'error': str(e)}), 500</text:p>
      <text:p text:style-name="P104"/>
      <text:p text:style-name="P104"><text:s text:c="12"/>finally:</text:p>
      <text:p text:style-name="P119"><text:s text:c="16"/>cur.close()</text:p>
      <text:p text:style-name="P129"/>
      <text:list text:continue-numbering="true" text:style-name="L1">
        <text:list-item>
          <text:list>
            <text:list-item>
              <text:list>
                <text:list-item>
                  <text:p text:style-name="P211"><text:bookmark-start text:name="__RefHeading___Toc7339_3908388459"/>modules/tasks.py<text:bookmark-end text:name="__RefHeading___Toc7339_3908388459"/></text:p>
                </text:list-item>
              </text:list>
            </text:list-item>
          </text:list>
        </text:list-item>
      </text:list>
      <text:p text:style-name="P132">The tasks module combines the most techniques from other modules, building on the base provided by the notes.py files. It contains cross-table parametrized SQL, uses Common Table Expressions to simplify SQL statements and uses schemas to validate and sanitize the inputs. </text:p>
      <text:list text:continue-numbering="true" text:style-name="L1">
        <text:list-item>
          <text:list>
            <text:list-item>
              <text:list>
                <text:list-item>
                  <text:list>
                    <text:list-item>
                      <text:p text:style-name="P212"><text:bookmark-start text:name="__RefHeading___Toc8726_529430363"/>Initialization<text:bookmark-end text:name="__RefHeading___Toc8726_529430363"/></text:p>
                    </text:list-item>
                  </text:list>
                </text:list-item>
              </text:list>
            </text:list-item>
          </text:list>
        </text:list-item>
      </text:list>
      <text:p text:style-name="P121">class TaskApi(BaseNote):</text:p>
      <text:p text:style-name="P121"><text:s text:c="4"/>def __init__(self, app, conn, tokenization_manager, recents_manager):</text:p>
      <text:p text:style-name="P121"><text:s text:c="8"/>super().__init__(app, conn, tokenization_manager, recents_manager)</text:p>
      <text:p text:style-name="P121"><text:s text:c="8"/>self.task_schema = TaskSchema()</text:p>
      <text:p text:style-name="P121"><text:s text:c="8"/>self.task_routes()</text:p>
      <text:p text:style-name="P121"/>
      <text:p text:style-name="P121"><text:s text:c="8"/>self.subtasks_cte = """SubtasksCTE AS (</text:p>
      <text:p text:style-name="P121"><text:s text:c="20"/>SELECT</text:p>
      <text:p text:style-name="P121"><text:s text:c="24"/>st.task_id,</text:p>
      <text:p text:style-name="P121"><text:s text:c="24"/>json_agg(json_build_object(</text:p>
      <text:p text:style-name="P121"><text:s text:c="28"/>'subtaskid', st.id,</text:p>
      <text:p text:style-name="P121"><text:s text:c="28"/>'description', st.description,</text:p>
      <text:p text:style-name="P121"><text:s text:c="28"/>'completed', st.completed,</text:p>
      <text:p text:style-name="P121"><text:s text:c="28"/>'index', st.st_index</text:p>
      <text:p text:style-name="P121"><text:s text:c="24"/>)) AS subtasks</text:p>
      <text:p text:style-name="P121"><text:s text:c="20"/>FROM Subtasks st</text:p>
      <text:p text:style-name="P121"><text:s text:c="20"/>GROUP BY st.task_id</text:p>
      <text:p text:style-name="P121"><text:s text:c="16"/>)"""</text:p>
      <text:p text:style-name="P121"/>
      <text:p text:style-name="P121"><text:s text:c="4"/>def tokenize(self,noteId,title,content,subtasks):</text:p>
      <text:p text:style-name="P121"><text:s text:c="8"/>text = [title, content] + [subtask['description'] for subtask in subtasks] if subtasks else [title, content]</text:p>
      <text:p text:style-name="P121"><text:s text:c="8"/>priority = sum(len(string) for string in text)</text:p>
      <text:p text:style-name="P121"><text:soft-page-break/><text:s text:c="8"/>self.tokenization_manager.add_note(</text:p>
      <text:p text:style-name="P121"><text:s text:c="12"/>text=text,</text:p>
      <text:p text:style-name="P121"><text:s text:c="12"/>priority=priority,</text:p>
      <text:p text:style-name="P121"><text:s text:c="12"/>note_id=noteId</text:p>
      <text:p text:style-name="P118"><text:s text:c="12"/>)</text:p>
      <text:p text:style-name="P71">The taskAPI class inherits the BaseNote class mentioned previously, but some additions are made to accommodate for the new task-related tables, such as subtasks</text:p>
      <text:list text:continue-numbering="true" text:style-name="L1">
        <text:list-item>
          <text:list>
            <text:list-item>
              <text:list>
                <text:list-item>
                  <text:list>
                    <text:list-item>
                      <text:p text:style-name="P212"><text:bookmark-start text:name="__RefHeading___Toc8724_529430363"/>Task creation<text:bookmark-end text:name="__RefHeading___Toc8724_529430363"/></text:p>
                    </text:list-item>
                  </text:list>
                </text:list-item>
              </text:list>
            </text:list-item>
          </text:list>
        </text:list-item>
      </text:list>
      <text:p text:style-name="P122"><text:s text:c="6"/><text:span text:style-name="T149"><text:s/>@self.app.route('/api/tasks/create', methods=['POST'])</text:span></text:p>
      <text:p text:style-name="P105"><text:s text:c="8"/>@jwt_required()</text:p>
      <text:p text:style-name="P105"><text:s text:c="8"/>@token_required</text:p>
      <text:p text:style-name="P105"><text:s text:c="8"/>def create_task():</text:p>
      <text:p text:style-name="P105"><text:s text:c="12"/>try:</text:p>
      <text:p text:style-name="P105"><text:s text:c="16"/>userId = str(g.userId) <text:s/># Convert UUID to string if userId is a UUID</text:p>
      <text:p text:style-name="P105"/>
      <text:p text:style-name="P105"><text:s text:c="16"/>data = self.task_schema.load(request.get_json())</text:p>
      <text:p text:style-name="P105"/>
      <text:p text:style-name="P105"><text:s text:c="16"/>title = data['title']</text:p>
      <text:p text:style-name="P105"><text:s text:c="16"/>tags = data['tags']</text:p>
      <text:p text:style-name="P105"><text:s text:c="16"/>content = data['content']</text:p>
      <text:p text:style-name="P105"><text:s text:c="16"/>subtasks = data['subtasks']</text:p>
      <text:p text:style-name="P105"><text:s text:c="16"/>due_date = data.get('due_date')</text:p>
      <text:p text:style-name="P105"/>
      <text:p text:style-name="P105"><text:s text:c="16"/>with self.conn.cursor(cursor_factory=psycopg2.extras.DictCursor) as cur:</text:p>
      <text:p text:style-name="P105"><text:s text:c="20"/>noteId = self.create_note(cur, userId, title, content, 'task', tags)</text:p>
      <text:p text:style-name="P105"/>
      <text:p text:style-name="P105"><text:s text:c="20"/>cur.execute( #Insert into Tasks table</text:p>
      <text:p text:style-name="P105"><text:s text:c="24"/>"""</text:p>
      <text:p text:style-name="P105"><text:s text:c="24"/>INSERT INTO Tasks (note_id, completed, due_date)</text:p>
      <text:p text:style-name="P105"><text:s text:c="24"/>VALUES (%s, %s, %s) RETURNING id</text:p>
      <text:p text:style-name="P105"><text:s text:c="24"/>""",</text:p>
      <text:p text:style-name="P105"><text:s text:c="24"/>(noteId, False, due_date)</text:p>
      <text:p text:style-name="P105"><text:s text:c="20"/>)</text:p>
      <text:p text:style-name="P105"><text:s text:c="20"/>taskId = cur.fetchone()[0]</text:p>
      <text:p text:style-name="P105"><text:s text:c="20"/>new_subtasks = None</text:p>
      <text:p text:style-name="P105"><text:s text:c="20"/>if subtasks:</text:p>
      <text:p text:style-name="P105"><text:s text:c="24"/>subtask_tuples = [</text:p>
      <text:p text:style-name="P105"><text:s text:c="28"/>(taskId, subtask['description'], False, subtask['index'])</text:p>
      <text:p text:style-name="P105"><text:s text:c="28"/>for subtask in subtasks</text:p>
      <text:p text:style-name="P105"><text:s text:c="24"/>]</text:p>
      <text:p text:style-name="P105"><text:s text:c="24"/>cur.executemany(</text:p>
      <text:p text:style-name="P105"><text:soft-page-break/><text:s text:c="28"/>"""</text:p>
      <text:p text:style-name="P105"><text:s text:c="28"/>INSERT INTO Subtasks (task_id, description, completed, st_index)</text:p>
      <text:p text:style-name="P105"><text:s text:c="28"/>VALUES (%s, %s, %s, %s)</text:p>
      <text:p text:style-name="P105"><text:s text:c="28"/>RETURNING id, task_id, description, completed, st_index</text:p>
      <text:p text:style-name="P105"><text:s text:c="28"/>""",</text:p>
      <text:p text:style-name="P105"><text:s text:c="28"/>subtask_tuples</text:p>
      <text:p text:style-name="P105"><text:s text:c="24"/>)</text:p>
      <text:p text:style-name="P105"><text:s text:c="24"/>cur.execute(</text:p>
      <text:p text:style-name="P105"><text:s text:c="28"/>"""</text:p>
      <text:p text:style-name="P105"><text:s text:c="28"/>SELECT id, task_id, description, completed, st_index</text:p>
      <text:p text:style-name="P105"><text:s text:c="28"/>FROM Subtasks</text:p>
      <text:p text:style-name="P105"><text:s text:c="28"/>WHERE task_id = %s</text:p>
      <text:p text:style-name="P105"><text:s text:c="28"/>""",</text:p>
      <text:p text:style-name="P105"><text:s text:c="28"/>(taskId,)</text:p>
      <text:p text:style-name="P105"><text:s text:c="24"/>)</text:p>
      <text:p text:style-name="P105"><text:s text:c="24"/>new_subtasks = cur.fetchall()</text:p>
      <text:p text:style-name="P105"/>
      <text:p text:style-name="P105"/>
      <text:p text:style-name="P105"><text:s text:c="16"/>self.tokenize(noteId,title,content,subtasks)</text:p>
      <text:p text:style-name="P105"><text:s text:c="16"/>self.conn.commit()</text:p>
      <text:p text:style-name="P105"><text:s text:c="16"/>return jsonify({</text:p>
      <text:p text:style-name="P105"><text:s text:c="20"/>'message': 'Task created successfully',</text:p>
      <text:p text:style-name="P105"><text:s text:c="20"/>'data': {</text:p>
      <text:p text:style-name="P105"><text:s text:c="24"/>'noteid': noteId,</text:p>
      <text:p text:style-name="P105"><text:s text:c="24"/>'taskid': taskId,</text:p>
      <text:p text:style-name="P105"><text:s text:c="24"/>'subtasks': new_subtasks</text:p>
      <text:p text:style-name="P105"><text:s text:c="20"/>}</text:p>
      <text:p text:style-name="P105"><text:s text:c="16"/>}), 200</text:p>
      <text:p text:style-name="P105"><text:s text:c="12"/>except Exception as error:</text:p>
      <text:p text:style-name="P105"><text:s text:c="16"/>self.conn.rollback()</text:p>
      <text:p text:style-name="P105"><text:s text:c="16"/>print('Error during transaction', error)</text:p>
      <text:p text:style-name="P105"><text:s text:c="16"/>raise</text:p>
      <text:p text:style-name="P105"><text:s text:c="12"/>finally:</text:p>
      <text:p text:style-name="P105"><text:s text:c="16"/>cur.close()</text:p>
      <text:p text:style-name="P72">The task creation goes as follows:</text:p>
      <text:p text:style-name="P72">Firstly, the ID of the user that sent this request is taken and stored, along with the data that had been passed in the request. This data is validated via the following schemas, that inherit the BaseNote schema:<text:line-break/><text:line-break/><text:span text:style-name="T155"># Subtask Schema</text:span></text:p>
      <text:p text:style-name="P88">class SubtaskSchema(Schema):</text:p>
      <text:p text:style-name="P88"><text:s text:c="4"/>subtaskid = fields.UUID(required=False)</text:p>
      <text:p text:style-name="P88"><text:s text:c="4"/>description = fields.Str(required=True, validate=lambda s: 500 &gt;= len(s) &gt; 0)</text:p>
      <text:p text:style-name="P88"><text:s text:c="4"/>completed = fields.Bool(required=True)</text:p>
      <text:p text:style-name="P88"><text:s text:c="4"/>index = fields.Int(required=True)</text:p>
      <text:p text:style-name="P88"><text:soft-page-break/></text:p>
      <text:p text:style-name="P88"># Task Schema</text:p>
      <text:p text:style-name="P88">class TaskSchema(BaseSchema):</text:p>
      <text:p text:style-name="P88"><text:s text:c="4"/>taskid = fields.UUID(required=False)</text:p>
      <text:p text:style-name="P88"><text:s text:c="4"/>due_date = fields.Str(required=False, allow_none=True)</text:p>
      <text:p text:style-name="P88"><text:s text:c="4"/>subtasks = fields.List(fields.Nested(SubtaskSchema), required=False, allow_none=True)</text:p>
      <text:p text:style-name="P88"><text:s text:c="4"/>completed = fields.Bool(required=False)</text:p>
      <text:p text:style-name="P88"/>
      <text:p text:style-name="P72">Secondly, the note is created in the Notes table of the database, with the autogenerated by the database UUID being returned. Then, this ID is passed as a foreign key into the Tasks table through an SQL statement and the subsequent TaskID as a foreign key into the Subtasks table using nested loops for simplicity, if there were any provided in the POST request.</text:p>
      <text:p text:style-name="P73">Finally, any user-entered data is sent for tokenization and the database-generated IDs are returned in a JSON request to be used to correctly display the new notes on the frontend.</text:p>
      <text:p text:style-name="P73"/>
      <text:list text:continue-numbering="true" text:style-name="L1">
        <text:list-item>
          <text:list>
            <text:list-item>
              <text:list>
                <text:list-item>
                  <text:list>
                    <text:list-item>
                      <text:p text:style-name="P213"><text:bookmark-start text:name="__RefHeading___Toc8722_529430363"/>Updating tasks<text:bookmark-end text:name="__RefHeading___Toc8722_529430363"/></text:p>
                    </text:list-item>
                  </text:list>
                </text:list-item>
              </text:list>
            </text:list-item>
          </text:list>
        </text:list-item>
      </text:list>
      <text:p text:style-name="P106"><text:s text:c="7"/>@self.app.route('/api/tasks/update', methods=['PUT'])</text:p>
      <text:p text:style-name="P106"><text:s text:c="8"/>@jwt_required()</text:p>
      <text:p text:style-name="P106"><text:s text:c="8"/>@token_required</text:p>
      <text:p text:style-name="P106"><text:s text:c="8"/>def update_task():</text:p>
      <text:p text:style-name="P106"><text:s text:c="12"/>try:</text:p>
      <text:p text:style-name="P106"><text:s text:c="16"/>userId = str(g.userId) <text:s/># Convert userId to string</text:p>
      <text:p text:style-name="P106"><text:s text:c="16"/>task = self.task_schema.load(request.get_json())</text:p>
      <text:p text:style-name="P106"/>
      <text:p text:style-name="P106"><text:s text:c="16"/>note_id = str(task['noteid']) <text:s/># Convert note_id to string</text:p>
      <text:p text:style-name="P106"><text:s text:c="16"/>task_id = str(task['taskid']) <text:s/># Convert task_id to string</text:p>
      <text:p text:style-name="P106"><text:s text:c="16"/>title = task['title']</text:p>
      <text:p text:style-name="P106"><text:s text:c="16"/>content = task['content']</text:p>
      <text:p text:style-name="P106"><text:s text:c="16"/>due_date = task.get('due_date')</text:p>
      <text:p text:style-name="P106"><text:s text:c="16"/>subtasks = task.get('subtasks', [])</text:p>
      <text:p text:style-name="P106"><text:s text:c="16"/>tags = task.get('tags', [])</text:p>
      <text:p text:style-name="P106"/>
      <text:p text:style-name="P106"><text:s text:c="16"/>with self.conn.cursor(cursor_factory=psycopg2.extras.DictCursor ) as cur:</text:p>
      <text:p text:style-name="P106"><text:s text:c="20"/>if not verify_task_ownership(userId, task_id, cur):</text:p>
      <text:p text:style-name="P106"><text:s text:c="24"/>return jsonify({'message': 'You do not have permission to update this task'}), 403</text:p>
      <text:p text:style-name="P106"/>
      <text:p text:style-name="P106"><text:s text:c="20"/>cur.execute("""</text:p>
      <text:p text:style-name="P106"><text:s text:c="24"/>UPDATE Notes</text:p>
      <text:p text:style-name="P106"><text:s text:c="24"/>SET title = %s, content = %s</text:p>
      <text:p text:style-name="P106"><text:s text:c="24"/>WHERE id = %s AND user_id = %s</text:p>
      <text:p text:style-name="P106"><text:s text:c="20"/>""", (title, content, note_id, <text:s/>userId))</text:p>
      <text:p text:style-name="P106"><text:soft-page-break/></text:p>
      <text:p text:style-name="P106"><text:s text:c="20"/>cur.execute("""</text:p>
      <text:p text:style-name="P106"><text:s text:c="24"/>UPDATE Tasks</text:p>
      <text:p text:style-name="P106"><text:s text:c="24"/>SET due_date = %s</text:p>
      <text:p text:style-name="P106"><text:s text:c="24"/>WHERE id = %s</text:p>
      <text:p text:style-name="P106"><text:s text:c="20"/>""", (due_date, task_id))</text:p>
      <text:p text:style-name="P106"/>
      <text:p text:style-name="P106"><text:s text:c="20"/>cur.execute("DELETE FROM Subtasks WHERE task_id = %s", (task_id,))</text:p>
      <text:p text:style-name="P106"><text:s text:c="20"/>for subtask in task.get('subtasks', []):</text:p>
      <text:p text:style-name="P106"><text:s text:c="24"/>cur.execute("""</text:p>
      <text:p text:style-name="P106"><text:s text:c="28"/>INSERT INTO Subtasks (task_id, description, completed, st_index)</text:p>
      <text:p text:style-name="P106"><text:s text:c="28"/>VALUES (%s, %s, %s, %s)</text:p>
      <text:p text:style-name="P106"><text:s text:c="24"/>""", (task_id, subtask['description'], subtask['completed'], subtask['index']))</text:p>
      <text:p text:style-name="P106"/>
      <text:p text:style-name="P106"><text:s text:c="20"/>self.update_notetags(cur, note_id, tags)</text:p>
      <text:p text:style-name="P106"/>
      <text:p text:style-name="P106"><text:s text:c="20"/>self.tokenize(note_id, title, content, subtasks)</text:p>
      <text:p text:style-name="P106"><text:s text:c="20"/>self.conn.commit()</text:p>
      <text:p text:style-name="P106"/>
      <text:p text:style-name="P106"><text:s text:c="20"/>return jsonify({'message': 'Task updated successfully', 'data': None}), 200</text:p>
      <text:p text:style-name="P106"><text:s text:c="12"/>except Exception as e:</text:p>
      <text:p text:style-name="P106"><text:s text:c="16"/>self.conn.rollback()</text:p>
      <text:p text:style-name="P106"><text:s text:c="16"/>print(f"An error occurred: {e}")</text:p>
      <text:p text:style-name="P106"><text:s text:c="16"/>raise</text:p>
      <text:p text:style-name="P106"><text:s text:c="12"/>finally:</text:p>
      <text:p text:style-name="P106"><text:s text:c="16"/>cur.close()</text:p>
      <text:list text:continue-numbering="true" text:style-name="L1">
        <text:list-item>
          <text:list>
            <text:list-item>
              <text:list>
                <text:list-item>
                  <text:list>
                    <text:list-header>
                      <text:p text:style-name="P384"/>
                    </text:list-header>
                  </text:list>
                </text:list-item>
              </text:list>
            </text:list-item>
          </text:list>
        </text:list-item>
      </text:list>
      <text:p text:style-name="P133"><text:span text:style-name="Strong_20_Emphasis"><text:span text:style-name="T104">The data is received in a similar method: the user ID is retrieved and the data is validated using a schema mentioned above. However, when updating tasks, </text:span></text:span><text:span text:style-name="Strong_20_Emphasis"><text:span text:style-name="T105">a special function runs to verify that the task and subtask being altered indeed belong to the user that tries to alter them, to avoid any mishaps or attacks:<text:line-break/><text:line-break/></text:span></text:span><text:span text:style-name="Strong_20_Emphasis"><text:span text:style-name="T143">def verify_subtask_ownership(user_id, subtask_id, cur):</text:span></text:span></text:p>
      <text:p text:style-name="P133"><text:span text:style-name="Strong_20_Emphasis"><text:span text:style-name="T142"><text:s text:c="4"/>cur.execute("""</text:span></text:span></text:p>
      <text:p text:style-name="P133"><text:span text:style-name="Strong_20_Emphasis"><text:span text:style-name="T142"><text:s text:c="8"/>SELECT st.id</text:span></text:span></text:p>
      <text:p text:style-name="P133"><text:span text:style-name="Strong_20_Emphasis"><text:span text:style-name="T142"><text:s text:c="8"/>FROM Subtasks st</text:span></text:span></text:p>
      <text:p text:style-name="P133"><text:span text:style-name="Strong_20_Emphasis"><text:span text:style-name="T142"><text:s text:c="8"/>JOIN Tasks t ON st.task_id = t.id</text:span></text:span></text:p>
      <text:p text:style-name="P133"><text:span text:style-name="Strong_20_Emphasis"><text:span text:style-name="T142"><text:s text:c="8"/>JOIN Notes n ON t.note_id = n.id</text:span></text:span></text:p>
      <text:p text:style-name="P133"><text:span text:style-name="Strong_20_Emphasis"><text:span text:style-name="T142"><text:s text:c="8"/>WHERE st.id = %s AND n.user_id = %s</text:span></text:span></text:p>
      <text:p text:style-name="P133"><text:span text:style-name="Strong_20_Emphasis"><text:span text:style-name="T142"><text:s text:c="4"/>""", (subtask_id, user_id))</text:span></text:span></text:p>
      <text:p text:style-name="P133"><text:soft-page-break/><text:span text:style-name="Strong_20_Emphasis"><text:span text:style-name="T142"><text:s text:c="4"/>return cur.fetchone() is not None</text:span></text:span></text:p>
      <text:p text:style-name="P133"><text:span text:style-name="Strong_20_Emphasis"><text:span text:style-name="T142"/></text:span></text:p>
      <text:p text:style-name="P133"><text:span text:style-name="Strong_20_Emphasis"><text:span text:style-name="T142">def verify_task_ownership(user_id, task_id, cur):</text:span></text:span></text:p>
      <text:p text:style-name="P133"><text:span text:style-name="Strong_20_Emphasis"><text:span text:style-name="T142"><text:s text:c="4"/></text:span></text:span></text:p>
      <text:p text:style-name="P133"><text:span text:style-name="Strong_20_Emphasis"><text:span text:style-name="T142"><text:s text:c="4"/>query = """</text:span></text:span></text:p>
      <text:p text:style-name="P133"><text:span text:style-name="Strong_20_Emphasis"><text:span text:style-name="T142"><text:s text:c="4"/>SELECT Notes.user_id</text:span></text:span></text:p>
      <text:p text:style-name="P133"><text:span text:style-name="Strong_20_Emphasis"><text:span text:style-name="T142"><text:s text:c="4"/>FROM Tasks</text:span></text:span></text:p>
      <text:p text:style-name="P133"><text:span text:style-name="Strong_20_Emphasis"><text:span text:style-name="T142"><text:s text:c="4"/>JOIN Notes ON Tasks.note_id = Notes.id</text:span></text:span></text:p>
      <text:p text:style-name="P133"><text:span text:style-name="Strong_20_Emphasis"><text:span text:style-name="T142"><text:s text:c="4"/>WHERE Tasks.id = %s</text:span></text:span></text:p>
      <text:p text:style-name="P133"><text:span text:style-name="Strong_20_Emphasis"><text:span text:style-name="T142"><text:s text:c="4"/>"""</text:span></text:span></text:p>
      <text:p text:style-name="P133"><text:span text:style-name="Strong_20_Emphasis"><text:span text:style-name="T142"><text:s text:c="4"/>cur.execute(query, (task_id,))</text:span></text:span></text:p>
      <text:p text:style-name="P133"><text:span text:style-name="Strong_20_Emphasis"><text:span text:style-name="T142"><text:s text:c="4"/>result = cur.fetchone()</text:span></text:span></text:p>
      <text:p text:style-name="P133"><text:span text:style-name="Strong_20_Emphasis"><text:span text:style-name="T142"/></text:span></text:p>
      <text:p text:style-name="P133"><text:span text:style-name="Strong_20_Emphasis"><text:span text:style-name="T142"><text:s text:c="4"/>if (len(result)&lt;1) or (result['user_id'] != user_id):</text:span></text:span></text:p>
      <text:p text:style-name="P133"><text:span text:style-name="Strong_20_Emphasis"><text:span text:style-name="T142"><text:s text:c="8"/>print("False")</text:span></text:span></text:p>
      <text:p text:style-name="P133"><text:span text:style-name="Strong_20_Emphasis"><text:span text:style-name="T142"><text:s text:c="8"/>return False</text:span></text:span></text:p>
      <text:p text:style-name="P133"><text:span text:style-name="Strong_20_Emphasis"><text:span text:style-name="T142"><text:s text:c="4"/>return True</text:span></text:span><text:span text:style-name="Strong_20_Emphasis"><text:span text:style-name="T98"><text:line-break/></text:span></text:span><text:span text:style-name="Strong_20_Emphasis"><text:span text:style-name="T112"><text:line-break/></text:span></text:span><text:span text:style-name="Strong_20_Emphasis"><text:span text:style-name="T107">The function works by checking if the task or subtask exist in the database and if the stored user id is the same as the provided user id. Similar functions exist for every note type. If the ownership is verified, SQL queries run to update the corresponding Note, Task and Subtask records for a specific note</text:span></text:span><text:span text:style-name="Strong_20_Emphasis"><text:span text:style-name="T112">. </text:span></text:span><text:span text:style-name="Strong_20_Emphasis"><text:span text:style-name="T115">Finally, corresponding tags are updated, user content is sent for tokenization and a success code is returned.</text:span></text:span></text:p>
      <text:p text:style-name="P94"><text:span text:style-name="Strong_20_Emphasis"><text:span text:style-name="T111"/></text:span></text:p>
      <text:list text:continue-numbering="true" text:style-name="L1">
        <text:list-item>
          <text:list>
            <text:list-item>
              <text:list>
                <text:list-item>
                  <text:list>
                    <text:list-item>
                      <text:p text:style-name="P214"><text:bookmark-start text:name="__RefHeading___Toc8720_529430363"/>Deleting a task<text:bookmark-end text:name="__RefHeading___Toc8720_529430363"/></text:p>
                    </text:list-item>
                  </text:list>
                </text:list-item>
              </text:list>
            </text:list-item>
          </text:list>
        </text:list-item>
      </text:list>
      <text:p text:style-name="P107"><text:s text:c="8"/>@self.app.route('/api/tasks/delete', methods=['PUT'])</text:p>
      <text:p text:style-name="P107"><text:s text:c="8"/>@jwt_required()</text:p>
      <text:p text:style-name="P107"><text:s text:c="8"/>@token_required</text:p>
      <text:p text:style-name="P107"><text:s text:c="8"/>def delete_task():</text:p>
      <text:p text:style-name="P107"><text:s text:c="12"/>try:</text:p>
      <text:p text:style-name="P107"><text:s text:c="16"/>userId = g.userId</text:p>
      <text:p text:style-name="P107"><text:s text:c="16"/>data = request.get_json()</text:p>
      <text:p text:style-name="P107"><text:s text:c="16"/>taskId = data['taskId']</text:p>
      <text:p text:style-name="P107"><text:s text:c="16"/>noteId = data['noteId']</text:p>
      <text:p text:style-name="P107"><text:s text:c="16"/>with self.conn.cursor(cursor_factory=psycopg2.extras.DictCursor) as cur:</text:p>
      <text:p text:style-name="P107"><text:s text:c="20"/>if verify_task_ownership(userId, taskId, cur) == False:</text:p>
      <text:p text:style-name="P107"><text:s text:c="24"/>return jsonify({'message': 'You do not have permission to update this task'}), 403</text:p>
      <text:p text:style-name="P107"/>
      <text:p text:style-name="P107"><text:s text:c="20"/>stack =[12,11,10,2] #NoteTags, Subtasks, Tasks, Notes</text:p>
      <text:p text:style-name="P107"><text:s text:c="20"/>stack.reverse()</text:p>
      <text:p text:style-name="P107"><text:soft-page-break/><text:s text:c="20"/>if delete_notes_with_backoff(self.conn, noteId, stack):</text:p>
      <text:p text:style-name="P107"><text:s text:c="24"/>self.tokenization_manager.delete_note_by_id(noteId)</text:p>
      <text:p text:style-name="P107"><text:s text:c="24"/>return jsonify({'message': 'Task deleted successfully'}), 200</text:p>
      <text:p text:style-name="P107"><text:s text:c="20"/>else:</text:p>
      <text:p text:style-name="P107"><text:s text:c="24"/>return jsonify({'message': 'Failed to delete task data after multiple retries'}), 500</text:p>
      <text:p text:style-name="P107"><text:s text:c="12"/>except Exception as e:</text:p>
      <text:p text:style-name="P107"><text:s text:c="16"/>self.conn.rollback()</text:p>
      <text:p text:style-name="P107"><text:s text:c="16"/>raise</text:p>
      <text:p text:style-name="P51">The task deletion method is similar for all the notes. However, this time a few extra tables are added to the execution stack, and user’s ownership is checked among more tables. The function ends with a success or error codes with messages returned to the frontend.</text:p>
      <text:list text:continue-numbering="true" text:style-name="L1">
        <text:list-item>
          <text:list>
            <text:list-item>
              <text:list>
                <text:list-item>
                  <text:list>
                    <text:list-item>
                      <text:p text:style-name="P214"><text:bookmark-start text:name="__RefHeading___Toc8718_529430363"/>Toggling task fields<text:bookmark-end text:name="__RefHeading___Toc8718_529430363"/></text:p>
                    </text:list-item>
                  </text:list>
                </text:list-item>
              </text:list>
            </text:list-item>
          </text:list>
        </text:list-item>
      </text:list>
      <text:p text:style-name="P107"><text:s text:c="8"/>@self.app.route('/api/tasks/toggle', methods=['PUT'])</text:p>
      <text:p text:style-name="P107"><text:s text:c="8"/>@jwt_required()</text:p>
      <text:p text:style-name="P107"><text:s text:c="8"/>@token_required</text:p>
      <text:p text:style-name="P107"><text:s text:c="8"/>def toggle_task_fields():</text:p>
      <text:p text:style-name="P107"><text:s text:c="12"/>try:</text:p>
      <text:p text:style-name="P107"><text:s text:c="16"/>userId = g.userId</text:p>
      <text:p text:style-name="P107"><text:s text:c="16"/>data = request.get_json()</text:p>
      <text:p text:style-name="P107"><text:s text:c="16"/>taskId = data.get('taskid')</text:p>
      <text:p text:style-name="P107"><text:s text:c="16"/>subtaskId = data.get('subtaskid')</text:p>
      <text:p text:style-name="P107"/>
      <text:p text:style-name="P107"><text:s text:c="16"/>with self.conn.cursor(cursor_factory=psycopg2.extras.DictCursor) as cur:</text:p>
      <text:p text:style-name="P107"><text:s text:c="20"/>if not verify_task_ownership(userId, taskId, cur):</text:p>
      <text:p text:style-name="P107"><text:s text:c="24"/>return jsonify({'message': 'You do not have permission to update this task'}), 403</text:p>
      <text:p text:style-name="P107"/>
      <text:p text:style-name="P107"><text:s text:c="20"/>if not subtaskId:</text:p>
      <text:p text:style-name="P107"><text:s text:c="24"/>toggle_task_sql = """</text:p>
      <text:p text:style-name="P107"><text:s text:c="28"/>UPDATE Tasks</text:p>
      <text:p text:style-name="P107"><text:s text:c="28"/>SET completed = NOT completed,</text:p>
      <text:p text:style-name="P107"><text:s text:c="32"/>completion_timestamp = CASE</text:p>
      <text:p text:style-name="P107"><text:s text:c="36"/>WHEN completed THEN NULL <text:s/>-- If the task is being uncompleted, set timestamp to NULL</text:p>
      <text:p text:style-name="P107"><text:s text:c="36"/>ELSE CURRENT_TIMESTAMP <text:s text:c="3"/>-- If the task is being completed, set timestamp to current date and time</text:p>
      <text:p text:style-name="P107"><text:s text:c="32"/>END</text:p>
      <text:p text:style-name="P107"><text:s text:c="28"/>WHERE id = %s</text:p>
      <text:p text:style-name="P107"><text:s text:c="24"/>"""</text:p>
      <text:p text:style-name="P107"><text:s text:c="24"/>cur.execute(toggle_task_sql, (taskId,))</text:p>
      <text:p text:style-name="P107"/>
      <text:p text:style-name="P107"><text:s text:c="24"/>cur.execute("""</text:p>
      <text:p text:style-name="P107"><text:soft-page-break/><text:s text:c="28"/>SELECT completed</text:p>
      <text:p text:style-name="P107"><text:s text:c="28"/>FROM Tasks</text:p>
      <text:p text:style-name="P107"><text:s text:c="28"/>WHERE id = %s</text:p>
      <text:p text:style-name="P107"><text:s text:c="24"/>""", (taskId,))</text:p>
      <text:p text:style-name="P107"><text:s text:c="24"/>task_completed = cur.fetchone()['completed']</text:p>
      <text:p text:style-name="P107"><text:s text:c="24"/>try:</text:p>
      <text:p text:style-name="P107"><text:s text:c="28"/>cur.execute("""</text:p>
      <text:p text:style-name="P107"><text:s text:c="32"/>SELECT total_completed_tasks</text:p>
      <text:p text:style-name="P107"><text:s text:c="32"/>FROM taskstatistics</text:p>
      <text:p text:style-name="P107"><text:s text:c="32"/>WHERE user_id = %s</text:p>
      <text:p text:style-name="P107"><text:s text:c="28"/>""", (userId,))</text:p>
      <text:p text:style-name="P107"><text:s text:c="28"/>total_completed_tasks = cur.fetchone()['total_completed_tasks']</text:p>
      <text:p text:style-name="P107"><text:s text:c="28"/>cur.execute("""</text:p>
      <text:p text:style-name="P107"><text:s text:c="32"/>UPDATE taskstatistics</text:p>
      <text:p text:style-name="P107"><text:s text:c="32"/>SET total_completed_tasks = %s</text:p>
      <text:p text:style-name="P107"><text:s text:c="32"/>WHERE user_id = %s</text:p>
      <text:p text:style-name="P107"><text:s text:c="28"/>""", (total_completed_tasks + 1 if task_completed else (total_completed_tasks - 1 if total_completed_tasks-1&gt;0 else 0), userId))</text:p>
      <text:p text:style-name="P107"><text:s text:c="24"/>except:</text:p>
      <text:p text:style-name="P107"><text:s text:c="28"/>cur.execute("""</text:p>
      <text:p text:style-name="P107"><text:s text:c="32"/>INSERT INTO taskstatistics (user_id, total_completed_tasks)</text:p>
      <text:p text:style-name="P107"><text:s text:c="32"/>VALUES (%s, %s)</text:p>
      <text:p text:style-name="P107"><text:s text:c="28"/>""", (userId, 1))</text:p>
      <text:p text:style-name="P107"/>
      <text:p text:style-name="P107"><text:s text:c="20"/>if subtaskId and verify_subtask_ownership(userId, subtaskId, cur):</text:p>
      <text:p text:style-name="P107"><text:s text:c="24"/>toggle_subtask_sql = """</text:p>
      <text:p text:style-name="P107"><text:s text:c="28"/>UPDATE Subtasks</text:p>
      <text:p text:style-name="P107"><text:s text:c="28"/>SET completed = NOT completed</text:p>
      <text:p text:style-name="P107"><text:s text:c="28"/>WHERE id = %s AND task_id = %s</text:p>
      <text:p text:style-name="P107"><text:s text:c="24"/>"""</text:p>
      <text:p text:style-name="P107"><text:s text:c="24"/>cur.execute(toggle_subtask_sql, (subtaskId, taskId))</text:p>
      <text:p text:style-name="P107"/>
      <text:p text:style-name="P107"><text:s text:c="20"/>self.conn.commit()</text:p>
      <text:p text:style-name="P107"><text:s text:c="20"/>return jsonify({'message': 'Field toggled successfully', "data": None}), 200</text:p>
      <text:p text:style-name="P107"/>
      <text:p text:style-name="P107"><text:s text:c="12"/>except Exception as e:</text:p>
      <text:p text:style-name="P107"><text:s text:c="16"/>self.conn.rollback()</text:p>
      <text:p text:style-name="P107"><text:s text:c="16"/>print(f"An error occurred: {e}")</text:p>
      <text:p text:style-name="P107"><text:s text:c="16"/>return jsonify({'message': 'An error occurred', 'error': str(e)}), 500</text:p>
      <text:p text:style-name="P107"/>
      <text:p text:style-name="P107"><text:s text:c="12"/>finally:</text:p>
      <text:p text:style-name="P107"><text:soft-page-break/><text:s text:c="16"/>cur.close()</text:p>
      <text:p text:style-name="P107"/>
      <text:p text:style-name="P77">This section is new and specific for the Tasks note type. Tasks are made in a way that they have an extra property named completion in their tables, which shows whether the task has been completed or not. Each subtask also has the same property, which allows to track progress on a specific task. Task completion is reversible, so toggle_task_fields() can work for both completing tasks and doing the opposite. It works by first receiving two properties: taskID and subtaskID. TaskID is always received and is used to find the task that the user is trying to mark as done. If no subtaskID is received, the application assumes that the user is attempting to complete the whole task. Regardless for that, the task and/or subtask ownership is first checked by functions mentioned at 3.1.3.3. If the user has the relevant rights, a CASE SQL query is used to set the value of the completion property in the relevant task or subtask record to the opposite boolean value. </text:p>
      <text:p text:style-name="P78">Additionally, if a task was completed, several extra queries run to update the task statistics. For example, the number of total completed tasks is fetched from the TaskStatistics table, which is then either incremented or decremented based on the action that was instigated by the user.</text:p>
      <text:p text:style-name="P78">Lastly, as always, any changes in the database are commited and sufficient error or success codes are sent back to the user.</text:p>
      <text:list text:continue-numbering="true" text:style-name="L1">
        <text:list-item>
          <text:list>
            <text:list-item>
              <text:list>
                <text:list-item>
                  <text:list>
                    <text:list-item>
                      <text:p text:style-name="P215"><text:bookmark-start text:name="__RefHeading___Toc8716_529430363"/>Task Previews<text:bookmark-end text:name="__RefHeading___Toc8716_529430363"/></text:p>
                    </text:list-item>
                  </text:list>
                </text:list-item>
              </text:list>
            </text:list-item>
          </text:list>
        </text:list-item>
      </text:list>
      <text:p text:style-name="P108">@self.app.route('/api/tasks/previews', methods=['GET'])</text:p>
      <text:p text:style-name="P108">@jwt_required()</text:p>
      <text:p text:style-name="P108">@token_required</text:p>
      <text:p text:style-name="P108">def get_task_previews():</text:p>
      <text:p text:style-name="P108"><text:s text:c="4"/>try:</text:p>
      <text:p text:style-name="P108"><text:s text:c="8"/>userId = g.userId</text:p>
      <text:p text:style-name="P108"><text:s text:c="8"/># Pagination</text:p>
      <text:p text:style-name="P108"><text:s text:c="8"/>page = int(request.args.get('pageParam', 1)) <text:s/># Default to page 1</text:p>
      <text:p text:style-name="P108"><text:s text:c="8"/>per_page = int(request.args.get('per_page', 5)) <text:s/># Default to 5 items per page</text:p>
      <text:p text:style-name="P108"><text:s text:c="8"/>offset = (page - 1) * per_page</text:p>
      <text:p text:style-name="P108"><text:s text:c="8"/>with self.conn.cursor(cursor_factory=psycopg2.extras.DictCursor) as cur:</text:p>
      <text:p text:style-name="P108"><text:s text:c="12"/># Fetch the total count of tasks for pagination metadata</text:p>
      <text:p text:style-name="P108"><text:s text:c="12"/>total,nextPage = self.fetch_total_notes(cur, 'task', userId, page, offset, per_page)</text:p>
      <text:p text:style-name="P108"><text:s text:c="12"/>cur.execute(f"""</text:p>
      <text:p text:style-name="P108"><text:s text:c="16"/>WITH {self.subtasks_cte},</text:p>
      <text:p text:style-name="P108"><text:s text:c="16"/>{self.tags_cte}</text:p>
      <text:p text:style-name="P108"><text:s text:c="16"/>SELECT</text:p>
      <text:p text:style-name="P108"><text:s text:c="20"/>n.id AS note_id,</text:p>
      <text:p text:style-name="P108"><text:s text:c="20"/>n.title AS title,</text:p>
      <text:p text:style-name="P108"><text:s text:c="20"/>n.content AS content,</text:p>
      <text:p text:style-name="P108"><text:s text:c="20"/>t.id AS task_id,</text:p>
      <text:p text:style-name="P108"><text:soft-page-break/><text:s text:c="20"/>t.completed AS task_completed,</text:p>
      <text:p text:style-name="P108"><text:s text:c="20"/>t.due_date AS task_due_date,</text:p>
      <text:p text:style-name="P108"><text:s text:c="20"/>COALESCE(stc.subtasks, '[]') AS subtasks,</text:p>
      <text:p text:style-name="P108"><text:s text:c="20"/>COALESCE(tgc.tags, '[]') AS tags</text:p>
      <text:p text:style-name="P108"><text:s text:c="16"/>FROM Notes n</text:p>
      <text:p text:style-name="P108"><text:s text:c="16"/>LEFT JOIN Tasks t ON n.id = t.note_id</text:p>
      <text:p text:style-name="P108"><text:s text:c="16"/>LEFT JOIN SubtasksCTE stc ON t.id = stc.task_id</text:p>
      <text:p text:style-name="P108"><text:s text:c="16"/>LEFT JOIN TagsCTE tgc ON n.id = tgc.note_id</text:p>
      <text:p text:style-name="P108"><text:s text:c="16"/>WHERE n.user_id = %s AND n.type = 'task' AND n.archived = FALSE</text:p>
      <text:p text:style-name="P108"><text:s text:c="16"/>ORDER BY n.updated_at DESC</text:p>
      <text:p text:style-name="P108"><text:s text:c="16"/>LIMIT %s OFFSET %s</text:p>
      <text:p text:style-name="P108"><text:s text:c="12"/>""", (userId, per_page</text:p>
      <text:p text:style-name="P108"><text:s text:c="16"/>, offset</text:p>
      <text:p text:style-name="P108"><text:s text:c="16"/>))</text:p>
      <text:p text:style-name="P108"><text:s text:c="12"/>rows = cur.fetchall()</text:p>
      <text:p text:style-name="P108"><text:s text:c="12"/>tasks = []</text:p>
      <text:p text:style-name="P108"><text:s text:c="12"/>for row in rows:</text:p>
      <text:p text:style-name="P108"><text:s text:c="16"/>task = {</text:p>
      <text:p text:style-name="P108"><text:s text:c="20"/>'noteid': row['note_id'],</text:p>
      <text:p text:style-name="P108"><text:s text:c="20"/>'taskid': row['task_id'],</text:p>
      <text:p text:style-name="P108"><text:s text:c="20"/>'title': row['title'][:100] + '...' if len(row['title']) &gt; 100 else row['title'],</text:p>
      <text:p text:style-name="P108"><text:s text:c="20"/>'content': row['content'][:200] + '...' if len(row['content']) &gt; 200 else row['content'],</text:p>
      <text:p text:style-name="P108"><text:s text:c="20"/>'completed': row['task_completed'],</text:p>
      <text:p text:style-name="P108"><text:s text:c="20"/>'due_date': row['task_due_date'],</text:p>
      <text:p text:style-name="P108"><text:s text:c="20"/>'subtasks': row['subtasks'],</text:p>
      <text:p text:style-name="P108"><text:s text:c="20"/>'tags': row['tags']</text:p>
      <text:p text:style-name="P108"><text:s text:c="16"/>}</text:p>
      <text:p text:style-name="P108"><text:s text:c="16"/>tasks.append(task)</text:p>
      <text:p text:style-name="P108"><text:s text:c="12"/>return jsonify({"tasks": tasks,</text:p>
      <text:p text:style-name="P108"><text:s text:c="28"/>'pagination': {</text:p>
      <text:p text:style-name="P108"><text:s text:c="32"/>'total': total,</text:p>
      <text:p text:style-name="P108"><text:s text:c="32"/>'page': page,</text:p>
      <text:p text:style-name="P108"><text:s text:c="32"/>'perPage': per_page,</text:p>
      <text:p text:style-name="P108"><text:s text:c="32"/>'nextPage': nextPage</text:p>
      <text:p text:style-name="P108"><text:s text:c="28"/>}}), 200</text:p>
      <text:p text:style-name="P108"><text:s text:c="4"/>except Exception as e:</text:p>
      <text:p text:style-name="P108"><text:s text:c="8"/>self.conn.rollback()</text:p>
      <text:p text:style-name="P108"><text:s text:c="8"/>print(f"An error occurred: {e}")</text:p>
      <text:p text:style-name="P108"><text:s text:c="8"/>return jsonify({'message': 'An error occurred', 'error': str(e)}), 500</text:p>
      <text:p text:style-name="P108"><text:s text:c="4"/>finally:</text:p>
      <text:p text:style-name="P108"><text:s text:c="8"/>cur.close()</text:p>
      <text:p text:style-name="P76"/>
      <text:p text:style-name="P78"><text:soft-page-break/>As stated previously in the Notes module, previews are useful to reduce the size of the notes being loaded by removing unnecessary detail, which will anyways be invisible to the user <text:span text:style-name="T159">on the page where all the notes are shown.</text:span></text:p>
      <text:p text:style-name="P79">Since each user may have many notes, pagination is used. Pagination involves sending a small chunk of the actually avalible data to again reduce loading times and avoid fetching hundreds of notes, if a single page may only have enough space to house 10 previews. To implement pagination, several extra parameters are sent to the backend. In my implementation, it is the current page and the number of tasks per page. These are arguments determined by the frontend’s settings and pickers, but default to 1 and 5 to prevent errors if for some reason such arguments are not received. Then, an inherited method fetch_total_notes is used with a ‘task’ argument to calculate the total amount of notes. With these values stored, SQL schemas are executed to fetch data from Notes, Tasks, Subtasks and Tags tables. This information is grouped together and sectioned based on the LIMIT property, with the OFFSET being calculated from the current page number and the amount of data per page. OFFSET basically moves the window of fixed length (5 by default) across the data in the database to retrieve information that should be on the specified page. Finally, long text strings are truncated and the data is sent back to the user.</text:p>
      <text:list text:continue-numbering="true" text:style-name="L1">
        <text:list-item>
          <text:list>
            <text:list-item>
              <text:list>
                <text:list-item>
                  <text:list>
                    <text:list-item>
                      <text:p text:style-name="P215"><text:bookmark-start text:name="__RefHeading___Toc8714_529430363"/>Retrieving a single task<text:bookmark-end text:name="__RefHeading___Toc8714_529430363"/></text:p>
                    </text:list-item>
                  </text:list>
                </text:list-item>
              </text:list>
            </text:list-item>
          </text:list>
        </text:list-item>
      </text:list>
      <text:p text:style-name="P89"/>
      <text:p text:style-name="P89">@self.app.route('/api/task', methods=['GET'])</text:p>
      <text:p text:style-name="P89">@jwt_required()</text:p>
      <text:p text:style-name="P89">@token_required</text:p>
      <text:p text:style-name="P89">def get_task():</text:p>
      <text:p text:style-name="P89"><text:s text:c="4"/>try:</text:p>
      <text:p text:style-name="P89"><text:s text:c="8"/>userId = g.userId</text:p>
      <text:p text:style-name="P89"><text:s text:c="8"/>noteid = request.args.get('noteid')</text:p>
      <text:p text:style-name="P89"/>
      <text:p text:style-name="P89"><text:s text:c="8"/>with self.conn.cursor(cursor_factory=psycopg2.extras.DictCursor) as cur:</text:p>
      <text:p text:style-name="P89"><text:s text:c="12"/>cur.execute(f"""</text:p>
      <text:p text:style-name="P89"><text:s text:c="16"/>WITH {self.subtasks_cte},</text:p>
      <text:p text:style-name="P89"><text:s text:c="16"/>{self.tags_cte}</text:p>
      <text:p text:style-name="P89"><text:s text:c="16"/>SELECT</text:p>
      <text:p text:style-name="P89"><text:s text:c="16"/>n.id AS note_id,</text:p>
      <text:p text:style-name="P89"><text:s text:c="16"/>n.title AS note_title,</text:p>
      <text:p text:style-name="P89"><text:s text:c="16"/>n.content AS note_content,</text:p>
      <text:p text:style-name="P89"><text:s text:c="16"/>n.created_at AS task_created_at,</text:p>
      <text:p text:style-name="P89"><text:s text:c="16"/>t.id AS task_id,</text:p>
      <text:p text:style-name="P89"><text:s text:c="16"/>t.completed AS task_completed,</text:p>
      <text:p text:style-name="P89"><text:s text:c="16"/>t.due_date AS task_due_date,</text:p>
      <text:p text:style-name="P89"><text:s text:c="16"/>COALESCE(stc.subtasks, '[]') AS subtasks,</text:p>
      <text:p text:style-name="P89"><text:s text:c="16"/>COALESCE(tgc.tags, '[]') AS tags</text:p>
      <text:p text:style-name="P89"><text:s text:c="12"/>FROM Notes n</text:p>
      <text:p text:style-name="P89"><text:s text:c="12"/>LEFT JOIN Tasks t ON n.id = t.note_id</text:p>
      <text:p text:style-name="P89"><text:soft-page-break/><text:s text:c="12"/>LEFT JOIN SubtasksCTE stc ON t.id = stc.task_id</text:p>
      <text:p text:style-name="P89"><text:s text:c="12"/>LEFT JOIN TagsCTE tgc ON n.id = tgc.note_id</text:p>
      <text:p text:style-name="P89"><text:s text:c="12"/>WHERE n.user_id = %s AND n.id = %s AND n.type = 'task' AND n.archived = FALSE</text:p>
      <text:p text:style-name="P89"><text:s text:c="8"/>""", (userId, noteid))</text:p>
      <text:p text:style-name="P89"/>
      <text:p text:style-name="P89"><text:s text:c="12"/>row = cur.fetchone()</text:p>
      <text:p text:style-name="P89"><text:s text:c="12"/>if not row:</text:p>
      <text:p text:style-name="P89"><text:s text:c="16"/>return jsonify({'message': "Task not found"}), 404</text:p>
      <text:p text:style-name="P89"/>
      <text:p text:style-name="P89"><text:s text:c="12"/>task = {</text:p>
      <text:p text:style-name="P89"><text:s text:c="16"/>'noteid': row['note_id'],</text:p>
      <text:p text:style-name="P89"><text:s text:c="16"/>'taskid': row['task_id'],</text:p>
      <text:p text:style-name="P89"><text:s text:c="16"/>'title': row['note_title'],</text:p>
      <text:p text:style-name="P89"><text:s text:c="16"/>'content': row['note_content'],</text:p>
      <text:p text:style-name="P89"><text:s text:c="16"/>'completed': row['task_completed'],</text:p>
      <text:p text:style-name="P89"><text:s text:c="16"/>'due_date': row['task_due_date'],</text:p>
      <text:p text:style-name="P89"><text:s text:c="16"/>'subtasks': row['subtasks'],</text:p>
      <text:p text:style-name="P89"><text:s text:c="16"/>'tags': row['tags']</text:p>
      <text:p text:style-name="P89"><text:s text:c="12"/>}</text:p>
      <text:p text:style-name="P89"/>
      <text:p text:style-name="P89"><text:s text:c="12"/>self.recents_manager.add_note_for_user(userId, noteid)</text:p>
      <text:p text:style-name="P89"><text:s text:c="12"/>return jsonify({"task": task, 'message': "Task fetched successfully"}), 200</text:p>
      <text:p text:style-name="P89"/>
      <text:p text:style-name="P89"><text:s text:c="4"/>except Exception as e:</text:p>
      <text:p text:style-name="P89"><text:s text:c="8"/>self.conn.rollback()</text:p>
      <text:p text:style-name="P89"><text:s text:c="8"/>print(f"An error occurred: {e}")</text:p>
      <text:p text:style-name="P89"><text:s text:c="8"/>return jsonify({'message': 'An error occurred', 'error': str(e)}), 500</text:p>
      <text:p text:style-name="P89"/>
      <text:p text:style-name="P89"><text:s text:c="4"/>finally:</text:p>
      <text:p text:style-name="P89"><text:s text:c="8"/>cur.close()</text:p>
      <text:p text:style-name="P89"/>
      <text:p text:style-name="P74">This function has little difference from the function shown in 3.1.2.4, apart from the tables. There are more tables associated with the Tasks type, so more tables and Common Table Expressions are used. But in the end, data is sent to the user in JSON format.</text:p>
      <text:list text:continue-numbering="true" text:style-name="L1">
        <text:list-item>
          <text:list>
            <text:list-item>
              <text:list>
                <text:list-item>
                  <text:p text:style-name="P216"><text:bookmark-start text:name="__RefHeading___Toc8712_529430363"/>modules/archive.py<text:bookmark-end text:name="__RefHeading___Toc8712_529430363"/></text:p>
                </text:list-item>
              </text:list>
            </text:list-item>
          </text:list>
        </text:list-item>
      </text:list>
      <text:p text:style-name="P52">Now I will pivot away from modules that <text:s/>are directly linked to <text:s/>a specific note type and continue talking about more general code. The Archive module helps complete the requirement of organization, as notes can be removed from their subsequent note page and placed into a storage without being deleted directly. This can be executed by using the archived property of the Notes table, which allows the application to filter out any notes that are not archived to display in corresponding sections. Meanwhile, all archived notes will be displayed on a separate page with options to permanently delete or restore the notes.</text:p>
      <text:list text:continue-numbering="true" text:style-name="L1">
        <text:list-item>
          <text:list>
            <text:list-item>
              <text:list>
                <text:list-item>
                  <text:list>
                    <text:list-item>
                      <text:p text:style-name="P216"><text:bookmark-start text:name="__RefHeading___Toc8710_529430363"/><text:soft-page-break/>Archive <text:span text:style-name="T160">and Restore</text:span><text:bookmark-end text:name="__RefHeading___Toc8710_529430363"/></text:p>
                    </text:list-item>
                  </text:list>
                </text:list-item>
              </text:list>
            </text:list-item>
          </text:list>
        </text:list-item>
      </text:list>
      <text:p text:style-name="P53">Due to this one property, the implementation is note type-agnostic, so there is no need to have a lot of cases concerning different note type-specific tables. This is because the Notes table contains the main information for any user-created note, regardless for its note type. The archiving function is called when a correct method calls the /archive API endpoint. The function just accesses the archived property of the Notes table and sets it to TRUE, subsequently removing the note from display anywhere else. Then, the connection commits and a success or error code is sent. A complete opposite SQL operation is performed when the note needs to be unarchived.<text:line-break/></text:p>
      <text:p text:style-name="P120"><text:s text:c="4"/>@app.route('/api/notes/archive', methods=['PUT'])</text:p>
      <text:p text:style-name="P120"><text:s text:c="4"/>@jwt_required()</text:p>
      <text:p text:style-name="P120"><text:s text:c="4"/>@token_required</text:p>
      <text:p text:style-name="P120"><text:s text:c="4"/>def archive():</text:p>
      <text:p text:style-name="P120"><text:s text:c="8"/>try:</text:p>
      <text:p text:style-name="P120"><text:s text:c="12"/>userId = g.userId</text:p>
      <text:p text:style-name="P120"><text:s text:c="12"/>cur = conn.cursor()</text:p>
      <text:p text:style-name="P120"><text:s text:c="12"/>data = request.get_json()</text:p>
      <text:p text:style-name="P120"><text:s text:c="12"/>note_id = data.get('noteId')</text:p>
      <text:p text:style-name="P120"/>
      <text:p text:style-name="P120"><text:s text:c="12"/>cur.execute(</text:p>
      <text:p text:style-name="P120"><text:s text:c="16"/>"UPDATE Notes SET archived = TRUE WHERE id = %s AND user_id = %s",</text:p>
      <text:p text:style-name="P120"><text:s text:c="16"/>(note_id, userId)</text:p>
      <text:p text:style-name="P120"><text:s text:c="12"/>)</text:p>
      <text:p text:style-name="P120"><text:s text:c="12"/>conn.commit()</text:p>
      <text:p text:style-name="P120"><text:s text:c="12"/>return jsonify({'message': 'Note archived successfully'}), 200</text:p>
      <text:p text:style-name="P120"><text:s text:c="8"/>except Exception as e:</text:p>
      <text:p text:style-name="P120"><text:s text:c="12"/>conn.rollback()</text:p>
      <text:p text:style-name="P120"><text:s text:c="12"/>raise</text:p>
      <text:p text:style-name="P120"><text:s text:c="8"/>finally:</text:p>
      <text:p text:style-name="P120"><text:s text:c="12"/>cur.close() <text:s text:c="4"/></text:p>
      <text:p text:style-name="P120">@app.route('/api/notes/restore', methods=['PUT'])</text:p>
      <text:p text:style-name="P120">@jwt_required()</text:p>
      <text:p text:style-name="P120">@token_required</text:p>
      <text:p text:style-name="P120"><text:s text:c="4"/>def restore():</text:p>
      <text:p text:style-name="P120"><text:s text:c="8"/>try:</text:p>
      <text:p text:style-name="P120"><text:s text:c="12"/>userId = g.userId</text:p>
      <text:p text:style-name="P120"><text:s text:c="12"/>cur = conn.cursor()</text:p>
      <text:p text:style-name="P120"><text:s text:c="12"/>data = request.get_json()</text:p>
      <text:p text:style-name="P120"><text:s text:c="12"/>note_id = data.get('noteId')</text:p>
      <text:p text:style-name="P120"><text:s text:c="12"/>cur.execute(</text:p>
      <text:p text:style-name="P120"><text:s text:c="16"/>"UPDATE Notes SET archived = FALSE WHERE id = %s AND user_id = %s",</text:p>
      <text:p text:style-name="P120"><text:soft-page-break/><text:s text:c="16"/>(note_id, userId)</text:p>
      <text:p text:style-name="P120"><text:s text:c="12"/>)</text:p>
      <text:p text:style-name="P120"><text:s text:c="12"/>conn.commit()</text:p>
      <text:p text:style-name="P120"><text:s text:c="12"/>return jsonify({'message': 'Note restored successfully'}), 200</text:p>
      <text:p text:style-name="P120"><text:s text:c="8"/>except Exception as e:</text:p>
      <text:p text:style-name="P120"><text:s text:c="12"/>conn.rollback()</text:p>
      <text:p text:style-name="P120"><text:s text:c="12"/>raise</text:p>
      <text:p text:style-name="P120"><text:s text:c="8"/>finally:</text:p>
      <text:p text:style-name="P120"><text:s text:c="12"/>cur.close()</text:p>
      <text:list text:continue-numbering="true" text:style-name="L1">
        <text:list-item>
          <text:list>
            <text:list-item>
              <text:list>
                <text:list-item>
                  <text:list>
                    <text:list-item>
                      <text:p text:style-name="P216"><text:bookmark-start text:name="__RefHeading___Toc8708_529430363"/>GetAll<text:bookmark-end text:name="__RefHeading___Toc8708_529430363"/></text:p>
                    </text:list-item>
                  </text:list>
                </text:list-item>
              </text:list>
            </text:list-item>
          </text:list>
        </text:list-item>
      </text:list>
      <text:p text:style-name="P53">The code, however, gets more complicated whenever the archived notes need to be retrieved. Since any note type can be archived, the function must work regardless for the note type.<text:line-break/><text:span text:style-name="T144"><text:line-break/> <text:s text:c="3"/>@app.route('/api/notes/archive', methods=['GET'])</text:span></text:p>
      <text:p text:style-name="P109"><text:s text:c="4"/>@jwt_required()</text:p>
      <text:p text:style-name="P109"><text:s text:c="4"/>@token_required</text:p>
      <text:p text:style-name="P109"><text:s text:c="4"/>def getAll():</text:p>
      <text:p text:style-name="P109"><text:s text:c="8"/>try:</text:p>
      <text:p text:style-name="P109"><text:s text:c="12"/>userId = g.userId</text:p>
      <text:p text:style-name="P109"><text:s text:c="12"/>page = request.args.get('pageParam', 1, type=int)</text:p>
      <text:p text:style-name="P109"><text:s text:c="12"/>per_page = request.args.get('per_page', 10, type=int)</text:p>
      <text:p text:style-name="P109"><text:s text:c="12"/>offset = (page - 1) * per_page</text:p>
      <text:p text:style-name="P109"/>
      <text:p text:style-name="P109"><text:s text:c="12"/>cur = conn.cursor(cursor_factory=psycopg2.extras.DictCursor)</text:p>
      <text:p text:style-name="P109"/>
      <text:p text:style-name="P109"><text:s text:c="12"/>cur.execute("""</text:p>
      <text:p text:style-name="P109"><text:s text:c="20"/>SELECT COUNT(DISTINCT n.id) AS total</text:p>
      <text:p text:style-name="P109"><text:s text:c="20"/>FROM Notes n</text:p>
      <text:p text:style-name="P109"><text:s text:c="20"/>WHERE n.user_id = %s AND n.archived = TRUE</text:p>
      <text:p text:style-name="P109"><text:s text:c="16"/>""", (userId,))</text:p>
      <text:p text:style-name="P109"><text:s text:c="12"/>total = cur.fetchone()['total']</text:p>
      <text:p text:style-name="P109"/>
      <text:p text:style-name="P109"><text:s text:c="12"/>cur.execute(</text:p>
      <text:p text:style-name="P109"><text:s text:c="16"/>"""</text:p>
      <text:p text:style-name="P109"><text:s text:c="16"/>SELECT n.id AS note_id, n.title, n.content, n.type,</text:p>
      <text:p text:style-name="P109"><text:s text:c="16"/>t.id AS tagid,</text:p>
      <text:p text:style-name="P109"><text:s text:c="16"/>t.name,</text:p>
      <text:p text:style-name="P109"><text:s text:c="16"/>t.color</text:p>
      <text:p text:style-name="P109"><text:s text:c="16"/>FROM Notes n</text:p>
      <text:p text:style-name="P109"><text:s text:c="16"/>LEFT JOIN NoteTags nt ON n.id = nt.note_id</text:p>
      <text:p text:style-name="P109"><text:s text:c="16"/>LEFT JOIN Tags t ON nt.tag_id = t.id</text:p>
      <text:p text:style-name="P109"><text:s text:c="16"/>WHERE n.user_id = %s AND n.archived = TRUE</text:p>
      <text:p text:style-name="P109"><text:s text:c="16"/>LIMIT %s OFFSET %s</text:p>
      <text:p text:style-name="P109"><text:soft-page-break/><text:s text:c="16"/>""",</text:p>
      <text:p text:style-name="P109"><text:s text:c="16"/>(userId, per_page + 1, offset) <text:s/># Fetch one more note than the limit</text:p>
      <text:p text:style-name="P109"><text:s text:c="12"/>)</text:p>
      <text:p text:style-name="P109"><text:s text:c="12"/>rows = cur.fetchall()</text:p>
      <text:p text:style-name="P109"><text:s text:c="12"/>if rows:</text:p>
      <text:p text:style-name="P109"><text:s text:c="16"/>notes = process_universal_notes(rows,cur)</text:p>
      <text:p text:style-name="P109"/>
      <text:p text:style-name="P109"><text:s text:c="12"/># Determine if there is a next page</text:p>
      <text:p text:style-name="P109"><text:s text:c="12"/>if len(notes) &gt; per_page:</text:p>
      <text:p text:style-name="P109"><text:s text:c="16"/>next_page = page + 1</text:p>
      <text:p text:style-name="P109"><text:s text:c="16"/>notes = notes[:per_page] <text:s/># Return only the number of notes requested</text:p>
      <text:p text:style-name="P109"><text:s text:c="12"/>else:</text:p>
      <text:p text:style-name="P109"><text:s text:c="16"/>next_page = None</text:p>
      <text:p text:style-name="P109"/>
      <text:p text:style-name="P109"><text:s text:c="12"/>return jsonify({'message': 'Archived notes retrieved successfully', 'data': notes, </text:p>
      <text:p text:style-name="P109"><text:s text:c="28"/>'pagination': {</text:p>
      <text:p text:style-name="P109"><text:s text:c="36"/>'total': total,</text:p>
      <text:p text:style-name="P109"><text:s text:c="36"/>'page': page,</text:p>
      <text:p text:style-name="P109"><text:s text:c="36"/>'perPage': per_page,</text:p>
      <text:p text:style-name="P109"><text:s text:c="36"/>'nextPage': next_page</text:p>
      <text:p text:style-name="P109"><text:s text:c="32"/>}}), 200</text:p>
      <text:p text:style-name="P109"><text:s text:c="8"/>except Exception as e:</text:p>
      <text:p text:style-name="P109"><text:s text:c="12"/>conn.rollback()</text:p>
      <text:p text:style-name="P109"><text:s text:c="12"/>raise</text:p>
      <text:p text:style-name="P109"><text:s text:c="8"/>finally:</text:p>
      <text:p text:style-name="P109"><text:s text:c="12"/>cur.close()</text:p>
      <text:p text:style-name="P75">Firstly, the user ID and the request arguments are retrieved in a type-safe manner. Then, other pagination parameters, such as the offset, are calculated. Then, the database cursor is created and the total number of archived notes is fetched for pagination purposes. After that, note information, such as its type, title, content and their tags are fetched from the Note and Tags tables. This more simplified implementation is used to avoid returning data of different structures for notes of different type. Since the user cannot open the note in the Archive section of the application, only data necessary to display the note and make a decision to restore or delete it will be returned. Finally, a utility function is used to process such universally applicable data is used (more about it later), and pagination values, along with the requested data composed into a JSON array is returned to the user, if there are no errors on the way.</text:p>
      <text:list text:continue-numbering="true" text:style-name="L1">
        <text:list-item>
          <text:list>
            <text:list-item>
              <text:list>
                <text:list-item>
                  <text:p text:style-name="P217"><text:bookmark-start text:name="__RefHeading___Toc8706_529430363"/>modules/tags.py<text:bookmark-end text:name="__RefHeading___Toc8706_529430363"/></text:p>
                </text:list-item>
              </text:list>
            </text:list-item>
          </text:list>
        </text:list-item>
      </text:list>
      <text:p text:style-name="P54">What differentiates tags from other notes is that apart from the CRUD functionality, there also should be a way to link the tags to other notes. For this, a link table NoteTags is used, which links tag IDs to corresponding note IDs. However, before we get to this functionality, let’s quickly go over creating, updating, retrieving and deleting tags.</text:p>
      <text:list text:continue-numbering="true" text:style-name="L1">
        <text:list-item>
          <text:list>
            <text:list-item>
              <text:list>
                <text:list-item>
                  <text:list>
                    <text:list-item>
                      <text:p text:style-name="P218"><text:bookmark-start text:name="__RefHeading___Toc8734_529430363"/><text:soft-page-break/>CRUD tags<text:bookmark-end text:name="__RefHeading___Toc8734_529430363"/></text:p>
                    </text:list-item>
                  </text:list>
                </text:list-item>
              </text:list>
            </text:list-item>
          </text:list>
        </text:list-item>
      </text:list>
      <text:p text:style-name="P115">#TAG MODULE</text:p>
      <text:p text:style-name="P115">from datetime import datetime</text:p>
      <text:p text:style-name="P115">from flask import Blueprint, g, jsonify, request</text:p>
      <text:p text:style-name="P115">from flask_jwt_extended import jwt_required</text:p>
      <text:p text:style-name="P115">import psycopg2.extras</text:p>
      <text:p text:style-name="P115"/>
      <text:p text:style-name="P115">import os</text:p>
      <text:p text:style-name="P115">import sys</text:p>
      <text:p text:style-name="P115">sys.path.append(os.path.abspath(os.path.join(os.path.dirname(__file__), os.path.pardir)))</text:p>
      <text:p text:style-name="P115">from utils.utils import merge_sort, token_required, verify_tag_ownership</text:p>
      <text:p text:style-name="P115">from formsValidation import TagSchema</text:p>
      <text:p text:style-name="P115"/>
      <text:p text:style-name="P135">Firstly, all modules from libraries like datetime, flask and psycopg2 are imported. Additionaly, any custom functions and schemas are imported from other modules.</text:p>
      <text:p text:style-name="P115"/>
      <text:p text:style-name="P115">def tag_routes(app, conn, model):</text:p>
      <text:p text:style-name="P115"/>
      <text:p text:style-name="P115"><text:s text:c="4"/>@app.route('/api/tags/create', methods=['POST'])</text:p>
      <text:p text:style-name="P115"><text:s text:c="4"/>@jwt_required()</text:p>
      <text:p text:style-name="P115"><text:s text:c="4"/>@token_required</text:p>
      <text:p text:style-name="P115"><text:s text:c="4"/>def create_tag():</text:p>
      <text:p text:style-name="P115"><text:s text:c="8"/>cur = None</text:p>
      <text:p text:style-name="P115"><text:s text:c="8"/>try:</text:p>
      <text:p text:style-name="P115"><text:s text:c="12"/>userId = g.userId</text:p>
      <text:p text:style-name="P115"><text:s text:c="12"/>tag_schema = TagSchema()</text:p>
      <text:p text:style-name="P115"><text:s text:c="12"/>data = tag_schema.load(request.get_json()) #Deserialize the incoming data</text:p>
      <text:p text:style-name="P115"><text:s text:c="12"/>tag_name = data['name']</text:p>
      <text:p text:style-name="P115"><text:s text:c="12"/>tag_color = data['color']</text:p>
      <text:p text:style-name="P115"/>
      <text:p text:style-name="P115"><text:s text:c="12"/>cur = conn.cursor() # Create a cursor object</text:p>
      <text:p text:style-name="P115"><text:s text:c="12"/>cur.execute(</text:p>
      <text:p text:style-name="P115"><text:s text:c="16"/>"INSERT INTO Tags (name, color, user_id) VALUES (%s, %s, %s) RETURNING id",</text:p>
      <text:p text:style-name="P115"><text:s text:c="16"/>(tag_name, tag_color, userId)</text:p>
      <text:p text:style-name="P115"><text:s text:c="12"/>)</text:p>
      <text:p text:style-name="P115"><text:s text:c="12"/>tag_id = cur.fetchone()[0]</text:p>
      <text:p text:style-name="P115"/>
      <text:p text:style-name="P115"><text:s text:c="12"/>conn.commit() # Commit the transaction</text:p>
      <text:p text:style-name="P115"><text:s text:c="12"/>return jsonify({'message': 'Tag created successfully', 'data': {'id': tag_id}}), 200</text:p>
      <text:p text:style-name="P115"><text:s text:c="8"/>except Exception as error:</text:p>
      <text:p text:style-name="P115"><text:s text:c="12"/>if conn:</text:p>
      <text:p text:style-name="P115"><text:s text:c="16"/>conn.rollback()</text:p>
      <text:p text:style-name="P115"><text:s text:c="12"/>print('Error during transaction', error)</text:p>
      <text:p text:style-name="P115"><text:s text:c="12"/>return jsonify({'message': 'Failed to create tag'}), 500</text:p>
      <text:p text:style-name="P115"><text:s text:c="8"/>finally:</text:p>
      <text:p text:style-name="P115"><text:soft-page-break/><text:s text:c="12"/>if cur:</text:p>
      <text:p text:style-name="P115"><text:s text:c="16"/>cur.close()</text:p>
      <text:p text:style-name="P82">Tag creation is similar to creating any other notes: data is retrieved from the request, broken down, validated. Then, a <text:s/>cursor object is created which connects to the database and performs an INSERT operation to insert the tag data, such as its name, HEX color code and the ID of the user it belonds to. Finally, connection is committed and the generated ID of the tag is returned with a success or error code.</text:p>
      <text:p text:style-name="P115"><text:s text:c="4"/>@app.route('/api/tags/', methods=['GET'])</text:p>
      <text:p text:style-name="P115"><text:s text:c="4"/>@jwt_required()</text:p>
      <text:p text:style-name="P115"><text:s text:c="4"/>@token_required</text:p>
      <text:p text:style-name="P115"><text:s text:c="4"/>def getAll_tags():</text:p>
      <text:p text:style-name="P115"><text:s text:c="8"/>try:</text:p>
      <text:p text:style-name="P115"><text:s text:c="12"/>userId = g.userId # Get the user id from the g object</text:p>
      <text:p text:style-name="P115"><text:s text:c="12"/>with conn:</text:p>
      <text:p text:style-name="P115"><text:s text:c="16"/>with conn.cursor(cursor_factory=psycopg2.extras.DictCursor) as cur: # Create a cursor object</text:p>
      <text:p text:style-name="P115"><text:s text:c="20"/>cur.execute(</text:p>
      <text:p text:style-name="P115"><text:s text:c="24"/>"SELECT id AS tagid, name, color FROM Tags WHERE user_id = %s", # Query to fetch all tags</text:p>
      <text:p text:style-name="P115"><text:s text:c="24"/>(userId,)</text:p>
      <text:p text:style-name="P115"><text:s text:c="20"/>)</text:p>
      <text:p text:style-name="P115"><text:s text:c="20"/>rows = cur.fetchall()</text:p>
      <text:p text:style-name="P115"><text:s text:c="20"/>sorted_tags = merge_sort(rows, key=lambda tag: tag['name']) #Mergesort to sort tags by name</text:p>
      <text:p text:style-name="P115"><text:s text:c="20"/>tags = [{'tagid':tag['tagid'], 'name': tag['name'], 'color': tag['color']} for tag in sorted_tags]</text:p>
      <text:p text:style-name="P115"/>
      <text:p text:style-name="P115"><text:s text:c="12"/>return jsonify({'message': 'Tags fetched successfully', 'data': tags}), 200</text:p>
      <text:p text:style-name="P115"><text:s text:c="8"/>except Exception as e:</text:p>
      <text:p text:style-name="P115"><text:s text:c="12"/>return jsonify({'message': 'Failed to fetch tags'}), 500</text:p>
      <text:p text:style-name="P115"/>
      <text:p text:style-name="P134">This function is used on the Tags page to show the user all the tags they own, regardless of the notes they are connected to. Here, I used a mergesort (will be talked about in the utilities module) to quickly sort through the tags that were returned by the query. Finally, inline iteration is used to create an array of dictionaries of tags, which are returned along an appropriate code.</text:p>
      <text:p text:style-name="P115"><text:s text:c="4"/>@app.route('/api/tags/&lt;int:note_id&gt;', methods=['GET'])</text:p>
      <text:p text:style-name="P115"><text:s text:c="4"/>@jwt_required()</text:p>
      <text:p text:style-name="P115"><text:s text:c="4"/>@token_required</text:p>
      <text:p text:style-name="P115"><text:s text:c="4"/>def getTags():</text:p>
      <text:p text:style-name="P115"><text:s text:c="8"/>try:</text:p>
      <text:p text:style-name="P115"><text:s text:c="12"/>userId = g. userId</text:p>
      <text:p text:style-name="P115"/>
      <text:p text:style-name="P115"><text:s text:c="12"/>cur = conn.cursor(cursorclass=psycopg2.extras.DictCursor) # Create a cursor object</text:p>
      <text:p text:style-name="P115"/>
      <text:p text:style-name="P115"><text:s text:c="12"/>note_id = request.args.get('note_id')</text:p>
      <text:p text:style-name="P115"><text:soft-page-break/><text:s text:c="12"/>cur.execute(</text:p>
      <text:p text:style-name="P115"><text:s text:c="16"/>"SELECT t.id AS t.tagid, t.name, t.color FROM Tags t JOIN NoteTags nt ON t.id = nt.tag_id WHERE nt.note_id = %s AND t.user_id = %s",</text:p>
      <text:p text:style-name="P115"><text:s text:c="16"/>(note_id, userId)</text:p>
      <text:p text:style-name="P115"><text:s text:c="12"/>)</text:p>
      <text:p text:style-name="P115"><text:s text:c="12"/>tags = cur.fetchall()</text:p>
      <text:p text:style-name="P115"><text:s text:c="12"/>conn.commit() # Commit the transaction</text:p>
      <text:p text:style-name="P115"><text:s text:c="12"/>return jsonify({'message': 'Tags fetched successfully', 'data': tags}), 200</text:p>
      <text:p text:style-name="P115"><text:s text:c="8"/>except Exception as e:</text:p>
      <text:p text:style-name="P115"><text:s text:c="12"/>conn.rollback()</text:p>
      <text:p text:style-name="P115"><text:s text:c="12"/>raise</text:p>
      <text:p text:style-name="P115"><text:s text:c="8"/>finally:</text:p>
      <text:p text:style-name="P115"><text:s text:c="12"/>cur.close()</text:p>
      <text:p text:style-name="P115"/>
      <text:p text:style-name="P136">The getTags() function returns an array of tags that correspond to a specific note. The cursor joins Tags and NoteTags to only return tags that have the note id that was sent as arguments of the request. The retrieved tags are formed into an array and returned to the frontend.</text:p>
      <text:p text:style-name="P115"/>
      <text:p text:style-name="P115"><text:s text:c="4"/>@app.route('/api/tags/edit', methods=['PUT'])</text:p>
      <text:p text:style-name="P115"><text:s text:c="4"/>@jwt_required()</text:p>
      <text:p text:style-name="P115"><text:s text:c="4"/>@token_required</text:p>
      <text:p text:style-name="P115"><text:s text:c="4"/>def editTag():</text:p>
      <text:p text:style-name="P115"><text:s text:c="8"/>cur = None</text:p>
      <text:p text:style-name="P115"><text:s text:c="8"/>try:</text:p>
      <text:p text:style-name="P115"><text:s text:c="12"/>tag_schema = TagSchema()</text:p>
      <text:p text:style-name="P115"><text:s text:c="12"/>userId = g.userId</text:p>
      <text:p text:style-name="P115"><text:s text:c="12"/>data = tag_schema.load(request.get_json()) # Deserialize the incoming data</text:p>
      <text:p text:style-name="P115"><text:s text:c="12"/>tag_id = str(data['tagid'])</text:p>
      <text:p text:style-name="P115"><text:s text:c="12"/>name = data['name']</text:p>
      <text:p text:style-name="P115"><text:s text:c="12"/>color = data['color']</text:p>
      <text:p text:style-name="P115"><text:s text:c="12"/>cur = conn.cursor(cursor_factory=psycopg2.extras.DictCursor)# Create a cursor object</text:p>
      <text:p text:style-name="P115"><text:s text:c="12"/>if verify_tag_ownership(userId, tag_id, cur) is False: <text:s/># Check if the user has permission to update the tag</text:p>
      <text:p text:style-name="P115"><text:s text:c="16"/>return jsonify({'message': 'You do not have permission to update this tag'}), 403</text:p>
      <text:p text:style-name="P115"/>
      <text:p text:style-name="P115"><text:s text:c="12"/>cur.execute(</text:p>
      <text:p text:style-name="P115"><text:s text:c="16"/>"UPDATE Tags SET name = %s, color = %s WHERE id = %s", (name, color, tag_id),</text:p>
      <text:p text:style-name="P115"><text:s text:c="12"/>)</text:p>
      <text:p text:style-name="P115"><text:s text:c="12"/>conn.commit()</text:p>
      <text:p text:style-name="P115"><text:s text:c="12"/>return jsonify({'message': 'Tag updated successfully', 'data': None}), 200</text:p>
      <text:p text:style-name="P115"><text:s text:c="8"/>except Exception as e:</text:p>
      <text:p text:style-name="P115"><text:s text:c="12"/>if cur is not None:</text:p>
      <text:p text:style-name="P115"><text:soft-page-break/><text:s text:c="16"/>conn.rollback()</text:p>
      <text:p text:style-name="P115"><text:s text:c="12"/>return jsonify({'message': 'An error occurred', 'error': str(e)}), 500</text:p>
      <text:p text:style-name="P115"><text:s text:c="8"/>finally:</text:p>
      <text:p text:style-name="P115"><text:s text:c="12"/>if cur is not None:</text:p>
      <text:p text:style-name="P115"><text:s text:c="16"/>cur.close()</text:p>
      <text:p text:style-name="P115"/>
      <text:p text:style-name="P136">To edit the tag, apart from the deserialization, creation of cursor objects and other techniques like error handling, a function is used to validate that the tag indeed belongs to the user.</text:p>
      <text:p text:style-name="P115"><text:s text:c="4"/>@app.route('/api/tags/delete', methods=['PUT'])</text:p>
      <text:p text:style-name="P115"><text:s text:c="4"/>@jwt_required()</text:p>
      <text:p text:style-name="P115"><text:s text:c="4"/>@token_required</text:p>
      <text:p text:style-name="P115"><text:s text:c="4"/>def deleteTag():</text:p>
      <text:p text:style-name="P115"><text:s text:c="8"/>try:</text:p>
      <text:p text:style-name="P115"><text:s text:c="12"/>userId = g.userId</text:p>
      <text:p text:style-name="P115"/>
      <text:p text:style-name="P115"><text:s text:c="12"/>cur = conn.cursor()</text:p>
      <text:p text:style-name="P115"><text:s text:c="12"/>data = request.get_json() # Deserialize the incoming data</text:p>
      <text:p text:style-name="P115"><text:s text:c="12"/>tag_id = data['tagid']</text:p>
      <text:p text:style-name="P115"/>
      <text:p text:style-name="P115"><text:s text:c="12"/>if not verify_tag_ownership(userId, tag_id, cur):</text:p>
      <text:p text:style-name="P115"><text:s text:c="16"/>return jsonify({'message': 'You do not have permission to update this tag'}), 403</text:p>
      <text:p text:style-name="P115"/>
      <text:p text:style-name="P115"><text:s text:c="12"/># Perform deletion operations</text:p>
      <text:p text:style-name="P115"><text:s text:c="12"/>cur.execute("DELETE FROM Tags WHERE id = %s AND user_id = %s", (tag_id, userId))</text:p>
      <text:p text:style-name="P115"><text:s text:c="12"/>cur.execute("DELETE FROM NoteTags WHERE tag_id = %s", (tag_id,))</text:p>
      <text:p text:style-name="P115"><text:s text:c="12"/>conn.commit()</text:p>
      <text:p text:style-name="P115"/>
      <text:p text:style-name="P115"><text:s text:c="12"/>return jsonify({'message': 'Tag deleted successfully', 'data': None}), 200</text:p>
      <text:p text:style-name="P115"><text:s text:c="8"/>except Exception as e:</text:p>
      <text:p text:style-name="P115"><text:s text:c="12"/>conn.rollback()</text:p>
      <text:p text:style-name="P115"><text:s text:c="12"/>raise</text:p>
      <text:p text:style-name="P115"><text:s text:c="8"/>finally:</text:p>
      <text:p text:style-name="P115"><text:s text:c="12"/>cur.close()</text:p>
      <text:p text:style-name="P115"/>
      <text:p text:style-name="P134">Finally, deleting tags ensures that the tag belongs to a user and that all the note-tag relationships are also deleted from the NoteTags table.</text:p>
      <text:list text:continue-numbering="true" text:style-name="L1">
        <text:list-item>
          <text:list>
            <text:list-item>
              <text:list>
                <text:list-item>
                  <text:list>
                    <text:list-item>
                      <text:p text:style-name="P218"><text:bookmark-start text:name="__RefHeading___Toc8732_529430363"/>Linking Tags<text:bookmark-end text:name="__RefHeading___Toc8732_529430363"/></text:p>
                    </text:list-item>
                  </text:list>
                </text:list-item>
              </text:list>
            </text:list-item>
          </text:list>
        </text:list-item>
      </text:list>
      <text:p text:style-name="P110"><text:s text:c="4"/>@app.route('/api/tags/add', methods=['POST'])</text:p>
      <text:p text:style-name="P110"><text:s text:c="4"/>@jwt_required()</text:p>
      <text:p text:style-name="P110"><text:s text:c="4"/>@token_required</text:p>
      <text:p text:style-name="P110"><text:s text:c="4"/>def addTag():</text:p>
      <text:p text:style-name="P110"><text:s text:c="8"/>try:</text:p>
      <text:p text:style-name="P110"><text:s text:c="12"/>userId = g. userId</text:p>
      <text:p text:style-name="P110"><text:s text:c="12"/>cur = conn.cursor()</text:p>
      <text:p text:style-name="P110"><text:soft-page-break/><text:s text:c="12"/>data = request.get_json() # Deserialize the incoming data</text:p>
      <text:p text:style-name="P110"><text:s text:c="12"/>note_id = data['note_id']</text:p>
      <text:p text:style-name="P110"><text:s text:c="12"/>tag_id = data['tagid']</text:p>
      <text:p text:style-name="P110"><text:s text:c="12"/>if verify_tag_ownership(userId, tag_id, cur) is False: # Check if the user has permission to update the tag</text:p>
      <text:p text:style-name="P110"><text:s text:c="16"/>return jsonify({'message': 'You do not have permission to update this tag'}), 403</text:p>
      <text:p text:style-name="P110"/>
      <text:p text:style-name="P110"><text:s text:c="12"/>cur.execute (</text:p>
      <text:p text:style-name="P110"><text:s text:c="16"/>"INSERT INTO NoteTags (note_id, tag_id) VALUES (%s, %s)", (note_id, tag_id),</text:p>
      <text:p text:style-name="P110"><text:s text:c="12"/>)</text:p>
      <text:p text:style-name="P110"><text:s text:c="12"/>conn.commit() # Commit the transaction</text:p>
      <text:p text:style-name="P110"><text:s text:c="12"/>cur.close()</text:p>
      <text:p text:style-name="P110"><text:s text:c="12"/>return jsonify({'message': 'Tag added successfully', 'data': None}), 200</text:p>
      <text:p text:style-name="P110"><text:s text:c="8"/>except Exception as e:</text:p>
      <text:p text:style-name="P110"><text:s text:c="12"/>conn.rollback()</text:p>
      <text:p text:style-name="P110"><text:s text:c="12"/>cur.close()</text:p>
      <text:p text:style-name="P110"><text:s text:c="12"/>raise</text:p>
      <text:p text:style-name="P110"/>
      <text:p text:style-name="P134">Linking tags does not even require editing the Tags table, as everything is done in the NoteTags table before verifying that the tags belong to the user trying to link them. No data needs to be sent to the user.</text:p>
      <text:list xml:id="list194038458815373" text:continue-numbering="true" text:style-name="L1">
        <text:list-item>
          <text:list>
            <text:list-item>
              <text:list>
                <text:list-item>
                  <text:p text:style-name="P219"><text:bookmark-start text:name="__RefHeading___Toc8730_529430363"/>Widget-related modules<text:bookmark-end text:name="__RefHeading___Toc8730_529430363"/></text:p>
                  <text:list>
                    <text:list-item>
                      <text:p text:style-name="P219"><text:bookmark-start text:name="__RefHeading___Toc11647_2646048504"/>models/widget.py<text:bookmark-end text:name="__RefHeading___Toc11647_2646048504"/></text:p>
                    </text:list-item>
                  </text:list>
                </text:list-item>
              </text:list>
            </text:list-item>
          </text:list>
        </text:list-item>
      </text:list>
      <text:p text:style-name="P111">from abc import ABC, abstractmethod</text:p>
      <text:p text:style-name="P111">from dataclasses import dataclass</text:p>
      <text:p text:style-name="P111">from typing import Dict</text:p>
      <text:p text:style-name="P111"/>
      <text:p text:style-name="P111"/>
      <text:p text:style-name="P111">@dataclass</text:p>
      <text:p text:style-name="P111">class WidgetData:</text:p>
      <text:p text:style-name="P111"><text:s text:c="4"/>id: int</text:p>
      <text:p text:style-name="P111"><text:s text:c="4"/>widget_id: str</text:p>
      <text:p text:style-name="P111"><text:s text:c="4"/>title: str</text:p>
      <text:p text:style-name="P111"><text:s text:c="4"/>data_source_type: str</text:p>
      <text:p text:style-name="P111"><text:s text:c="4"/>data_source_id: str</text:p>
      <text:p text:style-name="P111"><text:s text:c="4"/>configuration: Dict</text:p>
      <text:p text:style-name="P111"><text:s text:c="4"/>source_data: Dict = None</text:p>
      <text:p text:style-name="P111"/>
      <text:p text:style-name="P111">class Widget(ABC):</text:p>
      <text:p text:style-name="P111"><text:s text:c="4"/>@abstractmethod</text:p>
      <text:p text:style-name="P111"><text:s text:c="4"/>def get_source_data(self, cur, user_id):</text:p>
      <text:p text:style-name="P111"><text:s text:c="8"/>pass</text:p>
      <text:p text:style-name="P111"/>
      <text:p text:style-name="P111">class NumberWidget(Widget):</text:p>
      <text:p text:style-name="P111"><text:soft-page-break/><text:s text:c="4"/>def get_source_data(self, cur, user_id):</text:p>
      <text:p text:style-name="P111"><text:s text:c="8"/>cur.execute('SELECT streak FROM habits WHERE note_id = %s', (self.data_source_id,))</text:p>
      <text:p text:style-name="P111"><text:s text:c="8"/>streak = cur.fetchone()</text:p>
      <text:p text:style-name="P111"><text:s text:c="8"/>return {'streak': streak[0] if streak else 0}</text:p>
      <text:p text:style-name="P111"/>
      <text:p text:style-name="P111">class ChartWidget(Widget):</text:p>
      <text:p text:style-name="P111"><text:s text:c="4"/>def get_source_data(self, cur, user_id):</text:p>
      <text:p text:style-name="P111"><text:s text:c="8"/>source_mapping = {</text:p>
      <text:p text:style-name="P111"><text:s text:c="12"/>'task': ('tasks', 'completion_timestamp'),</text:p>
      <text:p text:style-name="P111"><text:s text:c="12"/>'habit': ('habitcompletion', 'completion_date'),</text:p>
      <text:p text:style-name="P111"><text:s text:c="12"/>'goal': ('goals', 'completion_timestamp')</text:p>
      <text:p text:style-name="P111"><text:s text:c="8"/>}</text:p>
      <text:p text:style-name="P111"/>
      <text:p text:style-name="P111"><text:s text:c="8"/>if self.data_source_type not in source_mapping:</text:p>
      <text:p text:style-name="P111"><text:s text:c="12"/>return {}</text:p>
      <text:p text:style-name="P111"/>
      <text:p text:style-name="P111"><text:s text:c="8"/>table, date_column = source_mapping[self.data_source_type]</text:p>
      <text:p text:style-name="P111"/>
      <text:p text:style-name="P111"><text:s text:c="8"/>cur.execute("""</text:p>
      <text:p text:style-name="P111"><text:s text:c="12"/>SELECT DATE_TRUNC('month', t.{}) as month, COUNT(*) as count</text:p>
      <text:p text:style-name="P111"><text:s text:c="12"/>FROM {} t</text:p>
      <text:p text:style-name="P111"><text:s text:c="12"/>JOIN notes n ON t.note_id = n.id</text:p>
      <text:p text:style-name="P111"><text:s text:c="12"/>WHERE n.user_id = %s</text:p>
      <text:p text:style-name="P111"><text:s text:c="12"/>AND t.{} &gt;= NOW() - INTERVAL '6 months'</text:p>
      <text:p text:style-name="P111"><text:s text:c="12"/>GROUP BY month</text:p>
      <text:p text:style-name="P111"><text:s text:c="12"/>ORDER BY month DESC</text:p>
      <text:p text:style-name="P111"><text:s text:c="8"/>""".format(date_column, table, date_column), (user_id,))</text:p>
      <text:p text:style-name="P111"/>
      <text:p text:style-name="P111"><text:s text:c="8"/>return {'monthly_data': cur.fetchall()}</text:p>
      <text:p text:style-name="P111"/>
      <text:p text:style-name="P111">class ProgressWidget(Widget):</text:p>
      <text:p text:style-name="P111"><text:s text:c="4"/>def get_source_data(self, cur, user_id):</text:p>
      <text:p text:style-name="P111"><text:s text:c="8"/># Get total and completed milestones for a goal</text:p>
      <text:p text:style-name="P111"><text:s text:c="8"/>cur.execute("""</text:p>
      <text:p text:style-name="P111"><text:s text:c="12"/>SELECT</text:p>
      <text:p text:style-name="P111"><text:s text:c="16"/>COUNT(*) as total_milestones,</text:p>
      <text:p text:style-name="P111"><text:s text:c="16"/>SUM(CASE WHEN completed = TRUE THEN 1 ELSE 0 END) as completed_milestones</text:p>
      <text:p text:style-name="P111"><text:s text:c="12"/>FROM milestones m</text:p>
      <text:p text:style-name="P111"><text:s text:c="12"/>JOIN goals g ON m.goal_id = g.id</text:p>
      <text:p text:style-name="P111"><text:s text:c="12"/>WHERE g.note_id = %s</text:p>
      <text:p text:style-name="P111"><text:s text:c="8"/>""", (self.data_source_id,))</text:p>
      <text:p text:style-name="P111"/>
      <text:p text:style-name="P111"><text:s text:c="8"/>result = cur.fetchone()</text:p>
      <text:p text:style-name="P111"><text:s text:c="8"/>if not result:</text:p>
      <text:p text:style-name="P111"><text:s text:c="12"/>return {'total_milestones': 0, 'completed_milestones': 0}</text:p>
      <text:p text:style-name="P111"/>
      <text:p text:style-name="P111"><text:s text:c="8"/>return {</text:p>
      <text:p text:style-name="P111"><text:s text:c="12"/>'total_milestones': result[0],</text:p>
      <text:p text:style-name="P111"><text:soft-page-break/><text:s text:c="12"/>'completed_milestones': result[1] or 0</text:p>
      <text:p text:style-name="P111"><text:s text:c="8"/>}</text:p>
      <text:p text:style-name="P111"/>
      <text:p text:style-name="P111">class HabitWeekWidget(Widget):</text:p>
      <text:p text:style-name="P111"><text:s text:c="4"/>def get_source_data(self, cur, user_id):</text:p>
      <text:p text:style-name="P111"><text:s text:c="8"/># Get last 7 days of habit completions</text:p>
      <text:p text:style-name="P111"><text:s text:c="8"/>cur.execute("""</text:p>
      <text:p text:style-name="P111"><text:s text:c="12"/>SELECT completion_date::date</text:p>
      <text:p text:style-name="P111"><text:s text:c="12"/>FROM habitcompletion</text:p>
      <text:p text:style-name="P111"><text:s text:c="12"/>WHERE habit_id = %s</text:p>
      <text:p text:style-name="P111"><text:s text:c="12"/>AND completion_date &gt;= NOW() - INTERVAL '7 days'</text:p>
      <text:p text:style-name="P111"><text:s text:c="12"/>ORDER BY completion_date DESC</text:p>
      <text:p text:style-name="P111"><text:s text:c="8"/>""", (self.data_source_id,))</text:p>
      <text:p text:style-name="P111"/>
      <text:p text:style-name="P111"><text:s text:c="8"/>completions = {row[0] for row in cur.fetchall()}</text:p>
      <text:p text:style-name="P111"/>
      <text:p text:style-name="P111"><text:s text:c="8"/># Create boolean array for last 7 days</text:p>
      <text:p text:style-name="P111"><text:s text:c="8"/>today = datetime.now().date()</text:p>
      <text:p text:style-name="P111"><text:s text:c="8"/>weekly_completions = [</text:p>
      <text:p text:style-name="P111"><text:s text:c="12"/>(today - timedelta(days=i)) in completions</text:p>
      <text:p text:style-name="P111"><text:s text:c="12"/>for i in range(7)</text:p>
      <text:p text:style-name="P111"><text:s text:c="8"/>]</text:p>
      <text:p text:style-name="P111"/>
      <text:p text:style-name="P111"><text:s text:c="8"/>return {'weekly_completions': weekly_completions}</text:p>
      <text:p text:style-name="P111"/>
      <text:p text:style-name="P111">def create_widget(widget_type):</text:p>
      <text:p text:style-name="P111"><text:s text:c="4"/>"""Factory method to create appropriate widget instance"""</text:p>
      <text:p text:style-name="P111"><text:s text:c="4"/>widget_types = {</text:p>
      <text:p text:style-name="P111"><text:s text:c="8"/>'Number': NumberWidget,</text:p>
      <text:p text:style-name="P111"><text:s text:c="8"/>'Chart': ChartWidget,</text:p>
      <text:p text:style-name="P111"><text:s text:c="8"/>'Progress': ProgressWidget,</text:p>
      <text:p text:style-name="P111"><text:s text:c="8"/>'HabitWeek': HabitWeekWidget</text:p>
      <text:p text:style-name="P111"><text:s text:c="4"/>}</text:p>
      <text:p text:style-name="P111"><text:s text:c="4"/>return widget_types.get(widget_type, Widget)()</text:p>
      <text:p text:style-name="P111"/>
      <text:p text:style-name="Text_20_body"><text:span text:style-name="T161">Since there are several predetermined widget types we need to first define</text:span> define the data structures and abstract base class for widgets <text:span text:style-name="T161">to make the subsequent creation of other widget types easier. The base class for a widget will look as follows:</text:span></text:p>
      <text:list text:style-name="L33">
        <text:list-header>
          <text:p text:style-name="P385"><text:span text:style-name="Source_20_Text"><text:span text:style-name="T147">WidgetData:</text:span></text:span></text:p>
          <text:list>
            <text:list-item>
              <text:p text:style-name="P386"><text:span text:style-name="Source_20_Text"><text:span text:style-name="T144">id</text:span></text:span><text:span text:style-name="T144">: </text:span><text:span text:style-name="T145">A UUID type ID for a widget</text:span><text:span text:style-name="T144"> </text:span></text:p>
            </text:list-item>
            <text:list-item>
              <text:p text:style-name="P386"><text:span text:style-name="Source_20_Text"><text:span text:style-name="T144">widget_id</text:span></text:span><text:span text:style-name="T144">: </text:span><text:span text:style-name="T145">The type of the widget (“task”, “chart”, etc.)</text:span></text:p>
            </text:list-item>
            <text:list-item>
              <text:p text:style-name="P386"><text:span text:style-name="Source_20_Text"><text:span text:style-name="T144">title</text:span></text:span><text:span text:style-name="T144">: Title of the widget. </text:span></text:p>
            </text:list-item>
            <text:list-item>
              <text:p text:style-name="P386"><text:span text:style-name="Source_20_Text"><text:span text:style-name="T144">data_source_type</text:span></text:span><text:span text:style-name="T144">: Type of data source for the widget ("task", "habit", "goal"). </text:span></text:p>
            </text:list-item>
            <text:list-item>
              <text:p text:style-name="P386"><text:span text:style-name="Source_20_Text"><text:span text:style-name="T144">data_source_id</text:span></text:span><text:span text:style-name="T144">: Identifier of the specific data source (</text:span><text:span text:style-name="T145">such as</text:span><text:span text:style-name="T144"> the ID of a specific task).</text:span></text:p>
            </text:list-item>
            <text:list-item>
              <text:p text:style-name="P386"><text:span text:style-name="Source_20_Text"><text:span text:style-name="T144">configuration</text:span></text:span><text:span text:style-name="T144">: Dictionary containing widget-specific configuration options </text:span><text:span text:style-name="T145">like its location</text:span><text:span text:style-name="T144">. </text:span></text:p>
            </text:list-item>
            <text:list-item>
              <text:p text:style-name="P386"><text:soft-page-break/><text:span text:style-name="Source_20_Text"><text:span text:style-name="T144">source_data</text:span></text:span><text:span text:style-name="T144">: Dictionary containing the actual data fetched from the data source. Initially </text:span><text:span text:style-name="Source_20_Text"><text:span text:style-name="T144">None</text:span></text:span><text:span text:style-name="T144">, it's populated by the </text:span><text:span text:style-name="Source_20_Text"><text:span text:style-name="T144">get_source_data</text:span></text:span><text:span text:style-name="T144"> method. </text:span></text:p>
            </text:list-item>
          </text:list>
        </text:list-header>
      </text:list>
      <text:p text:style-name="P147">The base Widget class has the following methods:</text:p>
      <text:list text:continue-numbering="true" text:style-name="L33">
        <text:list-item>
          <text:p text:style-name="P386"><text:span text:style-name="Source_20_Text"><text:span text:style-name="T94">get_source_data(</text:span></text:span><text:span text:style-name="T94">): This method is </text:span><text:span text:style-name="T121">made</text:span><text:span text:style-name="T94"> to be overridden by </text:span><text:span text:style-name="T121">actual</text:span><text:span text:style-name="T94"> widget classes. </text:span><text:span text:style-name="T121">It will be responsible for fetching widget source data from the database</text:span></text:p>
          <text:p text:style-name="P386"><text:span text:style-name="T121"/></text:p>
        </text:list-item>
      </text:list>
      <text:p text:style-name="P55">Next, come the predetermined widget types:</text:p>
      <text:list text:continue-numbering="true" text:style-name="L33">
        <text:list-item>
          <text:p text:style-name="P385"><text:span text:style-name="Strong_20_Emphasis"><text:span text:style-name="Source_20_Text"><text:span text:style-name="T94">NumberWidget</text:span></text:span></text:span><text:span text:style-name="Strong_20_Emphasis"><text:span text:style-name="T94">:</text:span></text:span><text:span text:style-name="T94"> </text:span><text:span text:style-name="T122">W</text:span><text:span text:style-name="T94">idget class for displaying a single number, </text:span><text:span text:style-name="T121">such as a habit streak. Here, get_source_data() is overwritten with appropriate SQL queries for this widget type</text:span></text:p>
        </text:list-item>
        <text:list-item>
          <text:p text:style-name="P385"><text:span text:style-name="Strong_20_Emphasis"><text:span text:style-name="Source_20_Text"><text:span text:style-name="T94">ChartWidget</text:span></text:span></text:span><text:span text:style-name="Strong_20_Emphasis"><text:span text:style-name="T94">:</text:span></text:span><text:span text:style-name="T94"> </text:span><text:span text:style-name="T122">This widget f</text:span><text:span text:style-name="T94">etches data for a chart based on the </text:span><text:span text:style-name="Source_20_Text"><text:span text:style-name="T94">data_source_type</text:span></text:span><text:span text:style-name="T94"> (task, habit, or goal). It queries the appropriate table (</text:span><text:span text:style-name="Source_20_Text"><text:span text:style-name="T94">tasks</text:span></text:span><text:span text:style-name="T94">, </text:span><text:span text:style-name="Source_20_Text"><text:span text:style-name="T94">habitcompletion</text:span></text:span><text:span text:style-name="T94">, or </text:span><text:span text:style-name="Source_20_Text"><text:span text:style-name="T94">goals</text:span></text:span><text:span text:style-name="T94">) and aggregates the data by month for the last six months. It joins with the </text:span><text:span text:style-name="Source_20_Text"><text:span text:style-name="T94">notes</text:span></text:span><text:span text:style-name="T94"> table to filter by </text:span><text:span text:style-name="Source_20_Text"><text:span text:style-name="T94">user id</text:span></text:span><text:span text:style-name="T94">. The </text:span><text:span text:style-name="Source_20_Text"><text:span text:style-name="T94">source_mapping</text:span></text:span><text:span text:style-name="T94"> dictionary helps map the </text:span><text:span text:style-name="Source_20_Text"><text:span text:style-name="T94">data_source_type</text:span></text:span><text:span text:style-name="T94"> to the correct table and date column </text:span><text:span text:style-name="T122">names</text:span><text:span text:style-name="T94">.</text:span> </text:p>
        </text:list-item>
        <text:list-item>
          <text:p text:style-name="P385"><text:span text:style-name="T94">The </text:span><text:span text:style-name="Source_20_Text"><text:span text:style-name="T123">ProgressWidget</text:span></text:span><text:span text:style-name="T123"> </text:span><text:span text:style-name="T94">class, </text:span><text:span text:style-name="T122">is made to provide </text:span><text:span text:style-name="T94">data for a progress display, </text:span><text:span text:style-name="T122">which would visualise completion of a goal.</text:span><text:span text:style-name="T94"> Its </text:span><text:span text:style-name="Source_20_Text"><text:span text:style-name="T94">get_source</text:span></text:span><text:span text:style-name="T94"> method </text:span><text:span text:style-name="T122">runs</text:span><text:span text:style-name="T94"> SQL query to retrieve the total number of milestones associated with a specific goal and the count of completed milestones. The query uses a </text:span><text:span text:style-name="Source_20_Text"><text:span text:style-name="T94">CASE</text:span></text:span><text:span text:style-name="T94"> statement within the </text:span><text:span text:style-name="Source_20_Text"><text:span text:style-name="T94">SUM</text:span></text:span><text:span text:style-name="T94"> aggregation to count only those milestones where the </text:span><text:span text:style-name="Source_20_Text"><text:span text:style-name="T94">completed</text:span></text:span><text:span text:style-name="T94"> column is </text:span><text:span text:style-name="T122">set to</text:span><text:span text:style-name="T94"> true. </text:span><text:span text:style-name="T122">The widget returns a dictionary of completed and total milestones for further procesing.</text:span></text:p>
        </text:list-item>
        <text:list-item>
          <text:p text:style-name="P385"><text:span text:style-name="T122">Finally, </text:span><text:span text:style-name="Source_20_Text"><text:span text:style-name="T124">HabitWeekWidget</text:span></text:span><text:span text:style-name="T122"> class provides data to display on a streak widget. Its </text:span><text:span text:style-name="Source_20_Text"><text:span text:style-name="T122">get_source_data</text:span></text:span><text:span text:style-name="T122"> method queries the </text:span><text:span text:style-name="Source_20_Text"><text:span text:style-name="T122">habitcompletion</text:span></text:span><text:span text:style-name="T122"> table to find all completion dates for a specific habit within the last seven days. Then, it creates an array of booleans based on whether a habit has been completed on each day, using timedelta and datetime functions from the datetime library to work with dates.</text:span></text:p>
        </text:list-item>
      </text:list>
      <text:list text:continue-list="list194038458815373" text:style-name="L1">
        <text:list-item>
          <text:list>
            <text:list-item>
              <text:list>
                <text:list-item>
                  <text:list>
                    <text:list-item>
                      <text:p text:style-name="P196"><text:bookmark-start text:name="__RefHeading___Toc11645_2646048504"/><text:span text:style-name="T122">r</text:span><text:span text:style-name="T94">epositories/widget_repo.py</text:span><text:bookmark-end text:name="__RefHeading___Toc11645_2646048504"/></text:p>
                    </text:list-item>
                  </text:list>
                </text:list-item>
              </text:list>
            </text:list-item>
          </text:list>
        </text:list-item>
      </text:list>
      <text:p text:style-name="P148"><text:span text:style-name="Strong_20_Emphasis"><text:span text:style-name="T141">import json</text:span></text:span></text:p>
      <text:p text:style-name="P148"><text:span text:style-name="Strong_20_Emphasis"><text:span text:style-name="T141">from typing import List, Optional, Dict</text:span></text:span></text:p>
      <text:p text:style-name="P148"><text:span text:style-name="Strong_20_Emphasis"><text:span text:style-name="T141">import psycopg2.extras</text:span></text:span></text:p>
      <text:p text:style-name="P148"><text:span text:style-name="Strong_20_Emphasis"><text:span text:style-name="T141">from models.widget import WidgetData, create_widget</text:span></text:span></text:p>
      <text:p text:style-name="P148"><text:span text:style-name="Strong_20_Emphasis"><text:span text:style-name="T141"/></text:span></text:p>
      <text:p text:style-name="P148"><text:span text:style-name="Strong_20_Emphasis"><text:span text:style-name="T141">class WidgetRepository:</text:span></text:span></text:p>
      <text:p text:style-name="P148"><text:span text:style-name="Strong_20_Emphasis"><text:span text:style-name="T141"><text:s text:c="4"/>def __init__(self, conn):</text:span></text:span></text:p>
      <text:p text:style-name="P148"><text:span text:style-name="Strong_20_Emphasis"><text:span text:style-name="T141"><text:s text:c="8"/>self.conn = conn</text:span></text:span></text:p>
      <text:p text:style-name="P148"><text:span text:style-name="Strong_20_Emphasis"><text:span text:style-name="T141"><text:s text:c="8"/>self._cache = {}</text:span></text:span></text:p>
      <text:p text:style-name="P148"><text:span text:style-name="Strong_20_Emphasis"><text:span text:style-name="T141"/></text:span></text:p>
      <text:p text:style-name="P148"><text:span text:style-name="Strong_20_Emphasis"><text:span text:style-name="T141"><text:s text:c="4"/>def _invalidate_cache(self, user_id):</text:span></text:span></text:p>
      <text:p text:style-name="P148"><text:span text:style-name="Strong_20_Emphasis"><text:span text:style-name="T141"><text:s text:c="8"/>self._cache.pop(f"user_widgets_{user_id}", None)</text:span></text:span></text:p>
      <text:p text:style-name="P148"><text:span text:style-name="Strong_20_Emphasis"><text:span text:style-name="T141"/></text:span></text:p>
      <text:p text:style-name="P148"><text:span text:style-name="Strong_20_Emphasis"><text:span text:style-name="T141"><text:s text:c="4"/></text:span></text:span></text:p>
      <text:p text:style-name="P148"><text:soft-page-break/><text:span text:style-name="Strong_20_Emphasis"><text:span text:style-name="T141"/></text:span></text:p>
      <text:p text:style-name="P148"><text:span text:style-name="Strong_20_Emphasis"><text:span text:style-name="T141"/></text:span></text:p>
      <text:p text:style-name="P148"><text:span text:style-name="Strong_20_Emphasis"><text:span text:style-name="T141"/></text:span></text:p>
      <text:p text:style-name="P148"><text:span text:style-name="Strong_20_Emphasis"><text:span text:style-name="T141"><text:s text:c="3"/></text:span></text:span></text:p>
      <text:p text:style-name="P148"><text:span text:style-name="Strong_20_Emphasis"><text:span text:style-name="T141"/></text:span></text:p>
      <text:p text:style-name="P148"><text:span text:style-name="Strong_20_Emphasis"><text:span text:style-name="T141"/></text:span></text:p>
      <text:p text:style-name="P148"/>
      <text:p text:style-name="P137">The widget repository is used to split data access logic from the Flask Api routes of my application for simplicity purposes. It imports WidgetData from modules/widget.py to create widget objects that will be displayed on the user’s dashboard. This repository works as follows:</text:p>
      <text:list text:continue-numbering="true" text:style-name="L1">
        <text:list-item>
          <text:list>
            <text:list-item>
              <text:list>
                <text:list-item>
                  <text:list>
                    <text:list-item>
                      <text:list>
                        <text:list-item>
                          <text:p text:style-name="P220"><text:bookmark-start text:name="__RefHeading___Toc11643_2646048504"/>WidgetRepository <text:span text:style-name="T163">initialisation </text:span><text:span text:style-name="T164">cache</text:span><text:bookmark-end text:name="__RefHeading___Toc11643_2646048504"/></text:p>
                        </text:list-item>
                      </text:list>
                    </text:list-item>
                  </text:list>
                </text:list-item>
              </text:list>
            </text:list-item>
          </text:list>
        </text:list-item>
      </text:list>
      <text:p text:style-name="P139"><text:span text:style-name="Strong_20_Emphasis"><text:span text:style-name="T141"/></text:span></text:p>
      <text:p text:style-name="P137">Firstly, WidgetRepository takes a database connection object and stores it in self.conn. It also creates an in-memory cache called self._cache as a protected attribute to store retrieved widgets for each user to avoid many database queries. The cache works as a hashm<text:span text:style-name="T163">ap with the key being the user ID. </text:span><text:line-break/>The _invalidate_cache method is used to clear the cache for a given user. <text:s/>It takes the user_id as an argument and removes the corresponding entry from the self._cache dictionary. </text:p>
      <text:p text:style-name="P138"/>
      <text:list text:continue-numbering="true" text:style-name="L1">
        <text:list-item>
          <text:list>
            <text:list-item>
              <text:list>
                <text:list-item>
                  <text:list>
                    <text:list-item>
                      <text:list>
                        <text:list-item>
                          <text:p text:style-name="P221"><text:bookmark-start text:name="__RefHeading___Toc11641_2646048504"/>Getting user widgets<text:bookmark-end text:name="__RefHeading___Toc11641_2646048504"/></text:p>
                        </text:list-item>
                      </text:list>
                    </text:list-item>
                  </text:list>
                </text:list-item>
              </text:list>
            </text:list-item>
          </text:list>
        </text:list-item>
      </text:list>
      <text:p text:style-name="P143"><text:span text:style-name="Strong_20_Emphasis"><text:span text:style-name="T141">def get_user_widgets(self, user_id):</text:span></text:span></text:p>
      <text:p text:style-name="P144"><text:span text:style-name="Strong_20_Emphasis"><text:span text:style-name="T141"><text:s text:c="8"/>cache_key = f"user_widgets_{user_id}"</text:span></text:span></text:p>
      <text:p text:style-name="P144"><text:span text:style-name="Strong_20_Emphasis"><text:span text:style-name="T141"><text:s text:c="8"/>if cache_key in self._cache:</text:span></text:span></text:p>
      <text:p text:style-name="P144"><text:span text:style-name="Strong_20_Emphasis"><text:span text:style-name="T141"><text:s text:c="12"/>return self._cache[cache_key]</text:span></text:span></text:p>
      <text:p text:style-name="P144"><text:span text:style-name="Strong_20_Emphasis"><text:span text:style-name="T141"/></text:span></text:p>
      <text:p text:style-name="P144"><text:span text:style-name="Strong_20_Emphasis"><text:span text:style-name="T141"><text:s text:c="8"/>with self.conn.cursor(cursor_factory=psycopg2.extras.DictCursor) as cur:</text:span></text:span></text:p>
      <text:p text:style-name="P144"><text:span text:style-name="Strong_20_Emphasis"><text:span text:style-name="T141"><text:s text:c="12"/>cur.execute("""</text:span></text:span></text:p>
      <text:p text:style-name="P144"><text:span text:style-name="Strong_20_Emphasis"><text:span text:style-name="T141"><text:s text:c="16"/>SELECT w.*, </text:span></text:span></text:p>
      <text:p text:style-name="P144"><text:span text:style-name="Strong_20_Emphasis"><text:span text:style-name="T141"><text:s text:c="23"/>COALESCE(jsonb_agg(s.*) FILTER (WHERE s.id IS NOT NULL), '[]') as sources</text:span></text:span></text:p>
      <text:p text:style-name="P144"><text:span text:style-name="Strong_20_Emphasis"><text:span text:style-name="T141"><text:s text:c="16"/>FROM user_widgets w</text:span></text:span></text:p>
      <text:p text:style-name="P144"><text:span text:style-name="Strong_20_Emphasis"><text:span text:style-name="T141"><text:s text:c="16"/>LEFT JOIN widget_sources s ON w.data_source_type = s.type</text:span></text:span></text:p>
      <text:p text:style-name="P144"><text:span text:style-name="Strong_20_Emphasis"><text:span text:style-name="T141"><text:s text:c="16"/>WHERE w.user_id = %s</text:span></text:span></text:p>
      <text:p text:style-name="P144"><text:span text:style-name="Strong_20_Emphasis"><text:span text:style-name="T141"><text:s text:c="16"/>GROUP BY w.id</text:span></text:span></text:p>
      <text:p text:style-name="P144"><text:span text:style-name="Strong_20_Emphasis"><text:span text:style-name="T141"><text:s text:c="12"/>""", (user_id,))</text:span></text:span></text:p>
      <text:p text:style-name="P144"><text:span text:style-name="Strong_20_Emphasis"><text:span text:style-name="T141"><text:s text:c="12"/>widgets = [WidgetData(**row) for row in cur.fetchall()]</text:span></text:span></text:p>
      <text:p text:style-name="P144"><text:span text:style-name="Strong_20_Emphasis"><text:span text:style-name="T141"><text:s text:c="12"/>self._cache[cache_key] = widgets</text:span></text:span></text:p>
      <text:p text:style-name="P144"><text:span text:style-name="Strong_20_Emphasis"><text:span text:style-name="T141"><text:s text:c="12"/>return widgets</text:span></text:span></text:p>
      <text:p text:style-name="P146"><text:span text:style-name="Strong_20_Emphasis"><text:span text:style-name="T141"/></text:span></text:p>
      <text:p text:style-name="P146"><text:span text:style-name="Strong_20_Emphasis"><text:span text:style-name="T141">def get_widget_by_id(self, widget_id, user_id):</text:span></text:span></text:p>
      <text:p text:style-name="P146"><text:span text:style-name="Strong_20_Emphasis"><text:span text:style-name="T141"><text:s text:c="8"/>with self.conn.cursor(cursor_factory=psycopg2.extras.DictCursor) as cur:</text:span></text:span></text:p>
      <text:p text:style-name="P146"><text:span text:style-name="Strong_20_Emphasis"><text:span text:style-name="T141"><text:s text:c="12"/>cur.execute("""</text:span></text:span></text:p>
      <text:p text:style-name="P146"><text:span text:style-name="Strong_20_Emphasis"><text:span text:style-name="T141"><text:s text:c="16"/>SELECT * FROM user_widgets </text:span></text:span></text:p>
      <text:p text:style-name="P146"><text:span text:style-name="Strong_20_Emphasis"><text:span text:style-name="T141"><text:s text:c="16"/>WHERE id = %s AND user_id = %s</text:span></text:span></text:p>
      <text:p text:style-name="P146"><text:soft-page-break/><text:span text:style-name="Strong_20_Emphasis"><text:span text:style-name="T141"><text:s text:c="12"/>""", (widget_id, user_id))</text:span></text:span></text:p>
      <text:p text:style-name="P146"><text:span text:style-name="Strong_20_Emphasis"><text:span text:style-name="T141"><text:s text:c="12"/>widget = cur.fetchone()</text:span></text:span></text:p>
      <text:p text:style-name="P146"><text:span text:style-name="Strong_20_Emphasis"><text:span text:style-name="T141"><text:s text:c="12"/>return WidgetData(**widget) if widget else None</text:span></text:span></text:p>
      <text:p text:style-name="P144"><text:span text:style-name="Strong_20_Emphasis"><text:span text:style-name="T141"/></text:span></text:p>
      <text:p text:style-name="P141">The get user widgets method retrieves the widgets that belong to a certain user. <text:span text:style-name="T162">It first checks if the widgets for the given user_id are already in the cache. </text:span>If they are, data is returned straight away, which improves performance</text:p>
      <text:p text:style-name="P140">If the data is not cached, <text:span text:style-name="T163">an SQL query fetches the widgets</text:span>. <text:s/>The query results are then used to create a list of WidgetData objects using list comprehension: [WidgetData(**row) for row in cur.fetchall()]. The **row unpacks the dictionary row as arguments to the WidgetData <text:span text:style-name="T163">class constructor</text:span>. <text:span text:style-name="T163">Retrieved widgets are cached and returned. </text:span></text:p>
      <text:p text:style-name="P142">The get_widget_by_id function has similar functionality, but it just retrieves a single widget.</text:p>
      <text:list text:continue-numbering="true" text:style-name="L1">
        <text:list-item>
          <text:list>
            <text:list-item>
              <text:list>
                <text:list-item>
                  <text:list>
                    <text:list-item>
                      <text:list>
                        <text:list-item>
                          <text:p text:style-name="P222"><text:bookmark-start text:name="__RefHeading___Toc11639_2646048504"/>Other CRUD functions<text:bookmark-end text:name="__RefHeading___Toc11639_2646048504"/></text:p>
                        </text:list-item>
                      </text:list>
                    </text:list-item>
                  </text:list>
                </text:list-item>
              </text:list>
            </text:list-item>
          </text:list>
        </text:list-item>
      </text:list>
      <text:p text:style-name="P142"/>
      <text:p text:style-name="P145"><text:span text:style-name="Strong_20_Emphasis"><text:span text:style-name="T141"><text:s/>def create_widget(self, user_id, widget_data):</text:span></text:span></text:p>
      <text:p text:style-name="P146"><text:span text:style-name="Strong_20_Emphasis"><text:span text:style-name="T141"><text:s text:c="8"/>with self.conn.cursor(cursor_factory=psycopg2.extras.DictCursor) as cur:</text:span></text:span></text:p>
      <text:p text:style-name="P146"><text:span text:style-name="Strong_20_Emphasis"><text:span text:style-name="T141"><text:s text:c="12"/>cur.execute("""</text:span></text:span></text:p>
      <text:p text:style-name="P146"><text:span text:style-name="Strong_20_Emphasis"><text:span text:style-name="T141"><text:s text:c="16"/>INSERT INTO user_widgets </text:span></text:span></text:p>
      <text:p text:style-name="P146"><text:span text:style-name="Strong_20_Emphasis"><text:span text:style-name="T141"><text:s text:c="16"/>(user_id, widget_id, title, data_source_type, data_source_id, configuration)</text:span></text:span></text:p>
      <text:p text:style-name="P146"><text:span text:style-name="Strong_20_Emphasis"><text:span text:style-name="T141"><text:s text:c="16"/>VALUES (%s, %s, %s, %s, %s, %s)</text:span></text:span></text:p>
      <text:p text:style-name="P146"><text:span text:style-name="Strong_20_Emphasis"><text:span text:style-name="T141"><text:s text:c="16"/>RETURNING *</text:span></text:span></text:p>
      <text:p text:style-name="P146"><text:span text:style-name="Strong_20_Emphasis"><text:span text:style-name="T141"><text:s text:c="12"/>""", (</text:span></text:span></text:p>
      <text:p text:style-name="P146"><text:span text:style-name="Strong_20_Emphasis"><text:span text:style-name="T141"><text:s text:c="16"/>user_id, </text:span></text:span></text:p>
      <text:p text:style-name="P146"><text:span text:style-name="Strong_20_Emphasis"><text:span text:style-name="T141"><text:s text:c="16"/>widget_data['widget_id'],</text:span></text:span></text:p>
      <text:p text:style-name="P146"><text:span text:style-name="Strong_20_Emphasis"><text:span text:style-name="T141"><text:s text:c="16"/>widget_data['configuration']['title'],</text:span></text:span></text:p>
      <text:p text:style-name="P146"><text:span text:style-name="Strong_20_Emphasis"><text:span text:style-name="T141"><text:s text:c="16"/>widget_data['data_source_type'],</text:span></text:span></text:p>
      <text:p text:style-name="P146"><text:span text:style-name="Strong_20_Emphasis"><text:span text:style-name="T141"><text:s text:c="16"/>widget_data.get('data_source_id'),</text:span></text:span></text:p>
      <text:p text:style-name="P146"><text:span text:style-name="Strong_20_Emphasis"><text:span text:style-name="T141"><text:s text:c="16"/>json.dumps(widget_data['configuration'])</text:span></text:span></text:p>
      <text:p text:style-name="P146"><text:span text:style-name="Strong_20_Emphasis"><text:span text:style-name="T141"><text:s text:c="12"/>))</text:span></text:span></text:p>
      <text:p text:style-name="P146"><text:span text:style-name="Strong_20_Emphasis"><text:span text:style-name="T141"><text:s text:c="12"/>widget = WidgetData(**cur.fetchone())</text:span></text:span></text:p>
      <text:p text:style-name="P146"><text:span text:style-name="Strong_20_Emphasis"><text:span text:style-name="T141"><text:s text:c="12"/>self.conn.commit()</text:span></text:span></text:p>
      <text:p text:style-name="P146"><text:span text:style-name="Strong_20_Emphasis"><text:span text:style-name="T141"><text:s text:c="12"/>self._invalidate_cache(user_id)</text:span></text:span></text:p>
      <text:p text:style-name="P146"><text:span text:style-name="Strong_20_Emphasis"><text:span text:style-name="T141"><text:s text:c="12"/>return widget</text:span></text:span></text:p>
      <text:p text:style-name="P146"><text:span text:style-name="Strong_20_Emphasis"><text:span text:style-name="T141"/></text:span></text:p>
      <text:p text:style-name="P146"><text:span text:style-name="Strong_20_Emphasis"><text:span text:style-name="T141"><text:s text:c="4"/>def update_widget(self, widget_id, user_id, widget_data) :</text:span></text:span></text:p>
      <text:p text:style-name="P146"><text:span text:style-name="Strong_20_Emphasis"><text:span text:style-name="T141"><text:s text:c="8"/>with self.conn.cursor(cursor_factory=psycopg2.extras.DictCursor) as cur:</text:span></text:span></text:p>
      <text:p text:style-name="P146"><text:span text:style-name="Strong_20_Emphasis"><text:span text:style-name="T141"><text:s text:c="12"/>cur.execute("""</text:span></text:span></text:p>
      <text:p text:style-name="P146"><text:span text:style-name="Strong_20_Emphasis"><text:span text:style-name="T141"><text:s text:c="16"/>UPDATE user_widgets </text:span></text:span></text:p>
      <text:p text:style-name="P146"><text:span text:style-name="Strong_20_Emphasis"><text:span text:style-name="T141"><text:s text:c="16"/>SET widget_id = %s, data_source_type = %s, </text:span></text:span></text:p>
      <text:p text:style-name="P146"><text:span text:style-name="Strong_20_Emphasis"><text:span text:style-name="T141"><text:s text:c="20"/>data_source_id = %s, configuration = %s</text:span></text:span></text:p>
      <text:p text:style-name="P146"><text:span text:style-name="Strong_20_Emphasis"><text:span text:style-name="T141"><text:s text:c="16"/>WHERE id = %s AND user_id = %s</text:span></text:span></text:p>
      <text:p text:style-name="P146"><text:span text:style-name="Strong_20_Emphasis"><text:span text:style-name="T141"><text:s text:c="16"/>RETURNING *</text:span></text:span></text:p>
      <text:p text:style-name="P146"><text:span text:style-name="Strong_20_Emphasis"><text:span text:style-name="T141"><text:s text:c="12"/>""", (</text:span></text:span></text:p>
      <text:p text:style-name="P146"><text:span text:style-name="Strong_20_Emphasis"><text:span text:style-name="T141"><text:s text:c="16"/>widget_data['widget_id'],</text:span></text:span></text:p>
      <text:p text:style-name="P146"><text:span text:style-name="Strong_20_Emphasis"><text:span text:style-name="T141"><text:s text:c="16"/>widget_data['data_source_type'],</text:span></text:span></text:p>
      <text:p text:style-name="P146"><text:soft-page-break/><text:span text:style-name="Strong_20_Emphasis"><text:span text:style-name="T141"><text:s text:c="16"/>widget_data['data_source_id'],</text:span></text:span></text:p>
      <text:p text:style-name="P146"><text:span text:style-name="Strong_20_Emphasis"><text:span text:style-name="T141"><text:s text:c="16"/>json.dumps(widget_data['configuration']),</text:span></text:span></text:p>
      <text:p text:style-name="P146"><text:span text:style-name="Strong_20_Emphasis"><text:span text:style-name="T141"><text:s text:c="16"/>widget_id,</text:span></text:span></text:p>
      <text:p text:style-name="P146"><text:span text:style-name="Strong_20_Emphasis"><text:span text:style-name="T141"><text:s text:c="16"/>user_id</text:span></text:span></text:p>
      <text:p text:style-name="P146"><text:span text:style-name="Strong_20_Emphasis"><text:span text:style-name="T141"><text:s text:c="12"/>))</text:span></text:span></text:p>
      <text:p text:style-name="P146"><text:span text:style-name="Strong_20_Emphasis"><text:span text:style-name="T141"><text:s text:c="12"/>widget = cur.fetchone()</text:span></text:span></text:p>
      <text:p text:style-name="P146"><text:span text:style-name="Strong_20_Emphasis"><text:span text:style-name="T141"><text:s text:c="12"/>if widget:</text:span></text:span></text:p>
      <text:p text:style-name="P146"><text:span text:style-name="Strong_20_Emphasis"><text:span text:style-name="T141"><text:s text:c="16"/>self.conn.commit()</text:span></text:span></text:p>
      <text:p text:style-name="P146"><text:span text:style-name="Strong_20_Emphasis"><text:span text:style-name="T141"><text:s text:c="16"/>self._invalidate_cache(user_id)</text:span></text:span></text:p>
      <text:p text:style-name="P146"><text:span text:style-name="Strong_20_Emphasis"><text:span text:style-name="T141"><text:s text:c="16"/>return WidgetData(**widget)</text:span></text:span></text:p>
      <text:p text:style-name="P146"><text:span text:style-name="Strong_20_Emphasis"><text:span text:style-name="T141"><text:s text:c="12"/>return None</text:span></text:span></text:p>
      <text:p text:style-name="P146"><text:span text:style-name="Strong_20_Emphasis"><text:span text:style-name="T141"/></text:span></text:p>
      <text:p text:style-name="P146"><text:span text:style-name="Strong_20_Emphasis"><text:span text:style-name="T141"><text:s text:c="4"/>def delete_widget(self, widget_id, user_id):</text:span></text:span></text:p>
      <text:p text:style-name="P146"><text:span text:style-name="Strong_20_Emphasis"><text:span text:style-name="T141"><text:s text:c="8"/>with self.conn.cursor() as cur:</text:span></text:span></text:p>
      <text:p text:style-name="P146"><text:span text:style-name="Strong_20_Emphasis"><text:span text:style-name="T141"><text:s text:c="12"/>cur.execute("""</text:span></text:span></text:p>
      <text:p text:style-name="P146"><text:span text:style-name="Strong_20_Emphasis"><text:span text:style-name="T141"><text:s text:c="16"/>DELETE FROM user_widgets </text:span></text:span></text:p>
      <text:p text:style-name="P146"><text:span text:style-name="Strong_20_Emphasis"><text:span text:style-name="T141"><text:s text:c="16"/>WHERE id = %s AND user_id = %s</text:span></text:span></text:p>
      <text:p text:style-name="P146"><text:span text:style-name="Strong_20_Emphasis"><text:span text:style-name="T141"><text:s text:c="16"/>RETURNING id</text:span></text:span></text:p>
      <text:p text:style-name="P146"><text:span text:style-name="Strong_20_Emphasis"><text:span text:style-name="T141"><text:s text:c="12"/>""", (widget_id, user_id))</text:span></text:span></text:p>
      <text:p text:style-name="P146"><text:span text:style-name="Strong_20_Emphasis"><text:span text:style-name="T141"><text:s text:c="12"/>deleted = cur.fetchone() is not None</text:span></text:span></text:p>
      <text:p text:style-name="P146"><text:span text:style-name="Strong_20_Emphasis"><text:span text:style-name="T141"><text:s text:c="12"/>if deleted:</text:span></text:span></text:p>
      <text:p text:style-name="P146"><text:span text:style-name="Strong_20_Emphasis"><text:span text:style-name="T141"><text:s text:c="16"/>self.conn.commit()</text:span></text:span></text:p>
      <text:p text:style-name="P146"><text:span text:style-name="Strong_20_Emphasis"><text:span text:style-name="T141"><text:s text:c="16"/>self._invalidate_cache(user_id)</text:span></text:span></text:p>
      <text:p text:style-name="P146"><text:span text:style-name="Strong_20_Emphasis"><text:span text:style-name="T141"><text:s text:c="12"/>return deleted</text:span></text:span></text:p>
      <text:p text:style-name="Text_20_body"><text:span text:style-name="Strong_20_Emphasis"><text:span text:style-name="T46">Other CRUD widget function</text:span></text:span><text:span text:style-name="Strong_20_Emphasis"><text:span text:style-name="T49">s include creation, deletion and update. Generally, there is little difference from note-related methods, except for caching, where appropriate functions to add, remove or update a widget in cache are ran if the database update is successful.</text:span></text:span></text:p>
      <text:p text:style-name="P146"><text:span text:style-name="Strong_20_Emphasis"><text:span text:style-name="T141"/></text:span></text:p>
      <text:list text:continue-numbering="true" text:style-name="L1">
        <text:list-item>
          <text:list>
            <text:list-item>
              <text:list>
                <text:list-item>
                  <text:list>
                    <text:list-item>
                      <text:list>
                        <text:list-item>
                          <text:p text:style-name="P196"><text:bookmark-start text:name="__RefHeading___Toc11637_2646048504"/>Widget data sources<text:bookmark-end text:name="__RefHeading___Toc11637_2646048504"/></text:p>
                        </text:list-item>
                      </text:list>
                    </text:list-item>
                  </text:list>
                </text:list-item>
              </text:list>
            </text:list-item>
          </text:list>
        </text:list-item>
      </text:list>
      <text:p text:style-name="P146"><text:span text:style-name="Strong_20_Emphasis"><text:span text:style-name="T141"><text:s text:c="4"/>def get_widget_data_sources(self, widget_type, user_id):</text:span></text:span></text:p>
      <text:p text:style-name="P146"><text:span text:style-name="Strong_20_Emphasis"><text:span text:style-name="T141"><text:s text:c="8"/>with self.conn.cursor(cursor_factory=psycopg2.extras.DictCursor) as cur:</text:span></text:span></text:p>
      <text:p text:style-name="P146"><text:span text:style-name="Strong_20_Emphasis"><text:span text:style-name="T141"><text:s text:c="12"/>query_mapping = {</text:span></text:span></text:p>
      <text:p text:style-name="P146"><text:span text:style-name="Strong_20_Emphasis"><text:span text:style-name="T141"><text:s text:c="16"/>'Chart': self._get_chart_sources_query(),</text:span></text:span></text:p>
      <text:p text:style-name="P146"><text:span text:style-name="Strong_20_Emphasis"><text:span text:style-name="T141"><text:s text:c="16"/>'Progress': self._get_progress_sources_query(),</text:span></text:span></text:p>
      <text:p text:style-name="P146"><text:span text:style-name="Strong_20_Emphasis"><text:span text:style-name="T141"><text:s text:c="16"/>'Number': self._get_number_sources_query(),</text:span></text:span></text:p>
      <text:p text:style-name="P146"><text:span text:style-name="Strong_20_Emphasis"><text:span text:style-name="T141"><text:s text:c="16"/>'HabitWeek': self._get_habit_week_sources_query()</text:span></text:span></text:p>
      <text:p text:style-name="P146"><text:span text:style-name="Strong_20_Emphasis"><text:span text:style-name="T141"><text:s text:c="12"/>}</text:span></text:span></text:p>
      <text:p text:style-name="P146"><text:span text:style-name="Strong_20_Emphasis"><text:span text:style-name="T141"/></text:span></text:p>
      <text:p text:style-name="P146"><text:span text:style-name="Strong_20_Emphasis"><text:span text:style-name="T141"><text:s text:c="12"/>query = query_mapping.get(widget_type)</text:span></text:span></text:p>
      <text:p text:style-name="P146"><text:span text:style-name="Strong_20_Emphasis"><text:span text:style-name="T141"><text:s text:c="12"/>if not query:</text:span></text:span></text:p>
      <text:p text:style-name="P146"><text:span text:style-name="Strong_20_Emphasis"><text:span text:style-name="T141"><text:s text:c="16"/>return []</text:span></text:span></text:p>
      <text:p text:style-name="P146"><text:span text:style-name="Strong_20_Emphasis"><text:span text:style-name="T141"/></text:span></text:p>
      <text:p text:style-name="P146"><text:span text:style-name="Strong_20_Emphasis"><text:span text:style-name="T141"><text:s text:c="12"/>cur.execute(query, (user_id,))</text:span></text:span></text:p>
      <text:p text:style-name="P146"><text:span text:style-name="Strong_20_Emphasis"><text:span text:style-name="T141"><text:s text:c="12"/>return [row['source'] for row in cur.fetchall()]</text:span></text:span></text:p>
      <text:p text:style-name="P146"><text:span text:style-name="Strong_20_Emphasis"><text:span text:style-name="T141"/></text:span></text:p>
      <text:p text:style-name="P146"><text:span text:style-name="Strong_20_Emphasis"><text:span text:style-name="T141"><text:s text:c="4"/>def _get_chart_sources_query(self):</text:span></text:span></text:p>
      <text:p text:style-name="P146"><text:span text:style-name="Strong_20_Emphasis"><text:span text:style-name="T141"><text:s text:c="8"/>return """</text:span></text:span></text:p>
      <text:p text:style-name="P146"><text:span text:style-name="Strong_20_Emphasis"><text:span text:style-name="T141"><text:s text:c="12"/>SELECT json_build_object(</text:span></text:span></text:p>
      <text:p text:style-name="P146"><text:soft-page-break/><text:span text:style-name="Strong_20_Emphasis"><text:span text:style-name="T141"><text:s text:c="16"/>'id', type,</text:span></text:span></text:p>
      <text:p text:style-name="P146"><text:span text:style-name="Strong_20_Emphasis"><text:span text:style-name="T141"><text:s text:c="16"/>'title', type || ' (' || count || ' items)',</text:span></text:span></text:p>
      <text:p text:style-name="P146"><text:span text:style-name="Strong_20_Emphasis"><text:span text:style-name="T141"><text:s text:c="16"/>'type', type</text:span></text:span></text:p>
      <text:p text:style-name="P146"><text:span text:style-name="Strong_20_Emphasis"><text:span text:style-name="T141"><text:s text:c="12"/>) as source</text:span></text:span></text:p>
      <text:p text:style-name="P146"><text:span text:style-name="Strong_20_Emphasis"><text:span text:style-name="T141"><text:s text:c="12"/>FROM (</text:span></text:span></text:p>
      <text:p text:style-name="P146"><text:span text:style-name="Strong_20_Emphasis"><text:span text:style-name="T141"><text:s text:c="16"/>SELECT 'task' as type, COUNT(*) as count FROM Notes</text:span></text:span></text:p>
      <text:p text:style-name="P146"><text:span text:style-name="Strong_20_Emphasis"><text:span text:style-name="T141"><text:s text:c="16"/>WHERE user_id = %s AND type = 'task'</text:span></text:span></text:p>
      <text:p text:style-name="P146"><text:span text:style-name="Strong_20_Emphasis"><text:span text:style-name="T141"><text:s text:c="16"/>UNION ALL</text:span></text:span></text:p>
      <text:p text:style-name="P146"><text:span text:style-name="Strong_20_Emphasis"><text:span text:style-name="T141"><text:s text:c="16"/>SELECT 'habit', COUNT(*) FROM Notes</text:span></text:span></text:p>
      <text:p text:style-name="P146"><text:span text:style-name="Strong_20_Emphasis"><text:span text:style-name="T141"><text:s text:c="16"/>WHERE user_id = %s AND type = 'habit'</text:span></text:span></text:p>
      <text:p text:style-name="P146"><text:span text:style-name="Strong_20_Emphasis"><text:span text:style-name="T141"><text:s text:c="16"/>UNION ALL</text:span></text:span></text:p>
      <text:p text:style-name="P146"><text:span text:style-name="Strong_20_Emphasis"><text:span text:style-name="T141"><text:s text:c="16"/>SELECT 'goal', COUNT(*) FROM Notes</text:span></text:span></text:p>
      <text:p text:style-name="P146"><text:span text:style-name="Strong_20_Emphasis"><text:span text:style-name="T141"><text:s text:c="16"/>WHERE user_id = %s AND type = 'goal'</text:span></text:span></text:p>
      <text:p text:style-name="P146"><text:span text:style-name="Strong_20_Emphasis"><text:span text:style-name="T141"><text:s text:c="12"/>) as counts</text:span></text:span></text:p>
      <text:p text:style-name="P146"><text:span text:style-name="Strong_20_Emphasis"><text:span text:style-name="T141"><text:s text:c="8"/>"""</text:span></text:span></text:p>
      <text:p text:style-name="P137">_get_chart_sources_query() <text:span text:style-name="T164">and similar _get_*sources functions</text:span> are helper methods that define the SQL queries for retrieving data sources for different widget types. <text:span text:style-name="T164">They may range from complex SELECT statements across multiple tables to specific notes.</text:span> <text:span text:style-name="T164">Then, these queries are ran to build an array of widget data sources.</text:span></text:p>
      <text:list text:continue-numbering="true" text:style-name="L1">
        <text:list-item>
          <text:list>
            <text:list-item>
              <text:list>
                <text:list-item>
                  <text:list>
                    <text:list-item>
                      <text:p text:style-name="P223"><text:bookmark-start text:name="__RefHeading___Toc11635_2646048504"/>modules/widgets.py<text:bookmark-end text:name="__RefHeading___Toc11635_2646048504"/></text:p>
                    </text:list-item>
                  </text:list>
                </text:list-item>
              </text:list>
            </text:list-item>
          </text:list>
        </text:list-item>
      </text:list>
      <text:p text:style-name="P112">import json</text:p>
      <text:p text:style-name="P112">import os</text:p>
      <text:p text:style-name="P112">import sys</text:p>
      <text:p text:style-name="P112"/>
      <text:p text:style-name="P112">import psycopg2</text:p>
      <text:p text:style-name="P112">from flask import g, jsonify, request</text:p>
      <text:p text:style-name="P112">from flask_jwt_extended import jwt_required</text:p>
      <text:p text:style-name="P112"/>
      <text:p text:style-name="P112">sys.path.append(os.path.abspath(os.path.join(os.path.dirname(__file__), os.path.pardir)))</text:p>
      <text:p text:style-name="P112">from repositories.widget_repository import WidgetRepository</text:p>
      <text:p text:style-name="P112">from utils.utils import token_required</text:p>
      <text:p text:style-name="P112"/>
      <text:p text:style-name="P112"/>
      <text:p text:style-name="P112">def widget_routes(app, conn):</text:p>
      <text:p text:style-name="P112"><text:s text:c="4"/>widget_repo = WidgetRepository(conn)</text:p>
      <text:p text:style-name="P112"/>
      <text:p text:style-name="P112"/>
      <text:p text:style-name="P112"><text:s text:c="4"/>@app.route('/api/user_widgets', methods=['GET'])</text:p>
      <text:p text:style-name="P112"><text:s text:c="4"/>@jwt_required()</text:p>
      <text:p text:style-name="P112"><text:s text:c="4"/>@token_required</text:p>
      <text:p text:style-name="P112"><text:s text:c="4"/>def get_user_widgets():</text:p>
      <text:p text:style-name="P112"><text:s text:c="8"/>try:</text:p>
      <text:p text:style-name="P112"><text:s text:c="12"/>widgets = widget_repo.get_user_widgets(g.userId)</text:p>
      <text:p text:style-name="P112"><text:s text:c="12"/>return jsonify([widget.to_dict() for widget in widgets])</text:p>
      <text:p text:style-name="P112"><text:s text:c="8"/>except Exception as e:</text:p>
      <text:p text:style-name="P112"><text:s text:c="12"/>return jsonify({'error': str(e)}), 500</text:p>
      <text:p text:style-name="P112"/>
      <text:p text:style-name="P112"><text:soft-page-break/><text:s text:c="4"/>@app.route('/api/user_widgets/create', methods=['POST'])</text:p>
      <text:p text:style-name="P112"><text:s text:c="4"/>@jwt_required()</text:p>
      <text:p text:style-name="P112"><text:s text:c="4"/>@token_required</text:p>
      <text:p text:style-name="P112"><text:s text:c="4"/>def create_user_widget():</text:p>
      <text:p text:style-name="P112"><text:s text:c="8"/>try:</text:p>
      <text:p text:style-name="P112"><text:s text:c="12"/>widget = widget_repo.create_widget(g.userId, request.get_json())</text:p>
      <text:p text:style-name="P112"><text:s text:c="12"/>return jsonify(widget.to_dict())</text:p>
      <text:p text:style-name="P112"><text:s text:c="8"/>except Exception as e:</text:p>
      <text:p text:style-name="P112"><text:s text:c="12"/>return jsonify({'error': str(e)}), 500</text:p>
      <text:p text:style-name="P112"/>
      <text:p text:style-name="P112"><text:s text:c="4"/>@app.route('/api/user_widgets/&lt;int:widget_id&gt;', methods=['PUT'])</text:p>
      <text:p text:style-name="P112"><text:s text:c="4"/>@jwt_required()</text:p>
      <text:p text:style-name="P112"><text:s text:c="4"/>@token_required</text:p>
      <text:p text:style-name="P112"><text:s text:c="4"/>def update_user_widget(widget_id):</text:p>
      <text:p text:style-name="P112"><text:s text:c="8"/>try:</text:p>
      <text:p text:style-name="P112"><text:s text:c="12"/>widget = widget_repo.update_widget(widget_id, g.userId, request.get_json())</text:p>
      <text:p text:style-name="P112"><text:s text:c="12"/>if not widget:</text:p>
      <text:p text:style-name="P112"><text:s text:c="16"/>return jsonify({'error': 'Widget not found'}), 404</text:p>
      <text:p text:style-name="P112"><text:s text:c="12"/>return jsonify(widget.to_dict())</text:p>
      <text:p text:style-name="P112"><text:s text:c="8"/>except Exception as e:</text:p>
      <text:p text:style-name="P112"><text:s text:c="12"/>return jsonify({'error': str(e)}), 500</text:p>
      <text:p text:style-name="P112"/>
      <text:p text:style-name="P112"><text:s text:c="4"/>@app.route('/api/user_widgets/&lt;int:widget_id&gt;', methods=['DELETE'])</text:p>
      <text:p text:style-name="P112"><text:s text:c="4"/>@jwt_required()</text:p>
      <text:p text:style-name="P112"><text:s text:c="4"/>@token_required</text:p>
      <text:p text:style-name="P112"><text:s text:c="4"/>def delete_user_widget(widget_id):</text:p>
      <text:p text:style-name="P112"><text:s text:c="8"/>try:</text:p>
      <text:p text:style-name="P112"><text:s text:c="12"/>if widget_repo.delete_widget(widget_id, g.userId):</text:p>
      <text:p text:style-name="P112"><text:s text:c="16"/>return jsonify({'success': True})</text:p>
      <text:p text:style-name="P112"><text:s text:c="12"/>return jsonify({'error': 'Widget not found'}), 404</text:p>
      <text:p text:style-name="P112"><text:s text:c="8"/>except Exception as e:</text:p>
      <text:p text:style-name="P112"><text:s text:c="12"/>return jsonify({'error': str(e)}), 500</text:p>
      <text:p text:style-name="P112"/>
      <text:p text:style-name="P112"><text:s text:c="4"/>@app.route('/api/widgets/datasources/&lt;widget_type&gt;', methods=['GET'])</text:p>
      <text:p text:style-name="P112"><text:s text:c="4"/>@jwt_required()</text:p>
      <text:p text:style-name="P112"><text:s text:c="4"/>@token_required</text:p>
      <text:p text:style-name="P112"><text:s text:c="4"/>def get_widget_data_sources(widget_type):</text:p>
      <text:p text:style-name="P112"><text:s text:c="8"/>try:</text:p>
      <text:p text:style-name="P112"><text:s text:c="12"/>sources = widget_repo.get_widget_data_sources(widget_type, g.userId)</text:p>
      <text:p text:style-name="P112"><text:s text:c="12"/>return jsonify({'sources': sources})</text:p>
      <text:p text:style-name="P112"><text:s text:c="8"/>except Exception as e:</text:p>
      <text:p text:style-name="P112"><text:s text:c="12"/>return jsonify({'error': str(e)}), 500</text:p>
      <text:p text:style-name="P112"/>
      <text:p text:style-name="P149">This module is not as extensive as other note modules, as all logic here was moved to other files. What the widgets.py file does is receive the API request, run any necessary validations and call the widget repository for information to be returned. Each function also does error handling and returns appropriate errors if they do occur.</text:p>
      <text:list text:continue-numbering="true" text:style-name="L1">
        <text:list-item>
          <text:list>
            <text:list-item>
              <text:list>
                <text:list-item>
                  <text:p text:style-name="P217"><text:bookmark-start text:name="__RefHeading___Toc8728_529430363"/><text:soft-page-break/>modules/users.py<text:bookmark-end text:name="__RefHeading___Toc8728_529430363"/></text:p>
                </text:list-item>
              </text:list>
            </text:list-item>
          </text:list>
        </text:list-item>
      </text:list>
      <text:p text:style-name="P151">Since my application expects multiple users, I need to provide them with several features, such as login, registration, being able to update their details and preferences, as well as their password, and lastly having a choice to completely wipe their account from the database.</text:p>
      <text:list text:continue-numbering="true" text:style-name="L1">
        <text:list-item>
          <text:list>
            <text:list-item>
              <text:list>
                <text:list-item>
                  <text:list>
                    <text:list-item>
                      <text:p text:style-name="P224"><text:bookmark-start text:name="__RefHeading___Toc11658_2646048504"/>Registration<text:bookmark-end text:name="__RefHeading___Toc11658_2646048504"/></text:p>
                    </text:list-item>
                  </text:list>
                </text:list-item>
              </text:list>
            </text:list-item>
          </text:list>
        </text:list-item>
      </text:list>
      <text:p text:style-name="P150"><text:s/>@app.route('/api/register', methods=['POST'])</text:p>
      <text:p text:style-name="P150"><text:s text:c="4"/>def register():</text:p>
      <text:p text:style-name="P150"><text:s text:c="8"/>try:</text:p>
      <text:p text:style-name="P150"><text:s text:c="12"/>user_schema = UserSchema()</text:p>
      <text:p text:style-name="P150"><text:s text:c="12"/>result = user_schema.load(request.json)</text:p>
      <text:p text:style-name="P150"/>
      <text:p text:style-name="P150"><text:s text:c="12"/>username = result['username']</text:p>
      <text:p text:style-name="P150"><text:s text:c="12"/>email = result['email']</text:p>
      <text:p text:style-name="P150"><text:s text:c="12"/>password = result['password']</text:p>
      <text:p text:style-name="P150"/>
      <text:p text:style-name="P150"><text:s text:c="12"/># Hash the password</text:p>
      <text:p text:style-name="P150"><text:s text:c="12"/>hashed_password = bcrypt.hashpw(password.encode('utf-8'), bcrypt.gensalt())</text:p>
      <text:p text:style-name="P150"/>
      <text:p text:style-name="P150"><text:s text:c="12"/>cur = conn.cursor()</text:p>
      <text:p text:style-name="P150"><text:s text:c="12"/>cur.execute("SELECT * FROM users WHERE username = %s OR email = %s", (username, email))</text:p>
      <text:p text:style-name="P150"><text:s text:c="12"/>existing_user = cur.fetchone()</text:p>
      <text:p text:style-name="P150"/>
      <text:p text:style-name="P150"><text:s text:c="12"/>if existing_user:</text:p>
      <text:p text:style-name="P150"><text:s text:c="16"/>return jsonify({'message': 'User with this username or email already exists'}), 400</text:p>
      <text:p text:style-name="P150"/>
      <text:p text:style-name="P150"><text:s text:c="12"/>preferences = json.dumps({"theme": "light", "model": "default"})</text:p>
      <text:p text:style-name="P150"><text:s text:c="12"/>cur.execute("INSERT INTO users (username, email, password, preferences) VALUES (%s, %s, %s, %s) RETURNING id",</text:p>
      <text:p text:style-name="P150"><text:s text:c="24"/>(username, email, hashed_password, preferences))</text:p>
      <text:p text:style-name="P150"><text:s text:c="12"/>userId = cur.fetchone()[0]</text:p>
      <text:p text:style-name="P150"/>
      <text:p text:style-name="P150"><text:s text:c="12"/>try:</text:p>
      <text:p text:style-name="P150"><text:s text:c="16"/>access_token = create_access_token(identity=userId)</text:p>
      <text:p text:style-name="P150"><text:s text:c="12"/>except Exception as e:</text:p>
      <text:p text:style-name="P150"><text:s text:c="16"/>conn.rollback()</text:p>
      <text:p text:style-name="P150"><text:s text:c="16"/>raise</text:p>
      <text:p text:style-name="P150"/>
      <text:p text:style-name="P150"><text:s text:c="12"/>conn.commit()</text:p>
      <text:p text:style-name="P150"><text:s text:c="12"/>cur.close()</text:p>
      <text:p text:style-name="P150"/>
      <text:p text:style-name="P150"><text:s text:c="12"/>response = jsonify({'message': 'User created successfully', 'userId': userId})</text:p>
      <text:p text:style-name="P150"><text:s text:c="12"/>response.set_cookie('token', access_token)</text:p>
      <text:p text:style-name="P150"><text:s text:c="12"/>return response</text:p>
      <text:p text:style-name="P150"><text:s text:c="8"/>except ValidationError as err:</text:p>
      <text:p text:style-name="P150"><text:s text:c="12"/>return jsonify(err.messages), 400</text:p>
      <text:p text:style-name="P150"><text:s text:c="8"/>except Exception as error:</text:p>
      <text:p text:style-name="P150"><text:s text:c="12"/>conn.rollback()</text:p>
      <text:p text:style-name="P150"><text:s text:c="12"/>raise</text:p>
      <text:p text:style-name="P150"><text:s text:c="8"/>finally:</text:p>
      <text:p text:style-name="P150"><text:soft-page-break/><text:s text:c="12"/>cur.close()</text:p>
      <text:p text:style-name="P150"/>
      <text:p text:style-name="Text_20_body">It is important to notice that no @token_required decorator function is used since the user does not yet have a token. When the request is sent to the /api/register endpoint, it is validated with the following schema:</text:p>
      <text:p text:style-name="P150">class UserSchema(Schema):</text:p>
      <text:p text:style-name="P150"><text:s text:c="4"/>username = fields.Str(required=True, validate=lambda s: len(s) &gt; 4)</text:p>
      <text:p text:style-name="P150"><text:s text:c="4"/>email = fields.Email(required=True)</text:p>
      <text:p text:style-name="P150"><text:s text:c="4"/>password = fields.Str(required=True, validate=lambda s: len(s) &gt;= 6)</text:p>
      <text:p text:style-name="P150"/>
      <text:p text:style-name="P151">The validation ensures that the requred fields are present on registration and that the password is long enough. Then, data is unpacked from the request and the password is encrypted with the hashpw function of the bcrypt library. Before creating the user, a SELECT query is first ran to ensure that there are no users with the same name or email. If there are, a corresponding error is raised and the function returns an error message.</text:p>
      <text:p text:style-name="P151">However, if there is no user, the user details and the encrypted password are stored in the users table of the database, with default preferences being added to the stored data. To ensure that the user stays logged in, a Json WebToken is generated by an in-built Flask function, which stores the userId and will be passed along any other requests to let the code know the ID of the user trying to access the API. Finally, a success message is returned along with a cookie, which stores the JWT generated.</text:p>
      <text:list text:continue-numbering="true" text:style-name="L1">
        <text:list-item>
          <text:list>
            <text:list-item>
              <text:list>
                <text:list-item>
                  <text:list>
                    <text:list-item>
                      <text:p text:style-name="P196"><text:bookmark-start text:name="__RefHeading___Toc11660_2646048504"/>Login<text:bookmark-end text:name="__RefHeading___Toc11660_2646048504"/></text:p>
                    </text:list-item>
                  </text:list>
                </text:list-item>
              </text:list>
            </text:list-item>
          </text:list>
        </text:list-item>
      </text:list>
      <text:p text:style-name="P150"><text:s text:c="4"/>@app.route('/api/login', methods=['POST'])</text:p>
      <text:p text:style-name="P150"><text:s text:c="4"/>def login():</text:p>
      <text:p text:style-name="P150"><text:s text:c="8"/>try:</text:p>
      <text:p text:style-name="P150"><text:s text:c="12"/>login_schema = LoginSchema()</text:p>
      <text:p text:style-name="P150"><text:s text:c="12"/>data = login_schema.load(request.json)</text:p>
      <text:p text:style-name="P150"><text:s text:c="12"/>username = data['username']</text:p>
      <text:p text:style-name="P150"><text:s text:c="12"/>password = data['password']</text:p>
      <text:p text:style-name="P150"/>
      <text:p text:style-name="P150"><text:s text:c="12"/>cur = conn.cursor(cursor_factory=psycopg2.extras.DictCursor)</text:p>
      <text:p text:style-name="P150"><text:s text:c="12"/>cur.execute("SELECT * FROM users WHERE username = %s", (username,))</text:p>
      <text:p text:style-name="P150"><text:s text:c="12"/>user = cur.fetchone()</text:p>
      <text:p text:style-name="P150"/>
      <text:p text:style-name="P150"><text:s text:c="12"/>if (user </text:p>
      <text:p text:style-name="P150"><text:s text:c="16"/>and bcrypt.checkpw(password.encode('utf-8'), user['password'].encode('utf-8'))</text:p>
      <text:p text:style-name="P150"><text:s text:c="16"/>):</text:p>
      <text:p text:style-name="P150"/>
      <text:p text:style-name="P150"><text:s text:c="16"/>userId = str(user['id'])</text:p>
      <text:p text:style-name="P150"><text:s text:c="16"/>access_token = create_access_token(identity=userId, expires_delta=timedelta(days=<text:span text:style-name="T165">5</text:span>))</text:p>
      <text:p text:style-name="P150"/>
      <text:p text:style-name="P150"><text:s text:c="16"/>response = jsonify({'message': 'Login successful', 'preferences': user['preferences']})</text:p>
      <text:p text:style-name="P150"><text:s text:c="16"/>response.set_cookie('token', access_token)</text:p>
      <text:p text:style-name="P150"><text:s text:c="16"/>return response, 200</text:p>
      <text:p text:style-name="P150"><text:s text:c="12"/>else:</text:p>
      <text:p text:style-name="P150"><text:s text:c="16"/>return jsonify({'message': 'User not found'}), 401</text:p>
      <text:p text:style-name="P150"><text:s text:c="8"/>except ValidationError as err:</text:p>
      <text:p text:style-name="P150"><text:soft-page-break/><text:s text:c="12"/>return jsonify(err.messages), 400</text:p>
      <text:p text:style-name="P150"><text:s text:c="8"/>except Exception as error:</text:p>
      <text:p text:style-name="P150"><text:s text:c="12"/>conn.rollback()</text:p>
      <text:p text:style-name="P150"><text:s text:c="12"/>raise</text:p>
      <text:p text:style-name="P150"><text:s text:c="8"/>finally:</text:p>
      <text:p text:style-name="P150"><text:s text:c="12"/>cur.close()</text:p>
      <text:p text:style-name="P154">The way that login works is quite similar: username and password are unpacked and validated. Then, the returned password is encoded with a bcrypt.hashpw function and the resulting hash is compared to the one stored in the database. If the hashes match, the password is assumed to be correct and the ID of the user with this username is fetched with a SELECT SQL statement. A JWT is generated, with an expiry date set for five days, so the user will stay logged in for this time period. Finally, the token is returned as a cookie along a success message.</text:p>
      <text:p text:style-name="P152"/>
      <text:list text:continue-numbering="true" text:style-name="L1">
        <text:list-item>
          <text:list>
            <text:list-item>
              <text:list>
                <text:list-item>
                  <text:list>
                    <text:list-item>
                      <text:p text:style-name="P225"><text:bookmark-start text:name="__RefHeading___Toc11656_2646048504"/>Updating user data<text:bookmark-end text:name="__RefHeading___Toc11656_2646048504"/></text:p>
                    </text:list-item>
                  </text:list>
                </text:list-item>
              </text:list>
            </text:list-item>
          </text:list>
        </text:list-item>
      </text:list>
      <text:p text:style-name="P157">Users should be able to change their username, email and password, as well as their preferences, such as the theme that automatically loads on the website upon login. To retrieve user data and change their username and email, the following code is used:<text:line-break/><text:line-break/><text:span text:style-name="T146">@app.route('/api/user', methods=['GET'])</text:span></text:p>
      <text:p text:style-name="P116">@jwt_required()</text:p>
      <text:p text:style-name="Code">@token_required</text:p>
      <text:p text:style-name="Code">def get_user():</text:p>
      <text:p text:style-name="Code"><text:s text:c="8"/>try:</text:p>
      <text:p text:style-name="Code"><text:s text:c="12"/>userId = g.userId</text:p>
      <text:p text:style-name="Code"/>
      <text:p text:style-name="Code"><text:s text:c="12"/>with conn.cursor(cursor_factory=psycopg2.extras.DictCursor) as cur:</text:p>
      <text:p text:style-name="Code"><text:s text:c="16"/>cur.execute(</text:p>
      <text:p text:style-name="Code"><text:s text:c="20"/>"""SELECT username, email, preferences FROM users WHERE id = %s""", (userId,)</text:p>
      <text:p text:style-name="Code"><text:s text:c="16"/>)</text:p>
      <text:p text:style-name="Code"><text:s text:c="16"/>data = cur.fetchone()</text:p>
      <text:p text:style-name="Code"><text:s text:c="16"/>user = {</text:p>
      <text:p text:style-name="Code"><text:s text:c="20"/>'username': data['username'],</text:p>
      <text:p text:style-name="Code"><text:s text:c="20"/>'email': data['email'],</text:p>
      <text:p text:style-name="Code"><text:s text:c="20"/>'preferences': data['preferences']</text:p>
      <text:p text:style-name="Code"><text:s text:c="16"/>}</text:p>
      <text:p text:style-name="Code"><text:s text:c="16"/>return jsonify({'data': user, 'message': 'User data retrieved successfully'}), 200</text:p>
      <text:p text:style-name="Code"><text:s text:c="8"/>except Exception as e:</text:p>
      <text:p text:style-name="Code"><text:s text:c="12"/>raise</text:p>
      <text:p text:style-name="Code"/>
      <text:p text:style-name="Code">@app.route('/api/user', methods=['PUT'])</text:p>
      <text:p text:style-name="Code">@jwt_required()</text:p>
      <text:p text:style-name="Code">@token_required</text:p>
      <text:p text:style-name="Code">def update_user():</text:p>
      <text:p text:style-name="Code"><text:s text:c="8"/>try:</text:p>
      <text:p text:style-name="Code"><text:s text:c="12"/>userId = g.userId</text:p>
      <text:p text:style-name="Code"><text:s text:c="12"/>data = request.get_json()</text:p>
      <text:p text:style-name="Code"/>
      <text:p text:style-name="Code"><text:s text:c="12"/>with conn.cursor() as cur:</text:p>
      <text:p text:style-name="Code"><text:s text:c="16"/>if 'username' in data and 'email' in data:</text:p>
      <text:p text:style-name="Code"><text:soft-page-break/><text:s text:c="20"/>cur.execute(</text:p>
      <text:p text:style-name="Code"><text:s text:c="24"/>"""UPDATE users SET username = %s, email = %s WHERE id = %s""",</text:p>
      <text:p text:style-name="Code"><text:s text:c="24"/>(data['username'], data['email'], userId)</text:p>
      <text:p text:style-name="Code"><text:s text:c="20"/>)</text:p>
      <text:p text:style-name="Code"><text:s text:c="16"/>if 'preferences' in data:</text:p>
      <text:p text:style-name="Code"><text:s text:c="20"/>cur.execute(</text:p>
      <text:p text:style-name="Code"><text:s text:c="24"/>"""UPDATE users SET preferences = %s WHERE id = %s""",</text:p>
      <text:p text:style-name="Code"><text:s text:c="24"/>(json.dumps(data['preferences']), userId)</text:p>
      <text:p text:style-name="Code"><text:s text:c="20"/>)</text:p>
      <text:p text:style-name="Code"><text:s text:c="16"/>conn.commit()</text:p>
      <text:p text:style-name="Code"><text:s text:c="16"/>return jsonify({'message': 'User data updated successfully'}), 200</text:p>
      <text:p text:style-name="Code"><text:tab/><text:span text:style-name="T165">except Exception as e:</text:span></text:p>
      <text:p text:style-name="Code"><text:s/><text:tab/><text:tab/>raise</text:p>
      <text:p text:style-name="P154">These functions use simple SELECT and UPDATE SQL statements alongside error handling techniques and do not require any elaboration. <text:span text:style-name="T166">More complex cases are reviewed in </text:span><text:span text:style-name="T152">3.1.2 and 3.1.3.</text:span></text:p>
      <text:p text:style-name="P153"/>
      <text:list text:continue-numbering="true" text:style-name="L1">
        <text:list-item>
          <text:list>
            <text:list-item>
              <text:list>
                <text:list-item>
                  <text:list>
                    <text:list-item>
                      <text:p text:style-name="P226"><text:bookmark-start text:name="__RefHeading___Toc11654_2646048504"/>Update user password<text:bookmark-end text:name="__RefHeading___Toc11654_2646048504"/></text:p>
                    </text:list-item>
                  </text:list>
                </text:list-item>
              </text:list>
            </text:list-item>
          </text:list>
        </text:list-item>
      </text:list>
      <text:p text:style-name="Code"/>
      <text:p text:style-name="Code"><text:s text:c="4"/>@app.route('/api/user/password', methods=['PUT'])</text:p>
      <text:p text:style-name="Code"><text:s text:c="4"/>@jwt_required()</text:p>
      <text:p text:style-name="Code"><text:s text:c="4"/>@token_required</text:p>
      <text:p text:style-name="Code"><text:s text:c="4"/>def update_password():</text:p>
      <text:p text:style-name="Code"><text:s text:c="8"/>try:</text:p>
      <text:p text:style-name="Code"><text:s text:c="12"/>userId = g.userId</text:p>
      <text:p text:style-name="Code"><text:s text:c="12"/>data = request.get_json()</text:p>
      <text:p text:style-name="Code"><text:s text:c="12"/>password = data['password']</text:p>
      <text:p text:style-name="Code"><text:s text:c="12"/>new_password = data['new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if password == new_password:</text:p>
      <text:p text:style-name="Code"><text:s text:c="24"/>return jsonify({'message': 'New password cannot be the same as the old password'}), 400</text:p>
      <text:p text:style-name="Code"/>
      <text:p text:style-name="Code"><text:s text:c="20"/>hashed_newpassword = bcrypt.hashpw(new_password.encode('utf-8'), bcrypt.gensalt()).decode('utf-8')</text:p>
      <text:p text:style-name="Code"><text:s text:c="20"/>cur.execute(</text:p>
      <text:p text:style-name="Code"><text:s text:c="24"/>"""UPDATE users SET password = %s WHERE id = %s""",</text:p>
      <text:p text:style-name="Code"><text:s text:c="24"/>(hashed_newpassword, userId)</text:p>
      <text:p text:style-name="Code"><text:s text:c="20"/>)</text:p>
      <text:p text:style-name="Code"><text:s text:c="20"/>conn.commit()</text:p>
      <text:p text:style-name="Code"><text:s text:c="20"/>return jsonify({'message': 'Password updated successfully'}), 200</text:p>
      <text:p text:style-name="Code"><text:s text:c="16"/>else:</text:p>
      <text:p text:style-name="Code"><text:s text:c="20"/>return jsonify({'message': 'Invalid user credentials'}), 401</text:p>
      <text:p text:style-name="Code"><text:soft-page-break/><text:s text:c="8"/>except Exception as e:</text:p>
      <text:p text:style-name="Code"><text:s text:c="12"/>raise</text:p>
      <text:p text:style-name="P155">To update a user password, the user must provide their old and new passwords. These two passwords are unpacked from the request parameters and compared. Firstly, the hashes of the provided old password and the actual password that was freshly fetched from the database are compared to ensure that it is the user changing the password is doing so with consent of the user that created the account. Additionally, the two passwords are the same, an error is raised to notify the user of such mistake. If there are no errors, the new password is encrypted and stored instead of the old hash in the database and a success code is returned from the API call.</text:p>
      <text:p text:style-name="P153"/>
      <text:list text:continue-numbering="true" text:style-name="L1">
        <text:list-item>
          <text:list>
            <text:list-item>
              <text:list>
                <text:list-item>
                  <text:list>
                    <text:list-item>
                      <text:p text:style-name="P227"><text:bookmark-start text:name="__RefHeading___Toc11652_2646048504"/>Delete user<text:bookmark-end text:name="__RefHeading___Toc11652_2646048504"/></text:p>
                    </text:list-item>
                  </text:list>
                </text:list-item>
              </text:list>
            </text:list-item>
          </text:list>
        </text:list-item>
      </text:list>
      <text:p text:style-name="Code"><text:s text:c="2"/>@app.route('/api/user/delete', methods=['DELETE'])</text:p>
      <text:p text:style-name="Code"><text:s text:c="4"/>@jwt_required()</text:p>
      <text:p text:style-name="Code"><text:s text:c="4"/>@token_required</text:p>
      <text:p text:style-name="Code"><text:s text:c="4"/>def delete_user():</text:p>
      <text:p text:style-name="Code"><text:s text:c="8"/>try:</text:p>
      <text:p text:style-name="Code"><text:s text:c="12"/>userId = g.userId</text:p>
      <text:p text:style-name="Code"><text:s text:c="12"/>data = request.get_json()</text:p>
      <text:p text:style-name="Code"><text:s text:c="12"/>password = data['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delete_user(conn, userId) #Attempt deleting user from the db</text:p>
      <text:p text:style-name="Code"><text:s text:c="20"/>return jsonify({'message': 'User deleted successfully'}), 200 #Return success message even if deletion fails (hehehe)</text:p>
      <text:p text:style-name="Code"><text:s text:c="16"/>else:</text:p>
      <text:p text:style-name="Code"><text:s text:c="20"/>return jsonify({'message': 'Invalid user credentials'}), 401</text:p>
      <text:p text:style-name="Code"><text:s text:c="8"/>except Exception as e:</text:p>
      <text:p text:style-name="Code"><text:s text:c="12"/>conn.rollback()</text:p>
      <text:p text:style-name="Code"><text:s text:c="12"/>raise</text:p>
      <text:p text:style-name="Code"/>
      <text:p text:style-name="P156">This function just works as <text:span text:style-name="T167">an API endpoint , with the main logic being performed by the delete_with_backoff function, that will be explained in-depth in the utils file. </text:span><text:span text:style-name="T168">What is done in this specific function is the comparison of the two password hashes and any error handling. </text:span></text:p>
      <text:list text:continue-numbering="true" text:style-name="L1">
        <text:list-item>
          <text:list>
            <text:list-item>
              <text:list>
                <text:list-item>
                  <text:p text:style-name="P228"><text:bookmark-start text:name="__RefHeading___Toc11633_2646048504"/>modules/ honorable mentions<text:bookmark-end text:name="__RefHeading___Toc11633_2646048504"/></text:p>
                </text:list-item>
                <text:list-item>
                  <text:p text:style-name="P228"><text:bookmark-start text:name="__RefHeading___Toc11631_2646048504"/>utils/<text:span text:style-name="T169">utils.py</text:span><text:bookmark-end text:name="__RefHeading___Toc11631_2646048504"/></text:p>
                </text:list-item>
              </text:list>
            </text:list-item>
          </text:list>
        </text:list-item>
      </text:list>
      <text:p text:style-name="P161">This file hosts any utility functions that are not large enough to deserve a separate file for their implementation but are widely used throughout the program, so they cannot be <text:soft-page-break/>defined in any of the module files. <text:span text:style-name="T170">Most of the code, however, can be categorized in the following categories:</text:span></text:p>
      <text:list text:continue-numbering="true" text:style-name="L1">
        <text:list-item>
          <text:list>
            <text:list-item>
              <text:list>
                <text:list-item>
                  <text:list>
                    <text:list-item>
                      <text:p text:style-name="P229"><text:bookmark-start text:name="__RefHeading___Toc14429_324869431"/>Security<text:bookmark-end text:name="__RefHeading___Toc14429_324869431"/></text:p>
                      <text:p text:style-name="P387"/>
                    </text:list-item>
                  </text:list>
                </text:list-item>
              </text:list>
            </text:list-item>
          </text:list>
        </text:list-item>
      </text:list>
      <text:p text:style-name="Code"><text:span text:style-name="Strong_20_Emphasis"><text:span text:style-name="T46">def generateToken(userId):</text:span></text:span></text:p>
      <text:p text:style-name="Code"><text:span text:style-name="Strong_20_Emphasis"><text:span text:style-name="T46"><text:s text:c="4"/>try:</text:span></text:span></text:p>
      <text:p text:style-name="Code"><text:span text:style-name="Strong_20_Emphasis"><text:span text:style-name="T46"><text:s text:c="8"/>exp = datetime.datetime.utcnow() + datetime.timedelta(days=</text:span></text:span><text:span text:style-name="Strong_20_Emphasis"><text:span text:style-name="T50">7</text:span></text:span><text:span text:style-name="Strong_20_Emphasis"><text:span text:style-name="T46">) </text:span></text:span><text:span text:style-name="Strong_20_Emphasis"><text:span text:style-name="T50"># expires in 1 week</text:span></text:span></text:p>
      <text:p text:style-name="Code"><text:span text:style-name="Strong_20_Emphasis"><text:span text:style-name="T46"><text:s text:c="8"/>payload = {</text:span></text:span></text:p>
      <text:p text:style-name="Code"><text:span text:style-name="Strong_20_Emphasis"><text:span text:style-name="T46"><text:s text:c="12"/>'identity': str(userId),</text:span></text:span></text:p>
      <text:p text:style-name="Code"><text:span text:style-name="Strong_20_Emphasis"><text:span text:style-name="T46"><text:s text:c="12"/>'exp': exp</text:span></text:span></text:p>
      <text:p text:style-name="Code"><text:span text:style-name="Strong_20_Emphasis"><text:span text:style-name="T46"><text:s text:c="8"/>}</text:span></text:span></text:p>
      <text:p text:style-name="Code"><text:span text:style-name="Strong_20_Emphasis"><text:span text:style-name="T46"><text:s text:c="8"/>token = jwt.encode(payload, Config.JWT_SECRET_KEY, algorithm='HS256')</text:span></text:span></text:p>
      <text:p text:style-name="Code"><text:span text:style-name="Strong_20_Emphasis"><text:span text:style-name="T46"><text:s text:c="8"/>return token</text:span></text:span></text:p>
      <text:p text:style-name="Code"><text:span text:style-name="Strong_20_Emphasis"><text:span text:style-name="T46"><text:s text:c="4"/>except Exception as e:</text:span></text:span></text:p>
      <text:p text:style-name="Code"><text:span text:style-name="Strong_20_Emphasis"><text:span text:style-name="T46"><text:s text:c="8"/>print('Error generating token', e)</text:span></text:span></text:p>
      <text:p text:style-name="Code"><text:span text:style-name="Strong_20_Emphasis"><text:span text:style-name="T46"><text:s text:c="8"/>return None</text:span></text:span></text:p>
      <text:p text:style-name="Code"><text:span text:style-name="Strong_20_Emphasis"><text:span text:style-name="T46"/></text:span></text:p>
      <text:p text:style-name="P162"><text:span text:style-name="Strong_20_Emphasis"><text:span text:style-name="T50">The first utility function encapsulates logic that involves generating the JsonWebToken storing the user ID for identification. The expiration date is set to be one week from the time of creation of the token and will be stored as a cookie in the browser, allowing the user to automatically log in if they open the webpage. Then, the user will have to log in again.</text:span></text:span></text:p>
      <text:p text:style-name="Code"><text:span text:style-name="Strong_20_Emphasis"><text:span text:style-name="T46"/></text:span></text:p>
      <text:p text:style-name="Code"><text:span text:style-name="Strong_20_Emphasis"><text:span text:style-name="T46"># Decorator for authentication</text:span></text:span></text:p>
      <text:p text:style-name="Code"><text:span text:style-name="Strong_20_Emphasis"><text:span text:style-name="T46">def token_required(f):</text:span></text:span></text:p>
      <text:p text:style-name="Code"><text:span text:style-name="Strong_20_Emphasis"><text:span text:style-name="T46"><text:s text:c="4"/>@wraps(f)</text:span></text:span></text:p>
      <text:p text:style-name="Code"><text:span text:style-name="Strong_20_Emphasis"><text:span text:style-name="T46"><text:s text:c="4"/>def decorated_function(*args, **kwargs):</text:span></text:span></text:p>
      <text:p text:style-name="Code"><text:span text:style-name="Strong_20_Emphasis"><text:span text:style-name="T46"><text:s text:c="8"/>token = request.cookies.get('token') </text:span></text:span><text:span text:style-name="Strong_20_Emphasis"><text:span text:style-name="T50">#Get token from cookies</text:span></text:span></text:p>
      <text:p text:style-name="Code"><text:span text:style-name="Strong_20_Emphasis"><text:span text:style-name="T46"><text:s text:c="8"/>if not token:</text:span></text:span></text:p>
      <text:p text:style-name="Code"><text:span text:style-name="Strong_20_Emphasis"><text:span text:style-name="T46"><text:s text:c="12"/>return jsonify({'message': 'Token is missing!'}), 403</text:span></text:span></text:p>
      <text:p text:style-name="Code"><text:span text:style-name="Strong_20_Emphasis"><text:span text:style-name="T46"><text:s text:c="8"/>try:</text:span></text:span></text:p>
      <text:p text:style-name="Code"><text:span text:style-name="Strong_20_Emphasis"><text:span text:style-name="T46"><text:s text:c="12"/>decoded = jwt.decode(token, Config.JWT_SECRET_KEY, algorithms=['HS256'])</text:span></text:span></text:p>
      <text:p text:style-name="Code"><text:span text:style-name="Strong_20_Emphasis"><text:span text:style-name="T46"><text:s text:c="12"/>g.userId = decoded.get('sub') <text:s/># Store decoded token data in Flask's g object</text:span></text:span></text:p>
      <text:p text:style-name="Code"><text:span text:style-name="Strong_20_Emphasis"><text:span text:style-name="T46"/></text:span></text:p>
      <text:p text:style-name="Code"><text:span text:style-name="Strong_20_Emphasis"><text:span text:style-name="T46"><text:s text:c="8"/>except jwt.ExpiredSignatureError:</text:span></text:span></text:p>
      <text:p text:style-name="Code"><text:span text:style-name="Strong_20_Emphasis"><text:span text:style-name="T46"><text:s text:c="12"/>return jsonify({'message': 'Token has expired'}), 403</text:span></text:span></text:p>
      <text:p text:style-name="Code"><text:span text:style-name="Strong_20_Emphasis"><text:span text:style-name="T46"><text:s text:c="8"/>except jwt.InvalidTokenError:</text:span></text:span></text:p>
      <text:p text:style-name="Code"><text:span text:style-name="Strong_20_Emphasis"><text:span text:style-name="T46"><text:s text:c="12"/>return jsonify({'message': 'Invalid token'}), 403</text:span></text:span></text:p>
      <text:p text:style-name="Code"><text:span text:style-name="Strong_20_Emphasis"><text:span text:style-name="T46"><text:s text:c="8"/>return f(*args, **kwargs)</text:span></text:span></text:p>
      <text:p text:style-name="Code"><text:span text:style-name="Strong_20_Emphasis"><text:span text:style-name="T46"><text:s text:c="4"/>return decorated_function</text:span></text:span></text:p>
      <text:p text:style-name="Code"><text:span text:style-name="Strong_20_Emphasis"><text:span text:style-name="T46"/></text:span></text:p>
      <text:p text:style-name="P162"><text:span text:style-name="Strong_20_Emphasis"><text:span text:style-name="T50">token_required is a decorator function. A decorator function wraps the function and dynamically alters its code, without me having to manually change it everywhere. Since the token decoding function is the same for all protected endpoints (endpoints where a JWT is required), this implementation removes redundant repetition and makes the code easier to maintain </text:span></text:span></text:p>
      <text:p text:style-name="P160"/>
      <text:list text:continue-numbering="true" text:style-name="L1">
        <text:list-item>
          <text:list>
            <text:list-item>
              <text:list>
                <text:list-item>
                  <text:list>
                    <text:list-item>
                      <text:p text:style-name="P199"><text:bookmark-start text:name="__RefHeading___Toc14427_324869431"/><text:soft-page-break/><text:span text:style-name="Strong_20_Emphasis"><text:span text:style-name="T171">Note ownership</text:span></text:span><text:bookmark-end text:name="__RefHeading___Toc14427_324869431"/></text:p>
                    </text:list-item>
                  </text:list>
                </text:list-item>
              </text:list>
            </text:list-item>
          </text:list>
        </text:list-item>
      </text:list>
      <text:p text:style-name="Code"><text:span text:style-name="Strong_20_Emphasis"><text:span text:style-name="T46">def verify_subtask_ownership(user_id, subtask_id, cur):</text:span></text:span></text:p>
      <text:p text:style-name="Code"><text:span text:style-name="Strong_20_Emphasis"><text:span text:style-name="T46"><text:s text:c="4"/>cur.execute("""</text:span></text:span></text:p>
      <text:p text:style-name="Code"><text:span text:style-name="Strong_20_Emphasis"><text:span text:style-name="T46"><text:s text:c="8"/>SELECT st.id</text:span></text:span></text:p>
      <text:p text:style-name="Code"><text:span text:style-name="Strong_20_Emphasis"><text:span text:style-name="T46"><text:s text:c="8"/>FROM Subtasks st</text:span></text:span></text:p>
      <text:p text:style-name="Code"><text:span text:style-name="Strong_20_Emphasis"><text:span text:style-name="T46"><text:s text:c="8"/>JOIN Tasks t ON st.task_id = t.id</text:span></text:span></text:p>
      <text:p text:style-name="Code"><text:span text:style-name="Strong_20_Emphasis"><text:span text:style-name="T46"><text:s text:c="8"/>JOIN Notes n ON t.note_id = n.id</text:span></text:span></text:p>
      <text:p text:style-name="Code"><text:span text:style-name="Strong_20_Emphasis"><text:span text:style-name="T46"><text:s text:c="8"/>WHERE st.id = %s AND n.user_id = %s</text:span></text:span></text:p>
      <text:p text:style-name="Code"><text:span text:style-name="Strong_20_Emphasis"><text:span text:style-name="T46"><text:s text:c="4"/>""", (subtask_id, user_id))</text:span></text:span></text:p>
      <text:p text:style-name="Code"><text:span text:style-name="Strong_20_Emphasis"><text:span text:style-name="T46"><text:s text:c="4"/>return cur.fetchone() is not None</text:span></text:span></text:p>
      <text:p text:style-name="Code"><text:span text:style-name="Strong_20_Emphasis"><text:span text:style-name="T46"/></text:span></text:p>
      <text:p text:style-name="Code"><text:span text:style-name="Strong_20_Emphasis"><text:span text:style-name="T46">def verify_task_ownership(user_id, task_id, cur):</text:span></text:span></text:p>
      <text:p text:style-name="Code"><text:span text:style-name="Strong_20_Emphasis"><text:span text:style-name="T46"><text:s text:c="4"/></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Tasks</text:span></text:span></text:p>
      <text:p text:style-name="Code"><text:span text:style-name="Strong_20_Emphasis"><text:span text:style-name="T46"><text:s text:c="4"/>JOIN Notes ON Tasks.note_id = Notes.id</text:span></text:span></text:p>
      <text:p text:style-name="Code"><text:span text:style-name="Strong_20_Emphasis"><text:span text:style-name="T46"><text:s text:c="4"/>WHERE Tasks.id = %s</text:span></text:span></text:p>
      <text:p text:style-name="Code"><text:span text:style-name="Strong_20_Emphasis"><text:span text:style-name="T46"><text:s text:c="4"/>"""</text:span></text:span></text:p>
      <text:p text:style-name="Code"><text:span text:style-name="Strong_20_Emphasis"><text:span text:style-name="T46"><text:s text:c="4"/>cur.execute(query, (task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result['user_id'] != user_id):</text:span></text:span></text:p>
      <text:p text:style-name="Code"><text:span text:style-name="Strong_20_Emphasis"><text:span text:style-name="T46"><text:s text:c="8"/>print("False")</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habit_ownership(user_id, habit_id, cur):</text:span></text:span></text:p>
      <text:p text:style-name="Code"><text:span text:style-name="Strong_20_Emphasis"><text:span text:style-name="T46"><text:s text:c="4"/></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Habits</text:span></text:span></text:p>
      <text:p text:style-name="Code"><text:span text:style-name="Strong_20_Emphasis"><text:span text:style-name="T46"><text:s text:c="4"/>JOIN Notes ON Habits.note_id = Notes.id</text:span></text:span></text:p>
      <text:p text:style-name="Code"><text:span text:style-name="Strong_20_Emphasis"><text:span text:style-name="T46"><text:s text:c="4"/>WHERE Habits.id = %s</text:span></text:span></text:p>
      <text:p text:style-name="Code"><text:span text:style-name="Strong_20_Emphasis"><text:span text:style-name="T46"><text:s text:c="4"/>"""</text:span></text:span></text:p>
      <text:p text:style-name="Code"><text:span text:style-name="Strong_20_Emphasis"><text:span text:style-name="T46"><text:s text:c="4"/>cur.execute(query, (habit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str(result['user_id']) != str(user_id)):</text:span></text:span></text:p>
      <text:p text:style-name="Code"><text:span text:style-name="Strong_20_Emphasis"><text:span text:style-name="T46"><text:s text:c="8"/>print("False")</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goal_ownership(user_id, goal_id, cur):</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Goals</text:span></text:span></text:p>
      <text:p text:style-name="Code"><text:span text:style-name="Strong_20_Emphasis"><text:span text:style-name="T46"><text:s text:c="4"/>JOIN Notes ON Goals.note_id = Notes.id</text:span></text:span></text:p>
      <text:p text:style-name="Code"><text:span text:style-name="Strong_20_Emphasis"><text:span text:style-name="T46"><text:s text:c="4"/>WHERE Goals.id = %s</text:span></text:span></text:p>
      <text:p text:style-name="Code"><text:span text:style-name="Strong_20_Emphasis"><text:span text:style-name="T46"><text:s text:c="4"/>"""</text:span></text:span></text:p>
      <text:p text:style-name="Code"><text:span text:style-name="Strong_20_Emphasis"><text:span text:style-name="T46"><text:s text:c="4"/>cur.execute(query, (goal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str(result['user_id']) != str(user_id)):</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oft-page-break/><text:span text:style-name="Strong_20_Emphasis"><text:span text:style-name="T46">def verify_milestone_ownership(user_id, milestone_id, cur):</text:span></text:span></text:p>
      <text:p text:style-name="Code"><text:span text:style-name="Strong_20_Emphasis"><text:span text:style-name="T46"><text:s text:c="4"/>query = """</text:span></text:span></text:p>
      <text:p text:style-name="Code"><text:span text:style-name="Strong_20_Emphasis"><text:span text:style-name="T46"><text:s text:c="8"/>SELECT Notes.user_id</text:span></text:span></text:p>
      <text:p text:style-name="Code"><text:span text:style-name="Strong_20_Emphasis"><text:span text:style-name="T46"><text:s text:c="8"/>FROM Milestones</text:span></text:span></text:p>
      <text:p text:style-name="Code"><text:span text:style-name="Strong_20_Emphasis"><text:span text:style-name="T46"><text:s text:c="8"/>JOIN Goals ON Milestones.goal_id = Goals.id</text:span></text:span></text:p>
      <text:p text:style-name="Code"><text:span text:style-name="Strong_20_Emphasis"><text:span text:style-name="T46"><text:s text:c="8"/>JOIN Notes ON Goals.note_id = Notes.id</text:span></text:span></text:p>
      <text:p text:style-name="Code"><text:span text:style-name="Strong_20_Emphasis"><text:span text:style-name="T46"><text:s text:c="8"/>WHERE Milestones.id = %s</text:span></text:span></text:p>
      <text:p text:style-name="Code"><text:span text:style-name="Strong_20_Emphasis"><text:span text:style-name="T46"><text:s text:c="4"/>"""</text:span></text:span></text:p>
      <text:p text:style-name="Code"><text:span text:style-name="Strong_20_Emphasis"><text:span text:style-name="T46"><text:s text:c="4"/>cur.execute(query, (milestone_id,))</text:span></text:span></text:p>
      <text:p text:style-name="Code"><text:span text:style-name="Strong_20_Emphasis"><text:span text:style-name="T46"><text:s text:c="4"/>result = cur.fetchone()</text:span></text:span></text:p>
      <text:p text:style-name="Code"><text:span text:style-name="Strong_20_Emphasis"><text:span text:style-name="T46"><text:s text:c="4"/>print(result)</text:span></text:span></text:p>
      <text:p text:style-name="Code"><text:span text:style-name="Strong_20_Emphasis"><text:span text:style-name="T46"/></text:span></text:p>
      <text:p text:style-name="Code"><text:span text:style-name="Strong_20_Emphasis"><text:span text:style-name="T46"><text:s text:c="4"/>if (len(result)&lt;1) or (result['user_id'] != user_id):</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P158">def verify_tag_ownership(user_id, tag_id, cur):</text:p>
      <text:p text:style-name="P158"><text:s text:c="4"/>query = """</text:p>
      <text:p text:style-name="P158"><text:s text:c="4"/>SELECT user_id</text:p>
      <text:p text:style-name="P158"><text:s text:c="4"/>FROM Tags</text:p>
      <text:p text:style-name="P158"><text:s text:c="4"/>WHERE id = %s</text:p>
      <text:p text:style-name="P158"><text:s text:c="4"/>"""</text:p>
      <text:p text:style-name="P158"><text:s text:c="4"/>cur.execute(query, (tag_id,))</text:p>
      <text:p text:style-name="P158"><text:s text:c="4"/>result = cur.fetchone()</text:p>
      <text:p text:style-name="P158"/>
      <text:p text:style-name="P158"><text:s text:c="4"/>if (len(result)&lt;1) or (result['user_id'] != user_id):</text:p>
      <text:p text:style-name="P158"><text:s text:c="8"/>return False</text:p>
      <text:p text:style-name="P158"><text:s text:c="4"/>return True</text:p>
      <text:p text:style-name="P158"/>
      <text:p text:style-name="P163">These functions are used on top of token verification to ensure that the user is editing a note or a tag that belongs to them. Each function runs a SELECT query to return the values of the user_id field of a record or one that is in its parent table and compares it with the provided user ID. If there are no such records or the IDs don’t match, the function returns false, which results in the user getting blocked from editing this specific note and the transaction aborting.</text:p>
      <text:list text:continue-numbering="true" text:style-name="L1">
        <text:list-item>
          <text:list>
            <text:list-item>
              <text:list>
                <text:list-item>
                  <text:list>
                    <text:list-item>
                      <text:p text:style-name="P200"><text:bookmark-start text:name="__RefHeading___Toc14425_324869431"/><text:span text:style-name="Strong_20_Emphasis"><text:span text:style-name="T172">Universal utilities</text:span></text:span><text:bookmark-end text:name="__RefHeading___Toc14425_324869431"/></text:p>
                    </text:list-item>
                  </text:list>
                </text:list-item>
              </text:list>
            </text:list-item>
          </text:list>
        </text:list-item>
      </text:list>
      <text:p text:style-name="P159"><text:span text:style-name="Strong_20_Emphasis"><text:span text:style-name="T51">This is the last subcategory of the functions in the file. These functions can be applied to notes universally, but do not have a specific endpoint and are generally used as part of other subroutines.</text:span></text:span></text:p>
      <text:p text:style-name="Code"><text:span text:style-name="Strong_20_Emphasis"><text:span text:style-name="T46">def merge_sort(arr, key=lambda x: x):</text:span></text:span></text:p>
      <text:p text:style-name="Code"><text:span text:style-name="Strong_20_Emphasis"><text:span text:style-name="T46"><text:s text:c="4"/>if len(arr) &lt;= 1:</text:span></text:span></text:p>
      <text:p text:style-name="Code"><text:span text:style-name="Strong_20_Emphasis"><text:span text:style-name="T46"><text:s text:c="8"/>return arr</text:span></text:span></text:p>
      <text:p text:style-name="Code"><text:span text:style-name="Strong_20_Emphasis"><text:span text:style-name="T46"/></text:span></text:p>
      <text:p text:style-name="Code"><text:span text:style-name="Strong_20_Emphasis"><text:span text:style-name="T46"><text:s text:c="4"/>mid = len(arr) // 2</text:span></text:span></text:p>
      <text:p text:style-name="Code"><text:span text:style-name="Strong_20_Emphasis"><text:span text:style-name="T46"><text:s text:c="4"/>left = merge_sort(arr[:mid], key)</text:span></text:span></text:p>
      <text:p text:style-name="Code"><text:span text:style-name="Strong_20_Emphasis"><text:span text:style-name="T46"><text:s text:c="4"/>right = merge_sort(arr[mid:], key)</text:span></text:span></text:p>
      <text:p text:style-name="Code"><text:span text:style-name="Strong_20_Emphasis"><text:span text:style-name="T46"/></text:span></text:p>
      <text:p text:style-name="Code"><text:span text:style-name="Strong_20_Emphasis"><text:span text:style-name="T46"><text:s text:c="4"/>return merge(left, right, key)</text:span></text:span></text:p>
      <text:p text:style-name="Code"><text:span text:style-name="Strong_20_Emphasis"><text:span text:style-name="T46"/></text:span></text:p>
      <text:p text:style-name="Code"><text:span text:style-name="Strong_20_Emphasis"><text:span text:style-name="T46">def merge(left, right, key):</text:span></text:span></text:p>
      <text:p text:style-name="Code"><text:span text:style-name="Strong_20_Emphasis"><text:span text:style-name="T46"><text:s text:c="4"/>result = []</text:span></text:span></text:p>
      <text:p text:style-name="Code"><text:span text:style-name="Strong_20_Emphasis"><text:span text:style-name="T46"><text:s text:c="4"/>i = j = 0</text:span></text:span></text:p>
      <text:p text:style-name="Code"><text:soft-page-break/><text:span text:style-name="Strong_20_Emphasis"><text:span text:style-name="T46"/></text:span></text:p>
      <text:p text:style-name="Code"><text:span text:style-name="Strong_20_Emphasis"><text:span text:style-name="T46"><text:s text:c="4"/>while i &lt; len(left) and j &lt; len(right):</text:span></text:span></text:p>
      <text:p text:style-name="Code"><text:span text:style-name="Strong_20_Emphasis"><text:span text:style-name="T46"><text:s text:c="8"/>if key(left[i]) &lt;= key(right[j]):</text:span></text:span></text:p>
      <text:p text:style-name="Code"><text:span text:style-name="Strong_20_Emphasis"><text:span text:style-name="T46"><text:s text:c="12"/>result.append(left[i])</text:span></text:span></text:p>
      <text:p text:style-name="Code"><text:span text:style-name="Strong_20_Emphasis"><text:span text:style-name="T46"><text:s text:c="12"/>i += 1</text:span></text:span></text:p>
      <text:p text:style-name="Code"><text:span text:style-name="Strong_20_Emphasis"><text:span text:style-name="T46"><text:s text:c="8"/>else:</text:span></text:span></text:p>
      <text:p text:style-name="Code"><text:span text:style-name="Strong_20_Emphasis"><text:span text:style-name="T46"><text:s text:c="12"/>result.append(right[j])</text:span></text:span></text:p>
      <text:p text:style-name="Code"><text:span text:style-name="Strong_20_Emphasis"><text:span text:style-name="T46"><text:s text:c="12"/>j += 1</text:span></text:span></text:p>
      <text:p text:style-name="Code"><text:span text:style-name="Strong_20_Emphasis"><text:span text:style-name="T46"/></text:span></text:p>
      <text:p text:style-name="Code"><text:span text:style-name="Strong_20_Emphasis"><text:span text:style-name="T46"><text:s text:c="4"/>result.extend(left[i:])</text:span></text:span></text:p>
      <text:p text:style-name="Code"><text:span text:style-name="Strong_20_Emphasis"><text:span text:style-name="T46"><text:s text:c="4"/>result.extend(right[j:])</text:span></text:span></text:p>
      <text:p text:style-name="Code"><text:span text:style-name="Strong_20_Emphasis"><text:span text:style-name="T46"><text:s text:c="4"/>return result</text:span></text:span></text:p>
      <text:p text:style-name="Code"><text:span text:style-name="Strong_20_Emphasis"><text:span text:style-name="T46"/></text:span></text:p>
      <text:p text:style-name="P159"><text:span text:style-name="Strong_20_Emphasis"><text:span text:style-name="T51">The above two functions are the implementation of mergesort using recursion: a sorting algorithm that works by splitting a list in to multiple sublists recursively until the list is sorted. Then, the results are added together. Mergesort is efficient as it has a time complexity of O(n log n). Mergesorts also perform fewer comparisons on average than quicksorts, so it may be more efficient in sorting large database queries, containing a lot of data in each item of the list.</text:span></text:span></text:p>
      <text:p text:style-name="Code"><text:span text:style-name="Strong_20_Emphasis"><text:span text:style-name="T46">def process_universal_notes(rows,cur):</text:span></text:span></text:p>
      <text:p text:style-name="Code"><text:span text:style-name="Strong_20_Emphasis"><text:span text:style-name="T46"><text:s text:c="4"/>notes_dict = {}</text:span></text:span></text:p>
      <text:p text:style-name="Code"><text:span text:style-name="Strong_20_Emphasis"><text:span text:style-name="T46"><text:s text:c="4"/>for row in rows:</text:span></text:span></text:p>
      <text:p text:style-name="Code"><text:span text:style-name="Strong_20_Emphasis"><text:span text:style-name="T46"><text:s text:c="8"/>note_id = row['note_id']</text:span></text:span></text:p>
      <text:p text:style-name="Code"><text:span text:style-name="Strong_20_Emphasis"><text:span text:style-name="T46"><text:s text:c="8"/>if note_id not in notes_dict:</text:span></text:span></text:p>
      <text:p text:style-name="Code"><text:span text:style-name="Strong_20_Emphasis"><text:span text:style-name="T46"><text:s text:c="12"/>notes_dict[note_id] = {</text:span></text:span></text:p>
      <text:p text:style-name="Code"><text:span text:style-name="Strong_20_Emphasis"><text:span text:style-name="T46"><text:s text:c="16"/>'noteid': note_id,</text:span></text:span></text:p>
      <text:p text:style-name="Code"><text:span text:style-name="Strong_20_Emphasis"><text:span text:style-name="T46"><text:s text:c="16"/>'title': row['title'][:50] + '...' if len(row['title']) &gt; 50 else row['title'],</text:span></text:span></text:p>
      <text:p text:style-name="Code"><text:span text:style-name="Strong_20_Emphasis"><text:span text:style-name="T46"><text:s text:c="16"/>'content': row['content'][:100] + '...' if len(row['content']) &gt; 100 else row['content'],</text:span></text:span></text:p>
      <text:p text:style-name="Code"><text:span text:style-name="Strong_20_Emphasis"><text:span text:style-name="T46"><text:s text:c="16"/>'type': row['type'],</text:span></text:span></text:p>
      <text:p text:style-name="Code"><text:span text:style-name="Strong_20_Emphasis"><text:span text:style-name="T46"><text:s text:c="16"/>'tags': []</text:span></text:span></text:p>
      <text:p text:style-name="Code"><text:span text:style-name="Strong_20_Emphasis"><text:span text:style-name="T46"><text:s text:c="12"/>}</text:span></text:span></text:p>
      <text:p text:style-name="Code"><text:span text:style-name="Strong_20_Emphasis"><text:span text:style-name="T46"><text:s text:c="8"/>if row['tagid']:</text:span></text:span></text:p>
      <text:p text:style-name="Code"><text:span text:style-name="Strong_20_Emphasis"><text:span text:style-name="T46"><text:s text:c="12"/>notes_dict[note_id]['tags'].append({</text:span></text:span></text:p>
      <text:p text:style-name="Code"><text:span text:style-name="Strong_20_Emphasis"><text:span text:style-name="T46"><text:s text:c="16"/>'tagid': row['tagid'],</text:span></text:span></text:p>
      <text:p text:style-name="Code"><text:span text:style-name="Strong_20_Emphasis"><text:span text:style-name="T46"><text:s text:c="16"/>'name': row['name'],</text:span></text:span></text:p>
      <text:p text:style-name="Code"><text:span text:style-name="Strong_20_Emphasis"><text:span text:style-name="T46"><text:s text:c="16"/>'color': row['color']</text:span></text:span></text:p>
      <text:p text:style-name="Code"><text:span text:style-name="Strong_20_Emphasis"><text:span text:style-name="T46"><text:s text:c="12"/>})</text:span></text:span></text:p>
      <text:p text:style-name="Code"><text:span text:style-name="Strong_20_Emphasis"><text:span text:style-name="T46"><text:s text:c="4"/># Fetch the secondary ID based on the type</text:span></text:span></text:p>
      <text:p text:style-name="Code"><text:span text:style-name="Strong_20_Emphasis"><text:span text:style-name="T46"><text:s text:c="4"/>for note in notes_dict.values():</text:span></text:span></text:p>
      <text:p text:style-name="Code"><text:span text:style-name="Strong_20_Emphasis"><text:span text:style-name="T46"><text:s text:c="8"/>if note['type'] == 'task':</text:span></text:span></text:p>
      <text:p text:style-name="Code"><text:span text:style-name="Strong_20_Emphasis"><text:span text:style-name="T46"><text:s text:c="12"/>cur.execute("SELECT id AS taskid FROM Task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taskid'] if secondary_id else None</text:span></text:span></text:p>
      <text:p text:style-name="Code"><text:span text:style-name="Strong_20_Emphasis"><text:span text:style-name="T46"><text:s text:c="8"/>elif note['type'] == 'habit':</text:span></text:span></text:p>
      <text:p text:style-name="Code"><text:span text:style-name="Strong_20_Emphasis"><text:span text:style-name="T46"><text:s text:c="12"/>cur.execute("SELECT id AS habitid FROM Habit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habitid'] if secondary_id else None</text:span></text:span></text:p>
      <text:p text:style-name="Code"><text:span text:style-name="Strong_20_Emphasis"><text:span text:style-name="T46"><text:s text:c="8"/>elif note['type'] == 'goal':</text:span></text:span></text:p>
      <text:p text:style-name="Code"><text:span text:style-name="Strong_20_Emphasis"><text:span text:style-name="T46"><text:s text:c="12"/>cur.execute("SELECT id AS goalid FROM Goals WHERE note_id = %s", (note['noteid'],))</text:span></text:span></text:p>
      <text:p text:style-name="Code"><text:span text:style-name="Strong_20_Emphasis"><text:span text:style-name="T46"><text:s text:c="12"/>secondary_id = cur.fetchone()</text:span></text:span></text:p>
      <text:p text:style-name="Code"><text:soft-page-break/><text:span text:style-name="Strong_20_Emphasis"><text:span text:style-name="T46"><text:s text:c="12"/>note['secondaryid'] = secondary_id['goalid'] if secondary_id else None</text:span></text:span></text:p>
      <text:p text:style-name="Code"><text:span text:style-name="Strong_20_Emphasis"><text:span text:style-name="T46"><text:s text:c="8"/># Add any other types here</text:span></text:span></text:p>
      <text:p text:style-name="Code"><text:span text:style-name="Strong_20_Emphasis"><text:span text:style-name="T46"><text:s text:c="4"/>notes = list(notes_dict.values())</text:span></text:span></text:p>
      <text:p text:style-name="Code"><text:span text:style-name="Strong_20_Emphasis"><text:span text:style-name="T46"><text:s text:c="4"/>return notes</text:span></text:span></text:p>
      <text:p text:style-name="Code"><text:span text:style-name="Strong_20_Emphasis"><text:span text:style-name="T46"/></text:span></text:p>
      <text:p text:style-name="P159"><text:span text:style-name="Strong_20_Emphasis"><text:span text:style-name="T51">Some endpoints, such as search and the Archive module must return multiple different note types, that use different tables and datastructures along with all necessary IDs, so the user can select a note they want to edit and make another api call, this time to the correct module endpoint. This function first fetches the note title, type, content and other fields from the Notes table, where any valid note must have a record, regardless for its type, truncates and tuns an IF statement, which triggers other queries based on the note type. Finally, the results are converted into a list and returned.</text:span></text:span></text:p>
      <text:p text:style-name="Code"><text:span text:style-name="Strong_20_Emphasis"><text:span text:style-name="T46">def remove_overdue_archived_notes(conn):</text:span></text:span></text:p>
      <text:p text:style-name="Code"><text:span text:style-name="Strong_20_Emphasis"><text:span text:style-name="T46"><text:s text:c="4"/>cur = conn.cursor(cursor_factory=psycopg2.extras.DictCursor)</text:span></text:span></text:p>
      <text:p text:style-name="Code"><text:span text:style-name="Strong_20_Emphasis"><text:span text:style-name="T46"><text:s text:c="4"/>deleted_notes = 0</text:span></text:span></text:p>
      <text:p text:style-name="Code"><text:span text:style-name="Strong_20_Emphasis"><text:span text:style-name="T46"><text:s text:c="4"/>cur.execute("""</text:span></text:span></text:p>
      <text:p text:style-name="Code"><text:span text:style-name="Strong_20_Emphasis"><text:span text:style-name="T46"><text:s text:c="8"/>SELECT id, type FROM Notes</text:span></text:span></text:p>
      <text:p text:style-name="Code"><text:span text:style-name="Strong_20_Emphasis"><text:span text:style-name="T46"><text:s text:c="8"/>WHERE archived = TRUE AND updated_at &lt; NOW() - INTERVAL '1 month'</text:span></text:span></text:p>
      <text:p text:style-name="Code"><text:span text:style-name="Strong_20_Emphasis"><text:span text:style-name="T46"><text:s text:c="4"/>""")</text:span></text:span></text:p>
      <text:p text:style-name="Code"><text:span text:style-name="Strong_20_Emphasis"><text:span text:style-name="T46"><text:s text:c="4"/>notes_to_remove = cur.fetchall()</text:span></text:span></text:p>
      <text:p text:style-name="Code"><text:span text:style-name="Strong_20_Emphasis"><text:span text:style-name="T46"><text:s text:c="4"/>for note in notes_to_remove:</text:span></text:span></text:p>
      <text:p text:style-name="Code"><text:span text:style-name="Strong_20_Emphasis"><text:span text:style-name="T46"><text:s text:c="8"/>if note['type'] == 'task':</text:span></text:span></text:p>
      <text:p text:style-name="Code"><text:span text:style-name="Strong_20_Emphasis"><text:span text:style-name="T46"><text:s text:c="12"/>cur.execute("""</text:span></text:span></text:p>
      <text:p text:style-name="Code"><text:span text:style-name="Strong_20_Emphasis"><text:span text:style-name="T46"><text:s text:c="16"/>DELETE FROM Subtasks WHERE task_id IN (</text:span></text:span></text:p>
      <text:p text:style-name="Code"><text:span text:style-name="Strong_20_Emphasis"><text:span text:style-name="T46"><text:s text:c="20"/>SELECT id FROM Tasks WHERE note_id = %s</text:span></text:span></text:p>
      <text:p text:style-name="Code"><text:span text:style-name="Strong_20_Emphasis"><text:span text:style-name="T46"><text:s text:c="16"/>)"""), (note['id'],)</text:span></text:span></text:p>
      <text:p text:style-name="Code"><text:span text:style-name="Strong_20_Emphasis"><text:span text:style-name="T46"><text:s text:c="12"/>cur.execute("""</text:span></text:span></text:p>
      <text:p text:style-name="Code"><text:span text:style-name="Strong_20_Emphasis"><text:span text:style-name="T46"><text:s text:c="16"/>DELETE FROM Tasks WHERE note_id = %s</text:span></text:span></text:p>
      <text:p text:style-name="Code"><text:span text:style-name="Strong_20_Emphasis"><text:span text:style-name="T46"><text:s text:c="12"/>""", (note['id'],))</text:span></text:span></text:p>
      <text:p text:style-name="Code"><text:span text:style-name="Strong_20_Emphasis"><text:span text:style-name="T46"><text:s text:c="8"/>elif note['type'] == 'habit':</text:span></text:span></text:p>
      <text:p text:style-name="Code"><text:span text:style-name="Strong_20_Emphasis"><text:span text:style-name="T46"><text:s text:c="12"/>cur.execute("""</text:span></text:span></text:p>
      <text:p text:style-name="Code"><text:span text:style-name="Strong_20_Emphasis"><text:span text:style-name="T46"><text:s text:c="16"/>DELETE FROM HabitsTasks WHERE habit_id IN (</text:span></text:span></text:p>
      <text:p text:style-name="Code"><text:span text:style-name="Strong_20_Emphasis"><text:span text:style-name="T46"><text:s text:c="24"/>SELECT id FROM Habits WHERE note_id = %s</text:span></text:span></text:p>
      <text:p text:style-name="Code"><text:span text:style-name="Strong_20_Emphasis"><text:span text:style-name="T46"><text:s text:c="16"/>)""",(note['id'],))</text:span></text:span></text:p>
      <text:p text:style-name="Code"><text:span text:style-name="Strong_20_Emphasis"><text:span text:style-name="T46"><text:s text:c="12"/>cur.execute("""</text:span></text:span></text:p>
      <text:p text:style-name="Code"><text:span text:style-name="Strong_20_Emphasis"><text:span text:style-name="T46"><text:s text:c="16"/>DELETE FROM Habits WHERE note_id = %s</text:span></text:span></text:p>
      <text:p text:style-name="Code"><text:span text:style-name="Strong_20_Emphasis"><text:span text:style-name="T46"><text:s text:c="12"/>""", (note['id'],))</text:span></text:span></text:p>
      <text:p text:style-name="Code"><text:span text:style-name="Strong_20_Emphasis"><text:span text:style-name="T46"><text:s text:c="8"/>elif note['type'] == 'goal':</text:span></text:span></text:p>
      <text:p text:style-name="Code"><text:span text:style-name="Strong_20_Emphasis"><text:span text:style-name="T46"><text:s text:c="12"/>cur.execute("""</text:span></text:span></text:p>
      <text:p text:style-name="Code"><text:span text:style-name="Strong_20_Emphasis"><text:span text:style-name="T46"><text:s text:c="16"/>DELETE FROM Milestones WHERE goal_id IN (</text:span></text:span></text:p>
      <text:p text:style-name="Code"><text:span text:style-name="Strong_20_Emphasis"><text:span text:style-name="T46"><text:s text:c="20"/>SELECT id FROM Goals WHERE note_id = %s</text:span></text:span></text:p>
      <text:p text:style-name="Code"><text:span text:style-name="Strong_20_Emphasis"><text:span text:style-name="T46"><text:s text:c="16"/>)</text:span></text:span></text:p>
      <text:p text:style-name="Code"><text:span text:style-name="Strong_20_Emphasis"><text:span text:style-name="T46"><text:s text:c="12"/>""", (note['id'],))</text:span></text:span></text:p>
      <text:p text:style-name="Code"><text:span text:style-name="Strong_20_Emphasis"><text:span text:style-name="T46"><text:s text:c="12"/>cur.execute("""</text:span></text:span></text:p>
      <text:p text:style-name="Code"><text:span text:style-name="Strong_20_Emphasis"><text:span text:style-name="T46"><text:s text:c="16"/>DELETE FROM Goals WHERE note_id = %s</text:span></text:span></text:p>
      <text:p text:style-name="Code"><text:span text:style-name="Strong_20_Emphasis"><text:span text:style-name="T46"><text:s text:c="12"/>""", (note['id'],))</text:span></text:span></text:p>
      <text:p text:style-name="Code"><text:span text:style-name="Strong_20_Emphasis"><text:span text:style-name="T46"><text:s text:c="8"/>cur.execute(""" DELETE FROM NoteTags WHERE note_id = %s """, (note['id'],))</text:span></text:span></text:p>
      <text:p text:style-name="Code"><text:span text:style-name="Strong_20_Emphasis"><text:span text:style-name="T46"><text:s text:c="8"/>cur.execute("""</text:span></text:span></text:p>
      <text:p text:style-name="Code"><text:span text:style-name="Strong_20_Emphasis"><text:span text:style-name="T46"><text:s text:c="12"/>DELETE FROM Notes WHERE id = %s</text:span></text:span></text:p>
      <text:p text:style-name="Code"><text:span text:style-name="Strong_20_Emphasis"><text:span text:style-name="T46"><text:s text:c="8"/>""", (note['id'],))</text:span></text:span></text:p>
      <text:p text:style-name="Code"><text:span text:style-name="Strong_20_Emphasis"><text:span text:style-name="T46"><text:s text:c="8"/>deleted_notes += 1</text:span></text:span></text:p>
      <text:p text:style-name="Code"><text:span text:style-name="Strong_20_Emphasis"><text:span text:style-name="T46"><text:s text:c="4"/>print(f"Number of removed notes: {deleted_notes}")</text:span></text:span></text:p>
      <text:p text:style-name="Code"><text:span text:style-name="Strong_20_Emphasis"><text:span text:style-name="T46"/></text:span></text:p>
      <text:p text:style-name="P164"><text:soft-page-break/><text:span text:style-name="Strong_20_Emphasis"><text:span text:style-name="T52">The Archive module allows users to archive notes instead of deleting them for a time period of up to one month. This function, whenever ran, will fetch all notes that are marked as archived and compare the timestamp of the last update of that specific record with the current data, all within a single SQL statement. If the interval is greater than one month, an iterative deletion algorithm runs to delete notes and other related records from all possible tables and the number of removed notes is displayed in the server console.</text:span></text:span></text:p>
      <text:list text:continue-numbering="true" text:style-name="L1">
        <text:list-item>
          <text:list>
            <text:list-item>
              <text:list>
                <text:list-item>
                  <text:list>
                    <text:list-item>
                      <text:p text:style-name="P201"><text:bookmark-start text:name="__RefHeading___Toc15319_1186778378"/><text:span text:style-name="Strong_20_Emphasis"><text:span text:style-name="T173">utils/</text:span></text:span><text:span text:style-name="Strong_20_Emphasis"><text:span text:style-name="T174">word2vec.py</text:span></text:span><text:bookmark-end text:name="__RefHeading___Toc15319_1186778378"/></text:p>
                    </text:list-item>
                  </text:list>
                </text:list-item>
              </text:list>
            </text:list-item>
          </text:list>
        </text:list-item>
      </text:list>
      <text:p text:style-name="P170"><text:span text:style-name="Strong_20_Emphasis"><text:span text:style-name="T53">This file contains the logic required to convert a text-based note into a vector representation, which then can be used to search notes not based on keywords, but on context. For example, the user may search for “barbecue” and get “chicken marinade recipe”, since the vector representations of the two strings may be similar. Of course, </text:span></text:span><text:span text:style-name="Strong_20_Emphasis"><text:span text:style-name="T54">the actual representation of a vectorized note is much more complex. For example, in my project, notes are represented as matrices of hundreds of different values of double-precision floating point datatype. </text:span></text:span></text:p>
      <text:p text:style-name="P171"><text:span text:style-name="Strong_20_Emphasis"><text:span text:style-name="T54">The way to convert a string input, which contains user-entered keywords, such as the note title, content and values of any extra fields, such as milestones and subtasks, a text vectorization model is used. I decided to implement a Word2Vec model, that was trained on a dataset of </text:span></text:span><text:a xlink:type="simple" xlink:href="https://www.kaggle.com/datasets/madhavmalhotra/journal-entries-with-labelled-emotions" text:style-name="Internet_20_link" text:visited-style-name="Visited_20_Internet_20_Link"><text:span text:style-name="Strong_20_Emphasis"><text:span text:style-name="T54">journal entries</text:span></text:span></text:a><text:span text:style-name="Strong_20_Emphasis"><text:span text:style-name="T54">. This dataset includes some extra data, such as respondent emotions, which were cut off when the program was being made.</text:span></text:span></text:p>
      <text:list xml:id="list194038899324592" text:continue-numbering="true" text:style-name="L1">
        <text:list-item>
          <text:list>
            <text:list-item>
              <text:list>
                <text:list-item>
                  <text:list>
                    <text:list-item>
                      <text:p text:style-name="P230"><text:bookmark-start text:name="__RefHeading___Toc15317_1186778378"/>Training the model<text:bookmark-end text:name="__RefHeading___Toc15317_1186778378"/></text:p>
                    </text:list-item>
                  </text:list>
                </text:list-item>
              </text:list>
            </text:list-item>
          </text:list>
        </text:list-item>
      </text:list>
      <text:p text:style-name="Code">import ast</text:p>
      <text:p text:style-name="Code">import os</text:p>
      <text:p text:style-name="Code">import pickle</text:p>
      <text:p text:style-name="Code">import pandas as pd</text:p>
      <text:p text:style-name="Code">from gensim.models import Word2Vec</text:p>
      <text:p text:style-name="Code">from nltk.tokenize import sent_tokenize, word_tokenize</text:p>
      <text:p text:style-name="Code">from nltk.corpus import stopwords</text:p>
      <text:p text:style-name="Code">from nltk.stem import WordNetLemmatizer</text:p>
      <text:p text:style-name="Code">import numpy as np</text:p>
      <text:p text:style-name="Code">import nltk</text:p>
      <text:p text:style-name="Code"/>
      <text:p text:style-name="Code">MODEL_PATH = os.path.join('data', 'w2v.model')</text:p>
      <text:p text:style-name="Code">PROCESSED_DATA_PATH = os.path.join('data', 'processed_data.txt')</text:p>
      <text:p text:style-name="Code"/>
      <text:p text:style-name="Code">def load_or_train_model():</text:p>
      <text:p text:style-name="Code"><text:s text:c="4"/>if os.path.exists(MODEL_PATH):</text:p>
      <text:p text:style-name="Code"><text:s text:c="8"/>print("Loading existing model...")</text:p>
      <text:p text:style-name="Code"><text:s text:c="8"/>model = Word2Vec.load(MODEL_PATH)</text:p>
      <text:p text:style-name="Code"><text:s text:c="4"/>else:</text:p>
      <text:p text:style-name="Code"><text:s text:c="8"/>print("Training new model...")</text:p>
      <text:p text:style-name="Code"/>
      <text:p text:style-name="Code"><text:s text:c="8"/>if not os.path.exists(PROCESSED_DATA_PATH):</text:p>
      <text:p text:style-name="Code"><text:s text:c="12"/>df = pd.read_csv(os.path.join('backend/data', 'data.csv'), encoding="utf-8")</text:p>
      <text:p text:style-name="Code"><text:s text:c="12"/>text_data = df['text'].dropna().tolist()</text:p>
      <text:p text:style-name="Code"><text:s text:c="12"/>data = process_text_data(text_data)</text:p>
      <text:p text:style-name="Code"><text:s text:c="12"/>with open (PROCESSED_DATA_PATH, 'w') as f:</text:p>
      <text:p text:style-name="Code"><text:s text:c="16"/>f.write(str(data))</text:p>
      <text:p text:style-name="Code"><text:soft-page-break/><text:s text:c="16"/>f.close()</text:p>
      <text:p text:style-name="Code"><text:s text:c="8"/>else:</text:p>
      <text:p text:style-name="Code"><text:s text:c="12"/>with open(PROCESSED_DATA_PATH, 'r') as f:</text:p>
      <text:p text:style-name="Code"><text:s text:c="16"/>data = f.read()</text:p>
      <text:p text:style-name="Code"><text:s text:c="16"/>data = ast.literal_eval(data)</text:p>
      <text:p text:style-name="Code"><text:s text:c="16"/>f.close()</text:p>
      <text:p text:style-name="Code"/>
      <text:p text:style-name="Code"><text:s text:c="8"/>print("Data processed.")</text:p>
      <text:p text:style-name="Code"><text:s text:c="8"/># Train the Word2Vec model</text:p>
      <text:p text:style-name="Code"><text:s text:c="8"/>model = Word2Vec(data, vector_size=100, window=5, sg=1) <text:s/># Skip Gram</text:p>
      <text:p text:style-name="Code"/>
      <text:p text:style-name="Code"><text:s text:c="8"/># Save the model for future use</text:p>
      <text:p text:style-name="Code"><text:s text:c="8"/>model.save(MODEL_PATH)</text:p>
      <text:p text:style-name="Code"/>
      <text:p text:style-name="Code"><text:s text:c="4"/>return model</text:p>
      <text:p text:style-name="Code"/>
      <text:p text:style-name="Text_20_body">The first function in the file is load_or_train_model(). It handles loading and training of the Word2Vec model. It checks if the model exists, and if it does not, it processes the dataset, trains a new model and saves it. </text:p>
      <text:p text:style-name="Text_20_body"><text:span text:style-name="T94">It first checks if the model file (</text:span><text:span text:style-name="Source_20_Text"><text:span text:style-name="T94">w2v.model</text:span></text:span><text:span text:style-name="T94">) exists at the specified </text:span><text:span text:style-name="Source_20_Text"><text:span text:style-name="T94">MODEL_PATH</text:span></text:span><text:span text:style-name="T94">. </text:span></text:p>
      <text:list text:style-name="L34">
        <text:list-item>
          <text:p text:style-name="P375">If the file exists, it loads the pre-trained Word2Vec model.This avoids retraining the model every time the <text:span text:style-name="T175">backend</text:span> runs, saving time <text:span text:style-name="T175">and resources</text:span>. </text:p>
        </text:list-item>
      </text:list>
      <text:list text:style-name="L35">
        <text:list-item>
          <text:p text:style-name="P376">If the file doesn't exist, it proceeds to train a new model. </text:p>
        </text:list-item>
      </text:list>
      <text:list text:style-name="L36">
        <text:list-item>
          <text:p text:style-name="P388"><text:span text:style-name="T94">If the processed data</text:span><text:span text:style-name="T125">set</text:span><text:span text:style-name="T94"> file exists, it reads the data from the file, using </text:span><text:span text:style-name="Source_20_Text"><text:span text:style-name="T94">ast.literal_eval()</text:span></text:span><text:span text:style-name="T94"> to safely convert the string representation of the list of sentences back into a Python list.</text:span></text:p>
        </text:list-item>
        <text:list-item>
          <text:p text:style-name="P388"><text:span text:style-name="T94">If the processed data file does not exist, it reads the raw data from a CSV file ('data.csv'), drops any rows without text, converts the text column to a list, and then calls the </text:span><text:span text:style-name="Source_20_Text"><text:span text:style-name="T94">process_text_data()</text:span></text:span><text:span text:style-name="T94"> function. The processed data is then saved to the </text:span><text:span text:style-name="Source_20_Text"><text:span text:style-name="T94">processed_data.txt</text:span></text:span><text:span text:style-name="T94"> file using </text:span><text:span text:style-name="Source_20_Text"><text:span text:style-name="T94">f.write(str(data)) </text:span></text:span><text:span text:style-name="Source_20_Text"><text:span text:style-name="T125">using built-in python file operations</text:span></text:span><text:span text:style-name="T94">. </text:span></text:p>
        </text:list-item>
      </text:list>
      <text:list text:style-name="L37">
        <text:list-item>
          <text:p text:style-name="P389"><text:span text:style-name="T94">After obtaining the processed data, it trains the Word2Vec model </text:span><text:span text:style-name="T125">from the Gensim library</text:span><text:span text:style-name="T94"> using </text:span><text:span text:style-name="Source_20_Text"><text:span text:style-name="T94">Word2Vec(data, vector_size=100, window=5, sg=1), </text:span></text:span><text:span text:style-name="Source_20_Text"><text:span text:style-name="T125">where:</text:span></text:span><text:span text:style-name="T94"> </text:span></text:p>
        </text:list-item>
      </text:list>
      <text:list text:style-name="L38">
        <text:list-item>
          <text:list>
            <text:list-item>
              <text:p text:style-name="P390"><text:span text:style-name="Source_20_Text"><text:span text:style-name="T94">data</text:span></text:span><text:span text:style-name="T94">: The list of sentences (each sentence is a list of words) used to train the model. </text:span></text:p>
            </text:list-item>
            <text:list-item>
              <text:p text:style-name="P390"><text:span text:style-name="Source_20_Text"><text:span text:style-name="T94">vector_size=100</text:span></text:span><text:span text:style-name="T94">: The dimensionality of the word vectors. </text:span></text:p>
            </text:list-item>
            <text:list-item>
              <text:p text:style-name="P390"><text:span text:style-name="Source_20_Text"><text:span text:style-name="T94">window=5</text:span></text:span><text:span text:style-name="T94">: The maximum distance between the current and predicted word 1 within a sentence.</text:span></text:p>
            </text:list-item>
          </text:list>
        </text:list-item>
      </text:list>
      <text:list xml:id="list194039166349012" text:continue-list="list194038899324592" text:style-name="L1">
        <text:list-item>
          <text:list>
            <text:list-item>
              <text:list>
                <text:list-item>
                  <text:list>
                    <text:list-item>
                      <text:p text:style-name="P231"><text:bookmark-start text:name="__RefHeading___Toc15315_1186778378"/>Text tokenization<text:bookmark-end text:name="__RefHeading___Toc15315_1186778378"/></text:p>
                    </text:list-item>
                  </text:list>
                </text:list-item>
              </text:list>
            </text:list-item>
          </text:list>
        </text:list-item>
      </text:list>
      <text:p text:style-name="P165"><text:span text:style-name="Strong_20_Emphasis"><text:span text:style-name="T46">def process_text_data(text_data):</text:span></text:span></text:p>
      <text:p text:style-name="P165"><text:span text:style-name="Strong_20_Emphasis"><text:span text:style-name="T46"/></text:span></text:p>
      <text:p text:style-name="P165"><text:span text:style-name="Strong_20_Emphasis"><text:span text:style-name="T46"><text:s text:c="4"/>lemmatizer = WordNetLemmatizer()</text:span></text:span></text:p>
      <text:p text:style-name="P165"><text:span text:style-name="Strong_20_Emphasis"><text:span text:style-name="T46"><text:s text:c="4"/>stop_words = set(stopwords.words('english'))</text:span></text:span></text:p>
      <text:p text:style-name="P165"><text:span text:style-name="Strong_20_Emphasis"><text:span text:style-name="T46"/></text:span></text:p>
      <text:p text:style-name="P165"><text:span text:style-name="Strong_20_Emphasis"><text:span text:style-name="T46"><text:s text:c="4"/>print('Processing text data...')</text:span></text:span></text:p>
      <text:p text:style-name="P165"><text:soft-page-break/><text:span text:style-name="Strong_20_Emphasis"><text:span text:style-name="T46"><text:s text:c="4"/>data = []</text:span></text:span></text:p>
      <text:p text:style-name="P165"><text:span text:style-name="Strong_20_Emphasis"><text:span text:style-name="T46"><text:s text:c="4"/>for text in text_data:</text:span></text:span></text:p>
      <text:p text:style-name="P165"><text:span text:style-name="Strong_20_Emphasis"><text:span text:style-name="T46"><text:s text:c="8"/>for sent in sent_tokenize(text):</text:span></text:span></text:p>
      <text:p text:style-name="P165"><text:span text:style-name="Strong_20_Emphasis"><text:span text:style-name="T46"><text:s text:c="12"/>cleared_sent = []</text:span></text:span></text:p>
      <text:p text:style-name="P165"><text:span text:style-name="Strong_20_Emphasis"><text:span text:style-name="T46"><text:s text:c="12"/>tokens = word_tokenize(sent.lower())</text:span></text:span></text:p>
      <text:p text:style-name="P165"><text:span text:style-name="Strong_20_Emphasis"><text:span text:style-name="T46"><text:s text:c="12"/>for token in tokens:</text:span></text:span></text:p>
      <text:p text:style-name="P165"><text:span text:style-name="Strong_20_Emphasis"><text:span text:style-name="T46"><text:s text:c="16"/>if token not in stop_words and token.isalnum():</text:span></text:span></text:p>
      <text:p text:style-name="P165"><text:span text:style-name="Strong_20_Emphasis"><text:span text:style-name="T46"><text:s text:c="20"/>lemmatized_token = lemmatizer.lemmatize(token)</text:span></text:span></text:p>
      <text:p text:style-name="P165"><text:span text:style-name="Strong_20_Emphasis"><text:span text:style-name="T46"><text:s text:c="20"/>cleared_sent.append(lemmatized_token)</text:span></text:span></text:p>
      <text:p text:style-name="P165"><text:span text:style-name="Strong_20_Emphasis"><text:span text:style-name="T46"><text:s text:c="12"/>if len(cleared_sent) &gt; 1:</text:span></text:span></text:p>
      <text:p text:style-name="P165"><text:span text:style-name="Strong_20_Emphasis"><text:span text:style-name="T46"><text:s text:c="16"/>data.append(cleared_sent)</text:span></text:span></text:p>
      <text:p text:style-name="P165"><text:span text:style-name="Strong_20_Emphasis"><text:span text:style-name="T46"/></text:span></text:p>
      <text:p text:style-name="P165"><text:span text:style-name="Strong_20_Emphasis"><text:span text:style-name="T46"><text:s text:c="4"/>print(f'Processed {len(data)} sentences.')</text:span></text:span></text:p>
      <text:p text:style-name="P165"><text:span text:style-name="Strong_20_Emphasis"><text:span text:style-name="T46"><text:s text:c="4"/>return data</text:span></text:span></text:p>
      <text:p text:style-name="P165"><text:span text:style-name="Strong_20_Emphasis"><text:span text:style-name="T46"/></text:span></text:p>
      <text:p text:style-name="P168"><text:span text:style-name="Strong_20_Emphasis"><text:span text:style-name="T55">The function’s job is to take raw text and clean it up, making it ready for the Word2Vec model.</text:span></text:span></text:p>
      <text:p text:style-name="P168"><text:span text:style-name="Strong_20_Emphasis"><text:span text:style-name="T153">Tokenization</text:span></text:span></text:p>
      <text:p text:style-name="P168"><text:span text:style-name="Strong_20_Emphasis"><text:span text:style-name="T126">During the tokenization step, </text:span></text:span><text:span text:style-name="Strong_20_Emphasis"><text:span text:style-name="T127">I used nested for loops to</text:span></text:span><text:span text:style-name="Strong_20_Emphasis"><text:span text:style-name="T126"> break the text down into smaller pieces by breaking down paragraphs in single words.</text:span></text:span></text:p>
      <text:list text:style-name="L39">
        <text:list-item>
          <text:p text:style-name="P391"><text:span text:style-name="Source_20_Text"><text:span text:style-name="T94">sent_tokenize(text)</text:span></text:span><text:span text:style-name="T94"> splits the text into sentences. </text:span></text:p>
        </text:list-item>
      </text:list>
      <text:list text:style-name="L40">
        <text:list-item>
          <text:p text:style-name="P392"><text:span text:style-name="Source_20_Text"><text:span text:style-name="T94">word_tokenize(sent.lower())</text:span></text:span><text:span text:style-name="T94"> splits each sentence into words and converts everything to lowercase. This is important because "Hello" and "hello" should be treated the same. </text:span><text:span text:style-name="T125">These functions are part of the NLTK (Natural Language Toolkit) library that provides such tokenization tools</text:span><text:span text:style-name="T94">.</text:span></text:p>
        </text:list-item>
      </text:list>
      <text:p text:style-name="P166"><text:span text:style-name="Strong_20_Emphasis"><text:span text:style-name="T94">Stop Words Removal:</text:span></text:span><text:span text:style-name="T94"> </text:span></text:p>
      <text:list text:style-name="L41">
        <text:list-item>
          <text:p text:style-name="P377">Some words appear <text:span text:style-name="T176">a lot in user-generated text,</text:span> but don't <text:span text:style-name="T176">have much</text:span> meaning <text:span text:style-name="T176">for a model</text:span>. <text:span text:style-name="T176">These words include</text:span> "the", "a", "is", "are" <text:span text:style-name="T176">and</text:span> are called stop words. <text:span text:style-name="T176">They are removed so the model can focus on more important words</text:span></text:p>
        </text:list-item>
        <text:list-item>
          <text:p text:style-name="P393"><text:span text:style-name="Source_20_Text"><text:span text:style-name="T94">stop_words = set(stopwords.words('english'))</text:span></text:span><text:span text:style-name="T94"> gets a </text:span><text:span text:style-name="T128">set</text:span><text:span text:style-name="T94"> of these common words, and the code checks if each token is in this set. </text:span></text:p>
        </text:list-item>
      </text:list>
      <text:p text:style-name="P167"><text:span text:style-name="Strong_20_Emphasis"><text:span text:style-name="T125">Lemmatization:</text:span></text:span><text:span text:style-name="Strong_20_Emphasis"><text:span text:style-name="T126"> </text:span></text:span></text:p>
      <text:list text:style-name="L42">
        <text:list-item>
          <text:p text:style-name="P378">Words can have different forms <text:span text:style-name="T175">like</text:span> "run," "running," "ran". Lemmatization reduces words to their base or dictionary form, called the lemma. <text:span text:style-name="T175">As a result,</text:span> "running" would become "run." This helps the model understand that these different forms are related <text:span text:style-name="T175">without having to “remember” all the forms of words</text:span>. </text:p>
        </text:list-item>
        <text:list-item>
          <text:p text:style-name="P394"><text:span text:style-name="Source_20_Text"><text:span text:style-name="T125">This task is performed on the split-up paragraphs with </text:span></text:span><text:span text:style-name="Source_20_Text"><text:span text:style-name="T94">lemmatizer.lemmatize(token)</text:span></text:span><text:span text:style-name="T94">.</text:span></text:p>
        </text:list-item>
      </text:list>
      <text:p text:style-name="P45">Final clean-up:</text:p>
      <text:list text:style-name="L43">
        <text:list-item>
          <text:p text:style-name="P395"><text:span text:style-name="Source_20_Text"><text:span text:style-name="T94">token.isalnum()</text:span></text:span><text:span text:style-name="T94"> </text:span><text:span text:style-name="T128">removes punctuation and other symbols.</text:span></text:p>
        </text:list-item>
        <text:list-item>
          <text:p text:style-name="P396"><text:span text:style-name="Source_20_Text"><text:span text:style-name="T94">if len(cleared_sent) &gt; 1:</text:span></text:span><text:span text:style-name="T94"> this makes sure that only sentences with more than one word are kept, so that there is some context for the word2vec model.</text:span></text:p>
        </text:list-item>
      </text:list>
      <text:p text:style-name="P167"/>
      <text:list text:continue-list="list194039166349012" text:style-name="L1">
        <text:list-item>
          <text:list>
            <text:list-item>
              <text:list>
                <text:list-item>
                  <text:list>
                    <text:list-item>
                      <text:p text:style-name="P196"><text:bookmark-start text:name="__RefHeading___Toc15313_1186778378"/>Processing tokens with the model<text:bookmark-end text:name="__RefHeading___Toc15313_1186778378"/></text:p>
                    </text:list-item>
                  </text:list>
                </text:list-item>
              </text:list>
            </text:list-item>
          </text:list>
        </text:list-item>
      </text:list>
      <text:p text:style-name="Code">def combine_strings_to_vector(strings, model, preprocess):</text:p>
      <text:p text:style-name="Code"/>
      <text:p text:style-name="Code"><text:soft-page-break/><text:s text:c="4"/>if preprocess:</text:p>
      <text:p text:style-name="Code"><text:s text:c="8"/># Preprocess the text data</text:p>
      <text:p text:style-name="Code"><text:s text:c="8"/>processed_data = process_text_data(strings)</text:p>
      <text:p text:style-name="Code"><text:s text:c="4"/>else:</text:p>
      <text:p text:style-name="Code"><text:s text:c="8"/>processed_data = strings</text:p>
      <text:p text:style-name="Code"/>
      <text:p text:style-name="Code"><text:s text:c="4"/>all_word_vectors = []</text:p>
      <text:p text:style-name="Code"/>
      <text:p text:style-name="Code"><text:s text:c="4"/>for sentence in processed_data:</text:p>
      <text:p text:style-name="Code"><text:s text:c="8"/># Ensure sentence is tokenized into words</text:p>
      <text:p text:style-name="Code"><text:s text:c="8"/>words = sentence.split() if isinstance(sentence, str) else sentence</text:p>
      <text:p text:style-name="Code"><text:s text:c="8"/>word_vectors = [model.wv[word] for word in words if word in model.wv]</text:p>
      <text:p text:style-name="Code"><text:s text:c="8"/>all_word_vectors.extend(word_vectors)</text:p>
      <text:p text:style-name="Code"/>
      <text:p text:style-name="Code"><text:s text:c="4"/>if len(all_word_vectors) == 0:</text:p>
      <text:p text:style-name="Code"><text:s text:c="8"/># Return a zero vector if no valid words found</text:p>
      <text:p text:style-name="Code"><text:s text:c="8"/>return np.zeros(model.vector_size).tolist()</text:p>
      <text:p text:style-name="Code"/>
      <text:p text:style-name="Code"><text:s text:c="4"/># Return the average vector as a list</text:p>
      <text:p text:style-name="Code"><text:s text:c="4"/>return np.mean(all_word_vectors, axis=0).tolist()</text:p>
      <text:p text:style-name="Code"/>
      <text:p text:style-name="P169">Now that the model is trained and the input data is processed to be used most efficiently, its time to actually use the model to convert whatever is left of user inputs into a note into vectors:</text:p>
      <text:p text:style-name="P169">Firstly, depending on the preprocess flag, input data is preprocessed using the function mentioned above. An empty list storing all the word vectors is also initialised.</text:p>
      <text:p text:style-name="P169">Then, every tokenized sentence is looped through and the model.wv[word] retrieves the vector for the given word from the Word2Vec model, with an inline IF statement, which ensures that the word is indeed in the model dictionary. All the word vectors are added to the all_word_vectors array.</text:p>
      <text:p text:style-name="P169">Finally, the mean of all vectors is returned as a list, utilising the NumPy mean module.</text:p>
      <text:list text:continue-numbering="true" text:style-name="L1">
        <text:list-item>
          <text:list>
            <text:list-item>
              <text:list>
                <text:list-item>
                  <text:p text:style-name="P232"><text:bookmark-start text:name="__RefHeading___Toc15311_1186778378"/>utils/priorityqueue.py<text:bookmark-end text:name="__RefHeading___Toc15311_1186778378"/></text:p>
                </text:list-item>
              </text:list>
            </text:list-item>
          </text:list>
        </text:list-item>
      </text:list>
      <text:p text:style-name="P177">Since note processing is a performance-intensive task and the web server may be running with limited resources, the vectorization tasks must be scheduled in a way that maximizes perf<text:span text:style-name="T177">o</text:span>rmance, while ensuring that notes are processed quickly. <text:span text:style-name="T177">For this reason, a priority queue is implemented, where priority is calculated by the amount of characters to be processed.</text:span></text:p>
      <text:p text:style-name="P181">For example, here is the tokenize function in goals.py, a file, similar to tasks.py and notes.py mentioned previously, which contains goal processing endpoints:</text:p>
      <text:p text:style-name="Code"><text:s text:c="4"/>def tokenize(self,noteId,title,content,milestones):</text:p>
      <text:p text:style-name="Code"><text:s text:c="8"/>text = [title, content] + [milestone['description'] for milestone in milestones] if milestones else [title, content]</text:p>
      <text:p text:style-name="Code"><text:s text:c="8"/>priority = sum(len(string) for string in text)</text:p>
      <text:p text:style-name="Code"><text:s text:c="8"/>self.tokenization_manager.add_note(</text:p>
      <text:p text:style-name="Code"><text:s text:c="12"/>text=text,</text:p>
      <text:p text:style-name="Code"><text:s text:c="12"/>priority=priority,</text:p>
      <text:p text:style-name="Code"><text:s text:c="12"/>note_id=noteId</text:p>
      <text:p text:style-name="Code"><text:s text:c="12"/>)</text:p>
      <text:p text:style-name="P181"><text:soft-page-break/>As can be seen from the subroutine, the text array is iterated over and the length of the strings in the array is added and passed into the vectorization manager.</text:p>
      <text:list xml:id="list194039344057966" text:continue-numbering="true" text:style-name="L1">
        <text:list-item>
          <text:list>
            <text:list-item>
              <text:list>
                <text:list-item>
                  <text:list>
                    <text:list-item>
                      <text:p text:style-name="P233"><text:bookmark-start text:name="__RefHeading___Toc15311_1186778378 Copy 1"/>What is Heap?<text:bookmark-end text:name="__RefHeading___Toc15311_1186778378 Copy 1"/></text:p>
                    </text:list-item>
                  </text:list>
                </text:list-item>
              </text:list>
            </text:list-item>
          </text:list>
        </text:list-item>
      </text:list>
      <text:p text:style-name="P185"><text:span text:style-name="T130">In Python, a "heap" is a specialized tree-based data structure where parent nodes are ordered in relation to their children. The </text:span><text:span text:style-name="Source_20_Text"><text:span text:style-name="T130">heapq</text:span></text:span><text:span text:style-name="T130"> module provides an implementation of the heap queue algorithm, </text:span><text:span text:style-name="T129">which will be used to</text:span><text:span text:style-name="T130"> create </text:span><text:span text:style-name="T129">a</text:span><text:span text:style-name="T130"> "priority queue." <text:s/></text:span><text:span text:style-name="T129">Here is why this specific datastructure will be used over an array:</text:span></text:p>
      <text:list text:style-name="L44">
        <text:list-item>
          <text:p text:style-name="P397"><text:span text:style-name="Source_20_Text"><text:span text:style-name="T129">heapq</text:span></text:span><text:span text:style-name="T129"> efficiently maintains this priority order, making it ideal for tasks like scheduling or finding the smallest/largest elements.</text:span></text:p>
        </text:list-item>
        <text:list-item>
          <text:p text:style-name="P379">Priority queues, implemented with heaps, prioritize elements based on their values. </text:p>
        </text:list-item>
        <text:list-item>
          <text:p text:style-name="P398"><text:span text:style-name="T94">Instead of strict LIFO or FIFO, the element with the highest (or lowest) priority is retrieved first, </text:span><text:span text:style-name="T129">which simplifies queueing the items</text:span></text:p>
        </text:list-item>
      </text:list>
      <text:p text:style-name="P180"/>
      <text:list text:continue-list="list194039344057966" text:style-name="L1">
        <text:list-item>
          <text:list>
            <text:list-item>
              <text:list>
                <text:list-item>
                  <text:list>
                    <text:list-item>
                      <text:p text:style-name="P233"><text:bookmark-start text:name="__RefHeading___Toc15327_1186778378"/>Implementation<text:bookmark-end text:name="__RefHeading___Toc15327_1186778378"/></text:p>
                    </text:list-item>
                  </text:list>
                </text:list-item>
              </text:list>
            </text:list-item>
          </text:list>
        </text:list-item>
      </text:list>
      <text:p text:style-name="P172">import threading</text:p>
      <text:p text:style-name="P172">import heapq</text:p>
      <text:p text:style-name="P172">import time</text:p>
      <text:p text:style-name="P172">from dataclasses import dataclass, field</text:p>
      <text:p text:style-name="P172">from typing import Any, Callable, List, Tuple</text:p>
      <text:p text:style-name="P172">from utils.word2vec import load_or_train_model, combine_strings_to_vector</text:p>
      <text:p text:style-name="P172">import psycopg2</text:p>
      <text:p text:style-name="P172"/>
      <text:p text:style-name="P172"><text:s/># Initialize the TokenizationTaskManager</text:p>
      <text:p text:style-name="P172">def __init__(self, db_config, model):<text:line-break/> <text:line-break/> self.db_config = db_config<text:line-break/> self.model = model #Word2Vec model for text vectorization.<text:line-break/><text:line-break/> self.task_queue: List[TokenizationTask] = [] # Initialize an empty list to serve as a priority queue for tokenization tasks.<text:line-break/> self.task_counter = 0<text:line-break/> self.lock = threading.Lock()<text:line-break/> self.new_task_event = threading.Event()<text:line-break/> self.running = True<text:line-break/> <text:line-break/> self.worker_thread = threading.Thread(target=self.process_tasks, daemon=True) # Create and start a worker thread that will process tasks from the queue.<text:line-break/> self.worker_thread.start()</text:p>
      <text:p text:style-name="P172"/>
      <text:p text:style-name="Text_20_body">This is the constructor for the TokenizationTaskManager class. <text:span text:style-name="T178">It initialises all the necessary variables.</text:span> A threading.Event is used for inter-thread communication, allowing the worker thread to wait efficiently for new tasks to be added. Furthermore, it initializes and starts a worker thread (self.worker_thread) <text:span text:style-name="T178">from the threading library,</text:span> which is responsible for asynchronously processing the tokenization tasks in the background. <text:span text:style-name="T178">This is part of the multithreading functionality of the manager, which means that notes can be processed concurrently, speeding up the processing.</text:span></text:p>
      <text:p text:style-name="Code"/>
      <text:p text:style-name="Code"><text:soft-page-break/>def connect_db(self):<text:line-break/> # Establishes a connection to the database<text:line-break/> conn = psycopg2.connect(<text:line-break/> host=self.db_config.host,<text:line-break/> database=self.db_config.database,<text:line-break/> user=self.db_config.user,<text:line-break/> password=self.db_config.password,<text:line-break/> port=self.db_config.port<text:line-break/> )<text:line-break/> return conn</text:p>
      <text:p text:style-name="Code"/>
      <text:p text:style-name="P182">This function is responsible for creating a separate connection to the database for the manager, so that other modules will not interfere with their requests.</text:p>
      <text:p text:style-name="P182"/>
      <text:p text:style-name="Code">def delete_note_by_id(self, note_id: str):<text:line-break/> # Removes all tasks associated with a specific note ID from the task queue<text:line-break/> with self.lock:<text:line-break/> <text:tab/>self.task_queue = [note for note in self.task_queue if note.note_id != note_id]<text:line-break/> <text:tab/>heapq.heapify(self.task_queue)</text:p>
      <text:p text:style-name="Text_20_body"/>
      <text:p text:style-name="Text_20_body">The delete_note_by_id function <text:span text:style-name="T179">removes</text:span> any pending tokenization tasks associated with a given note_id from the task queue. <text:span text:style-name="T178">This could be used if a user deletes a note that has not yet been processed, so it needs to be removed from the queue to speed up processing of relevnt notes.</text:span> The function begins by acquiring a lock (self.lock) to ensure thread-safe modification of the task_queue, as it might be accessed by the worker thread . It then uses a list comprehension to create a new task_queue that includes only the TokenizationTask objects whose note_id does not match the provided note_id. After removing the relevant tasks, it calls heapq.heapify(self.task_queue) to reorganize the list back into a min-heap.</text:p>
      <text:p text:style-name="P173">def add_note(self, text: List[str], note_id:str, priority: int = 10, callback: Callable[[Any], None] = None):<text:line-break/> <text:s text:c="7"/># Adds a new note tokenization task to the task queue.<text:line-break/><text:line-break/> <text:s text:c="7"/>with self.lock: <text:line-break/> <text:s text:c="11"/># Remove any existing tasks with the same note_id to avoid duplicates<text:line-break/> <text:s text:c="11"/>self.task_queue = [note for note in self.task_queue if note.note_id != note_id]<text:line-break/> <text:s text:c="11"/>heapq.heapify(self.task_queue)<text:line-break/><text:line-break/> <text:s text:c="11"/>note = TokenizationTask(priority, note_id, text, callback , self.task_counter)<text:line-break/> <text:s text:c="11"/># Push the new task onto the priority queue<text:line-break/> <text:s text:c="11"/>heapq.heappush(self.task_queue, note)<text:line-break/> <text:s text:c="11"/>print(self.task_queue) <text:line-break/> <text:s text:c="11"/>self.task_counter += 1 <text:line-break/> <text:s text:c="11"/>self.new_task_event.set() # Signal the worker thread that a new task is available <text:s/></text:p>
      <text:p text:style-name="Text_20_body"/>
      <text:p text:style-name="P174">T<text:span text:style-name="T179">his</text:span> function <text:span text:style-name="T179">adds</text:span> a new note tokenization task to the processing queue. It takes the note's text content (`text`) <text:span text:style-name="T179">and priority</text:span>, <text:span text:style-name="T179">provided by a relevant note module</text:span>. </text:p>
      <text:p text:style-name="P174"><text:soft-page-break/>It first checks if any tasks with the same note_id already exist in the queue and removes them, <text:span text:style-name="T179">so </text:span>only the latest version of a note is processed. After potentially removing duplicates and re-heapifying, it creates a new object with the provided details. </text:p>
      <text:p text:style-name="P174">This object is then <text:span text:style-name="T179">pushed </text:span>to the <text:span text:style-name="T179">heap (that works as a priority queue)</text:span> (self.task_queue) using heapq.heappush, which maintains the heap order based on task priority. The function also increments a task_counter to uniquely identify tasks and sets the new_task_event to signal to the worker thread that a new task has been added and is ready for processing. </text:p>
      <text:p text:style-name="Text_20_body"/>
      <text:p text:style-name="Code">def process_tasks(self):<text:line-break/> <text:s text:c="7"/># Worker thread function to continuously process tokenization tasks from the priority queue.<text:line-break/> <text:s text:c="7"/>conn = self.connect_db() # Establish a dedicated database connection for this thread.<text:line-break/> <text:s text:c="7"/>model = self.model <text:line-break/> <text:s text:c="7"/>while self.running: <text:line-break/> <text:s text:c="11"/>self.new_task_event.wait() <text:line-break/><text:line-break/> <text:s text:c="11"/>while True: <text:line-break/> <text:s text:c="15"/>with self.lock: <text:line-break/> <text:s text:c="19"/>if not self.task_queue: # Check if the task queue is empty.<text:line-break/> <text:s text:c="23"/>self.new_task_event.clear() <text:line-break/> <text:s text:c="23"/>break <text:line-break/> <text:s text:c="19"/>note = heapq.heappop(self.task_queue) # Pop the highest priority task from the queue.<text:line-break/><text:line-break/> <text:s text:c="15"/># Process the note (tokenize and handle callback).<text:line-break/> <text:s text:c="15"/>try:<text:line-break/> <text:s text:c="19"/>vector = self.tokenize_text(note.text, model) <text:line-break/> <text:s text:c="19"/>if note.callback: <text:line-break/> <text:s text:c="23"/>note.callback(vector, note, conn,) <text:line-break/> <text:s text:c="19"/>else:<text:line-break/> <text:s text:c="23"/>self.default_callback(vector, note, conn,) # Execute the default callback.<text:line-break/> <text:s text:c="15"/>except Exception as e:<text:line-break/> <text:s text:c="19"/>print(f"Error processing note {note.note_id}: {e}")<text:line-break/><text:line-break/> <text:s text:c="11"/>time.sleep(0.1)<text:line-break/> <text:s text:c="7"/>conn.close()</text:p>
      <text:p text:style-name="Text_20_body"/>
      <text:p text:style-name="P174"><text:span text:style-name="T179">This function runs a dedicated worker thread to process notes.</text:span> <text:span text:style-name="T179">It continiously monitors the heap queue, processed the notes with the highest priority and returns them through their specified callback.</text:span> </text:p>
      <text:p text:style-name="P174"><text:span text:style-name="T179">It first establishes a new database connection, </text:span>then enters a while self.running loop, <text:span text:style-name="T179">which runs while the manager runs.</text:span> Inside this loop, it waits for a new task signal using self.new_task_event.wait(). <text:span text:style-name="T179">As a result, the thread only wakes up when there is data in the queue, which conserves processing power. </text:span><text:span text:style-name="T180">Once it wakes up, it enters another loop to process all tasks in the queue.</text:span> Inside this inner loop, <text:span text:style-name="T180">it</text:span> <text:span text:style-name="T180">pops</text:span> the highest priority task using heapq.heappop. <text:span text:style-name="T180">Then, it calls the tokenization function to tokenize the retrieved text</text:span>. It <text:soft-page-break/>then checks for a task-specific callback. <text:span text:style-name="T180">I</text:span>f <text:span text:style-name="T180">it</text:span> exists, it's executed; otherwise, the self.default_callback is called. After processing all available tasks, the thread pauses using time.sleep(0.1) before checking for new <text:span text:style-name="T180">items in the queue</text:span>.</text:p>
      <text:p text:style-name="Code"><text:s text:c="4"/>def tokenize_text(self, text: List[str], model):</text:p>
      <text:p text:style-name="Code"><text:s text:c="8"/># Utilize the model to tokenize text</text:p>
      <text:p text:style-name="Code"><text:s text:c="8"/>if not isinstance(text, list) or not all(isinstance(item, str) for item in text):</text:p>
      <text:p text:style-name="Code"><text:s text:c="12"/>raise ValueError("text must be a list of strings")</text:p>
      <text:p text:style-name="Code"><text:s text:c="8"/>vector = combine_strings_to_vector(text, model, True)</text:p>
      <text:p text:style-name="Code"><text:s text:c="8"/>return vector</text:p>
      <text:p text:style-name="P183">The tokenize_text() mentioned previously uses the combine_strings_to_vector function from word2vec.py, along a few validations to ensure that the data sent for tokenization is of appropriate <text:span text:style-name="T181">data</text:span>type.</text:p>
      <text:p text:style-name="Code"><text:s text:c="4"/>def default_callback(self, vector, note, conn, ):</text:p>
      <text:p text:style-name="Code"><text:s text:c="8"/># Default callback if no other callback is provided</text:p>
      <text:p text:style-name="Code"><text:s text:c="8"/>try :</text:p>
      <text:p text:style-name="Code"><text:s text:c="12"/>cur = conn.cursor()</text:p>
      <text:p text:style-name="Code"><text:s text:c="12"/>cur.execute("UPDATE notes SET vector = %s WHERE id = %s", (vector, note.note_id))</text:p>
      <text:p text:style-name="Code"><text:s text:c="12"/>conn.commit()</text:p>
      <text:p text:style-name="Code"><text:s text:c="8"/>except Exception as e:</text:p>
      <text:p text:style-name="Code"><text:s text:c="12"/>print(f"Error updating note {note.note_id}: {e}")</text:p>
      <text:p text:style-name="Code"><text:s text:c="12"/>conn.rollback()</text:p>
      <text:p text:style-name="Code"/>
      <text:p text:style-name="Code"><text:s text:c="4"/>def stop(self):</text:p>
      <text:p text:style-name="Code"><text:s text:c="8"/>self.running = False</text:p>
      <text:p text:style-name="Code"><text:s text:c="8"/>self.new_task_event.set()</text:p>
      <text:p text:style-name="Code"><text:s text:c="8"/>self.worker_thread.join()</text:p>
      <text:p text:style-name="Text_20_body"/>
      <text:p text:style-name="P184">The last two functions are the default callback, which involves updating the corresponding recrods in the Notes table with the new vectorized representation of the note.</text:p>
      <text:p text:style-name="P184">Lastly, the stop function shuts down the Tokenization manager.</text:p>
      <text:p text:style-name="P180"/>
      <text:list text:continue-numbering="true" text:style-name="L1">
        <text:list-item>
          <text:list>
            <text:list-item>
              <text:list>
                <text:list-item>
                  <text:p text:style-name="P234"><text:bookmark-start text:name="__RefHeading___Toc16213_2644037813"/>utils/recentsList.py<text:bookmark-end text:name="__RefHeading___Toc16213_2644037813"/></text:p>
                </text:list-item>
              </text:list>
            </text:list-item>
          </text:list>
        </text:list-item>
      </text:list>
      <text:p text:style-name="P178">Users may want to see history of the recently accessed notes in order to quickly come back and amend the note, if something was incorrectly written. F</text:p>
      <text:list text:continue-numbering="true" text:style-name="L1">
        <text:list-item>
          <text:list>
            <text:list-item>
              <text:list>
                <text:list-item>
                  <text:list>
                    <text:list-item>
                      <text:p text:style-name="P234"><text:bookmark-start text:name="__RefHeading___Toc16211_2644037813"/>Implementing a doubly linked list<text:bookmark-end text:name="__RefHeading___Toc16211_2644037813"/></text:p>
                    </text:list-item>
                  </text:list>
                </text:list-item>
              </text:list>
            </text:list-item>
          </text:list>
        </text:list-item>
      </text:list>
      <text:p text:style-name="Code">class ListNode:</text:p>
      <text:p text:style-name="Code"><text:s text:c="4"/>def __init__(self, note_id):</text:p>
      <text:p text:style-name="Code"><text:s text:c="8"/>self.note_id = note_id</text:p>
      <text:p text:style-name="Code"><text:s text:c="8"/>self.prev = None</text:p>
      <text:p text:style-name="Code"><text:s text:c="8"/>self.next = None</text:p>
      <text:p text:style-name="Code"/>
      <text:p text:style-name="Text_20_body">This is the constructor for the ListNode class. It initializes a new node with a given note_id. It also sets the prev<text:span text:style-name="T182">ious</text:span> and next pointers to None, indicating that the node is initially isolated. <text:span text:style-name="T182">It basically</text:span> creates the building block for the doubly linked list, storing a note identifier and setting up the links needed to connect it to other nodes.</text:p>
      <text:p text:style-name="Code"><text:soft-page-break/></text:p>
      <text:p text:style-name="Code">class RecentlyAccessedNotes:</text:p>
      <text:p text:style-name="Code"><text:s text:c="4"/>def __init__(self):</text:p>
      <text:p text:style-name="Code"><text:s text:c="8"/>self.head = None</text:p>
      <text:p text:style-name="Code"><text:s text:c="8"/>self.tail = None</text:p>
      <text:p text:style-name="Code"><text:s text:c="8"/>self.size = 0</text:p>
      <text:p text:style-name="Code"><text:s text:c="8"/>self.max_size = 5</text:p>
      <text:p text:style-name="Code"/>
      <text:p text:style-name="Text_20_body"><text:span text:style-name="T182">T</text:span>his is the constructor for the RecentlyAccessedNotes class. It initializes an empty doubly linked list to store recently accessed note <text:span text:style-name="T182">id</text:span>s. It sets the head and tail pointers to None, indicating an empty list, initializes the size to 0, and sets the max_size to 5, limiting the number of stored notes. This sets up the data structure that will manage the recent notes.</text:p>
      <text:p text:style-name="Code"><text:s text:c="4"/>def add(self, note_id):</text:p>
      <text:p text:style-name="Code"><text:s text:c="8"/>new_node = ListNode(note_id)</text:p>
      <text:p text:style-name="Code"><text:s text:c="8"/>if not self.head:</text:p>
      <text:p text:style-name="Code"><text:s text:c="12"/>self.head = self.tail = new_node</text:p>
      <text:p text:style-name="Code"><text:s text:c="8"/>else:</text:p>
      <text:p text:style-name="Code"><text:s text:c="12"/>new_node.next = self.head</text:p>
      <text:p text:style-name="Code"><text:s text:c="12"/>self.head.prev = new_node</text:p>
      <text:p text:style-name="Code"><text:s text:c="12"/>self.head = new_node</text:p>
      <text:p text:style-name="Code"/>
      <text:p text:style-name="Code"><text:s text:c="8"/>if self.size == self.max_size:</text:p>
      <text:p text:style-name="Code"><text:s text:c="12"/>self.remove_last()</text:p>
      <text:p text:style-name="Code"><text:s text:c="8"/>else:</text:p>
      <text:p text:style-name="Code"><text:s text:c="12"/>self.size += 1</text:p>
      <text:p text:style-name="Code"/>
      <text:p text:style-name="Text_20_body"/>
      <text:p text:style-name="Text_20_body">Th<text:span text:style-name="T182">e</text:span> function adds a new note_id to the beginning of the recently accessed notes list. It creates a new ListNode and inserts it at the front of the list. If the list was previously empty, the new node becomes both the head and tail. Otherwise, it updates the head and the prev pointer of the old head. If the list reaches its max_size, it calls remove_last() to remove the least recently accessed note. This function maintains the "recently accessed" order.</text:p>
      <text:p text:style-name="Code"/>
      <text:p text:style-name="Code"><text:s text:c="4"/>def remove_last(self):</text:p>
      <text:p text:style-name="Code"><text:s text:c="8"/>if self.tail:</text:p>
      <text:p text:style-name="Code"><text:s text:c="12"/>if self.tail.prev:</text:p>
      <text:p text:style-name="Code"><text:s text:c="16"/>self.tail = self.tail.prev</text:p>
      <text:p text:style-name="Code"><text:s text:c="16"/>self.tail.next = None</text:p>
      <text:p text:style-name="Code"><text:s text:c="12"/>else:</text:p>
      <text:p text:style-name="Code"><text:s text:c="16"/>self.head = self.tail = None</text:p>
      <text:p text:style-name="Code"><text:s text:c="12"/>self.size -= 1</text:p>
      <text:p text:style-name="Text_20_body"/>
      <text:p text:style-name="Text_20_body"><text:span text:style-name="T182">remove_last removes the last note in the list, which is pointed at by self.tail. </text:span>If the list is not empty, it updates the tail pointer to the previous node and sets the new tail's next pointer to None. If the list had only one element, both head and tail become None. It also decrements the size of the list. This function helps maintain the size constraint of the recent notes list, <text:span text:style-name="T182">so users are not suggested notes that were accessed months ago.</text:span></text:p>
      <text:p text:style-name="Text_20_body"/>
      <text:p text:style-name="Code"><text:soft-page-break/><text:s text:c="3"/>def remove(self, note_id):</text:p>
      <text:p text:style-name="Code"><text:s text:c="8"/>current = self.head</text:p>
      <text:p text:style-name="Code"><text:s text:c="8"/>while current:</text:p>
      <text:p text:style-name="Code"><text:s text:c="12"/>if current.note_id == note_id:</text:p>
      <text:p text:style-name="Code"><text:s text:c="16"/>if current.prev:</text:p>
      <text:p text:style-name="Code"><text:s text:c="20"/>current.prev.next = current.next</text:p>
      <text:p text:style-name="Code"><text:s text:c="16"/>if current.next:</text:p>
      <text:p text:style-name="Code"><text:s text:c="20"/>current.next.prev = current.prev</text:p>
      <text:p text:style-name="Code"><text:s text:c="16"/>if current == self.head:</text:p>
      <text:p text:style-name="Code"><text:s text:c="20"/>self.head = current.next</text:p>
      <text:p text:style-name="Code"><text:s text:c="16"/>if current == self.tail:</text:p>
      <text:p text:style-name="Code"><text:s text:c="20"/>self.tail = current.prev</text:p>
      <text:p text:style-name="Code"><text:s text:c="16"/>self.size -= 1</text:p>
      <text:p text:style-name="Code"><text:s text:c="16"/>break</text:p>
      <text:p text:style-name="Code"><text:s text:c="12"/>current = current.next</text:p>
      <text:p text:style-name="Code"/>
      <text:p text:style-name="Text_20_body"/>
      <text:p text:style-name="P186"><text:span text:style-name="T131">Finally, the above function</text:span><text:span text:style-name="T94"> iterates through the list, searching for the node with the matching </text:span><text:span text:style-name="Source_20_Text"><text:span text:style-name="T94">note_id</text:span></text:span><text:span text:style-name="T94">. If found, it updates the </text:span><text:span text:style-name="Source_20_Text"><text:span text:style-name="T94">prev</text:span></text:span><text:span text:style-name="T94"> and </text:span><text:span text:style-name="Source_20_Text"><text:span text:style-name="T94">next</text:span></text:span><text:span text:style-name="T94"> pointers of the surrounding nodes to bypass the node being removed. It also handles edge cases where the node to be removed is the </text:span><text:span text:style-name="Source_20_Text"><text:span text:style-name="T94">head</text:span></text:span><text:span text:style-name="T94"> or </text:span><text:span text:style-name="Source_20_Text"><text:span text:style-name="T94">tail</text:span></text:span><text:span text:style-name="T94">. The list's size is decremented. This ensures that duplicate notes are removed before adding a note back to the front of the list, thus updating its position. </text:span></text:p>
      <text:list text:continue-numbering="true" text:style-name="L1">
        <text:list-item>
          <text:list>
            <text:list-item>
              <text:list>
                <text:list-item>
                  <text:list>
                    <text:list-item>
                      <text:p text:style-name="P235"><text:bookmark-start text:name="__RefHeading___Toc16209_2644037813"/>Implementing the recent notes manager<text:bookmark-end text:name="__RefHeading___Toc16209_2644037813"/></text:p>
                    </text:list-item>
                  </text:list>
                </text:list-item>
              </text:list>
            </text:list-item>
          </text:list>
        </text:list-item>
      </text:list>
      <text:p text:style-name="Code"/>
      <text:p text:style-name="Code">class RecentNotesManager:<text:line-break/> <text:s text:c="3"/>def __init__(self, capacity=<text:span text:style-name="T183">100</text:span>):<text:line-break/> <text:s text:c="7"/>self.capacity = capacity<text:line-break/> <text:s text:c="7"/>self.user_notes = [None] * capacity<text:line-break/><text:line-break/> <text:s text:c="3"/>def _hash(self, uuid_str):<text:line-break/> <text:s text:c="7"/># hashing <text:span text:style-name="T183">algo</text:span>: sum of ASCII values of the UUID string modulo capacity<text:line-break/> <text:s text:c="7"/>return sum(ord(c) for c in str(uuid_str)) % self.capacity<text:line-break/><text:line-break/><text:line-break/> <text:s text:c="11"/>return notes<text:line-break/> <text:s text:c="7"/>return []</text:p>
      <text:p text:style-name="Text_20_body"/>
      <text:p text:style-name="P187">This class manages a hashmap, which contains key-value pairs, where the key is the user ID, with a simple hashing algorithm applied onto it, and the values are the doubly linked lists of recently accessed note IDs.</text:p>
      <text:p text:style-name="P176"><text:span text:style-name="T132">Firstly, the __init__() method</text:span><text:span text:style-name="T94"> initializes the manager with a fixed-size hashmap, implemented using a list. The </text:span><text:span text:style-name="Source_20_Text"><text:span text:style-name="T94">capacity</text:span></text:span><text:span text:style-name="T94"> parameter, defaulting to </text:span><text:span text:style-name="T132">100</text:span><text:span text:style-name="T94">, determines the size of this list, which acts as the hash table </text:span><text:span text:style-name="T132">and matches my maximum estimations of the number of concurrent users of the application at the start.</text:span><text:span text:style-name="T94"> <text:s/></text:span></text:p>
      <text:p text:style-name="P179">_hash() is a private method responsible for generating a hash value from a given user id of UUID datatype. It takes the UUID, and then calculates the sum of the ASCII values of each character in that string. This sum is then taken modulo the capacity of the hash table. This <text:soft-page-break/>modulo operation ensures that the resulting hash value falls within the valid index range of the user_notes list.This is a simple and quick hashing algorithm, which ensures that the index generated falls within the capacity of the table.</text:p>
      <text:p text:style-name="P175"><text:s text:c="4"/>def add_note_for_user(self, user_id, note_id):<text:line-break/> <text:s text:c="7"/>index = self._hash(user_id)<text:line-break/> <text:s text:c="7"/>if self.user_notes[index] is None:<text:line-break/> <text:s text:c="11"/>self.user_notes[index] = {}<text:line-break/> <text:s text:c="7"/>if user_id not in self.user_notes[index]:<text:line-break/> <text:s text:c="11"/>self.user_notes[index][user_id] = RecentlyAccessedNotes()<text:line-break/> <text:s text:c="7"/>user_notes = self.user_notes[index][user_id]<text:line-break/> <text:s text:c="7"/>user_notes.remove(note_id)<text:line-break/> <text:s text:c="7"/>user_notes.add(note_id) <text:s/><text:line-break/></text:p>
      <text:p text:style-name="Text_20_body"/>
      <text:p text:style-name="Text_20_body"><text:span text:style-name="T132">T</text:span><text:span text:style-name="T94">his function adds a </text:span><text:span text:style-name="Source_20_Text"><text:span text:style-name="T94">note_id</text:span></text:span><text:span text:style-name="T94"> to the recently accessed notes list for a given </text:span><text:span text:style-name="Source_20_Text"><text:span text:style-name="T94">user_id </text:span></text:span><text:span text:style-name="Source_20_Text"><text:span text:style-name="T132">by </text:span></text:span><text:span text:style-name="T94">calculat</text:span><text:span text:style-name="T132">ing</text:span><text:span text:style-name="T94"> the hash index for the </text:span><text:span text:style-name="Source_20_Text"><text:span text:style-name="T94">user_id</text:span></text:span><text:span text:style-name="T94"> using the </text:span><text:span text:style-name="Source_20_Text"><text:span text:style-name="T94">_hash</text:span></text:span><text:span text:style-name="Source_20_Text"><text:span text:style-name="T132">()</text:span></text:span><text:span text:style-name="T94"> method. If the corresponding slot in the </text:span><text:span text:style-name="Source_20_Text"><text:span text:style-name="T94">user_notes</text:span></text:span><text:span text:style-name="T94"> list is </text:span><text:span text:style-name="Source_20_Text"><text:span text:style-name="T94">None</text:span></text:span><text:span text:style-name="T94">, it initializes an empty dictionary at that index. Then, if the </text:span><text:span text:style-name="Source_20_Text"><text:span text:style-name="T94">user_id</text:span></text:span><text:span text:style-name="T94"> is not already a key in the dictionary at that index, a new </text:span><text:span text:style-name="Source_20_Text"><text:span text:style-name="T94">RecentlyAccessedNotes </text:span></text:span><text:span text:style-name="Source_20_Text"><text:span text:style-name="T132">doubly linked list</text:span></text:span><text:span text:style-name="T94"> object is created and associated with the </text:span><text:span text:style-name="Source_20_Text"><text:span text:style-name="T94">user_id</text:span></text:span><text:span text:style-name="T94">. <text:s/>This approach handles collisions by using a nested dictionary to store different user's notes that happen to hash to the same index, </text:span><text:span text:style-name="T132">if such collisions occur</text:span></text:p>
      <text:p text:style-name="P175"><text:line-break/> <text:s text:c="3"/>def get_recent_notes_for_user(self, user_id):<text:line-break/> <text:s text:c="7"/>index = self._hash(user_id)<text:line-break/> <text:s text:c="7"/>if self.user_notes[index] and user_id in self.user_notes[index]:<text:line-break/> <text:s text:c="11"/>notes = []<text:line-break/> <text:s text:c="11"/>current = self.user_notes[index][user_id].head<text:line-break/> <text:s text:c="11"/>while current:<text:line-break/> <text:s text:c="15"/>notes.append(current.note_id)<text:line-break/> <text:s text:c="15"/>current = current.next</text:p>
      <text:p text:style-name="Text_20_body"/>
      <text:p text:style-name="Text_20_body"><text:span text:style-name="T184">This final </text:span>function retrieves the list of recently accessed note IDs for a given user_id. It first calculates the hash index for the user_id using the _hash method. It then checks if the corresponding slot in the user_notes list is not None, and if the user_id exists as a key in the dictionary at that index. If both conditions are met, it retrieves the <text:span text:style-name="T184">corresponding </text:span>RecentlyAccessedNotes object . It then iterates through the linked list of notes, starting from the head, and appends each note_id to a notes list. Finally, it returns the <text:span text:style-name="T184">list of note IDs</text:span>. If the user's notes are not found, it returns an empty list. <text:span text:style-name="T184">The list will later be used by the modules to fetch note data to display on the dashboard page.</text:span></text:p>
      <text:p text:style-name="Text_20_body"/>
      <text:list text:continue-numbering="true" text:style-name="L1">
        <text:list-item>
          <text:list>
            <text:list-item>
              <text:list>
                <text:list-item>
                  <text:p text:style-name="P236"><text:bookmark-start text:name="__RefHeading___Toc16207_2644037813"/>utils/userDeleteGraph.py<text:bookmark-end text:name="__RefHeading___Toc16207_2644037813"/></text:p>
                  <text:list>
                    <text:list-item>
                      <text:p text:style-name="P237"><text:bookmark-start text:name="__RefHeading___Toc16258_2817214564"/>Setup<text:bookmark-end text:name="__RefHeading___Toc16258_2817214564"/></text:p>
                    </text:list-item>
                  </text:list>
                </text:list-item>
              </text:list>
            </text:list-item>
          </text:list>
        </text:list-item>
      </text:list>
      <text:p text:style-name="P188">Since I am using a relational database with many tables, I need to have a way to delete related tables in a safe manner, so foreign key constraints are not broken.</text:p>
      <text:p text:style-name="P188"><text:soft-page-break/>In or<text:span text:style-name="T185">der to achieve this task, I first need to give the algorithm an understanding of how the tables are related. For this, using the database diagram from </text:span><text:span text:style-name="T154">2.2.2</text:span><text:span text:style-name="T56">, I first construct an adjacency matrix.</text:span></text:p>
      <text:p text:style-name="Code">from datetime import time</text:p>
      <text:p text:style-name="Code">import psycopg2</text:p>
      <text:p text:style-name="Code">import os</text:p>
      <text:p text:style-name="Code">import sys</text:p>
      <text:p text:style-name="Code">from psycopg2 import extras</text:p>
      <text:p text:style-name="Code">sys.path.append(os.path.abspath(os.path.join(os.path.dirname(__file__), os.path.pardir)))</text:p>
      <text:p text:style-name="Code">from config import Config</text:p>
      <text:p text:style-name="Code">import psycopg2</text:p>
      <text:p text:style-name="Code">import numpy as np</text:p>
      <text:p text:style-name="Code">import networkx as nx</text:p>
      <text:p text:style-name="Code">import matplotlib.pyplot as plt</text:p>
      <text:p text:style-name="Code"/>
      <text:p text:style-name="Code"># Adjacency matrix</text:p>
      <text:p text:style-name="Code">adj_matrix = np.array([</text:p>
      <text:p text:style-name="Code"><text:s text:c="4"/>[0, 1, 1, 1, 0, 1, 0, 0, 0, 0, 0, 0, 0, 1], <text:s/># users</text:p>
      <text:p text:style-name="Code"><text:s text:c="4"/>[1, 0, 0, 0, 0, 0, 0, 0, 0, 0, 0, 0, 0, 0], <text:s/># taskstatistics</text:p>
      <text:p text:style-name="Code"><text:s text:c="4"/>[1, 0, 0, 0, 1, 0, 0, 1, 0, 0, 1, 0, 1, 0], <text:s/># notes</text:p>
      <text:p text:style-name="Code"><text:s text:c="4"/>[1, 0, 0, 0, 0, 0, 0, 0, 0, 0, 0, 0, 1, 0], <text:s/># tags</text:p>
      <text:p text:style-name="Code"><text:s text:c="4"/>[0, 0, 1, 0, 0, 1, 1, 0, 0, 0, 0, 0, 0, 0], <text:s/># goals</text:p>
      <text:p text:style-name="Code"><text:s text:c="4"/>[1, 0, 0, 0, 1, 0, 0, 0, 0, 0, 0, 0, 0, 0], <text:s/># goalhistory</text:p>
      <text:p text:style-name="Code"><text:s text:c="4"/>[0, 0, 0, 0, 1, 0, 0, 0, 0, 0, 0, 0, 0, 0], <text:s/># milestones</text:p>
      <text:p text:style-name="Code"><text:s text:c="4"/>[0, 0, 1, 0, 0, 0, 0, 0, 1, 1, 0, 0, 0, 0], <text:s/># habits</text:p>
      <text:p text:style-name="Code"><text:s text:c="4"/>[0, 0, 0, 0, 0, 0, 0, 1, 0, 0, 0, 0, 0, 0], <text:s/># habitcompletion</text:p>
      <text:p text:style-name="Code"><text:s text:c="4"/>[0, 0, 0, 0, 0, 0, 0, 1, 0, 0, 1, 0, 0, 0], <text:s/># habittasks</text:p>
      <text:p text:style-name="Code"><text:s text:c="4"/>[0, 0, 1, 0, 0, 0, 0, 0, 0, 1, 0, 1, 0, 0], <text:s/># tasks</text:p>
      <text:p text:style-name="Code"><text:s text:c="4"/>[0, 0, 0, 0, 0, 0, 0, 0, 0, 0, 1, 0, 0, 0], <text:s/># subtasks</text:p>
      <text:p text:style-name="Code"><text:s text:c="4"/>[0, 0, 1, 1, 0, 0, 0, 0, 0, 0, 0, 0, 0, 0], <text:s/># notetags</text:p>
      <text:p text:style-name="Code"><text:s text:c="4"/>[1, 0, 0, 0, 0, 0, 0, 0, 0, 0, 0, 0, 0, 0], <text:s/># user_widgets</text:p>
      <text:p text:style-name="Code">])</text:p>
      <text:p text:style-name="Text_20_body"/>
      <text:p text:style-name="P192">In the code, the matrix is represented as a 14x14 NumPy array, where each “1” represents a connection between two tables. Using this matrix, I can use a library like networkx to plot the relationship”</text:p>
      <text:p text:style-name="Code">def draw_graph(adj_matrix):</text:p>
      <text:p text:style-name="Code"><text:s text:c="4"/>G = nx.from_numpy_array(adj_matrix)</text:p>
      <text:p text:style-name="Code"><text:s text:c="4"/># Relabel nodes</text:p>
      <text:p text:style-name="Code"><text:s text:c="4"/>G = nx.relabel_nodes(G, node_labels)</text:p>
      <text:p text:style-name="Code"><text:s text:c="4"/># Draw the graph</text:p>
      <text:p text:style-name="Code"><text:s text:c="4"/>plt.figure(figsize=(12, 8))</text:p>
      <text:p text:style-name="Code"><text:s text:c="4"/>pos = nx.spring_layout(G) <text:s/># positions for all nodes</text:p>
      <text:p text:style-name="Code"><text:s text:c="4"/>nx.draw(G, pos, with_labels=True, node_size=3000, node_color="skyblue", font_size=10, font_weight="bold", edge_color="gray")</text:p>
      <text:p text:style-name="Code"><text:s text:c="4"/>plt.title("Graph Visualization from Adjacency Matrix")</text:p>
      <text:p text:style-name="Code"><text:s text:c="4"/>plt.show()</text:p>
      <text:p text:style-name="Code">draw_graph(adj_matrix)</text:p>
      <text:p text:style-name="Text_20_body"/>
      <text:p text:style-name="P192">If this code is ran, the following diagram is created:</text:p>
      <text:p text:style-name="P193"><draw:frame draw:style-name="fr2" draw:name="Image28" text:anchor-type="char" svg:width="16.422cm" svg:height="11.314cm" draw:z-index="31"><draw:image xlink:href="Pictures/10000001000008F80000062EBA9297DC.png" xlink:type="simple" xlink:show="embed" xlink:actuate="onLoad" draw:mime-type="image/png"/></draw:frame><text:soft-page-break/><text:span text:style-name="T186">As can be see, tables like “notes” or “tasks” cannot have records deleted in them, without ensuring that they are first deleted from their children tables, such as subtasks. Basically, I need an algorithm that will traverse to the deepest points of the graph and remove the tables starting from them. By definition, this is what depth traversal algorithm does (dfs). In my case, this algorithm should work both for user deletion tasks, as well as note deletion tasks. For that, </text:span>I need to define SQL queries to delete records from each table, <text:span text:style-name="T186">as well as label each array in the adjacency matrix for debugging purposes</text:span>:</text:p>
      <text:p text:style-name="Code">node_labels = {</text:p>
      <text:p text:style-name="Code"><text:s text:c="4"/>0: "users",</text:p>
      <text:p text:style-name="Code"><text:s text:c="4"/>1: "taskstatistics",</text:p>
      <text:p text:style-name="Code"><text:s text:c="4"/>2: "notes",</text:p>
      <text:p text:style-name="Code"><text:s text:c="4"/>3: "tags",</text:p>
      <text:p text:style-name="Code"><text:s text:c="4"/>4: "goals",</text:p>
      <text:p text:style-name="Code"><text:s text:c="4"/>5: "goalhistory",</text:p>
      <text:p text:style-name="Code"><text:s text:c="4"/>6: "milestones",</text:p>
      <text:p text:style-name="Code"><text:s text:c="4"/>7: "habits",</text:p>
      <text:p text:style-name="Code"><text:s text:c="4"/>8: "habitcompletion",</text:p>
      <text:p text:style-name="Code"><text:s text:c="4"/>9: "habittasks",</text:p>
      <text:p text:style-name="Code"><text:s text:c="4"/>10: "tasks",</text:p>
      <text:p text:style-name="Code"><text:s text:c="4"/>11: "subtasks",</text:p>
      <text:p text:style-name="Code"><text:s text:c="4"/>12: "notetags",</text:p>
      <text:p text:style-name="Code"><text:s text:c="4"/>13: "user_widgets"</text:p>
      <text:p text:style-name="Code">}</text:p>
      <text:p text:style-name="Code"/>
      <text:p text:style-name="Code"># Define SQL query templates for deletion</text:p>
      <text:p text:style-name="Code">DELETE_QUERIES = {</text:p>
      <text:p text:style-name="Code"><text:s text:c="4"/>0: "DELETE FROM users WHERE id = %s",</text:p>
      <text:p text:style-name="Code"><text:s text:c="4"/>1: "DELETE FROM taskstatistics WHERE user_id = %s",</text:p>
      <text:p text:style-name="Code"><text:s text:c="4"/>2: "DELETE FROM notes WHERE user_id = %s",</text:p>
      <text:p text:style-name="Code"><text:soft-page-break/><text:s text:c="4"/>3: "DELETE FROM tags WHERE user_id = %s",</text:p>
      <text:p text:style-name="Code"><text:s text:c="4"/>4: "DELETE FROM goals WHERE note_id IN (SELECT id FROM notes WHERE user_id = %s)",</text:p>
      <text:p text:style-name="Code"><text:s text:c="4"/>5: "DELETE FROM goalhistory WHERE goal_id IN (SELECT id FROM goals WHERE note_id IN (SELECT id FROM notes WHERE user_id = %s))",</text:p>
      <text:p text:style-name="Code"><text:s text:c="4"/>6: "DELETE FROM milestones WHERE goal_id IN (SELECT id FROM goals WHERE note_id IN (SELECT id FROM notes WHERE user_id = %s))",</text:p>
      <text:p text:style-name="Code"><text:s text:c="4"/>7: "DELETE FROM habits WHERE note_id IN (SELECT id FROM notes WHERE user_id = %s)",</text:p>
      <text:p text:style-name="Code"><text:s text:c="4"/>8: "DELETE FROM habitcompletion WHERE habit_id IN (SELECT id FROM habits WHERE note_id IN (SELECT id FROM notes WHERE user_id = %s))",</text:p>
      <text:p text:style-name="Code"><text:s text:c="4"/>9: "DELETE FROM habittasks WHERE habit_id IN (SELECT id FROM habits WHERE note_id IN (SELECT id FROM notes WHERE user_id = %s))",</text:p>
      <text:p text:style-name="Code"><text:s text:c="4"/>10: "DELETE FROM tasks WHERE note_id IN (SELECT id FROM notes WHERE user_id = %s)",</text:p>
      <text:p text:style-name="Code"><text:s text:c="4"/>11: "DELETE FROM subtasks WHERE task_id IN (SELECT id FROM tasks WHERE note_id IN (SELECT id FROM notes WHERE user_id = %s))",</text:p>
      <text:p text:style-name="Code"><text:s text:c="4"/>12: "DELETE FROM notetags WHERE note_id IN (SELECT id FROM notes WHERE user_id = %s)",</text:p>
      <text:p text:style-name="Code"><text:s text:c="4"/>13: "DELETE FROM user_widgets WHERE user_id = %s"</text:p>
      <text:p text:style-name="Code">}</text:p>
      <text:p text:style-name="Code"/>
      <text:p text:style-name="Code"># Query templates for note-specific deletion</text:p>
      <text:p text:style-name="Code">NOTE_DELETE_QUERIES = {</text:p>
      <text:p text:style-name="Code"><text:s text:c="4"/>2: "DELETE FROM notes WHERE id = %s",</text:p>
      <text:p text:style-name="Code"><text:s text:c="4"/>4: "DELETE FROM goals WHERE note_id = %s",</text:p>
      <text:p text:style-name="Code"><text:s text:c="4"/>5: "DELETE FROM goalhistory WHERE goal_id IN (SELECT id FROM goals WHERE note_id = %s)",</text:p>
      <text:p text:style-name="Code"><text:s text:c="4"/>6: "DELETE FROM milestones WHERE goal_id IN (SELECT id FROM goals WHERE note_id = %s)",</text:p>
      <text:p text:style-name="Code"><text:s text:c="4"/>7: "DELETE FROM habits WHERE note_id = %s",</text:p>
      <text:p text:style-name="Code"><text:s text:c="4"/>8: "DELETE FROM habitcompletion WHERE habit_id IN (SELECT id FROM habits WHERE note_id = %s)",</text:p>
      <text:p text:style-name="Code"><text:s text:c="4"/>9: "DELETE FROM habittasks WHERE habit_id IN (SELECT id FROM habits WHERE note_id = %s)",</text:p>
      <text:p text:style-name="Code"><text:s text:c="4"/>10: "DELETE FROM tasks WHERE note_id = %s",</text:p>
      <text:p text:style-name="Code"><text:s text:c="4"/>11: "DELETE FROM subtasks WHERE task_id IN (SELECT id FROM tasks WHERE note_id = %s)",</text:p>
      <text:p text:style-name="Code"><text:s text:c="4"/>12: "DELETE FROM notetags WHERE note_id = %s"</text:p>
      <text:p text:style-name="Code">}</text:p>
      <text:p text:style-name="Text_20_body"/>
      <text:list text:continue-numbering="true" text:style-name="L1">
        <text:list-item>
          <text:list>
            <text:list-item>
              <text:list>
                <text:list-item>
                  <text:list>
                    <text:list-item>
                      <text:p text:style-name="P238"><text:bookmark-start text:name="__RefHeading___Toc16256_2817214564"/>DFS<text:bookmark-end text:name="__RefHeading___Toc16256_2817214564"/></text:p>
                    </text:list-item>
                  </text:list>
                </text:list-item>
              </text:list>
            </text:list-item>
          </text:list>
        </text:list-item>
      </text:list>
      <text:p text:style-name="Code">def delete_with_dfs(conn, userId):</text:p>
      <text:p text:style-name="Code"><text:s text:c="4"/>try:</text:p>
      <text:p text:style-name="Code"><text:s text:c="8"/>adjacency_list = {}</text:p>
      <text:p text:style-name="Code"><text:s text:c="8"/>for i in range(len(adj_matrix)):</text:p>
      <text:p text:style-name="Code"><text:s text:c="12"/>adjacency_list[i] = []</text:p>
      <text:p text:style-name="Code"><text:s text:c="12"/>for j in range(len(adj_matrix[i])):</text:p>
      <text:p text:style-name="Code"><text:s text:c="16"/>if adj_matrix[i][j] == 1:</text:p>
      <text:p text:style-name="Code"><text:s text:c="20"/>adjacency_list[i].append(j)</text:p>
      <text:p text:style-name="Code"><text:s text:c="8"/>print(adjacency_list)</text:p>
      <text:p text:style-name="Code"><text:s text:c="8"/>root_node = 0 <text:s/># users</text:p>
      <text:p text:style-name="Code"/>
      <text:p text:style-name="Code"><text:s text:c="8"/>stack = []</text:p>
      <text:p text:style-name="Code"><text:s text:c="8"/>visited = set()</text:p>
      <text:p text:style-name="Code"><text:soft-page-break/></text:p>
      <text:p text:style-name="Code"><text:s text:c="8"/>def dfs(node): <text:s/># Depth First Search</text:p>
      <text:p text:style-name="Code"><text:s text:c="12"/>if node not in visited:</text:p>
      <text:p text:style-name="Code"><text:s text:c="16"/>visited.add(node)</text:p>
      <text:p text:style-name="Code"><text:s text:c="16"/>for neighbor in adjacency_list[node]:</text:p>
      <text:p text:style-name="Code"><text:s text:c="20"/>dfs(neighbor)</text:p>
      <text:p text:style-name="Code"><text:s text:c="16"/>stack.append(node)</text:p>
      <text:p text:style-name="Code"><text:s text:c="8"/>dfs(root_node)</text:p>
      <text:p text:style-name="Code"><text:s text:c="8"/>stack.reverse()</text:p>
      <text:p text:style-name="Code"/>
      <text:p text:style-name="Code"><text:s text:c="8"/>if (delete_user_data_with_backoff(conn, userId, stack)):</text:p>
      <text:p text:style-name="Code"><text:s text:c="12"/>print("User data deleted successfully.")</text:p>
      <text:p text:style-name="Code"><text:s text:c="12"/>return True</text:p>
      <text:p text:style-name="Code"><text:s text:c="8"/>else:</text:p>
      <text:p text:style-name="Code"><text:s text:c="12"/>return False</text:p>
      <text:p text:style-name="Code"><text:s text:c="4"/>except Exception as e:</text:p>
      <text:p text:style-name="Code"><text:s text:c="8"/>print(f"Error deleting notes: {e}")</text:p>
      <text:p text:style-name="Code"><text:s text:c="8"/>raise</text:p>
      <text:p text:style-name="Text_20_body"/>
      <text:p text:style-name="Text_20_body">This code implements a depth-first search (DFS) algorithm to determine the order in which user-related data should be deleted from a database. </text:p>
      <text:p text:style-name="Text_20_body">First<text:span text:style-name="T187">ly</text:span>, the code constructs an adjacency list representation of a graph from an <text:span text:style-name="T187">adjacency matrix mentioned previously</text:span>. The code then initializes a DFS traversal starting from a root_node (<text:span text:style-name="T187">the users table</text:span>).</text:p>
      <text:p text:style-name="Text_20_body"><text:span text:style-name="T187">Dfs function </text:span>recursively explores the graph. It marks each visited node and then recursively calls itself on each unvisited neighbor. After exploring all neighbors of a node, it appends the node to a stack. This post-order traversal, when the stack is reversed, provides the correct order for deletion.</text:p>
      <text:p text:style-name="Text_20_body">Finally, the code calls delete_user_data_with_backoff <text:span text:style-name="T187">function</text:span> with the database connection, the user ID, and the <text:span text:style-name="T187">correctly ordered</text:span> stack.</text:p>
      <text:list text:continue-numbering="true" text:style-name="L1">
        <text:list-item>
          <text:list>
            <text:list-item>
              <text:list>
                <text:list-item>
                  <text:list>
                    <text:list-item>
                      <text:p text:style-name="P238"><text:bookmark-start text:name="__RefHeading___Toc16254_2817214564"/>Deleting data with backoff<text:bookmark-end text:name="__RefHeading___Toc16254_2817214564"/></text:p>
                    </text:list-item>
                  </text:list>
                </text:list-item>
              </text:list>
            </text:list-item>
          </text:list>
        </text:list-item>
      </text:list>
      <text:p text:style-name="P189">The next two functions are used in user delete tasks and note delete tasks, with the latter being referenced throughout the modules. There, dfs is not used, and the stack was predetermined by me to avoid running the algorithm again and again for such a frequent event. <text:span text:style-name="T188">Where the above function is used, is delete_user_data:</text:span></text:p>
      <text:p text:style-name="Code"/>
      <text:p text:style-name="Code">def delete_user_data_with_backoff(conn, userId, stack, max_retries=3, backoff_time=1):</text:p>
      <text:p text:style-name="Code"><text:s text:c="4"/>retry_queue = []</text:p>
      <text:p text:style-name="Code"><text:s text:c="4"/>retries = 0</text:p>
      <text:p text:style-name="Code"/>
      <text:p text:style-name="Code"><text:s text:c="4"/>while stack or retry_queue:</text:p>
      <text:p text:style-name="Code"><text:s text:c="8"/>if not stack and retry_queue:</text:p>
      <text:p text:style-name="Code"><text:s text:c="12"/>stack = retry_queue</text:p>
      <text:p text:style-name="Code"><text:s text:c="12"/>retry_queue = []</text:p>
      <text:p text:style-name="Code"><text:s text:c="12"/>retries += 1</text:p>
      <text:p text:style-name="Code"><text:s text:c="12"/>if retries &gt; max_retries:</text:p>
      <text:p text:style-name="Code"><text:s text:c="16"/>print("Max retries reached. Some entries could not be deleted.")</text:p>
      <text:p text:style-name="Code"><text:soft-page-break/><text:s text:c="16"/>return False</text:p>
      <text:p text:style-name="Code"><text:s text:c="12"/>time.sleep(backoff_time) <text:s/># Backoff before retrying</text:p>
      <text:p text:style-name="Code"/>
      <text:p text:style-name="Code"><text:s text:c="8"/>node = stack.pop()</text:p>
      <text:p text:style-name="Code"><text:s text:c="8"/>try:</text:p>
      <text:p text:style-name="Code"><text:s text:c="12"/>with conn.cursor(cursor_factory=psycopg2.extras.DictCursor) as cur:</text:p>
      <text:p text:style-name="Code"><text:s text:c="16"/>if node in DELETE_QUERIES:</text:p>
      <text:p text:style-name="Code"><text:s text:c="20"/>cur.execute(DELETE_QUERIES[node], (userId,))</text:p>
      <text:p text:style-name="Code"><text:s text:c="8"/>except Exception as e:</text:p>
      <text:p text:style-name="Code"><text:s text:c="12"/>print(f"Error deleting node {node} ({node_labels.get(node, 'unknown')}): {e}. Retrying later.")</text:p>
      <text:p text:style-name="Code"><text:s text:c="12"/>retry_queue.append(node)</text:p>
      <text:p text:style-name="Code"><text:s text:c="12"/>continue</text:p>
      <text:p text:style-name="Code"><text:s text:c="4"/>conn.commit()</text:p>
      <text:p text:style-name="Code"><text:s text:c="4"/>return True</text:p>
      <text:p text:style-name="Code"/>
      <text:p text:style-name="Text_20_body">This function takes a database connection , a user ID, and a stack of nodes (the deletion order) as input. The function uses a retry_queue to store nodes that failed to delete initially. It iterates through the stack or retry_queue, popping nodes and attempting to delete them using corresponding SQL queries stored in the DELETE_QUERIES dictionary. If a deletion fails, the node is added to the retry_queue, and the process retries after a backoff period. The max_retries parameter limits the number of retry attempts. <text:s/>Finally, the function commits the changes to the database and returns True if all deletions are successful, or False if the maximum number of retries is reached.</text:p>
      <text:p text:style-name="Code">def delete_notes_with_backoff(conn, noteId, stack, max_retries=3, backoff_time=1):</text:p>
      <text:p text:style-name="Code"><text:s text:c="4"/>retry_queue = []</text:p>
      <text:p text:style-name="Code"><text:s text:c="4"/>retries = 0</text:p>
      <text:p text:style-name="Code"/>
      <text:p text:style-name="Code"><text:s text:c="4"/>while stack or retry_queue:</text:p>
      <text:p text:style-name="Code"><text:s text:c="8"/>if not stack and retry_queue:</text:p>
      <text:p text:style-name="Code"><text:s text:c="12"/>stack = retry_queue</text:p>
      <text:p text:style-name="Code"><text:s text:c="12"/>retry_queue = []</text:p>
      <text:p text:style-name="Code"><text:s text:c="12"/>retries += 1</text:p>
      <text:p text:style-name="Code"><text:s text:c="12"/>if retries &gt; max_retries:</text:p>
      <text:p text:style-name="Code"><text:s text:c="16"/>print("Max retries reached. Some entries could not be deleted.")</text:p>
      <text:p text:style-name="Code"><text:s text:c="16"/>return False</text:p>
      <text:p text:style-name="Code"><text:s text:c="12"/>time.sleep(backoff_time) <text:s/># Backoff before retrying</text:p>
      <text:p text:style-name="Code"/>
      <text:p text:style-name="Code"><text:s text:c="8"/>node = stack.pop()</text:p>
      <text:p text:style-name="Code"><text:s text:c="8"/>try:</text:p>
      <text:p text:style-name="Code"><text:s text:c="12"/>with conn.cursor(cursor_factory=psycopg2.extras.DictCursor) as cur:</text:p>
      <text:p text:style-name="Code"><text:s text:c="16"/>if node in NOTE_DELETE_QUERIES:</text:p>
      <text:p text:style-name="Code"><text:s text:c="20"/>cur.execute(NOTE_DELETE_QUERIES[node], (noteId,))</text:p>
      <text:p text:style-name="Code"><text:s text:c="8"/>except Exception as e:</text:p>
      <text:p text:style-name="Code"><text:s text:c="12"/>print(f"Error deleting node {node} ({node_labels.get(node, 'unknown')}): {e}. Retrying later.")</text:p>
      <text:p text:style-name="Code"><text:s text:c="12"/>retry_queue.append(node)</text:p>
      <text:p text:style-name="Code"><text:s text:c="12"/>continue</text:p>
      <text:p text:style-name="Code"><text:s text:c="4"/>conn.commit()</text:p>
      <text:p text:style-name="Code"><text:s text:c="4"/>return True</text:p>
      <text:p text:style-name="Text_20_body">The delete_notes_with_backoff function <text:span text:style-name="T188">is almost the same</text:span>, but it targets note-related data instead of user data. It takes a note ID and a stack of nodes as input, <text:span text:style-name="T188">instead of user ID</text:span>. The SQL queries for note deletion are stored in the NOTE_DELETE_QUERIES dictionary. The function follows the same retry and backoff logic.</text:p>
      <text:p text:style-name="P191"><text:soft-page-break/></text:p>
      <text:list text:continue-numbering="true" text:style-name="L1">
        <text:list-item>
          <text:list>
            <text:list-item>
              <text:list>
                <text:list-item>
                  <text:p text:style-name="P239"><text:bookmark-start text:name="__RefHeading___Toc16263_2817214564"/>Conclusion<text:bookmark-end text:name="__RefHeading___Toc16263_2817214564"/></text:p>
                </text:list-item>
              </text:list>
            </text:list-item>
          </text:list>
        </text:list-item>
      </text:list>
      <text:p text:style-name="P190">This makes up for the backend of my program. We have looked at the APIs that operate with user requests, as well as the utilities helping speed up or simplify processing of notes. However, some files were still left undiscussed, such as goals.py and habits.py, as well as the rest of formsValidation.py. However, I believe that the techniques used there have already been outlined in tasks.py, and their operation will be further visualised when we get to those modules on the frontend.</text:p>
      <text:list text:continue-numbering="true" text:style-name="L1">
        <text:list-item>
          <text:list>
            <text:list-item>
              <text:p text:style-name="P239"><text:bookmark-start text:name="__RefHeading___Toc16254_2817214564 Copy 1"/>Frontend<text:bookmark-end text:name="__RefHeading___Toc16254_2817214564 Copy 1"/></text:p>
            </text:list-item>
          </text:list>
        </text:list-item>
      </text:list>
      <text:p text:style-name="P400">Due to the nature of React, there are many TypeScript, HTML, TSX files containing various code, such as the building elements of components, that are then combined into webpages. In addition to that, each page in my application has several other files containing the logic, predetermined types and backend communication functionality. All in all, I can count up to 100 separate files that the web app is built on. Here is how they are structured in the project’s folders:</text:p>
      <text:p text:style-name="P401"><draw:frame draw:style-name="fr1" draw:name="Image29" text:anchor-type="char" svg:x="0.007cm" svg:y="0cm" svg:width="4.842cm" svg:height="10.239cm" draw:z-index="32"><draw:image xlink:href="Pictures/100000010000016E000003060AB22748.png" xlink:type="simple" xlink:show="embed" xlink:actuate="onLoad" draw:mime-type="image/png"/></draw:frame>The files in the root directory of the frontend are the configuration files for the GIT repository, JavaScript, CSS and and other library configs. In addition, it contains NodeJS package configuration files that can be easily used to install the libraries required to run the web app. I will first skim through the most important files here</text:p>
      <text:p text:style-name="P401"><text:span text:style-name="T201">T</text:span>he ./components folder contains pre-built react components, such as buttons and labels and their combinations that are widely reused in the application, where some components will be additionally showcased. Generally, most of the files here are UI elements, that may or may not invoke some logic, which is generally stored in other files for separation of concerns. <text:span text:style-name="T201">It will not be directly addressed, however, many building bricks of webpages, down to the layout, widget designs,navbars and other menus are here and will be referenced alongside their parent page.</text:span></text:p>
      <text:p text:style-name="P401"/>
      <text:p text:style-name="P401"/>
      <text:p text:style-name="P401"/>
      <text:p text:style-name="P401"/>
      <text:p text:style-name="P401"/>
      <text:p text:style-name="P401"/>
      <text:p text:style-name="P401"/>
      <text:p text:style-name="P401"><text:soft-page-break/></text:p>
      <text:p text:style-name="P401"><draw:frame draw:style-name="fr1" draw:name="Image30" text:anchor-type="char" svg:x="0.118cm" svg:y="-0.108cm" svg:width="4.496cm" svg:height="12.859cm" draw:z-index="33"><draw:image xlink:href="Pictures/1000000100000154000003CC9A5EF46F.png" xlink:type="simple" xlink:show="embed" xlink:actuate="onLoad" draw:mime-type="image/png"/></draw:frame></text:p>
      <text:p text:style-name="P401">The final and most important folder is ./src, which, by convention, stores the main React app folder, as well as any React logic. Here, you may find the APIs that are used to communicate with the backend, in addition to data contexts and finally pages, which combine the components, apis, take data from contexts and have some logic on their own to retrieve data and display it to the user.</text:p>
      <text:p text:style-name="P401"/>
      <text:p text:style-name="P401"/>
      <text:p text:style-name="P401"/>
      <text:p text:style-name="P401"/>
      <text:p text:style-name="P401"/>
      <text:p text:style-name="P401"/>
      <text:p text:style-name="P401"/>
      <text:p text:style-name="P401"/>
      <text:p text:style-name="P401"/>
      <text:p text:style-name="P401"/>
      <text:p text:style-name="P303"/>
      <text:list text:continue-numbering="true" text:style-name="L1">
        <text:list-item>
          <text:list>
            <text:list-item>
              <text:list>
                <text:list-item>
                  <text:p text:style-name="P241"><text:bookmark-start text:name="__RefHeading___Toc16254_2817214564 Copy 1 Copy 1"/>Setup and configuration<text:bookmark-end text:name="__RefHeading___Toc16254_2817214564 Copy 1 Copy 1"/></text:p>
                  <text:list>
                    <text:list-item>
                      <text:p text:style-name="P196"><text:bookmark-start text:name="__RefHeading___Toc18700_3724262089"/>./<text:span text:style-name="T190">index.html</text:span><text:bookmark-end text:name="__RefHeading___Toc18700_3724262089"/></text:p>
                    </text:list-item>
                  </text:list>
                </text:list-item>
              </text:list>
            </text:list-item>
          </text:list>
        </text:list-item>
      </text:list>
      <text:p text:style-name="P333">The first file a browser reads when the website is loaded is index.html, which contains the title of the website, its logo, any &lt;meta&gt; tags that describe the contents of the website for SEO (search engine optimization), along with information that helps properly display the website using Open Graph protocol so the website can be easily embedded into any social media post. Moreover, this file allows me to mount the actual React application into the body of the webpage:</text:p>
      <text:p text:style-name="P245"/>
      <text:p text:style-name="P402">&lt;!doctype html&gt;</text:p>
      <text:p text:style-name="P402">&lt;html lang="en"&gt;</text:p>
      <text:p text:style-name="P402"><text:s text:c="2"/>&lt;head&gt;</text:p>
      <text:p text:style-name="P402"><text:s text:c="4"/>&lt;meta charset="UTF-8" /&gt;</text:p>
      <text:p text:style-name="P402"><text:s text:c="4"/>&lt;link rel="icon" type="image/svg+xml" href="/logo.svg" /&gt;</text:p>
      <text:p text:style-name="P402"><text:s text:c="4"/>&lt;meta name="viewport" content="width=device-width, initial-scale=1.0" /&gt;</text:p>
      <text:p text:style-name="P402"><text:soft-page-break/><text:s text:c="4"/></text:p>
      <text:p text:style-name="P402"><text:s text:c="4"/>&lt;!-- Additional meta tags --&gt;</text:p>
      <text:p text:style-name="P402"><text:s text:c="4"/>&lt;meta name="description" content="Neanote - Your ultimate note-taking app for organizing and managing your tasks and ideas." /&gt;</text:p>
      <text:p text:style-name="P402"><text:s text:c="4"/>&lt;meta name="keywords" content="neanote, note-taking, task management, organization, productivity" /&gt;</text:p>
      <text:p text:style-name="P402"><text:s text:c="4"/>&lt;meta name="author" content="Roman Sasinovich" /&gt;</text:p>
      <text:p text:style-name="P403"><text:span text:style-name="T189"/></text:p>
      <text:p text:style-name="P402"><text:s text:c="4"/>&lt;!-- Open Graph meta tags for social media sharing --&gt;</text:p>
      <text:p text:style-name="P402"><text:s text:c="4"/>&lt;meta property="og:title" content="Neanote - Note-taking and Task Management" /&gt;</text:p>
      <text:p text:style-name="P402"><text:s text:c="4"/>&lt;meta property="og:description" content="Neanote - Your ultimate note-taking app for organizing and managing your tasks and ideas." /&gt;</text:p>
      <text:p text:style-name="P402"><text:s text:c="4"/>&lt;meta property="og:image" content="/logo.svg" /&gt;</text:p>
      <text:p text:style-name="P402"><text:s text:c="4"/>&lt;meta property="og:url" content="https://www.neanote.com" /&gt;</text:p>
      <text:p text:style-name="P402"><text:s text:c="4"/>&lt;meta property="og:type" content="website" /&gt;</text:p>
      <text:p text:style-name="P402"><text:s text:c="4"/>&lt;title&gt;neanote&lt;/title&gt;</text:p>
      <text:p text:style-name="P402"><text:s text:c="2"/>&lt;/head&gt;</text:p>
      <text:p text:style-name="P402"><text:s text:c="2"/>&lt;body&gt;</text:p>
      <text:p text:style-name="P402"><text:s text:c="4"/>&lt;div id="root"&gt;&lt;/div&gt;</text:p>
      <text:p text:style-name="P402"><text:s text:c="4"/>&lt;script type="module" src="/src/main.tsx"&gt;&lt;/script&gt;</text:p>
      <text:p text:style-name="P402"><text:s text:c="2"/>&lt;/body&gt;</text:p>
      <text:p text:style-name="P402">&lt;/html&gt;</text:p>
      <text:p text:style-name="P399"/>
      <text:list text:continue-numbering="true" text:style-name="L1">
        <text:list-item>
          <text:list>
            <text:list-item>
              <text:list>
                <text:list-item>
                  <text:list>
                    <text:list-item>
                      <text:p text:style-name="P240"><text:bookmark-start text:name="__RefHeading___Toc16254_2817214564 Copy 1 Copy 2"/>./<text:span text:style-name="T190">package.json</text:span><text:bookmark-end text:name="__RefHeading___Toc16254_2817214564 Copy 1 Copy 2"/></text:p>
                    </text:list-item>
                  </text:list>
                </text:list-item>
              </text:list>
            </text:list-item>
          </text:list>
        </text:list-item>
      </text:list>
      <text:p text:style-name="P404">This file contains the name and version of any library used so NPM (Node Package Manager) can quickly retrieve the correct project-specific version from its repository if these files need to be reinstalled.</text:p>
      <text:p text:style-name="Code">{</text:p>
      <text:p text:style-name="Code"><text:s text:c="2"/>"name": "neanote",</text:p>
      <text:p text:style-name="Code"><text:s text:c="2"/>"private": true,</text:p>
      <text:p text:style-name="Code"><text:s text:c="2"/>"version": "0.0.0",</text:p>
      <text:p text:style-name="Code"><text:s text:c="2"/>"type": "module",</text:p>
      <text:p text:style-name="Code"><text:s text:c="2"/>"scripts": {</text:p>
      <text:p text:style-name="Code"><text:s text:c="4"/>"dev": "vite",</text:p>
      <text:p text:style-name="Code"><text:s text:c="4"/>"build": "tsc &amp;&amp; vite build",</text:p>
      <text:p text:style-name="Code"><text:s text:c="4"/>"lint": "eslint . --ext ts,tsx --report-unused-disable-directives --max-warnings 0",</text:p>
      <text:p text:style-name="Code"><text:s text:c="4"/>"preview": "vite preview"</text:p>
      <text:p text:style-name="Code"><text:s text:c="2"/>},</text:p>
      <text:p text:style-name="Code"><text:soft-page-break/><text:s text:c="2"/>"dependencies": {</text:p>
      <text:p text:style-name="Code"><text:s text:c="4"/>"@dnd-kit/core": "^6.1.0",</text:p>
      <text:p text:style-name="Code"><text:s text:c="4"/>"@dnd-kit/sortable": "^8.0.0",</text:p>
      <text:p text:style-name="Code"><text:s text:c="4"/>"@hookform/resolvers": "^3.6.0",</text:p>
      <text:p text:style-name="Code"><text:s text:c="4"/>"@radix-ui/react-accordion": "^1.1.2",</text:p>
      <text:p text:style-name="Code"><text:s text:c="4"/>"@radix-ui/react-alert-dialog": "^1.0.5",</text:p>
      <text:p text:style-name="Code"><text:s text:c="4"/>"@radix-ui/react-aspect-ratio": "^1.0.3",</text:p>
      <text:p text:style-name="Code"><text:s text:c="4"/>"@radix-ui/react-avatar": "^1.0.4",</text:p>
      <text:p text:style-name="Code"><text:s text:c="4"/>"@radix-ui/react-checkbox": "^1.0.4",</text:p>
      <text:p text:style-name="Code"><text:s text:c="4"/>"@radix-ui/react-collapsible": "^1.0.3",</text:p>
      <text:p text:style-name="Code"><text:s text:c="4"/>"@radix-ui/react-context-menu": "^2.1.5",</text:p>
      <text:p text:style-name="Code"><text:s text:c="4"/>"@radix-ui/react-dialog": "^1.0.5",</text:p>
      <text:p text:style-name="Code"><text:s text:c="4"/>"@radix-ui/react-dropdown-menu": "^2.0.6",</text:p>
      <text:p text:style-name="Code"><text:s text:c="4"/>"@radix-ui/react-hover-card": "^1.0.7",</text:p>
      <text:p text:style-name="Code"><text:s text:c="4"/>"@radix-ui/react-label": "^2.0.2",</text:p>
      <text:p text:style-name="Code"><text:s text:c="4"/>"@radix-ui/react-menubar": "^1.0.4",</text:p>
      <text:p text:style-name="Code"><text:s text:c="4"/>"@radix-ui/react-navigation-menu": "^1.1.4",</text:p>
      <text:p text:style-name="Code"><text:s text:c="4"/>"@radix-ui/react-popover": "^1.0.7",</text:p>
      <text:p text:style-name="Code"><text:s text:c="4"/>"@radix-ui/react-progress": "^1.0.3",</text:p>
      <text:p text:style-name="Code"><text:s text:c="4"/>"@radix-ui/react-radio-group": "^1.1.3",</text:p>
      <text:p text:style-name="Code"><text:s text:c="4"/>"@radix-ui/react-scroll-area": "^1.0.5",</text:p>
      <text:p text:style-name="Code"><text:s text:c="4"/>"@radix-ui/react-select": "^2.0.0",</text:p>
      <text:p text:style-name="Code"><text:s text:c="4"/>"@radix-ui/react-separator": "^1.0.3",</text:p>
      <text:p text:style-name="Code"><text:s text:c="4"/>"@radix-ui/react-slider": "^1.1.2",</text:p>
      <text:p text:style-name="Code"><text:s text:c="4"/>"@radix-ui/react-slot": "^1.0.2",</text:p>
      <text:p text:style-name="Code"><text:s text:c="4"/>"@radix-ui/react-switch": "^1.0.3",</text:p>
      <text:p text:style-name="Code"><text:s text:c="4"/>"@radix-ui/react-tabs": "^1.0.4",</text:p>
      <text:p text:style-name="Code"><text:s text:c="4"/>"@radix-ui/react-toast": "^1.1.5",</text:p>
      <text:p text:style-name="Code"><text:s text:c="4"/>"@radix-ui/react-toggle": "^1.0.3",</text:p>
      <text:p text:style-name="Code"><text:s text:c="4"/>"@radix-ui/react-toggle-group": "^1.0.4",</text:p>
      <text:p text:style-name="Code"><text:s text:c="4"/>"@radix-ui/react-tooltip": "^1.0.7",</text:p>
      <text:p text:style-name="Code"><text:s text:c="4"/>"@tanstack/react-query": "^5.51.3",</text:p>
      <text:p text:style-name="Code"><text:s text:c="4"/>"axios": "^1.7.2",</text:p>
      <text:p text:style-name="Code"><text:s text:c="4"/>"class-variance-authority": "^0.7.0",</text:p>
      <text:p text:style-name="Code"><text:s text:c="4"/>"clsx": "^2.1.1",</text:p>
      <text:p text:style-name="Code"><text:s text:c="4"/>"cmdk": "^1.0.0",</text:p>
      <text:p text:style-name="Code"><text:s text:c="4"/>"crypto": "^1.0.1",</text:p>
      <text:p text:style-name="Code"><text:s text:c="4"/>"date-fns": "^3.6.0",</text:p>
      <text:p text:style-name="Code"><text:s text:c="4"/>"dnd-kit": "^0.0.2",</text:p>
      <text:p text:style-name="Code"><text:s text:c="4"/>"embla-carousel-react": "^8.1.3",</text:p>
      <text:p text:style-name="Code"><text:s text:c="4"/>"immer": "^10.1.1",</text:p>
      <text:p text:style-name="Code"><text:s text:c="4"/>"input-otp": "^1.2.4",</text:p>
      <text:p text:style-name="Code"><text:s text:c="4"/>"js-cookie": "^3.0.5",</text:p>
      <text:p text:style-name="Code"><text:s text:c="4"/>"jwt-decode": "^4.0.0",</text:p>
      <text:p text:style-name="Code"><text:s text:c="4"/>"lucide-react": "^0.390.0",</text:p>
      <text:p text:style-name="Code"><text:s text:c="4"/>"next-themes": "^0.3.0",</text:p>
      <text:p text:style-name="Code"><text:s text:c="4"/>"react": "^18.2.0",</text:p>
      <text:p text:style-name="Code"><text:s text:c="4"/>"react-colorful": "^5.6.1",</text:p>
      <text:p text:style-name="Code"><text:s text:c="4"/>"react-day-picker": "^8.10.1",</text:p>
      <text:p text:style-name="Code"><text:s text:c="4"/>"react-dom": "^18.2.0",</text:p>
      <text:p text:style-name="Code"><text:s text:c="4"/>"react-hook-form": "^7.51.5",</text:p>
      <text:p text:style-name="Code"><text:s text:c="4"/>"react-icons": "^5.2.1",</text:p>
      <text:p text:style-name="Code"><text:s text:c="4"/>"react-resizable-panels": "^2.0.19",</text:p>
      <text:p text:style-name="Code"><text:s text:c="4"/>"react-router-dom": "^6.23.1",</text:p>
      <text:p text:style-name="Code"><text:s text:c="4"/>"react-toastify": "^10.0.5",</text:p>
      <text:p text:style-name="Code"><text:s text:c="4"/>"recharts": "^2.15.0",</text:p>
      <text:p text:style-name="Code"><text:s text:c="4"/>"sonner": "^1.5.0",</text:p>
      <text:p text:style-name="Code"><text:soft-page-break/><text:s text:c="4"/>"tailwind-merge": "^2.3.0",</text:p>
      <text:p text:style-name="Code"><text:s text:c="4"/>"tailwindcss-animate": "^1.0.7",</text:p>
      <text:p text:style-name="Code"><text:s text:c="4"/>"uuid": "^10.0.0",</text:p>
      <text:p text:style-name="Code"><text:s text:c="4"/>"vaul": "^0.9.1",</text:p>
      <text:p text:style-name="Code"><text:s text:c="4"/>"zod": "^3.23.8",</text:p>
      <text:p text:style-name="Code"><text:s text:c="4"/>"zustand": "^4.5.2"</text:p>
      <text:p text:style-name="Code"><text:s text:c="2"/>},</text:p>
      <text:p text:style-name="Code"><text:s text:c="2"/>"devDependencies": {</text:p>
      <text:p text:style-name="Code"><text:s text:c="4"/>"@types/node": "^20.14.2",</text:p>
      <text:p text:style-name="Code"><text:s text:c="4"/>"@types/react": "^18.2.66",</text:p>
      <text:p text:style-name="Code"><text:s text:c="4"/>"@types/react-dom": "^18.2.22",</text:p>
      <text:p text:style-name="Code"><text:s text:c="4"/>"@typescript-eslint/eslint-plugin": "^7.2.0",</text:p>
      <text:p text:style-name="Code"><text:s text:c="4"/>"@typescript-eslint/parser": "^7.2.0",</text:p>
      <text:p text:style-name="Code"><text:s text:c="4"/>"@vitejs/plugin-react-swc": "^3.5.0",</text:p>
      <text:p text:style-name="Code"><text:s text:c="4"/>"autoprefixer": "^10.4.19",</text:p>
      <text:p text:style-name="Code"><text:s text:c="4"/>"eslint": "^8.57.0",</text:p>
      <text:p text:style-name="Code"><text:s text:c="4"/>"eslint-plugin-react-hooks": "^4.6.0",</text:p>
      <text:p text:style-name="Code"><text:s text:c="4"/>"eslint-plugin-react-refresh": "^0.4.6",</text:p>
      <text:p text:style-name="Code"><text:s text:c="4"/>"postcss": "^8.4.38",</text:p>
      <text:p text:style-name="Code"><text:s text:c="4"/>"tailwindcss": "^3.4.4",</text:p>
      <text:p text:style-name="Code"><text:s text:c="4"/>"typescript": "^5.2.2",</text:p>
      <text:p text:style-name="Code"><text:s text:c="4"/>"vite": "^5.2.0"</text:p>
      <text:p text:style-name="Code"><text:s text:c="2"/>}</text:p>
      <text:p text:style-name="Code">}</text:p>
      <text:p text:style-name="Code"/>
      <text:p text:style-name="Code"/>
      <text:list xml:id="list194039996717896" text:continue-numbering="true" text:style-name="L1">
        <text:list-item>
          <text:list>
            <text:list-item>
              <text:list>
                <text:list-item>
                  <text:list>
                    <text:list-item>
                      <text:list>
                        <text:list-item>
                          <text:p text:style-name="P241"><text:bookmark-start text:name="__RefHeading___Toc18698_3724262089"/>Libraries used<text:bookmark-end text:name="__RefHeading___Toc18698_3724262089"/></text:p>
                        </text:list-item>
                      </text:list>
                    </text:list-item>
                  </text:list>
                </text:list-item>
              </text:list>
            </text:list-item>
          </text:list>
        </text:list-item>
      </text:list>
      <text:p text:style-name="P404">As can be seen in this file, there are several key libraries being used, that I would like to outline:</text:p>
      <text:list text:style-name="L46">
        <text:list-item>
          <text:p text:style-name="P405">dnd-kit: This is a library that makes adding drag-and-drop functionality easier</text:p>
        </text:list-item>
        <text:list-item>
          <text:p text:style-name="P407"><text:span text:style-name="T190">shadcn: Despite not being a node package, UI components from this library are primarily used throughought the app, since they are customizable, easy to use and have several features such as theming prebuilt, which allows me to create and apply new application themes if I need such. </text:span><text:a xlink:type="simple" xlink:href="https://ui.shadcn.com/" text:style-name="Internet_20_link" text:visited-style-name="Visited_20_Internet_20_Link"><text:span text:style-name="T192">Read more</text:span></text:a></text:p>
        </text:list-item>
        <text:list-item>
          <text:p text:style-name="P405">radix-ui: This is another component library that shadcn is primarily built on. It is not directly used in the application.</text:p>
        </text:list-item>
        <text:list-item>
          <text:p text:style-name="P406"><text:span text:style-name="T190">A</text:span><text:span text:style-name="T193">xios </text:span><text:span text:style-name="T195">i</text:span><text:span text:style-name="T194">s a </text:span><text:a xlink:type="simple" xlink:href="https://javascript.info/promise-basics" text:style-name="Internet_20_link" text:visited-style-name="Visited_20_Internet_20_Link"><text:span text:style-name="Emphasis"><text:span text:style-name="T194">promise-based</text:span></text:span></text:a><text:span text:style-name="T194"> HTTP Client</text:span><text:span text:style-name="Source_20_Text"><text:span text:style-name="T196">. It allows me to make http requests from nodejs and helps with JSON data and error handling.</text:span></text:span></text:p>
        </text:list-item>
        <text:list-item>
          <text:p text:style-name="P408"><text:span text:style-name="Source_20_Text"><text:span text:style-name="T196">Crypto is a cryptography module, providing functionality for encryption, as well as TypeScript types for UUID datatype.</text:span></text:span></text:p>
        </text:list-item>
        <text:list-item>
          <text:p text:style-name="P408"><text:span text:style-name="Source_20_Text"><text:span text:style-name="T196">Zustand and Immer are the two libraries that provide the basic necessities for complex state management in React and allow me to work with immutable state conveniently. Most of the frontend logic is written using Zustand states, instead of the built-in React states, letting me write more complex functionality more easily.</text:span></text:span></text:p>
        </text:list-item>
        <text:list-item>
          <text:p text:style-name="P408"><text:span text:style-name="Source_20_Text"><text:span text:style-name="T196">React-icons is a massive open-source icon library that provided icons to many components in the app.</text:span></text:span></text:p>
        </text:list-item>
        <text:list-item>
          <text:p text:style-name="P408"><text:soft-page-break/><text:span text:style-name="Source_20_Text"><text:span text:style-name="T196">React-router: This library adds routing functionality to my React app</text:span></text:span></text:p>
        </text:list-item>
        <text:list-item>
          <text:p text:style-name="P408"><text:span text:style-name="Source_20_Text"><text:span text:style-name="T196">zod is a TypeScript schema validation library and is used to validate and sanitize user input before it is sent to the backend as an additional layer of security.</text:span></text:span></text:p>
        </text:list-item>
        <text:list-item>
          <text:p text:style-name="P408"><text:span text:style-name="Source_20_Text"><text:span text:style-name="T196">Miscellaneous: Other libraries like vaul, sonner, etc are often dependencies of bigger libraries such as radix-ui and do not need to be mentioned additionally.</text:span></text:span></text:p>
        </text:list-item>
      </text:list>
      <text:list text:continue-list="list194039996717896" text:style-name="L1">
        <text:list-item>
          <text:list>
            <text:list-item>
              <text:list>
                <text:list-header>
                  <text:p text:style-name="P242"><text:span text:style-name="Source_20_Text"><text:span text:style-name="T196"/></text:span></text:p>
                </text:list-header>
                <text:list-item>
                  <text:p text:style-name="P196"><text:bookmark-start text:name="__RefHeading___Toc18696_3724262089"/><text:span text:style-name="Source_20_Text"><text:span text:style-name="T135">./src</text:span></text:span><text:bookmark-end text:name="__RefHeading___Toc18696_3724262089"/></text:p>
                  <text:list>
                    <text:list-item>
                      <text:p text:style-name="P196"><text:bookmark-start text:name="__RefHeading___Toc18694_3724262089"/><text:span text:style-name="Source_20_Text"><text:span text:style-name="T135">./</text:span></text:span><text:span text:style-name="Source_20_Text"><text:span text:style-name="T137">src</text:span></text:span><text:span text:style-name="Source_20_Text"><text:span text:style-name="T135">/main.</text:span></text:span><text:span text:style-name="Source_20_Text"><text:span text:style-name="T198">tsx</text:span></text:span><text:bookmark-end text:name="__RefHeading___Toc18694_3724262089"/></text:p>
                    </text:list-item>
                  </text:list>
                </text:list-item>
              </text:list>
            </text:list-item>
          </text:list>
        </text:list-item>
      </text:list>
      <text:p text:style-name="P409"><text:span text:style-name="T133">This file is the backbone of the whole program. It is used to mount the React app to the webpage, </text:span><text:span text:style-name="T134">while also allowing me to wrap the app with context providers for key functionality:</text:span></text:p>
      <text:p text:style-name="P307">import * as React from "react";</text:p>
      <text:p text:style-name="P307">import * as ReactDOM from "react-dom/client";</text:p>
      <text:p text:style-name="P307">import { ToastContainer } from "react-toastify";</text:p>
      <text:p text:style-name="P307">import 'react-toastify/dist/ReactToastify.css';</text:p>
      <text:p text:style-name="P307">import { ThemeProvider } from '../components/providers/theme-provider.tsx';</text:p>
      <text:p text:style-name="P307">import './index.css';</text:p>
      <text:p text:style-name="P307">import AppRouter from "./routes.tsx";</text:p>
      <text:p text:style-name="P307">import { ScreenSizeProvider } from "./DisplayContext.tsx";</text:p>
      <text:p text:style-name="P312"/>
      <text:p text:style-name="P313"><text:span text:style-name="T92">const</text:span><text:span text:style-name="T90"> App = () =&gt; (</text:span></text:p>
      <text:p text:style-name="P313">    <text:span text:style-name="T90">&lt;ThemeProvider </text:span><text:span text:style-name="T92">defaultTheme</text:span><text:span text:style-name="T90">="light" </text:span><text:span text:style-name="T92">storageKey</text:span><text:span text:style-name="T90">="vite-ui-theme"&gt;</text:span></text:p>
      <text:p text:style-name="P313">      <text:span text:style-name="T90">&lt;ScreenSizeProvider&gt;</text:span></text:p>
      <text:p text:style-name="P313">        <text:span text:style-name="T90">&lt;AppRouter/&gt;</text:span></text:p>
      <text:p text:style-name="P313">        <text:span text:style-name="T90">&lt;ToastContainer/&gt;</text:span></text:p>
      <text:p text:style-name="P313">      <text:span text:style-name="T90">&lt;/ScreenSizeProvider&gt;</text:span></text:p>
      <text:p text:style-name="P313">    <text:span text:style-name="T90">&lt;/ThemeProvider&gt;</text:span></text:p>
      <text:p text:style-name="P307">);</text:p>
      <text:p text:style-name="P312"/>
      <text:p text:style-name="P311">//mount the app</text:p>
      <text:p text:style-name="P307">ReactDOM.createRoot(document.getElementById('root')!).render(</text:p>
      <text:p text:style-name="P313">  <text:span text:style-name="T90">&lt;React.StrictMode&gt;</text:span></text:p>
      <text:p text:style-name="P313">      <text:span text:style-name="T90">&lt;App /&gt;</text:span></text:p>
      <text:p text:style-name="P313">  <text:span text:style-name="T90">&lt;/React.StrictMode&gt;,</text:span></text:p>
      <text:p text:style-name="P307">)</text:p>
      <text:p text:style-name="P307"/>
      <text:p text:style-name="P304"><text:span text:style-name="Source_20_Text"><text:span text:style-name="T94">Now let’s go over each provider and explain their purpose.</text:span></text:span></text:p>
      <text:list text:continue-numbering="true" text:style-name="L1">
        <text:list-item>
          <text:list>
            <text:list-item>
              <text:list>
                <text:list-item>
                  <text:list>
                    <text:list-item>
                      <text:list>
                        <text:list-item>
                          <text:p text:style-name="P243">Providers</text:p>
                        </text:list-item>
                      </text:list>
                    </text:list-item>
                  </text:list>
                </text:list-item>
              </text:list>
            </text:list-item>
          </text:list>
        </text:list-item>
      </text:list>
      <text:p text:style-name="P380">In React, a context provider is like a shared storage space for data that you want to make accessible to multiple components in your application, without having to pass that data as props through every level of the component tree. It allows to manage global application <text:soft-page-break/>state without engaging in prop drilling (i.e. passing same information through many and many components )</text:p>
      <text:p text:style-name="P305"/>
      <text:list text:continue-numbering="true" text:style-name="L1">
        <text:list-item>
          <text:list>
            <text:list-item>
              <text:list>
                <text:list-item>
                  <text:list>
                    <text:list-item>
                      <text:list>
                        <text:list-item>
                          <text:p text:style-name="P244">./<text:span text:style-name="T203">components/providers/ThemeProvider.tsx</text:span></text:p>
                        </text:list-item>
                      </text:list>
                    </text:list-item>
                  </text:list>
                </text:list-item>
              </text:list>
            </text:list-item>
          </text:list>
        </text:list-item>
      </text:list>
      <text:p text:style-name="P246"/>
      <text:p text:style-name="P308">import React from 'react'</text:p>
      <text:p text:style-name="P310">import { createContext, useContext, useEffect, useState } from "react"</text:p>
      <text:p text:style-name="P308"><text:span text:style-name="T191">type</text:span> Theme = "dark" | "light" | "system"</text:p>
      <text:p text:style-name="P314"/>
      <text:p text:style-name="P308"><text:span text:style-name="T191">type</text:span> ThemeProviderProps = {</text:p>
      <text:p text:style-name="P315">  <text:span text:style-name="T90">children: React.ReactNode</text:span></text:p>
      <text:p text:style-name="P315">  <text:span text:style-name="T90">defaultTheme?: Theme</text:span></text:p>
      <text:p text:style-name="P315">  <text:span text:style-name="T90">storageKey?: </text:span><text:span text:style-name="T92">string</text:span></text:p>
      <text:p text:style-name="P308">}</text:p>
      <text:p text:style-name="P314"/>
      <text:p text:style-name="P308"><text:span text:style-name="T191">type</text:span> ThemeProviderState = {</text:p>
      <text:p text:style-name="P315">  <text:span text:style-name="T90">theme: Theme</text:span></text:p>
      <text:p text:style-name="P315">  <text:span text:style-name="T90">setTheme: (</text:span><text:span text:style-name="T92">theme</text:span><text:span text:style-name="T90">: Theme) =&gt; </text:span><text:span text:style-name="T92">void</text:span></text:p>
      <text:p text:style-name="P308">}</text:p>
      <text:p text:style-name="P314"/>
      <text:p text:style-name="P308"><text:span text:style-name="T191">const</text:span> initialState: ThemeProviderState = {</text:p>
      <text:p text:style-name="P315">  <text:span text:style-name="T90">theme: "system",</text:span></text:p>
      <text:p text:style-name="P315">  <text:span text:style-name="T90">setTheme: () =&gt; null,</text:span></text:p>
      <text:p text:style-name="P308">}</text:p>
      <text:p text:style-name="P314"/>
      <text:p text:style-name="P308"><text:span text:style-name="T191">const</text:span> ThemeProviderContext = createContext&lt;ThemeProviderState&gt;(initialState)</text:p>
      <text:p text:style-name="P314"/>
      <text:p text:style-name="P308">export <text:span text:style-name="T191">function</text:span> ThemeProvider({</text:p>
      <text:p text:style-name="P315">  <text:span text:style-name="T92">children</text:span><text:span text:style-name="T90">,</text:span></text:p>
      <text:p text:style-name="P315">  <text:span text:style-name="T92">defaultTheme</text:span><text:span text:style-name="T90"> = "light",</text:span></text:p>
      <text:p text:style-name="P315">  <text:span text:style-name="T92">storageKey</text:span><text:span text:style-name="T90"> = "vite-ui-theme",</text:span></text:p>
      <text:p text:style-name="P315">  <text:span text:style-name="T90">...</text:span><text:span text:style-name="T92">props</text:span></text:p>
      <text:p text:style-name="P308">}: ThemeProviderProps) {</text:p>
      <text:p text:style-name="P315">  <text:span text:style-name="T92">const</text:span><text:span text:style-name="T90"> [theme, setTheme] = useState&lt;Theme&gt;(</text:span></text:p>
      <text:p text:style-name="P315">    <text:span text:style-name="T90">() =&gt; (localStorage.getItem(storageKey) as Theme) || defaultTheme</text:span></text:p>
      <text:p text:style-name="P315">  <text:span text:style-name="T90">)</text:span></text:p>
      <text:p text:style-name="P314"/>
      <text:p text:style-name="P315">  <text:span text:style-name="T90">useEffect(() =&gt; {</text:span></text:p>
      <text:p text:style-name="P315">    <text:span text:style-name="T92">const</text:span><text:span text:style-name="T90"> root = window.document.documentElement</text:span></text:p>
      <text:p text:style-name="P314"/>
      <text:p text:style-name="P315">    <text:span text:style-name="T90">root.classList.remove("light", "dark")</text:span></text:p>
      <text:p text:style-name="P314"/>
      <text:p text:style-name="P315">    <text:span text:style-name="T90">if (theme === "system") {</text:span></text:p>
      <text:p text:style-name="P315">      <text:span text:style-name="T92">const</text:span><text:span text:style-name="T90"> systemTheme = window.matchMedia("(prefers-color-scheme: dark)")</text:span></text:p>
      <text:p text:style-name="P315">        <text:span text:style-name="T90">.matches</text:span></text:p>
      <text:p text:style-name="P315">        <text:span text:style-name="T90">? "dark"</text:span></text:p>
      <text:p text:style-name="P315">        <text:span text:style-name="T90">: "light"</text:span></text:p>
      <text:p text:style-name="P314"/>
      <text:p text:style-name="P315"><text:soft-page-break/>      <text:span text:style-name="T90">root.classList.add(systemTheme)</text:span></text:p>
      <text:p text:style-name="P315">      <text:span text:style-name="T90">return</text:span></text:p>
      <text:p text:style-name="P315">    <text:span text:style-name="T90">}</text:span></text:p>
      <text:p text:style-name="P314"/>
      <text:p text:style-name="P315">    <text:span text:style-name="T90">root.classList.add(theme)</text:span></text:p>
      <text:p text:style-name="P315">  <text:span text:style-name="T90">}, [theme])</text:span></text:p>
      <text:p text:style-name="P314"/>
      <text:p text:style-name="P315">  <text:span text:style-name="T92">const</text:span><text:span text:style-name="T90"> value = {</text:span></text:p>
      <text:p text:style-name="P315">    <text:span text:style-name="T90">theme,</text:span></text:p>
      <text:p text:style-name="P315">    <text:span text:style-name="T90">setTheme: (</text:span><text:span text:style-name="T92">theme</text:span><text:span text:style-name="T90">: Theme) =&gt; {</text:span></text:p>
      <text:p text:style-name="P315">      <text:span text:style-name="T90">localStorage.setItem(storageKey, theme)</text:span></text:p>
      <text:p text:style-name="P315">      <text:span text:style-name="T90">setTheme(theme)</text:span></text:p>
      <text:p text:style-name="P315">    <text:span text:style-name="T90">},</text:span></text:p>
      <text:p text:style-name="P315">  <text:span text:style-name="T90">}</text:span></text:p>
      <text:p text:style-name="P314"/>
      <text:p text:style-name="P315">  <text:span text:style-name="T90">return (</text:span></text:p>
      <text:p text:style-name="P315">    <text:span text:style-name="T90">&lt;ThemeProviderContext.Provider {...props} </text:span><text:span text:style-name="T92">value</text:span><text:span text:style-name="T90">={value}&gt;</text:span></text:p>
      <text:p text:style-name="P315">      <text:span text:style-name="T90">{children}</text:span></text:p>
      <text:p text:style-name="P315">    <text:span text:style-name="T90">&lt;/ThemeProviderContext.Provider&gt;</text:span></text:p>
      <text:p text:style-name="P315">  <text:span text:style-name="T90">)</text:span></text:p>
      <text:p text:style-name="P308">}</text:p>
      <text:p text:style-name="P314"/>
      <text:p text:style-name="P308">export <text:span text:style-name="T191">const</text:span> useTheme = () =&gt; {</text:p>
      <text:p text:style-name="P315">  <text:span text:style-name="T92">const</text:span><text:span text:style-name="T90"> context = useContext(ThemeProviderContext)</text:span></text:p>
      <text:p text:style-name="P314"/>
      <text:p text:style-name="P315">  <text:span text:style-name="T90">if (context === undefined)</text:span></text:p>
      <text:p text:style-name="P315">    <text:span text:style-name="T90">throw new Error("useTheme must be used within a ThemeProvider")</text:span></text:p>
      <text:p text:style-name="P314"/>
      <text:p text:style-name="P315">  <text:span text:style-name="T90">return context</text:span></text:p>
      <text:p text:style-name="P308">}</text:p>
      <text:p text:style-name="P308"/>
      <text:p text:style-name="P306"><text:span text:style-name="Source_20_Text"><text:span text:style-name="T135">This code defines a React component called ThemeProvider that allows you to manage and apply a theme (dark, light, or system-defined) to your application. It uses the useState hook to store the current theme, and the useEffect hook to update the document's root element's class based on the selected theme. It also provides a useTheme hook that allows other components to easily access and utilize the current theme and its setter function. The ThemeProvider component also </text:span></text:span><text:span text:style-name="Source_20_Text"><text:span text:style-name="T136">stores </text:span></text:span><text:span text:style-name="Source_20_Text"><text:span text:style-name="T135">the selected theme in local storage using the storageKey prop, </text:span></text:span><text:span text:style-name="Source_20_Text"><text:span text:style-name="T136">so the user does not need to change their theme every time they reopen the page.</text:span></text:span></text:p>
      <text:p text:style-name="P305"/>
      <text:list text:continue-numbering="true" text:style-name="L1">
        <text:list-item>
          <text:list>
            <text:list-item>
              <text:list>
                <text:list-item>
                  <text:list>
                    <text:list-item>
                      <text:list>
                        <text:list-item>
                          <text:p text:style-name="P244"><text:span text:style-name="Source_20_Text"><text:span text:style-name="T94">./</text:span></text:span><text:span text:style-name="Source_20_Text"><text:span text:style-name="T137">components/providers/DisplayContexxt.tsx</text:span></text:span></text:p>
                        </text:list-item>
                      </text:list>
                    </text:list-item>
                  </text:list>
                </text:list-item>
              </text:list>
            </text:list-item>
          </text:list>
        </text:list-item>
      </text:list>
      <text:p text:style-name="P381">This provider adds event listeners which dynamically determine the current screen size ( small, medium, or large) based on the current window width. The current screen size is stored using a useState hook, while the useEffect hook handles window rezise events, allowing me to calculate whether certain elements of the UI will be compressed or not at the current screen width.</text:p>
      <text:p text:style-name="P247"/>
      <text:p text:style-name="P309"><text:soft-page-break/>import React, { createContext, useContext, useState, useEffect, ReactNode } from 'react';</text:p>
      <text:p text:style-name="P314"/>
      <text:p text:style-name="P308"><text:span text:style-name="T191">interface</text:span> ScreenSizeContextProps { //<text:span text:style-name="T202">interface to ensure type safety</text:span></text:p>
      <text:p text:style-name="P315">    <text:span text:style-name="T90">screenSize: 'small' | 'medium' | 'large';</text:span></text:p>
      <text:p text:style-name="P315">    <text:span text:style-name="T90">isDateCollapsed: </text:span><text:span text:style-name="T92">boolean</text:span><text:span text:style-name="T90">;</text:span></text:p>
      <text:p text:style-name="P315">    <text:span text:style-name="T90">isTagCompressed: </text:span><text:span text:style-name="T92">boolean</text:span><text:span text:style-name="T90">;</text:span></text:p>
      <text:p text:style-name="P308">}</text:p>
      <text:p text:style-name="P314"/>
      <text:p text:style-name="P308"><text:span text:style-name="T191">const</text:span> ScreenSizeContext = createContext&lt;ScreenSizeContextProps | <text:span text:style-name="T191">undefined</text:span>&gt;(undefined);</text:p>
      <text:p text:style-name="P314"/>
      <text:p text:style-name="P308"><text:span text:style-name="T191">const</text:span> ScreenSizeProvider = ({ <text:span text:style-name="T191">children</text:span> }: { children: ReactNode }) =&gt; {</text:p>
      <text:p text:style-name="P315">    <text:span text:style-name="T92">const</text:span><text:span text:style-name="T90"> [screenSize, setScreenSize] = useState&lt;'small' | 'medium' | 'large'&gt;('large');</text:span></text:p>
      <text:p text:style-name="P314"/>
      <text:p text:style-name="P315">    <text:span text:style-name="T90">useEffect(() =&gt; {</text:span></text:p>
      <text:p text:style-name="P315">        <text:span text:style-name="T92">const</text:span><text:span text:style-name="T90"> handleResize = () =&gt; {</text:span></text:p>
      <text:p text:style-name="P315">            <text:span text:style-name="T90">if (window.innerWidth &lt; 650) {</text:span></text:p>
      <text:p text:style-name="P315">                <text:span text:style-name="T90">setScreenSize('small');</text:span></text:p>
      <text:p text:style-name="P315">            <text:span text:style-name="T90">} else if (window.innerWidth &gt;= 650 &amp;&amp; window.innerWidth &lt; 1024) {</text:span></text:p>
      <text:p text:style-name="P315">                <text:span text:style-name="T90">setScreenSize('medium');</text:span></text:p>
      <text:p text:style-name="P315">            <text:span text:style-name="T90">} else {</text:span></text:p>
      <text:p text:style-name="P315">                <text:span text:style-name="T90">setScreenSize('large');</text:span></text:p>
      <text:p text:style-name="P315">            <text:span text:style-name="T90">}</text:span></text:p>
      <text:p text:style-name="P315">        <text:span text:style-name="T90">};</text:span></text:p>
      <text:p text:style-name="P314"/>
      <text:p text:style-name="P315">        <text:span text:style-name="T92">// Set initial size</text:span></text:p>
      <text:p text:style-name="P315">        <text:span text:style-name="T90">handleResize();</text:span></text:p>
      <text:p text:style-name="P314"/>
      <text:p text:style-name="P315">        <text:span text:style-name="T90">window.addEventListener('resize', handleResize);</text:span></text:p>
      <text:p text:style-name="P315">        <text:span text:style-name="T90">return () =&gt; window.removeEventListener('resize', handleResize);</text:span></text:p>
      <text:p text:style-name="P315">    <text:span text:style-name="T90">}, []);</text:span></text:p>
      <text:p text:style-name="P314"/>
      <text:p text:style-name="P315">    <text:span text:style-name="T92">const</text:span><text:span text:style-name="T90"> isDateCollapsed = screenSize === 'small';</text:span></text:p>
      <text:p text:style-name="P315">    <text:span text:style-name="T92">const</text:span><text:span text:style-name="T90"> isTagCompressed = screenSize !== 'large';</text:span></text:p>
      <text:p text:style-name="P314"/>
      <text:p text:style-name="P315">    <text:span text:style-name="T90">return (</text:span></text:p>
      <text:p text:style-name="P315">        <text:span text:style-name="T90">&lt;ScreenSizeContext.Provider </text:span><text:span text:style-name="T92">value</text:span><text:span text:style-name="T90">={{ screenSize, isDateCollapsed, isTagCompressed }}&gt;</text:span></text:p>
      <text:p text:style-name="P315">            <text:span text:style-name="T90">{children}</text:span></text:p>
      <text:p text:style-name="P315">        <text:span text:style-name="T90">&lt;/ScreenSizeContext.Provider&gt;</text:span></text:p>
      <text:p text:style-name="P315">    <text:span text:style-name="T90">);</text:span></text:p>
      <text:p text:style-name="P308">};</text:p>
      <text:p text:style-name="P314"/>
      <text:p text:style-name="P308"><text:span text:style-name="T191">const</text:span> useScreenSize = () =&gt; {</text:p>
      <text:p text:style-name="P315">    <text:span text:style-name="T92">const</text:span><text:span text:style-name="T90"> context = useContext(ScreenSizeContext);</text:span></text:p>
      <text:p text:style-name="P315">    <text:span text:style-name="T90">if (context === undefined) {</text:span></text:p>
      <text:p text:style-name="P315">        <text:span text:style-name="T90">throw new Error('useScreenSize must be used within a ScreenSizeProvider');</text:span></text:p>
      <text:p text:style-name="P315">    <text:span text:style-name="T90">}</text:span></text:p>
      <text:p text:style-name="P315"><text:soft-page-break/>    <text:span text:style-name="T90">return context;</text:span></text:p>
      <text:p text:style-name="P308">};</text:p>
      <text:p text:style-name="P314"/>
      <text:p text:style-name="P308"><text:span text:style-name="Source_20_Text"><text:span text:style-name="T93">export { ScreenSizeProvider, useScreenSize };</text:span></text:span></text:p>
      <text:p text:style-name="P308"><text:span text:style-name="Source_20_Text"><text:span text:style-name="T93"/></text:span></text:p>
      <text:list text:continue-numbering="true" text:style-name="L1">
        <text:list-item>
          <text:list>
            <text:list-item>
              <text:list>
                <text:list-item>
                  <text:list>
                    <text:list-item>
                      <text:p text:style-name="P196">./<text:span text:style-name="T203">src/routes.tsx</text:span></text:p>
                    </text:list-item>
                  </text:list>
                </text:list-item>
              </text:list>
            </text:list-item>
          </text:list>
        </text:list-item>
      </text:list>
      <text:p text:style-name="P246"><text:span text:style-name="T137">The two components passed directly in the</text:span><text:span text:style-name="T136"> App component are AppRouter and ToastContainer. The latter is just a part of the react-toastify library and is used to show small alerts(toasts) to provide feedback to user actions. Meanwhile, AppRouter utilizes the react-router-dom library to render different components for different frontend endpoints.</text:span><text:span text:style-name="T202"><text:line-break/></text:span><text:span text:style-name="T158"><text:line-break/></text:span><text:span text:style-name="T156">import React from 'react';</text:span></text:p>
      <text:p text:style-name="P308">import Layout from "../components/Layout/Layout";</text:p>
      <text:p text:style-name="P314"/>
      <text:p text:style-name="P308">import {</text:p>
      <text:p text:style-name="P315">  <text:span text:style-name="T90">BrowserRouter as Router, Routes, Route,</text:span></text:p>
      <text:p text:style-name="P315">  <text:span text:style-name="T90">createBrowserRouter</text:span></text:p>
      <text:p text:style-name="P308">} from "react-router-dom";</text:p>
      <text:p text:style-name="P308">import Dashboard from "./Pages/Dashboard/Dashboard.tsx";</text:p>
      <text:p text:style-name="P308">import Login from "./Pages/Login/Login.tsx";</text:p>
      <text:p text:style-name="P308">import Register from "./Pages/Register/Register.tsx";</text:p>
      <text:p text:style-name="P308">import withTokenCheck from '../components/providers/token-check.tsx';</text:p>
      <text:p text:style-name="P308">import Landing from './Pages/Landing/Landing.tsx';</text:p>
      <text:p text:style-name="P308">import Notes from './Pages/Tasks copy/Notes.tsx';</text:p>
      <text:p text:style-name="P308">import Tasks from './Pages/Tasks/Tasks.tsx';</text:p>
      <text:p text:style-name="P308">import Tags from './Pages/Tags/Tags.tsx';</text:p>
      <text:p text:style-name="P308">import EditTasks from './Pages/Tasks/EditTasks.tsx';</text:p>
      <text:p text:style-name="P308">import Habits from './Pages/Habits/Habits.tsx';</text:p>
      <text:p text:style-name="P308">import EditHabits from './Pages/Habits/EditHabits.tsx';</text:p>
      <text:p text:style-name="P308">import Goals from './Pages/Goals/Goals.tsx';</text:p>
      <text:p text:style-name="P308">import EditGoals from './Pages/Goals/EditGoals.tsx';</text:p>
      <text:p text:style-name="P308">import CreateGoal from './Pages/Goals/CreateGoal.tsx';</text:p>
      <text:p text:style-name="P308">import CreateTask from './Pages/Tasks/CreateTask.tsx';</text:p>
      <text:p text:style-name="P308">import CreateHabits from './Pages/Habits/CreateHabits.tsx';</text:p>
      <text:p text:style-name="P308">import Archive from './Pages/Archive/Archive.tsx';</text:p>
      <text:p text:style-name="P308">import Account from './Pages/Account/Account.tsx';</text:p>
      <text:p text:style-name="P308">import CreateNote from './Pages/Tasks copy/CreateNote.tsx';</text:p>
      <text:p text:style-name="P308">import EditNotes from './Pages/Tasks copy/EditNotes.tsx';</text:p>
      <text:p text:style-name="P308">import Calendar from './Pages/Calendar/Calendar.tsx';</text:p>
      <text:p text:style-name="P314"/>
      <text:p text:style-name="P308"><text:span text:style-name="T191">const</text:span> CheckedLayout = withTokenCheck(Layout);</text:p>
      <text:p text:style-name="P314"/>
      <text:p text:style-name="P308"><text:span text:style-name="T191">const</text:span> AppRouter = () =&gt; (</text:p>
      <text:p text:style-name="P314"/>
      <text:p text:style-name="P315">  <text:span text:style-name="T90">&lt;Router&gt;</text:span></text:p>
      <text:p text:style-name="P315">    <text:span text:style-name="T90">&lt;Routes&gt;</text:span></text:p>
      <text:p text:style-name="P315">      <text:span text:style-name="T90">&lt;Route </text:span><text:span text:style-name="T92">path</text:span><text:span text:style-name="T90">="/" </text:span><text:span text:style-name="T92">element</text:span><text:span text:style-name="T90">={&lt;CheckedLayout /&gt;}&gt;</text:span></text:p>
      <text:p text:style-name="P315">        <text:span text:style-name="T90">&lt;Route </text:span><text:span text:style-name="T92">index</text:span><text:span text:style-name="T90"> </text:span><text:span text:style-name="T92">element</text:span><text:span text:style-name="T90">={&lt;Dashboard /&gt;} /&gt;</text:span></text:p>
      <text:p text:style-name="P315">        <text:span text:style-name="T90">&lt;Route </text:span><text:span text:style-name="T92">path</text:span><text:span text:style-name="T90">="account" </text:span><text:span text:style-name="T92">element</text:span><text:span text:style-name="T90">={&lt;Account/&gt;} /&gt;</text:span></text:p>
      <text:p text:style-name="P315"><text:soft-page-break/>        <text:span text:style-name="T90">&lt;Route </text:span><text:span text:style-name="T92">path</text:span><text:span text:style-name="T90">="calendar" </text:span><text:span text:style-name="T92">element</text:span><text:span text:style-name="T90">={&lt;Calendar/&gt;} /&gt;</text:span></text:p>
      <text:p text:style-name="P314"/>
      <text:p text:style-name="P315">        <text:span text:style-name="T90">&lt;Route </text:span><text:span text:style-name="T92">path</text:span><text:span text:style-name="T90">="notes" </text:span><text:span text:style-name="T92">element</text:span><text:span text:style-name="T90">={&lt;Notes/&gt;} /&gt;</text:span></text:p>
      <text:p text:style-name="P315">        <text:span text:style-name="T90">&lt;Route </text:span><text:span text:style-name="T92">path</text:span><text:span text:style-name="T90">="notes/edit" </text:span><text:span text:style-name="T92">element</text:span><text:span text:style-name="T90">={&lt;EditNotes/&gt;} /&gt;</text:span></text:p>
      <text:p text:style-name="P315">        <text:span text:style-name="T90">&lt;Route </text:span><text:span text:style-name="T92">path</text:span><text:span text:style-name="T90">="notes/create" </text:span><text:span text:style-name="T92">element</text:span><text:span text:style-name="T90">={&lt;CreateNote/&gt;} /&gt;</text:span></text:p>
      <text:p text:style-name="P314"/>
      <text:p text:style-name="P315">        <text:span text:style-name="T90">&lt;Route </text:span><text:span text:style-name="T92">path</text:span><text:span text:style-name="T90">="tasks" </text:span><text:span text:style-name="T92">element</text:span><text:span text:style-name="T90">={&lt;Tasks/&gt;} /&gt;</text:span></text:p>
      <text:p text:style-name="P315">        <text:span text:style-name="T90">&lt;Route </text:span><text:span text:style-name="T92">path</text:span><text:span text:style-name="T90">="tasks/edit" </text:span><text:span text:style-name="T92">element</text:span><text:span text:style-name="T90">={&lt;EditTasks/&gt;} /&gt;</text:span></text:p>
      <text:p text:style-name="P315">        <text:span text:style-name="T90">&lt;Route </text:span><text:span text:style-name="T92">path</text:span><text:span text:style-name="T90">="tasks/create" </text:span><text:span text:style-name="T92">element</text:span><text:span text:style-name="T90">={&lt;CreateTask/&gt;} /&gt;</text:span></text:p>
      <text:p text:style-name="P314"/>
      <text:p text:style-name="P315">        <text:span text:style-name="T90">&lt;Route </text:span><text:span text:style-name="T92">path</text:span><text:span text:style-name="T90">="habits" </text:span><text:span text:style-name="T92">element</text:span><text:span text:style-name="T90">={&lt;Habits/&gt;} /&gt;</text:span></text:p>
      <text:p text:style-name="P315">        <text:span text:style-name="T90">&lt;Route </text:span><text:span text:style-name="T92">path</text:span><text:span text:style-name="T90">="habits/edit" </text:span><text:span text:style-name="T92">element</text:span><text:span text:style-name="T90">={&lt;EditHabits/&gt;} /&gt;</text:span></text:p>
      <text:p text:style-name="P315">        <text:span text:style-name="T90">&lt;Route </text:span><text:span text:style-name="T92">path</text:span><text:span text:style-name="T90">="habits/create" </text:span><text:span text:style-name="T92">element</text:span><text:span text:style-name="T90">={&lt;CreateHabits/&gt;} /&gt;</text:span></text:p>
      <text:p text:style-name="P314"/>
      <text:p text:style-name="P315">        <text:span text:style-name="T90">&lt;Route </text:span><text:span text:style-name="T92">path</text:span><text:span text:style-name="T90">="goals" </text:span><text:span text:style-name="T92">element</text:span><text:span text:style-name="T90">={&lt;Goals/&gt;} /&gt;</text:span></text:p>
      <text:p text:style-name="P315">        <text:span text:style-name="T90">&lt;Route </text:span><text:span text:style-name="T92">path</text:span><text:span text:style-name="T90">="goals/edit" </text:span><text:span text:style-name="T92">element</text:span><text:span text:style-name="T90">={&lt;EditGoals/&gt;} /&gt;</text:span></text:p>
      <text:p text:style-name="P315">        <text:span text:style-name="T90">&lt;Route </text:span><text:span text:style-name="T92">path</text:span><text:span text:style-name="T90">="goals/create" </text:span><text:span text:style-name="T92">element</text:span><text:span text:style-name="T90">={&lt;CreateGoal/&gt;} /&gt;</text:span></text:p>
      <text:p text:style-name="P314"/>
      <text:p text:style-name="P315">        <text:span text:style-name="T90">&lt;Route </text:span><text:span text:style-name="T92">path</text:span><text:span text:style-name="T90">="archive" </text:span><text:span text:style-name="T92">element</text:span><text:span text:style-name="T90">={&lt;Archive/&gt;} /&gt;</text:span></text:p>
      <text:p text:style-name="P315">        <text:span text:style-name="T90">&lt;Route </text:span><text:span text:style-name="T92">path</text:span><text:span text:style-name="T90">="tags" </text:span><text:span text:style-name="T92">element</text:span><text:span text:style-name="T90">={&lt;Tags/&gt;} /&gt;</text:span></text:p>
      <text:p text:style-name="P315">      <text:span text:style-name="T90">&lt;/Route&gt;</text:span></text:p>
      <text:p text:style-name="P315">      <text:span text:style-name="T90">&lt;Route </text:span><text:span text:style-name="T92">path</text:span><text:span text:style-name="T90">="login" </text:span><text:span text:style-name="T92">element</text:span><text:span text:style-name="T90">={&lt;Login /&gt;} /&gt;</text:span></text:p>
      <text:p text:style-name="P315">      <text:span text:style-name="T90">&lt;Route </text:span><text:span text:style-name="T92">path</text:span><text:span text:style-name="T90">="register" </text:span><text:span text:style-name="T92">element</text:span><text:span text:style-name="T90">={&lt;Register /&gt;} /&gt;</text:span></text:p>
      <text:p text:style-name="P315">      <text:span text:style-name="T90">&lt;Route </text:span><text:span text:style-name="T92">path</text:span><text:span text:style-name="T90">="get-started" </text:span><text:span text:style-name="T92">element</text:span><text:span text:style-name="T90">={&lt;Landing/&gt;} /&gt;</text:span></text:p>
      <text:p text:style-name="P315">    <text:span text:style-name="T90">&lt;/Routes&gt;</text:span></text:p>
      <text:p text:style-name="P315">  <text:span text:style-name="T90">&lt;/Router&gt;</text:span></text:p>
      <text:p text:style-name="P308">);</text:p>
      <text:p text:style-name="P308">export default AppRouter </text:p>
      <text:p text:style-name="P410">In this file, all the endpoints of the website are defined, along with the React components that are rendered on them. However, before the user can access most of the pages, they must be authenticated.</text:p>
      <text:list xml:id="list194039135342956" text:continue-numbering="true" text:style-name="L1">
        <text:list-item>
          <text:list>
            <text:list-item>
              <text:list>
                <text:list-item>
                  <text:list>
                    <text:list-item>
                      <text:list>
                        <text:list-item>
                          <text:p text:style-name="P196">./<text:span text:style-name="T203">components/providers/token-check.tsx</text:span></text:p>
                        </text:list-item>
                      </text:list>
                    </text:list-item>
                  </text:list>
                </text:list-item>
              </text:list>
            </text:list-item>
          </text:list>
        </text:list-item>
      </text:list>
      <text:p text:style-name="P413"><text:span text:style-name="T137">As can be seen in the previous file, most routes are encapsulated in another &lt;Route/&gt; element, which renders CheckedLayout before any actual webpage. This is because a</text:span><text:span text:style-name="T138">ny webpage rendered on the website is actually rendered inside the CheckedLayout component, which checks if the user has a JWT authentication token stored in cookies of their web browser. If the user does not have such a token, they are instantly rerouted to the get-started page.</text:span></text:p>
      <text:p text:style-name="P412">import Cookies from 'js-cookie';</text:p>
      <text:p text:style-name="P308">import React from 'react';</text:p>
      <text:p text:style-name="P308">import { useNavigate } from 'react-router-dom';</text:p>
      <text:p text:style-name="P314"/>
      <text:p text:style-name="P308"><text:span text:style-name="T191">const</text:span> withTokenCheck = (<text:span text:style-name="T191">WrappedComponent</text:span>) =&gt; {</text:p>
      <text:p text:style-name="P315">  <text:span text:style-name="T90">return (</text:span><text:span text:style-name="T92">props</text:span><text:span text:style-name="T90">) =&gt; {</text:span></text:p>
      <text:p text:style-name="P315">    <text:span text:style-name="T92">const</text:span><text:span text:style-name="T90"> navigate = useNavigate();</text:span></text:p>
      <text:p text:style-name="P314"/>
      <text:p text:style-name="P315"><text:soft-page-break/>    <text:span text:style-name="T90">React.useEffect(() =&gt; {</text:span></text:p>
      <text:p text:style-name="P315">      <text:span text:style-name="T90">if (!Cookies.get('token')) {</text:span></text:p>
      <text:p text:style-name="P315">        <text:span text:style-name="T90">navigate('/get-started');</text:span></text:p>
      <text:p text:style-name="P315">      <text:span text:style-name="T90">}</text:span></text:p>
      <text:p text:style-name="P315">    <text:span text:style-name="T90">}, [navigate]);</text:span></text:p>
      <text:p text:style-name="P314"/>
      <text:p text:style-name="P315">    <text:span text:style-name="T90">return &lt;WrappedComponent {...props} /&gt;;</text:span></text:p>
      <text:p text:style-name="P315">  <text:span text:style-name="T90">};</text:span></text:p>
      <text:p text:style-name="P308">};</text:p>
      <text:p text:style-name="P314"/>
      <text:p text:style-name="P308">export default withTokenCheck;</text:p>
      <text:list text:style-name="L45">
        <text:list-item>
          <text:list>
            <text:list-item>
              <text:list>
                <text:list-item>
                  <text:list>
                    <text:list-header>
                      <text:p text:style-name="P411"/>
                    </text:list-header>
                  </text:list>
                </text:list-item>
              </text:list>
            </text:list-item>
          </text:list>
        </text:list-item>
      </text:list>
      <text:list text:continue-list="list194039135342956" text:style-name="L1">
        <text:list-item>
          <text:list>
            <text:list-item>
              <text:list>
                <text:list-item>
                  <text:list>
                    <text:list-item>
                      <text:list>
                        <text:list-item>
                          <text:p text:style-name="P316"/>
                        </text:list-item>
                      </text:list>
                      <text:p text:style-name="P202"><text:span text:style-name="Source_20_Text"><text:span text:style-name="T157"/></text:span></text:p>
                    </text:list-item>
                  </text:list>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21cm" fo:margin-bottom="0.21cm"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5" fo:font-family="Arial" style:font-style-name="Regular" style:font-family-generic="swiss"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master-page-name="">
      <style:paragraph-properties style:page-number="auto"/>
      <style:text-properties fo:color="#999999" loext:opacity="100%" style:font-name="Consolas4" fo:font-family="Consolas, 'Courier New', monospace" style:font-style-name="Regular" style:font-family-generic="modern" style:font-pitch="fixed" fo:font-size="10.5pt"/>
    </style:style>
    <style:style style:name="Numbering_20_Symbols" style:display-name="Numbering Symbols" style:family="text">
      <style:text-properties fo:font-variant="normal" fo:text-transform="none" fo:color="#000000" loext:opacity="100%" style:text-line-through-style="none" style:text-line-through-type="none" style:font-name="Arial6"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b88cc7" officeooo:paragraph-rsid="00b88cc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5T09:07:38.415000000</meta:creation-date>
    <dc:date>2025-03-05T19:40:37.130000000</dc:date>
    <meta:editing-duration>PT7H20M8S</meta:editing-duration>
    <meta:editing-cycles>66</meta:editing-cycles>
    <meta:generator>LibreOffice/24.2.5.2$Windows_X86_64 LibreOffice_project/bffef4ea93e59bebbeaf7f431bb02b1a39ee8a59</meta:generator>
    <meta:document-statistic meta:table-count="0" meta:image-count="30" meta:object-count="4" meta:page-count="132" meta:paragraph-count="3115" meta:word-count="28161" meta:character-count="219482" meta:non-whitespace-character-count="168456"/>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9cm" svg:y="2.953cm" style:legend-expansion="high" chart:style-name="ch2"/>
        <chart:plot-area chart:style-name="ch3" chart:data-source-has-labels="both" svg:x="0.35cm" svg:y="0.35cm" svg:width="9.839cm" svg:height="6.801cm">
          <chart:coordinate-region svg:x="1.869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59cm" svg:y="0.378cm" svg:width="14.62cm" svg:height="5.0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168cm" svg:y="3.254cm" style:legend-expansion="high" chart:style-name="ch2"/>
        <chart:plot-area chart:style-name="ch3" chart:data-source-has-labels="both" svg:x="0.35cm" svg:y="0.35cm" svg:width="10.468cm" svg:height="8.299cm">
          <chart:coordinate-region svg:x="1.43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3cm" svg:y="3.702cm" style:legend-expansion="high" chart:style-name="ch2"/>
        <chart:plot-area chart:style-name="ch3" chart:data-source-has-labels="both" svg:x="0.35cm" svg:y="0.35cm" svg:width="11.963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